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323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0.767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032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2.434cm"/>
    </style:style>
    <style:style style:name="co22" style:family="table-column">
      <style:table-column-properties fo:break-before="auto" style:column-width="2.672cm"/>
    </style:style>
    <style:style style:name="co23" style:family="table-column">
      <style:table-column-properties fo:break-before="auto" style:column-width="1.588cm"/>
    </style:style>
    <style:style style:name="co24" style:family="table-column">
      <style:table-column-properties fo:break-before="auto" style:column-width="2.566cm"/>
    </style:style>
    <style:style style:name="co25" style:family="table-column">
      <style:table-column-properties fo:break-before="auto" style:column-width="2.725cm"/>
    </style:style>
    <style:style style:name="co26" style:family="table-column">
      <style:table-column-properties fo:break-before="auto" style:column-width="2.593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1.773cm"/>
    </style:style>
    <style:style style:name="co30" style:family="table-column">
      <style:table-column-properties fo:break-before="auto" style:column-width="1.72cm"/>
    </style:style>
    <style:style style:name="co31" style:family="table-column">
      <style:table-column-properties fo:break-before="auto" style:column-width="3.625cm"/>
    </style:style>
    <style:style style:name="co32" style:family="table-column">
      <style:table-column-properties fo:break-before="auto" style:column-width="3.545cm"/>
    </style:style>
    <style:style style:name="co33" style:family="table-column">
      <style:table-column-properties fo:break-before="auto" style:column-width="9.999cm"/>
    </style:style>
    <style:style style:name="co34" style:family="table-column">
      <style:table-column-properties fo:break-before="auto" style:column-width="3.598cm"/>
    </style:style>
    <style:style style:name="co35" style:family="table-column">
      <style:table-column-properties fo:break-before="auto" style:column-width="3.36cm"/>
    </style:style>
    <style:style style:name="co36" style:family="table-column">
      <style:table-column-properties fo:break-before="auto" style:column-width="3.863cm"/>
    </style:style>
    <style:style style:name="co37" style:family="table-column">
      <style:table-column-properties fo:break-before="auto" style:column-width="2.91cm"/>
    </style:style>
    <style:style style:name="co38" style:family="table-column">
      <style:table-column-properties fo:break-before="auto" style:column-width="2.937cm"/>
    </style:style>
    <style:style style:name="co39" style:family="table-column">
      <style:table-column-properties fo:break-before="auto" style:column-width="2.884cm"/>
    </style:style>
    <style:style style:name="co40" style:family="table-column">
      <style:table-column-properties fo:break-before="auto" style:column-width="1.296cm"/>
    </style:style>
    <style:style style:name="co41" style:family="table-column">
      <style:table-column-properties fo:break-before="auto" style:column-width="1.27cm"/>
    </style:style>
    <style:style style:name="co42" style:family="table-column">
      <style:table-column-properties fo:break-before="auto" style:column-width="0.741cm"/>
    </style:style>
    <style:style style:name="co43" style:family="table-column">
      <style:table-column-properties fo:break-before="auto" style:column-width="1.64cm"/>
    </style:style>
    <style:style style:name="co44" style:family="table-column">
      <style:table-column-properties fo:break-before="auto" style:column-width="2.249cm"/>
    </style:style>
    <style:style style:name="co45" style:family="table-column">
      <style:table-column-properties fo:break-before="auto" style:column-width="10.659cm"/>
    </style:style>
    <style:style style:name="co46" style:family="table-column">
      <style:table-column-properties fo:break-before="auto" style:column-width="3.016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3.228cm"/>
    </style:style>
    <style:style style:name="co49" style:family="table-column">
      <style:table-column-properties fo:break-before="auto" style:column-width="3.572cm"/>
    </style:style>
    <style:style style:name="co50" style:family="table-column">
      <style:table-column-properties fo:break-before="auto" style:column-width="3.122cm"/>
    </style:style>
    <style:style style:name="co51" style:family="table-column">
      <style:table-column-properties fo:break-before="auto" style:column-width="2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3.519cm"/>
    </style:style>
    <style:style style:name="co54" style:family="table-column">
      <style:table-column-properties fo:break-before="auto" style:column-width="2.831cm"/>
    </style:style>
    <style:style style:name="co55" style:family="table-column">
      <style:table-column-properties fo:break-before="auto" style:column-width="2.586cm"/>
    </style:style>
    <style:style style:name="co56" style:family="table-column">
      <style:table-column-properties fo:break-before="auto" style:column-width="3.175cm"/>
    </style:style>
    <style:style style:name="co57" style:family="table-column">
      <style:table-column-properties fo:break-before="auto" style:column-width="3.493cm"/>
    </style:style>
    <style:style style:name="co58" style:family="table-column">
      <style:table-column-properties fo:break-before="auto" style:column-width="4.544cm"/>
    </style:style>
    <style:style style:name="co59" style:family="table-column">
      <style:table-column-properties fo:break-before="auto" style:column-width="3.387cm"/>
    </style:style>
    <style:style style:name="co60" style:family="table-column">
      <style:table-column-properties fo:break-before="auto" style:column-width="2.699cm"/>
    </style:style>
    <style:style style:name="co61" style:family="table-column">
      <style:table-column-properties fo:break-before="auto" style:column-width="2.805cm"/>
    </style:style>
    <style:style style:name="co62" style:family="table-column">
      <style:table-column-properties fo:break-before="auto" style:column-width="1.455cm"/>
    </style:style>
    <style:style style:name="co63" style:family="table-column">
      <style:table-column-properties fo:break-before="auto" style:column-width="3.096cm"/>
    </style:style>
    <style:style style:name="co64" style:family="table-column">
      <style:table-column-properties fo:break-before="auto" style:column-width="9.155cm"/>
    </style:style>
    <style:style style:name="co65" style:family="table-column">
      <style:table-column-properties fo:break-before="auto" style:column-width="6.763cm"/>
    </style:style>
    <style:style style:name="co66" style:family="table-column">
      <style:table-column-properties fo:break-before="auto" style:column-width="5.054cm"/>
    </style:style>
    <style:style style:name="co67" style:family="table-column">
      <style:table-column-properties fo:break-before="auto" style:column-width="2.06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5cm" fo:break-before="auto" style:use-optimal-row-height="false"/>
    </style:style>
    <style:style style:name="ro5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0.42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27cm" fo:break-before="auto" style:use-optimal-row-height="false"/>
    </style:style>
    <style:style style:name="ro9" style:family="table-row">
      <style:table-row-properties style:row-height="0.84cm" fo:break-before="auto" style:use-optimal-row-height="false"/>
    </style:style>
    <style:style style:name="ro10" style:family="table-row">
      <style:table-row-properties style:row-height="1.632cm" fo:break-before="auto" style:use-optimal-row-height="false"/>
    </style:style>
    <style:style style:name="ro11" style:family="table-row">
      <style:table-row-properties style:row-height="0.489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style:style style:name="ta5" style:family="table" style:master-page-name="MasterPage5">
      <style:table-properties table:display="true" style:writing-mode="lr-tb"/>
    </style:style>
    <style:style style:name="ta6" style:family="table" style:master-page-name="MasterPage6">
      <style:table-properties table:display="true" style:writing-mode="lr-tb"/>
    </style:style>
    <style:style style:name="ta7" style:family="table" style:master-page-name="MasterPage7">
      <style:table-properties table:display="true" style:writing-mode="lr-tb"/>
    </style:style>
    <style:style style:name="ta8" style:family="table" style:master-page-name="MasterPage8">
      <style:table-properties table:display="true" style:writing-mode="lr-tb"/>
    </style:style>
    <style:style style:name="ta9" style:family="table" style:master-page-name="MasterPage9">
      <style:table-properties table:display="true" style:writing-mode="lr-tb"/>
    </style:style>
    <style:style style:name="ta10" style:family="table" style:master-page-name="MasterPage10">
      <style:table-properties table:display="true" style:writing-mode="lr-tb"/>
    </style:style>
    <style:style style:name="ta11" style:family="table" style:master-page-name="MasterPage11">
      <style:table-properties table:display="true" style:writing-mode="lr-tb"/>
    </style:style>
    <style:style style:name="ta12" style:family="table" style:master-page-name="MasterPage1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fo:background-color="#cccccc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fo:border-bottom="none" fo:background-color="#cccccc" fo:border-left="none" fo:border-right="none" fo:border-top="0.74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fo:background-color="#fff5ce" style:text-align-source="fix" style:repeat-content="fals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#fff5c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" style:family="table-cell" style:parent-style-name="Default">
      <style:table-cell-properties fo:border-bottom="none" fo:background-color="#fff5ce" fo:border-left="none" fo:border-right="none" fo:border-top="0.74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2" style:family="table-cell" style:parent-style-name="Default">
      <style:table-cell-properties fo:background-color="#dee6e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1" style:family="table-cell" style:parent-style-name="Default">
      <style:table-cell-properties fo:border-bottom="none" fo:background-color="#dee6ef" fo:border-left="none" fo:border-right="none" fo:border-top="0.74pt solid #000000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4" style:family="table-cell" style:parent-style-name="Default">
      <style:map style:condition="is-true-formula(ISEVEN(ROW()))" style:apply-style-name="" style:base-cell-address="overlook.A1"/>
    </style:style>
    <style:style style:name="ce35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3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37" style:family="table-cell" style:parent-style-name="Default">
      <style:map style:condition="is-true-formula(ISEVEN(ROW()))" style:apply-style-name="" style:base-cell-address="overlook.A1"/>
    </style:style>
    <style:style style:name="ce38" style:family="table-cell" style:parent-style-name="Default">
      <style:map style:condition="is-true-formula(ISEVEN(ROW()))" style:apply-style-name="" style:base-cell-address="overlook.A1"/>
    </style:style>
    <style:style style:name="ce39" style:family="table-cell" style:parent-style-name="Default">
      <style:map style:condition="is-true-formula(ISEVEN(ROW()))" style:apply-style-name="" style:base-cell-address="overlook.A1"/>
    </style:style>
    <style:style style:name="ce40" style:family="table-cell" style:parent-style-name="Default">
      <style:map style:condition="is-true-formula(ISEVEN(ROW()))" style:apply-style-name="" style:base-cell-address="overlook.A1"/>
    </style:style>
    <style:style style:name="ce41" style:family="table-cell" style:parent-style-name="Default">
      <style:map style:condition="is-true-formula(ISEVEN(ROW()))" style:apply-style-name="" style:base-cell-address="overlook.A1"/>
    </style:style>
    <style:style style:name="ce42" style:family="table-cell" style:parent-style-name="Default">
      <style:map style:condition="is-true-formula(ISEVEN(ROW()))" style:apply-style-name="" style:base-cell-address="overlook.A1"/>
    </style:style>
    <style:style style:name="ce43" style:family="table-cell" style:parent-style-name="Default">
      <style:map style:condition="is-true-formula(ISEVEN(ROW()))" style:apply-style-name="" style:base-cell-address="overlook.A1"/>
    </style:style>
    <style:style style:name="ce44" style:family="table-cell" style:parent-style-name="Default">
      <style:map style:condition="is-true-formula(ISEVEN(ROW()))" style:apply-style-name="" style:base-cell-address="overlook.A1"/>
    </style:style>
    <style:style style:name="ce45" style:family="table-cell" style:parent-style-name="Default">
      <style:map style:condition="is-true-formula(ISEVEN(ROW()))" style:apply-style-name="" style:base-cell-address="overlook.A1"/>
    </style:style>
    <style:style style:name="ce46" style:family="table-cell" style:parent-style-name="Default">
      <style:map style:condition="is-true-formula(ISEVEN(ROW()))" style:apply-style-name="" style:base-cell-address="overlook.A1"/>
    </style:style>
    <style:style style:name="ce47" style:family="table-cell" style:parent-style-name="Default">
      <style:map style:condition="is-true-formula(ISEVEN(ROW()))" style:apply-style-name="" style:base-cell-address="overlook.A1"/>
    </style:style>
    <style:style style:name="ce48" style:family="table-cell" style:parent-style-name="Default">
      <style:map style:condition="is-true-formula(ISEVEN(ROW()))" style:apply-style-name="" style:base-cell-address="overlook.A1"/>
    </style:style>
    <style:style style:name="ce49" style:family="table-cell" style:parent-style-name="Default">
      <style:map style:condition="is-true-formula(ISEVEN(ROW()))" style:apply-style-name="" style:base-cell-address="overlook.A1"/>
    </style:style>
    <style:style style:name="ce50" style:family="table-cell" style:parent-style-name="Default">
      <style:map style:condition="is-true-formula(ISEVEN(ROW()))" style:apply-style-name="" style:base-cell-address="overlook.A1"/>
    </style:style>
    <style:style style:name="ce51" style:family="table-cell" style:parent-style-name="Default">
      <style:map style:condition="is-true-formula(ISEVEN(ROW()))" style:apply-style-name="" style:base-cell-address="overlook.A1"/>
    </style:style>
    <style:style style:name="ce52" style:family="table-cell" style:parent-style-name="Default">
      <style:map style:condition="is-true-formula(ISEVEN(ROW()))" style:apply-style-name="" style:base-cell-address="overlook.A1"/>
    </style:style>
    <style:style style:name="ce53" style:family="table-cell" style:parent-style-name="Default">
      <style:map style:condition="is-true-formula(ISEVEN(ROW()))" style:apply-style-name="" style:base-cell-address="overlook.A1"/>
    </style:style>
    <style:style style:name="ce1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5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5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58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59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60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61" style:family="table-cell" style:parent-style-name="Default">
      <style:map style:condition="is-true-formula(ISEVEN(ROW()))" style:apply-style-name="" style:base-cell-address="overlook.A1"/>
    </style:style>
    <style:style style:name="ce62" style:family="table-cell" style:parent-style-name="Default">
      <style:map style:condition="is-true-formula(ISEVEN(ROW()))" style:apply-style-name="" style:base-cell-address="overlook.A1"/>
    </style:style>
    <style:style style:name="ce63" style:family="table-cell" style:parent-style-name="Default">
      <style:map style:condition="is-true-formula(ISEVEN(ROW()))" style:apply-style-name="" style:base-cell-address="overlook.A1"/>
    </style:style>
    <style:style style:name="ce64" style:family="table-cell" style:parent-style-name="Default">
      <style:map style:condition="is-true-formula(ISEVEN(ROW()))" style:apply-style-name="" style:base-cell-address="overlook.A1"/>
    </style:style>
    <style:style style:name="ce65" style:family="table-cell" style:parent-style-name="Default">
      <style:map style:condition="is-true-formula(ISEVEN(ROW()))" style:apply-style-name="" style:base-cell-address="overlook.A1"/>
    </style:style>
    <style:style style:name="ce66" style:family="table-cell" style:parent-style-name="Default">
      <style:map style:condition="is-true-formula(ISEVEN(ROW()))" style:apply-style-name="" style:base-cell-address="overlook.A1"/>
    </style:style>
    <style:style style:name="ce67" style:family="table-cell" style:parent-style-name="Default">
      <style:map style:condition="is-true-formula(ISEVEN(ROW()))" style:apply-style-name="" style:base-cell-address="overlook.A1"/>
    </style:style>
    <style:style style:name="ce68" style:family="table-cell" style:parent-style-name="Default">
      <style:map style:condition="is-true-formula(ISEVEN(ROW()))" style:apply-style-name="" style:base-cell-address="overlook.A1"/>
    </style:style>
    <style:style style:name="ce69" style:family="table-cell" style:parent-style-name="Default">
      <style:map style:condition="is-true-formula(ISEVEN(ROW()))" style:apply-style-name="" style:base-cell-address="overlook.A1"/>
    </style:style>
    <style:style style:name="ce70" style:family="table-cell" style:parent-style-name="Default">
      <style:map style:condition="is-true-formula(ISEVEN(ROW()))" style:apply-style-name="" style:base-cell-address="overlook.A1"/>
    </style:style>
    <style:style style:name="ce7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7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7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7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75" style:family="table-cell" style:parent-style-name="Default">
      <style:map style:condition="is-true-formula(ISEVEN(ROW()))" style:apply-style-name="" style:base-cell-address="overlook.A1"/>
    </style:style>
    <style:style style:name="ce76" style:family="table-cell" style:parent-style-name="Default">
      <style:map style:condition="is-true-formula(ISEVEN(ROW()))" style:apply-style-name="" style:base-cell-address="overlook.A1"/>
    </style:style>
    <style:style style:name="ce77" style:family="table-cell" style:parent-style-name="Default">
      <style:map style:condition="is-true-formula(ISEVEN(ROW()))" style:apply-style-name="" style:base-cell-address="overlook.A1"/>
    </style:style>
    <style:style style:name="ce78" style:family="table-cell" style:parent-style-name="Default">
      <style:map style:condition="is-true-formula(ISEVEN(ROW()))" style:apply-style-name="" style:base-cell-address="overlook.A1"/>
    </style:style>
    <style:style style:name="ce79" style:family="table-cell" style:parent-style-name="Default">
      <style:map style:condition="is-true-formula(ISEVEN(ROW()))" style:apply-style-name="" style:base-cell-address="overlook.A1"/>
    </style:style>
    <style:style style:name="ce80" style:family="table-cell" style:parent-style-name="Default">
      <style:map style:condition="is-true-formula(ISEVEN(ROW()))" style:apply-style-name="" style:base-cell-address="overlook.A1"/>
    </style:style>
    <style:style style:name="ce81" style:family="table-cell" style:parent-style-name="Default">
      <style:map style:condition="is-true-formula(ISEVEN(ROW()))" style:apply-style-name="" style:base-cell-address="overlook.A1"/>
    </style:style>
    <style:style style:name="ce8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8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8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85" style:family="table-cell" style:parent-style-name="Default">
      <style:map style:condition="is-true-formula(ISEVEN(ROW()))" style:apply-style-name="" style:base-cell-address="overlook.A1"/>
    </style:style>
    <style:style style:name="ce86" style:family="table-cell" style:parent-style-name="Default">
      <style:map style:condition="is-true-formula(ISEVEN(ROW()))" style:apply-style-name="" style:base-cell-address="overlook.A1"/>
    </style:style>
    <style:style style:name="ce87" style:family="table-cell" style:parent-style-name="Default">
      <style:map style:condition="is-true-formula(ISEVEN(ROW()))" style:apply-style-name="" style:base-cell-address="overlook.A1"/>
    </style:style>
    <style:style style:name="ce88" style:family="table-cell" style:parent-style-name="Default">
      <style:map style:condition="is-true-formula(ISEVEN(ROW()))" style:apply-style-name="" style:base-cell-address="overlook.A1"/>
    </style:style>
    <style:style style:name="ce89" style:family="table-cell" style:parent-style-name="Default">
      <style:map style:condition="is-true-formula(ISEVEN(ROW()))" style:apply-style-name="" style:base-cell-address="overlook.A1"/>
    </style:style>
    <style:style style:name="ce90" style:family="table-cell" style:parent-style-name="Default">
      <style:map style:condition="is-true-formula(ISEVEN(ROW()))" style:apply-style-name="" style:base-cell-address="overlook.A1"/>
    </style:style>
    <style:style style:name="ce91" style:family="table-cell" style:parent-style-name="Default">
      <style:map style:condition="is-true-formula(ISEVEN(ROW()))" style:apply-style-name="" style:base-cell-address="overlook.A1"/>
    </style:style>
    <style:style style:name="ce9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9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94" style:family="table-cell" style:parent-style-name="Default">
      <style:map style:condition="is-true-formula(ISEVEN(ROW()))" style:apply-style-name="" style:base-cell-address="overlook.A1"/>
    </style:style>
    <style:style style:name="ce95" style:family="table-cell" style:parent-style-name="Default">
      <style:map style:condition="is-true-formula(ISEVEN(ROW()))" style:apply-style-name="" style:base-cell-address="overlook.A1"/>
    </style:style>
    <style:style style:name="ce96" style:family="table-cell" style:parent-style-name="Default">
      <style:map style:condition="is-true-formula(ISEVEN(ROW()))" style:apply-style-name="" style:base-cell-address="overlook.A1"/>
    </style:style>
    <style:style style:name="ce97" style:family="table-cell" style:parent-style-name="Default">
      <style:map style:condition="is-true-formula(ISEVEN(ROW()))" style:apply-style-name="" style:base-cell-address="overlook.A1"/>
    </style:style>
    <style:style style:name="ce98" style:family="table-cell" style:parent-style-name="Default">
      <style:map style:condition="is-true-formula(ISEVEN(ROW()))" style:apply-style-name="" style:base-cell-address="overlook.A1"/>
    </style:style>
    <style:style style:name="ce99" style:family="table-cell" style:parent-style-name="Default">
      <style:map style:condition="is-true-formula(ISEVEN(ROW()))" style:apply-style-name="" style:base-cell-address="overlook.A1"/>
    </style:style>
    <style:style style:name="ce100" style:family="table-cell" style:parent-style-name="Default">
      <style:map style:condition="is-true-formula(ISEVEN(ROW()))" style:apply-style-name="" style:base-cell-address="overlook.A1"/>
    </style:style>
    <style:style style:name="ce10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0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04" style:family="table-cell" style:parent-style-name="Default">
      <style:map style:condition="is-true-formula(ISEVEN(ROW()))" style:apply-style-name="" style:base-cell-address="overlook.A1"/>
    </style:style>
    <style:style style:name="ce105" style:family="table-cell" style:parent-style-name="Default">
      <style:map style:condition="is-true-formula(ISEVEN(ROW()))" style:apply-style-name="" style:base-cell-address="overlook.A1"/>
    </style:style>
    <style:style style:name="ce106" style:family="table-cell" style:parent-style-name="Default">
      <style:map style:condition="is-true-formula(ISEVEN(ROW()))" style:apply-style-name="" style:base-cell-address="overlook.A1"/>
    </style:style>
    <style:style style:name="ce107" style:family="table-cell" style:parent-style-name="Default">
      <style:map style:condition="is-true-formula(ISEVEN(ROW()))" style:apply-style-name="" style:base-cell-address="overlook.A1"/>
    </style:style>
    <style:style style:name="ce108" style:family="table-cell" style:parent-style-name="Default">
      <style:map style:condition="is-true-formula(ISEVEN(ROW()))" style:apply-style-name="" style:base-cell-address="overlook.A1"/>
    </style:style>
    <style:style style:name="ce109" style:family="table-cell" style:parent-style-name="Default">
      <style:map style:condition="is-true-formula(ISEVEN(ROW()))" style:apply-style-name="" style:base-cell-address="overlook.A1"/>
    </style:style>
    <style:style style:name="ce110" style:family="table-cell" style:parent-style-name="Default">
      <style:map style:condition="is-true-formula(ISEVEN(ROW()))" style:apply-style-name="" style:base-cell-address="overlook.A1"/>
    </style:style>
    <style:style style:name="ce111" style:family="table-cell" style:parent-style-name="Default">
      <style:map style:condition="is-true-formula(ISEVEN(ROW()))" style:apply-style-name="" style:base-cell-address="overlook.A1"/>
    </style:style>
    <style:style style:name="ce112" style:family="table-cell" style:parent-style-name="Default">
      <style:map style:condition="is-true-formula(ISEVEN(ROW()))" style:apply-style-name="" style:base-cell-address="overlook.A1"/>
    </style:style>
    <style:style style:name="ce11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1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1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16" style:family="table-cell" style:parent-style-name="Default">
      <style:map style:condition="is-true-formula(ISEVEN(ROW()))" style:apply-style-name="" style:base-cell-address="overlook.A1"/>
    </style:style>
    <style:style style:name="ce117" style:family="table-cell" style:parent-style-name="Default">
      <style:map style:condition="is-true-formula(ISEVEN(ROW()))" style:apply-style-name="" style:base-cell-address="overlook.A1"/>
    </style:style>
    <style:style style:name="ce118" style:family="table-cell" style:parent-style-name="Default">
      <style:map style:condition="is-true-formula(ISEVEN(ROW()))" style:apply-style-name="" style:base-cell-address="overlook.A1"/>
    </style:style>
    <style:style style:name="ce119" style:family="table-cell" style:parent-style-name="Default">
      <style:map style:condition="is-true-formula(ISEVEN(ROW()))" style:apply-style-name="" style:base-cell-address="overlook.A1"/>
    </style:style>
    <style:style style:name="ce120" style:family="table-cell" style:parent-style-name="Default">
      <style:map style:condition="is-true-formula(ISEVEN(ROW()))" style:apply-style-name="" style:base-cell-address="overlook.A1"/>
    </style:style>
    <style:style style:name="ce121" style:family="table-cell" style:parent-style-name="Default">
      <style:map style:condition="is-true-formula(ISEVEN(ROW()))" style:apply-style-name="" style:base-cell-address="overlook.A1"/>
    </style:style>
    <style:style style:name="ce122" style:family="table-cell" style:parent-style-name="Default">
      <style:map style:condition="is-true-formula(ISEVEN(ROW()))" style:apply-style-name="" style:base-cell-address="overlook.A1"/>
    </style:style>
    <style:style style:name="ce12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2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25" style:family="table-cell" style:parent-style-name="Default">
      <style:map style:condition="is-true-formula(ISEVEN(ROW()))" style:apply-style-name="" style:base-cell-address="overlook.A1"/>
    </style:style>
    <style:style style:name="ce126" style:family="table-cell" style:parent-style-name="Default">
      <style:map style:condition="is-true-formula(ISEVEN(ROW()))" style:apply-style-name="" style:base-cell-address="overlook.A1"/>
    </style:style>
    <style:style style:name="ce127" style:family="table-cell" style:parent-style-name="Default">
      <style:map style:condition="is-true-formula(ISEVEN(ROW()))" style:apply-style-name="" style:base-cell-address="overlook.A1"/>
    </style:style>
    <style:style style:name="ce128" style:family="table-cell" style:parent-style-name="Default">
      <style:map style:condition="is-true-formula(ISEVEN(ROW()))" style:apply-style-name="" style:base-cell-address="overlook.A1"/>
    </style:style>
    <style:style style:name="ce129" style:family="table-cell" style:parent-style-name="Default">
      <style:map style:condition="is-true-formula(ISEVEN(ROW()))" style:apply-style-name="" style:base-cell-address="overlook.A1"/>
    </style:style>
    <style:style style:name="ce130" style:family="table-cell" style:parent-style-name="Default">
      <style:map style:condition="is-true-formula(ISEVEN(ROW()))" style:apply-style-name="" style:base-cell-address="overlook.A1"/>
    </style:style>
    <style:style style:name="ce131" style:family="table-cell" style:parent-style-name="Default">
      <style:map style:condition="is-true-formula(ISEVEN(ROW()))" style:apply-style-name="" style:base-cell-address="overlook.A1"/>
    </style:style>
    <style:style style:name="ce13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3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34" style:family="table-cell" style:parent-style-name="Default">
      <style:map style:condition="is-true-formula(ISEVEN(ROW()))" style:apply-style-name="" style:base-cell-address="overlook.A1"/>
    </style:style>
    <style:style style:name="ce135" style:family="table-cell" style:parent-style-name="Default">
      <style:map style:condition="is-true-formula(ISEVEN(ROW()))" style:apply-style-name="" style:base-cell-address="overlook.A1"/>
    </style:style>
    <style:style style:name="ce136" style:family="table-cell" style:parent-style-name="Default">
      <style:map style:condition="is-true-formula(ISEVEN(ROW()))" style:apply-style-name="" style:base-cell-address="overlook.A1"/>
    </style:style>
    <style:style style:name="ce137" style:family="table-cell" style:parent-style-name="Default">
      <style:map style:condition="is-true-formula(ISEVEN(ROW()))" style:apply-style-name="" style:base-cell-address="overlook.A1"/>
    </style:style>
    <style:style style:name="ce138" style:family="table-cell" style:parent-style-name="Default">
      <style:map style:condition="is-true-formula(ISEVEN(ROW()))" style:apply-style-name="" style:base-cell-address="overlook.A1"/>
    </style:style>
    <style:style style:name="ce139" style:family="table-cell" style:parent-style-name="Default">
      <style:map style:condition="is-true-formula(ISEVEN(ROW()))" style:apply-style-name="" style:base-cell-address="overlook.A1"/>
    </style:style>
    <style:style style:name="ce140" style:family="table-cell" style:parent-style-name="Default">
      <style:map style:condition="is-true-formula(ISEVEN(ROW()))" style:apply-style-name="" style:base-cell-address="overlook.A1"/>
    </style:style>
    <style:style style:name="ce14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4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43" style:family="table-cell" style:parent-style-name="Default">
      <style:map style:condition="is-true-formula(ISEVEN(ROW()))" style:apply-style-name="" style:base-cell-address="overlook.A1"/>
    </style:style>
    <style:style style:name="ce144" style:family="table-cell" style:parent-style-name="Default">
      <style:map style:condition="is-true-formula(ISEVEN(ROW()))" style:apply-style-name="" style:base-cell-address="overlook.A1"/>
    </style:style>
    <style:style style:name="ce145" style:family="table-cell" style:parent-style-name="Default">
      <style:map style:condition="is-true-formula(ISEVEN(ROW()))" style:apply-style-name="" style:base-cell-address="overlook.A1"/>
    </style:style>
    <style:style style:name="ce146" style:family="table-cell" style:parent-style-name="Default">
      <style:map style:condition="is-true-formula(ISEVEN(ROW()))" style:apply-style-name="" style:base-cell-address="overlook.A1"/>
    </style:style>
    <style:style style:name="ce147" style:family="table-cell" style:parent-style-name="Default">
      <style:map style:condition="is-true-formula(ISEVEN(ROW()))" style:apply-style-name="" style:base-cell-address="overlook.A1"/>
    </style:style>
    <style:style style:name="ce148" style:family="table-cell" style:parent-style-name="Default">
      <style:map style:condition="is-true-formula(ISEVEN(ROW()))" style:apply-style-name="" style:base-cell-address="overlook.A1"/>
    </style:style>
    <style:style style:name="ce149" style:family="table-cell" style:parent-style-name="Default">
      <style:map style:condition="is-true-formula(ISEVEN(ROW()))" style:apply-style-name="" style:base-cell-address="overlook.A1"/>
    </style:style>
    <style:style style:name="ce15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5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52" style:family="table-cell" style:parent-style-name="Default">
      <style:map style:condition="is-true-formula(ISEVEN(ROW()))" style:apply-style-name="" style:base-cell-address="overlook.A1"/>
    </style:style>
    <style:style style:name="ce153" style:family="table-cell" style:parent-style-name="Default">
      <style:map style:condition="is-true-formula(ISEVEN(ROW()))" style:apply-style-name="" style:base-cell-address="overlook.A1"/>
    </style:style>
    <style:style style:name="ce154" style:family="table-cell" style:parent-style-name="Default">
      <style:map style:condition="is-true-formula(ISEVEN(ROW()))" style:apply-style-name="" style:base-cell-address="overlook.A1"/>
    </style:style>
    <style:style style:name="ce155" style:family="table-cell" style:parent-style-name="Default">
      <style:map style:condition="is-true-formula(ISEVEN(ROW()))" style:apply-style-name="" style:base-cell-address="overlook.A1"/>
    </style:style>
    <style:style style:name="ce156" style:family="table-cell" style:parent-style-name="Default">
      <style:map style:condition="is-true-formula(ISEVEN(ROW()))" style:apply-style-name="" style:base-cell-address="overlook.A1"/>
    </style:style>
    <style:style style:name="ce157" style:family="table-cell" style:parent-style-name="Default">
      <style:map style:condition="is-true-formula(ISEVEN(ROW()))" style:apply-style-name="" style:base-cell-address="overlook.A1"/>
    </style:style>
    <style:style style:name="ce158" style:family="table-cell" style:parent-style-name="Default">
      <style:map style:condition="is-true-formula(ISEVEN(ROW()))" style:apply-style-name="" style:base-cell-address="overlook.A1"/>
    </style:style>
    <style:style style:name="ce159" style:family="table-cell" style:parent-style-name="Default">
      <style:map style:condition="is-true-formula(ISEVEN(ROW()))" style:apply-style-name="" style:base-cell-address="overlook.A1"/>
    </style:style>
    <style:style style:name="ce160" style:family="table-cell" style:parent-style-name="Default">
      <style:map style:condition="is-true-formula(ISEVEN(ROW()))" style:apply-style-name="" style:base-cell-address="overlook.A1"/>
    </style:style>
    <style:style style:name="ce161" style:family="table-cell" style:parent-style-name="Default">
      <style:map style:condition="is-true-formula(ISEVEN(ROW()))" style:apply-style-name="" style:base-cell-address="overlook.A1"/>
    </style:style>
    <style:style style:name="ce162" style:family="table-cell" style:parent-style-name="Default">
      <style:map style:condition="is-true-formula(ISEVEN(ROW()))" style:apply-style-name="" style:base-cell-address="overlook.A1"/>
    </style:style>
    <style:style style:name="ce163" style:family="table-cell" style:parent-style-name="Default">
      <style:map style:condition="is-true-formula(ISEVEN(ROW()))" style:apply-style-name="" style:base-cell-address="overlook.A1"/>
    </style:style>
    <style:style style:name="ce164" style:family="table-cell" style:parent-style-name="Default">
      <style:map style:condition="is-true-formula(ISEVEN(ROW()))" style:apply-style-name="" style:base-cell-address="overlook.A1"/>
    </style:style>
    <style:style style:name="ce16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6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6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6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69" style:family="table-cell" style:parent-style-name="Default">
      <style:map style:condition="is-true-formula(ISEVEN(ROW()))" style:apply-style-name="" style:base-cell-address="overlook.A1"/>
    </style:style>
    <style:style style:name="ce170" style:family="table-cell" style:parent-style-name="Default">
      <style:map style:condition="is-true-formula(ISEVEN(ROW()))" style:apply-style-name="" style:base-cell-address="overlook.A1"/>
    </style:style>
    <style:style style:name="ce171" style:family="table-cell" style:parent-style-name="Default">
      <style:map style:condition="is-true-formula(ISEVEN(ROW()))" style:apply-style-name="" style:base-cell-address="overlook.A1"/>
    </style:style>
    <style:style style:name="ce17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73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74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75" style:family="table-cell" style:parent-style-name="Default">
      <style:map style:condition="is-true-formula(ISEVEN(ROW()))" style:apply-style-name="" style:base-cell-address="overlook.A1"/>
    </style:style>
    <style:style style:name="ce176" style:family="table-cell" style:parent-style-name="Default">
      <style:map style:condition="is-true-formula(ISEVEN(ROW()))" style:apply-style-name="" style:base-cell-address="overlook.A1"/>
    </style:style>
    <style:style style:name="ce177" style:family="table-cell" style:parent-style-name="Default">
      <style:map style:condition="is-true-formula(ISEVEN(ROW()))" style:apply-style-name="" style:base-cell-address="overlook.A1"/>
    </style:style>
    <style:style style:name="ce178" style:family="table-cell" style:parent-style-name="Default">
      <style:map style:condition="is-true-formula(ISEVEN(ROW()))" style:apply-style-name="" style:base-cell-address="overlook.A1"/>
    </style:style>
    <style:style style:name="ce179" style:family="table-cell" style:parent-style-name="Default">
      <style:map style:condition="is-true-formula(ISEVEN(ROW()))" style:apply-style-name="" style:base-cell-address="overlook.A1"/>
    </style:style>
    <style:style style:name="ce18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81" style:family="table-cell" style:parent-style-name="Default">
      <style:map style:condition="is-true-formula(ISEVEN(ROW(())))" style:apply-style-name="" style:base-cell-address="overlook.A1"/>
    </style:style>
    <style:style style:name="ce182" style:family="table-cell" style:parent-style-name="Default">
      <style:table-cell-properties fo:background-color="#ffbfb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overlook.A1"/>
    </style:style>
    <style:style style:name="ce18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overlook.A1"/>
    </style:style>
    <style:style style:name="ce184" style:family="table-cell" style:parent-style-name="Default">
      <style:map style:condition="is-true-formula(ISEVEN(ROW(())))" style:apply-style-name="" style:base-cell-address="overlook.A1"/>
    </style:style>
    <style:style style:name="ce185" style:family="table-cell" style:parent-style-name="Default">
      <style:map style:condition="is-true-formula(ISEVEN(ROW(())))" style:apply-style-name="" style:base-cell-address="overlook.A1"/>
    </style:style>
    <style:style style:name="ce186" style:family="table-cell" style:parent-style-name="Default">
      <style:map style:condition="is-true-formula(ISEVEN(ROW(())))" style:apply-style-name="" style:base-cell-address="overlook.A1"/>
    </style:style>
    <style:style style:name="ce187" style:family="table-cell" style:parent-style-name="Default">
      <style:map style:condition="is-true-formula(ISEVEN(ROW(())))" style:apply-style-name="" style:base-cell-address="overlook.A1"/>
    </style:style>
    <style:style style:name="ce188" style:family="table-cell" style:parent-style-name="Default">
      <style:map style:condition="is-true-formula(ISEVEN(ROW(())))" style:apply-style-name="" style:base-cell-address="overlook.A1"/>
    </style:style>
    <style:style style:name="ce189" style:family="table-cell" style:parent-style-name="Default">
      <style:map style:condition="is-true-formula(ISEVEN(ROW(())))" style:apply-style-name="" style:base-cell-address="overlook.A1"/>
    </style:style>
    <style:style style:name="ce190" style:family="table-cell" style:parent-style-name="Default">
      <style:map style:condition="is-true-formula(ISEVEN(ROW(())))" style:apply-style-name="" style:base-cell-address="overlook.A1"/>
    </style:style>
    <style:style style:name="ce12" style:family="table-cell" style:parent-style-name="Default">
      <style:table-cell-properties fo:background-color="#cccccc" fo:wrap-option="wrap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" style:family="table-cell" style:parent-style-name="Default">
      <style:table-cell-properties fo:background-color="transparent"/>
      <style:paragraph-properties style:writing-mode="page"/>
      <style:text-properties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>
      <style:table-cell-properties fo:background-color="#d8d8d8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94" style:family="table-cell" style:parent-style-name="Default">
      <style:table-cell-properties fo:background-color="#d8d8d8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1"/>
    </style:style>
    <style:style style:name="ce195" style:family="table-cell" style:parent-style-name="Default">
      <style:table-cell-properties fo:background-color="#d8d8d8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())))" style:apply-style-name="" style:base-cell-address="overlook.A1"/>
    </style:style>
    <style:style style:name="ce18" style:family="table-cell" style:parent-style-name="Default">
      <style:table-cell-properties fo:background-color="transparent" fo:wrap-option="wrap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97" style:family="table-cell" style:parent-style-name="Default">
      <style:map style:condition="is-true-formula(ISEVEN(ROW()))" style:apply-style-name="" style:base-cell-address="overlook.A344"/>
    </style:style>
    <style:style style:name="ce19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44"/>
    </style:style>
    <style:style style:name="ce19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56"/>
    </style:style>
    <style:style style:name="ce20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0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0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0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0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0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0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0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0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0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1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1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1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1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1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1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1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64"/>
    </style:style>
    <style:style style:name="ce21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1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1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2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3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3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3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3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81"/>
    </style:style>
    <style:style style:name="ce23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3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3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3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3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3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4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5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398"/>
    </style:style>
    <style:style style:name="ce25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5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5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5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5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5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5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5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5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6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6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6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6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6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6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6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6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15"/>
    </style:style>
    <style:style style:name="ce26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32"/>
    </style:style>
    <style:style style:name="ce26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32"/>
    </style:style>
    <style:style style:name="ce27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32"/>
    </style:style>
    <style:style style:name="ce27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32"/>
    </style:style>
    <style:style style:name="ce27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32"/>
    </style:style>
    <style:style style:name="ce27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37"/>
    </style:style>
    <style:style style:name="ce27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37"/>
    </style:style>
    <style:style style:name="ce275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37"/>
    </style:style>
    <style:style style:name="ce276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37"/>
    </style:style>
    <style:style style:name="ce277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41"/>
    </style:style>
    <style:style style:name="ce278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41"/>
    </style:style>
    <style:style style:name="ce279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41"/>
    </style:style>
    <style:style style:name="ce280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41"/>
    </style:style>
    <style:style style:name="ce28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41"/>
    </style:style>
    <style:style style:name="ce282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41"/>
    </style:style>
    <style:style style:name="ce283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41"/>
    </style:style>
    <style:style style:name="ce284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  <style:map style:condition="is-true-formula(ISEVEN(ROW()))" style:apply-style-name="" style:base-cell-address="overlook.A441"/>
    </style:style>
    <style:style style:name="ce19" style:family="table-cell" style:parent-style-name="Default">
      <style:table-cell-properties fo:background-color="#7f7f7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0" style:family="table-cell" style:parent-style-name="Default" style:data-style-name="N4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2" style:family="table-cell" style:parent-style-name="Default" style:data-style-name="N4">
      <style:table-cell-properties fo:background-color="#7f7f7f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1" style:family="table-cell" style:parent-style-name="Default">
      <style:table-cell-properties fo:background-color="#cccccc"/>
      <style:paragraph-properties style:writing-mode="page"/>
      <style:text-properties style:font-name="Liberation Serif" fo:font-size="10pt" fo:font-style="normal" fo:font-weight="normal" style:font-name-asian="Liberation Serif" style:font-size-asian="10pt" style:font-name-complex="Liberation Serif" style:font-size-complex="10pt"/>
    </style:style>
    <style:style style:name="ce23" style:family="table-cell" style:parent-style-name="Default">
      <style:table-cell-properties fo:background-color="#ffc7ce"/>
      <style:paragraph-properties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24" style:family="table-cell" style:parent-style-name="Default">
      <style:table-cell-properties fo:background-color="#ffeb9c"/>
      <style:paragraph-properties style:writing-mode="page"/>
      <style:text-properties fo:color="#9c6500" style:font-name="Calibri" fo:font-size="11pt" fo:font-style="normal" fo:font-weight="normal" style:font-name-asian="Calibri" style:font-size-asian="11pt" style:font-name-complex="Calibri" style:font-size-complex="11pt"/>
    </style:style>
    <style:style style:name="ce25" style:family="table-cell" style:parent-style-name="Default">
      <style:table-cell-properties fo:background-color="#c6efce"/>
      <style:paragraph-properties style:writing-mode="page"/>
      <style:text-properties fo:color="#006100" style:font-name="Calibri" fo:font-size="11pt" fo:font-style="normal" fo:font-weight="normal" style:font-name-asian="Calibri" style:font-size-asian="11pt" style:font-name-complex="Calibri" style:font-size-complex="11pt"/>
    </style:style>
    <style:style style:name="ce292" style:family="table-cell" style:parent-style-name="Default">
      <style:text-properties style:font-name="F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end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0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end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9" style:family="table-cell" style:parent-style-name="Default" style:data-style-name="N4">
      <style:table-cell-properties style:text-align-source="fix" style:repeat-content="false" fo:background-color="transparent" fo:wrap-option="wrap" style:vertical-align="middl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auto-grow-height="false" draw:auto-grow-width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</style:style>
    <style:style style:name="T1" style:family="text">
      <style:text-properties style:text-line-through-style="none" style:text-line-through-type="none" style:font-name="Liberation Sans1" fo:font-size="10pt" fo:language="en" fo:country="GB" style:text-underline-style="none" style:font-size-asian="10pt" style:font-size-complex="10pt"/>
    </style:style>
    <style:style style:name="T2" style:family="text">
      <style:text-properties fo:color="#0000ff" loext:opacity="100%" style:text-line-through-style="none" style:text-line-through-type="none" style:font-name="Liberation Sans1" fo:font-size="10pt" fo:language="en" fo:country="GB" style:text-underline-style="none" style:font-size-asian="10pt" style:font-size-complex="10pt"/>
    </style:style>
    <style:style style:name="T3" style:family="text">
      <style:text-properties fo:color="#ff0000" loext:opacity="100%" style:text-line-through-style="none" style:text-line-through-type="none" style:font-name="Liberation Sans1" fo:font-size="10pt" fo:language="en" fo:country="GB" style:text-underline-style="none" style:font-size-asian="10pt" style:font-size-complex="10pt"/>
    </style:style>
    <style:style style:name="T4" style:family="text">
      <style:text-properties fo:color="#008000" loext:opacity="100%" style:text-line-through-style="none" style:text-line-through-type="none" style:font-name="Liberation Sans1" fo:font-size="10pt" fo:language="en" fo:country="GB" style:text-underline-style="none" style:font-size-asian="10pt" style:font-size-complex="10pt"/>
    </style:style>
    <style:style style:name="T5" style:family="text">
      <style:text-properties fo:color="#800000" loext:opacity="100%" style:text-line-through-style="none" style:text-line-through-type="none" style:font-name="Liberation Sans1" fo:font-size="10pt" fo:language="en" fo:country="GB" style:text-underline-style="none" style:font-size-asian="10pt" style:font-size-complex="10pt"/>
    </style:style>
    <style:style style:name="T6" style:family="text">
      <style:text-properties style:font-name="F" fo:font-size="10pt" fo:font-weight="normal" style:text-underline-style="none" style:text-underline-color="font-color" fo:font-style="normal"/>
    </style:style>
    <style:style style:name="T7" style:family="text">
      <style:text-properties fo:color="#9c0006" style:font-name="F" fo:font-size="11pt" fo:font-weight="normal" style:text-underline-style="none" style:text-underline-color="font-color" fo:font-style="normal"/>
    </style:style>
    <style:style style:name="T8" style:family="text">
      <style:text-properties fo:color="#9c6500" style:font-name="F" fo:font-size="11pt" fo:font-weight="normal" style:text-underline-style="none" style:text-underline-color="font-color" fo:font-style="normal"/>
    </style:style>
    <style:style style:name="T9" style:family="text">
      <style:text-properties fo:color="#006100" style:font-name="F" fo:font-size="11pt" fo:font-weight="normal" style:text-underline-style="none" style:text-underline-color="font-color" fo:font-style="normal"/>
    </style:style>
  </office:automatic-styles>
  <office:body>
    <office:spreadsheet>
      <table:table table:name="overlook" table:style-name="ta1">
        <table:shapes>
          <draw:frame draw:z-index="0" draw:name="Object_ch1" draw:style-name="gr1" svg:width="7.766cm" svg:height="4.067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<text:span text:style-name="T6">Items</text:span></text:p>
          </table:table-cell>
          <table:covered-table-cell table:number-columns-repeated="3"/>
          <table:table-cell table:style-name="ce5" office:value-type="string" calcext:value-type="string" table:number-columns-spanned="1" table:number-rows-spanned="2">
            <text:p><text:span text:style-name="T6">Enemies</text:span></text:p>
          </table:table-cell>
          <table:table-cell table:style-name="ce32" office:value-type="string" calcext:value-type="string" table:number-columns-spanned="1" table:number-rows-spanned="2">
            <text:p><text:span text:style-name="T6">Skills</text:span>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span text:style-name="T6">Equipment</text:span></text:p>
          </table:table-cell>
          <table:table-cell table:style-name="ce7" office:value-type="string" calcext:value-type="string">
            <text:p><text:span text:style-name="T6">Consumable</text:span></text:p>
          </table:table-cell>
          <table:table-cell table:style-name="ce7" office:value-type="string" calcext:value-type="string">
            <text:p><text:span text:style-name="T6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covered-table-cell table:style-name="ce8"/>
          <table:covered-table-cell table:style-name="ce32"/>
          <table:table-cell table:number-columns-repeated="1018"/>
        </table:table-row>
        <table:table-row table:style-name="ro1">
          <table:table-cell table:style-name="ce9" table:formula="of:=COUNTA([$items_equipment.$A$1:$items_equipment.$A$1048576])-1" office:value-type="float" office:value="114" calcext:value-type="float">
            <text:p>114</text:p>
          </table:table-cell>
          <table:table-cell table:style-name="ce9" table:formula="of:=COUNTA([$items_consumable.$A$1:$items_consumable.$A$1048576])-1" office:value-type="float" office:value="3" calcext:value-type="float">
            <text:p>3</text:p>
          </table:table-cell>
          <table:table-cell table:style-name="ce9" table:formula="of:=COUNTA([$items_misc.$A$1:$items_misc.$A$1048576])-1" office:value-type="float" office:value="48" calcext:value-type="float">
            <text:p>48</text:p>
          </table:table-cell>
          <table:table-cell table:style-name="ce9" table:formula="of:=SUM([.A3:.C3])" office:value-type="float" office:value="165" calcext:value-type="float">
            <text:p>165</text:p>
          </table:table-cell>
          <table:table-cell table:style-name="ce10" table:formula="of:=COUNTA([$enemies.$A$1:$enemies.$A$1048576])-1" office:value-type="float" office:value="30" calcext:value-type="float">
            <text:p>30</text:p>
          </table:table-cell>
          <table:table-cell table:style-name="ce11" table:formula="of:=COUNTA([$skills.$A$1:$skills.$A$1048576])-1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_equipment" table:style-name="ta2">
        <table:table-header-columns>
          <table:table-column table:style-name="co3" table:default-cell-style-name="ce34"/>
        </table:table-header-columns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15" table:default-cell-style-name="ce34"/>
        <table:table-column table:style-name="co15" table:default-cell-style-name="ce181"/>
        <table:table-column table:style-name="co20" table:default-cell-style-name="ce34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ce34"/>
        <table:table-column table:style-name="co1" table:number-columns-repeated="998" table:default-cell-style-name="ce181"/>
        <table:table-column table:style-name="co2" table:default-cell-style-name="ce181"/>
        <table:table-header-rows>
          <table:table-row table:style-name="ro4">
            <table:table-cell office:value-type="string" calcext:value-type="string">
              <text:p><text:span text:style-name="T6">premade_id</text:span></text:p>
            </table:table-cell>
            <table:table-cell office:value-type="string" calcext:value-type="string">
              <text:p><text:span text:style-name="T6">name</text:span></text:p>
            </table:table-cell>
            <table:table-cell office:value-type="string" calcext:value-type="string">
              <text:p><text:span text:style-name="T6">hp_max</text:span></text:p>
            </table:table-cell>
            <table:table-cell office:value-type="string" calcext:value-type="string">
              <text:p><text:span text:style-name="T6">mp_max</text:span></text:p>
            </table:table-cell>
            <table:table-cell office:value-type="string" calcext:value-type="string">
              <text:p><text:span text:style-name="T6">rhp_max</text:span></text:p>
            </table:table-cell>
            <table:table-cell office:value-type="string" calcext:value-type="string">
              <text:p><text:span text:style-name="T6">rmp_max</text:span></text:p>
            </table:table-cell>
            <table:table-cell office:value-type="string" calcext:value-type="string">
              <text:p><text:span text:style-name="T6">armor</text:span></text:p>
            </table:table-cell>
            <table:table-cell office:value-type="string" calcext:value-type="string">
              <text:p><text:span text:style-name="T6">marmor</text:span></text:p>
            </table:table-cell>
            <table:table-cell office:value-type="string" calcext:value-type="string">
              <text:p><text:span text:style-name="T6">rarmor</text:span></text:p>
            </table:table-cell>
            <table:table-cell office:value-type="string" calcext:value-type="string">
              <text:p><text:span text:style-name="T6">rmarmor</text:span></text:p>
            </table:table-cell>
            <table:table-cell office:value-type="string" calcext:value-type="string">
              <text:p><text:span text:style-name="T6">grit</text:span></text:p>
            </table:table-cell>
            <table:table-cell office:value-type="string" calcext:value-type="string">
              <text:p><text:span text:style-name="T6">flow</text:span></text:p>
            </table:table-cell>
            <table:table-cell office:value-type="string" calcext:value-type="string">
              <text:p><text:span text:style-name="T6">mind</text:span></text:p>
            </table:table-cell>
            <table:table-cell office:value-type="string" calcext:value-type="string">
              <text:p><text:span text:style-name="T6">soul</text:span></text:p>
            </table:table-cell>
            <table:table-cell office:value-type="string" calcext:value-type="string">
              <text:p><text:span text:style-name="T6">rgrit</text:span></text:p>
            </table:table-cell>
            <table:table-cell office:value-type="string" calcext:value-type="string">
              <text:p><text:span text:style-name="T6">rflow</text:span></text:p>
            </table:table-cell>
            <table:table-cell office:value-type="string" calcext:value-type="string">
              <text:p><text:span text:style-name="T6">rmind</text:span></text:p>
            </table:table-cell>
            <table:table-cell office:value-type="string" calcext:value-type="string">
              <text:p><text:span text:style-name="T6">rsoul</text:span></text:p>
            </table:table-cell>
            <table:table-cell office:value-type="string" calcext:value-type="string">
              <text:p><text:span text:style-name="T6">lvl</text:span></text:p>
            </table:table-cell>
            <table:table-cell office:value-type="string" calcext:value-type="string">
              <text:p><text:span text:style-name="T6">slot</text:span></text:p>
            </table:table-cell>
            <table:table-cell office:value-type="string" calcext:value-type="string">
              <text:p><text:span text:style-name="T6">legacy</text:span></text:p>
            </table:table-cell>
            <table:table-cell table:style-name="ce12" office:value-type="string" calcext:value-type="string">
              <text:p><text:span text:style-name="T6">DROPPED</text:span></text:p>
              <text:p>BY X </text:p>
              <text:p>MOBS</text:p>
            </table:table-cell>
            <table:table-cell office:value-type="string" calcext:value-type="string">
              <text:p><text:span text:style-name="T6">base_skill</text:span></text:p>
            </table:table-cell>
            <table:table-cell table:style-name="ce13" office:value-type="string" calcext:value-type="string">
              <text:p><text:span text:style-name="T6">FOUND</text:span></text:p>
            </table:table-cell>
            <table:table-cell table:style-name="ce194" office:value-type="string" calcext:value-type="string">
              <text:p><text:span text:style-name="T6">description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35" office:value-type="string" calcext:value-type="string">
            <text:p><text:span text:style-name="T6">red t-shirt</text:span></text:p>
          </table:table-cell>
          <table:table-cell table:style-name="ce35" office:value-type="string" calcext:value-type="string">
            <text:p><text:span text:style-name="T6">Red t-shirt</text:span>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body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2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casual t-shirt, more for fashion than function</text:span></text:p>
          </table:table-cell>
          <table:table-cell table:style-name="ce182"/>
          <table:table-cell table:number-columns-repeated="998"/>
        </table:table-row>
        <table:table-row table:style-name="ro5">
          <table:table-cell table:style-name="ce35" office:value-type="string" calcext:value-type="string">
            <text:p><text:span text:style-name="T6">brown wizard robe</text:span></text:p>
          </table:table-cell>
          <table:table-cell table:style-name="ce35" office:value-type="string" calcext:value-type="string">
            <text:p><text:span text:style-name="T6">Brown robe</text:span>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body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flowing robe, perfect for those seeking to channel magical energy</text:span></text:p>
          </table:table-cell>
          <table:table-cell table:style-name="ce182"/>
          <table:table-cell table:number-columns-repeated="998"/>
        </table:table-row>
        <table:table-row table:style-name="ro5">
          <table:table-cell table:style-name="ce35" office:value-type="string" calcext:value-type="string">
            <text:p><text:span text:style-name="T6">black raincoat</text:span></text:p>
          </table:table-cell>
          <table:table-cell table:style-name="ce35" office:value-type="string" calcext:value-type="string">
            <text:p><text:span text:style-name="T6">Black raincoat</text:span>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body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4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waterproof coat for braving harsh weather conditions</text:span></text:p>
          </table:table-cell>
          <table:table-cell table:style-name="ce182"/>
          <table:table-cell table:number-columns-repeated="998"/>
        </table:table-row>
        <table:table-row table:style-name="ro5">
          <table:table-cell table:style-name="ce35" office:value-type="string" calcext:value-type="string">
            <text:p><text:span text:style-name="T6">bronze chainmail</text:span></text:p>
          </table:table-cell>
          <table:table-cell table:style-name="ce35" office:value-type="string" calcext:value-type="string">
            <text:p><text:span text:style-name="T6">Bronze chainmail</text:span>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body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robust chainmail offering solid defense against attacks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grit body 1</text:span></text:p>
          </table:table-cell>
          <table:table-cell office:value-type="string" calcext:value-type="string">
            <text:p><text:span text:style-name="T6">Leather tunic</text:span>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6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tunic made of cow hide, you count 6 spots!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flow body 1</text:span></text:p>
          </table:table-cell>
          <table:table-cell office:value-type="string" calcext:value-type="string">
            <text:p><text:span text:style-name="T6">Ragged shir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7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It has enough holes to fit 6 extra arms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mind body 1</text:span></text:p>
          </table:table-cell>
          <table:table-cell office:value-type="string" calcext:value-type="string">
            <text:p><text:span text:style-name="T6">Robe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8])" office:value-type="float" office:value="5" calcext:value-type="float">
            <text:p>5</text:p>
          </table:table-cell>
          <table:table-cell office:value-type="string" calcext:value-type="string">
            <text:p><text:span text:style-name="T6">mage armor</text:span></text:p>
          </table:table-cell>
          <table:table-cell table:style-name="ce13" table:formula="of:=VLOOKUP([.W8];[skills.A$1:.B$1048576];2;0)" office:value-type="string" office:string-value="Mage Armor" calcext:value-type="string">
            <text:p>Mage Armor</text:p>
          </table:table-cell>
          <table:table-cell table:style-name="ce194" office:value-type="string" calcext:value-type="string">
            <text:p><text:span text:style-name="T6">A long thick robe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soul body 1</text:span></text:p>
          </table:table-cell>
          <table:table-cell office:value-type="string" calcext:value-type="string">
            <text:p><text:span text:style-name="T6">Brown monk robe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9])" office:value-type="float" office:value="5" calcext:value-type="float">
            <text:p>5</text:p>
          </table:table-cell>
          <table:table-cell/>
          <table:table-cell table:style-name="ce13" table:formula="of:=VLOOKUP([.W9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Kinda orangy-brownish color?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grit body 3</text:span></text:p>
          </table:table-cell>
          <table:table-cell office:value-type="string" calcext:value-type="string">
            <text:p><text:span text:style-name="T6">Hard leather tunic</text:span>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])" office:value-type="float" office:value="5" calcext:value-type="float">
            <text:p>5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10];[skills.A$1:.B$1048576];2;0)" office:value-type="string" office:string-value="Swing" calcext:value-type="string">
            <text:p>Swing</text:p>
          </table:table-cell>
          <table:table-cell table:style-name="ce194" office:value-type="string" calcext:value-type="string">
            <text:p><text:span text:style-name="T6">A thick tunic with fastened straps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flow body 3</text:span></text:p>
          </table:table-cell>
          <table:table-cell office:value-type="string" calcext:value-type="string">
            <text:p><text:span text:style-name="T6">Cloth shirt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1])" office:value-type="float" office:value="5" calcext:value-type="float">
            <text:p>5</text:p>
          </table:table-cell>
          <table:table-cell office:value-type="string" calcext:value-type="string">
            <text:p><text:span text:style-name="T6">fast strike</text:span></text:p>
          </table:table-cell>
          <table:table-cell table:style-name="ce13" table:formula="of:=VLOOKUP([.W11];[skills.A$1:.B$1048576];2;0)" office:value-type="string" office:string-value="Fast Strike" calcext:value-type="string">
            <text:p>Fast Strike</text:p>
          </table:table-cell>
          <table:table-cell table:style-name="ce194" office:value-type="string" calcext:value-type="string">
            <text:p><text:span text:style-name="T6">A simple shirt dark shirt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mind body 3</text:span></text:p>
          </table:table-cell>
          <table:table-cell office:value-type="string" calcext:value-type="string">
            <text:p><text:span text:style-name="T6">Fine robe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2])" office:value-type="float" office:value="5" calcext:value-type="float">
            <text:p>5</text:p>
          </table:table-cell>
          <table:table-cell table:style-name="ce15" office:value-type="string" calcext:value-type="string">
            <text:p>mage armor</text:p>
          </table:table-cell>
          <table:table-cell table:style-name="ce13" table:formula="of:=VLOOKUP([.W12];[skills.A$1:.B$1048576];2;0)" office:value-type="string" office:string-value="Mage Armor" calcext:value-type="string">
            <text:p>Mage Armor</text:p>
          </table:table-cell>
          <table:table-cell table:style-name="ce194" office:value-type="string" calcext:value-type="string">
            <text:p><text:span text:style-name="T6">A light blue tinted robe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soul body 3</text:span></text:p>
          </table:table-cell>
          <table:table-cell office:value-type="string" calcext:value-type="string">
            <text:p><text:span text:style-name="T6">Fine silk robe</text:span>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3])" office:value-type="float" office:value="5" calcext:value-type="float">
            <text:p>5</text:p>
          </table:table-cell>
          <table:table-cell office:value-type="string" calcext:value-type="string">
            <text:p><text:span text:style-name="T6">smite</text:span></text:p>
          </table:table-cell>
          <table:table-cell table:style-name="ce13" table:formula="of:=VLOOKUP([.W13];[skills.A$1:.B$1048576];2;0)" office:value-type="string" office:string-value="Smite" calcext:value-type="string">
            <text:p>Smite</text:p>
          </table:table-cell>
          <table:table-cell table:style-name="ce194" office:value-type="string" calcext:value-type="string">
            <text:p><text:span text:style-name="T6">A robe made of the finest silk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grit body 6</text:span></text:p>
          </table:table-cell>
          <table:table-cell office:value-type="string" calcext:value-type="string">
            <text:p><text:span text:style-name="T6">Iron chainmail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4])" office:value-type="float" office:value="5" calcext:value-type="float">
            <text:p>5</text:p>
          </table:table-cell>
          <table:table-cell office:value-type="string" calcext:value-type="string">
            <text:p><text:span text:style-name="T6">bash</text:span></text:p>
          </table:table-cell>
          <table:table-cell table:style-name="ce13" table:formula="of:=VLOOKUP([.W14];[skills.A$1:.B$1048576];2;0)" office:value-type="string" office:string-value="Bash" calcext:value-type="string">
            <text:p>Bash</text:p>
          </table:table-cell>
          <table:table-cell table:style-name="ce194" office:value-type="string" calcext:value-type="string">
            <text:p><text:span text:style-name="T6">A long shirt made of small iron rings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flow body 6</text:span></text:p>
          </table:table-cell>
          <table:table-cell office:value-type="string" calcext:value-type="string">
            <text:p><text:span text:style-name="T6">Fine cloth cloak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5])" office:value-type="float" office:value="5" calcext:value-type="float">
            <text:p>5</text:p>
          </table:table-cell>
          <table:table-cell office:value-type="string" calcext:value-type="string">
            <text:p><text:span text:style-name="T6">fast strike</text:span></text:p>
          </table:table-cell>
          <table:table-cell table:style-name="ce13" table:formula="of:=VLOOKUP([.W15];[skills.A$1:.B$1048576];2;0)" office:value-type="string" office:string-value="Fast Strike" calcext:value-type="string">
            <text:p>Fast Strike</text:p>
          </table:table-cell>
          <table:table-cell table:style-name="ce194" office:value-type="string" calcext:value-type="string">
            <text:p><text:span text:style-name="T6">A long black cloak of excellent quality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mind body 6</text:span></text:p>
          </table:table-cell>
          <table:table-cell office:value-type="string" calcext:value-type="string">
            <text:p><text:span text:style-name="T6">Apprentice robe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6])" office:value-type="float" office:value="5" calcext:value-type="float">
            <text:p>5</text:p>
          </table:table-cell>
          <table:table-cell table:style-name="ce15" office:value-type="string" calcext:value-type="string">
            <text:p>mage armor</text:p>
          </table:table-cell>
          <table:table-cell table:style-name="ce13" table:formula="of:=VLOOKUP([.W16];[skills.A$1:.B$1048576];2;0)" office:value-type="string" office:string-value="Mage Armor" calcext:value-type="string">
            <text:p>Mage Armor</text:p>
          </table:table-cell>
          <table:table-cell table:style-name="ce194" office:value-type="string" calcext:value-type="string">
            <text:p><text:span text:style-name="T6">A blue robe with golden threads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soul body 6</text:span></text:p>
          </table:table-cell>
          <table:table-cell office:value-type="string" calcext:value-type="string">
            <text:p><text:span text:style-name="T6">White robe</text:span>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7])" office:value-type="float" office:value="5" calcext:value-type="float">
            <text:p>5</text:p>
          </table:table-cell>
          <table:table-cell office:value-type="string" calcext:value-type="string">
            <text:p><text:span text:style-name="T6">ethereal</text:span></text:p>
          </table:table-cell>
          <table:table-cell table:style-name="ce13" table:formula="of:=VLOOKUP([.W17];[skills.A$1:.B$1048576];2;0)" office:value-type="string" office:string-value="Become Ethereal" calcext:value-type="string">
            <text:p>Become Ethereal</text:p>
          </table:table-cell>
          <table:table-cell table:style-name="ce194" office:value-type="string" calcext:value-type="string">
            <text:p><text:span text:style-name="T6">A blindingly white robe of silk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grit body 9</text:span></text:p>
          </table:table-cell>
          <table:table-cell office:value-type="string" calcext:value-type="string">
            <text:p><text:span text:style-name="T6">Steel chestplate</text:span>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8])" office:value-type="float" office:value="4" calcext:value-type="float">
            <text:p>4</text:p>
          </table:table-cell>
          <table:table-cell office:value-type="string" calcext:value-type="string">
            <text:p><text:span text:style-name="T6">heavy hit</text:span></text:p>
          </table:table-cell>
          <table:table-cell table:style-name="ce13" table:formula="of:=VLOOKUP([.W18];[skills.A$1:.B$1048576];2;0)" office:value-type="string" office:string-value="Heavy Hit" calcext:value-type="string">
            <text:p>Heavy Hit</text:p>
          </table:table-cell>
          <table:table-cell table:style-name="ce194" office:value-type="string" calcext:value-type="string">
            <text:p><text:span text:style-name="T6">A solid steel chestplate, glad it fits so well</text:span></text:p>
          </table:table-cell>
          <table:table-cell table:style-name="ce182"/>
          <table:table-cell table:number-columns-repeated="998"/>
        </table:table-row>
        <table:table-row table:style-name="ro5">
          <table:table-cell office:value-type="string" calcext:value-type="string">
            <text:p><text:span text:style-name="T6">flow body 9</text:span></text:p>
          </table:table-cell>
          <table:table-cell office:value-type="string" calcext:value-type="string">
            <text:p><text:span text:style-name="T6">Rogue uniform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9])" office:value-type="float" office:value="4" calcext:value-type="float">
            <text:p>4</text:p>
          </table:table-cell>
          <table:table-cell office:value-type="string" calcext:value-type="string">
            <text:p><text:span text:style-name="T6">fast strike</text:span></text:p>
          </table:table-cell>
          <table:table-cell table:style-name="ce13" table:formula="of:=VLOOKUP([.W19];[skills.A$1:.B$1048576];2;0)" office:value-type="string" office:string-value="Fast Strike" calcext:value-type="string">
            <text:p>Fast Strike</text:p>
          </table:table-cell>
          <table:table-cell table:style-name="ce194" office:value-type="string" calcext:value-type="string">
            <text:p><text:span text:style-name="T6">An iconic piece of cloth specialized for ease of movement utilizing leather straps and buckles</text:span>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<text:span text:style-name="T6">mind body 9</text:span></text:p>
          </table:table-cell>
          <table:table-cell office:value-type="string" calcext:value-type="string">
            <text:p><text:span text:style-name="T6">Mage robe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0])" office:value-type="float" office:value="4" calcext:value-type="float">
            <text:p>4</text:p>
          </table:table-cell>
          <table:table-cell office:value-type="string" calcext:value-type="string">
            <text:p><text:span text:style-name="T6">mana bolt</text:span></text:p>
          </table:table-cell>
          <table:table-cell table:style-name="ce13" table:formula="of:=VLOOKUP([.W20];[skills.A$1:.B$1048576];2;0)" office:value-type="string" office:string-value="Mana Bolt" calcext:value-type="string">
            <text:p>Mana Bolt</text:p>
          </table:table-cell>
          <table:table-cell table:style-name="ce194" office:value-type="string" calcext:value-type="string">
            <text:p><text:span text:style-name="T6">A deep blue robe with gold engraved patterns having jewels neatly embellished 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office:value-type="string" calcext:value-type="string">
            <text:p><text:span text:style-name="T6">White cloak</text:span>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1])" office:value-type="float" office:value="5" calcext:value-type="float">
            <text:p>5</text:p>
          </table:table-cell>
          <table:table-cell office:value-type="string" calcext:value-type="string">
            <text:p><text:span text:style-name="T6">holy arrow</text:span></text:p>
          </table:table-cell>
          <table:table-cell table:style-name="ce13" table:formula="of:=VLOOKUP([.W21];[skills.A$1:.B$1048576];2;0)" office:value-type="string" office:string-value="Holy Arrow" calcext:value-type="string">
            <text:p>Holy Arrow</text:p>
          </table:table-cell>
          <table:table-cell table:style-name="ce194" office:value-type="string" calcext:value-type="string">
            <text:p><text:span text:style-name="T6">A fine white cloak with gold linings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body 9 bone</text:span></text:p>
          </table:table-cell>
          <table:table-cell office:value-type="string" calcext:value-type="string">
            <text:p><text:span text:style-name="T6">Bonemail</text:span>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-15" calcext:value-type="float">
            <text:p>-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2])" office:value-type="float" office:value="2" calcext:value-type="float">
            <text:p>2</text:p>
          </table:table-cell>
          <table:table-cell office:value-type="string" calcext:value-type="string">
            <text:p><text:span text:style-name="T6">bash</text:span></text:p>
          </table:table-cell>
          <table:table-cell table:style-name="ce13" table:formula="of:=VLOOKUP([.W22];[skills.A$1:.B$1048576];2;0)" office:value-type="string" office:string-value="Bash" calcext:value-type="string">
            <text:p>Bash</text:p>
          </table:table-cell>
          <table:table-cell table:style-name="ce194" office:value-type="string" calcext:value-type="string">
            <text:p><text:span text:style-name="T6">The ribcage of a large animal that elegantly envelopes the user.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body 9 bone</text:span></text:p>
          </table:table-cell>
          <table:table-cell office:value-type="string" calcext:value-type="string">
            <text:p><text:span text:style-name="T6">NOT FINISHED</text:span>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3])" office:value-type="float" office:value="0" calcext:value-type="float">
            <text:p>0</text:p>
          </table:table-cell>
          <table:table-cell office:value-type="string" calcext:value-type="string">
            <text:p><text:span text:style-name="T6">leech</text:span></text:p>
          </table:table-cell>
          <table:table-cell table:style-name="ce13" table:formula="of:=VLOOKUP([.W23];[skills.A$1:.B$1048576];2;0)" office:value-type="string" office:string-value="Leech" calcext:value-type="string">
            <text:p>Leech</text:p>
          </table:table-cell>
          <table:table-cell table:style-name="ce194" office:value-type="string" calcext:value-type="string">
            <text:p><text:span text:style-name="T6">pee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body 9 bone</text:span></text:p>
          </table:table-cell>
          <table:table-cell office:value-type="string" calcext:value-type="string">
            <text:p><text:span text:style-name="T6">NOT FINISHED</text:span></text:p>
          </table:table-cell>
          <table:table-cell table:number-columns-repeated="16"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4])" office:value-type="float" office:value="0" calcext:value-type="float">
            <text:p>0</text:p>
          </table:table-cell>
          <table:table-cell office:value-type="string" calcext:value-type="string">
            <text:p><text:span text:style-name="T6">mage armor</text:span></text:p>
          </table:table-cell>
          <table:table-cell table:style-name="ce13" table:formula="of:=VLOOKUP([.W24];[skills.A$1:.B$1048576];2;0)" office:value-type="string" office:string-value="Mage Armor" calcext:value-type="string">
            <text:p>Mage Armor</text:p>
          </table:table-cell>
          <table:table-cell table:style-name="ce194" office:value-type="string" calcext:value-type="string">
            <text:p><text:span text:style-name="T6">pee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body 9 bone</text:span></text:p>
          </table:table-cell>
          <table:table-cell office:value-type="string" calcext:value-type="string">
            <text:p><text:span text:style-name="T6">NOT FINISHED</text:span></text:p>
          </table:table-cell>
          <table:table-cell table:number-columns-repeated="16"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5])" office:value-type="float" office:value="0" calcext:value-type="float">
            <text:p>0</text:p>
          </table:table-cell>
          <table:table-cell office:value-type="string" calcext:value-type="string">
            <text:p><text:span text:style-name="T6">leech</text:span></text:p>
          </table:table-cell>
          <table:table-cell table:style-name="ce13" table:formula="of:=VLOOKUP([.W25];[skills.A$1:.B$1048576];2;0)" office:value-type="string" office:string-value="Leech" calcext:value-type="string">
            <text:p>Leech</text:p>
          </table:table-cell>
          <table:table-cell table:style-name="ce194" office:value-type="string" calcext:value-type="string">
            <text:p><text:span text:style-name="T6">pee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grit body 12</text:span></text:p>
          </table:table-cell>
          <table:table-cell office:value-type="string" calcext:value-type="string">
            <text:p><text:span text:style-name="T6">Plate armour</text:span>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-20" calcext:value-type="float">
            <text:p>-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6])" office:value-type="float" office:value="5" calcext:value-type="float">
            <text:p>5</text:p>
          </table:table-cell>
          <table:table-cell office:value-type="string" calcext:value-type="string">
            <text:p><text:span text:style-name="T6">bash</text:span></text:p>
          </table:table-cell>
          <table:table-cell table:style-name="ce13" table:formula="of:=VLOOKUP([.W26];[skills.A$1:.B$1048576];2;0)" office:value-type="string" office:string-value="Bash" calcext:value-type="string">
            <text:p>Bash</text:p>
          </table:table-cell>
          <table:table-cell table:style-name="ce194" office:value-type="string" calcext:value-type="string">
            <text:p><text:span text:style-name="T6">Solid metal plates for chest, back, arms, and legs, thank god they have some padding.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flow body 12</text:span></text:p>
          </table:table-cell>
          <table:table-cell office:value-type="string" calcext:value-type="string">
            <text:p><text:span text:style-name="T6">Night cloth uniform</text:span></text:p>
          </table:table-cell>
          <table:table-cell table:number-columns-repeated="2" table:style-name="ce36" office:value-type="float" office:value="30" calcext:value-type="float">
            <text:p>3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7])" office:value-type="float" office:value="5" calcext:value-type="float">
            <text:p>5</text:p>
          </table:table-cell>
          <table:table-cell office:value-type="string" calcext:value-type="string">
            <text:p><text:span text:style-name="T6">leech</text:span></text:p>
          </table:table-cell>
          <table:table-cell table:style-name="ce13" table:formula="of:=VLOOKUP([.W27];[skills.A$1:.B$1048576];2;0)" office:value-type="string" office:string-value="Leech" calcext:value-type="string">
            <text:p>Leech</text:p>
          </table:table-cell>
          <table:table-cell table:style-name="ce194" office:value-type="string" calcext:value-type="string">
            <text:p><text:span text:style-name="T6">Night cloth absorbs 80% of all light this dose not cover your big 4head..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mind body 12</text:span></text:p>
          </table:table-cell>
          <table:table-cell office:value-type="string" calcext:value-type="string">
            <text:p><text:span text:style-name="T6">Enchanted mage suit</text:span>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8])" office:value-type="float" office:value="5" calcext:value-type="float">
            <text:p>5</text:p>
          </table:table-cell>
          <table:table-cell office:value-type="string" calcext:value-type="string">
            <text:p><text:span text:style-name="T6">mage armor</text:span></text:p>
          </table:table-cell>
          <table:table-cell table:style-name="ce13" table:formula="of:=VLOOKUP([.W28];[skills.A$1:.B$1048576];2;0)" office:value-type="string" office:string-value="Mage Armor" calcext:value-type="string">
            <text:p>Mage Armor</text:p>
          </table:table-cell>
          <table:table-cell table:style-name="ce194" office:value-type="string" calcext:value-type="string">
            <text:p><text:span text:style-name="T6">A light purple suit with night black buttons, very stylish.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soul body 12</text:span></text:p>
          </table:table-cell>
          <table:table-cell office:value-type="string" calcext:value-type="string">
            <text:p><text:span text:style-name="T6">Plastic wings</text:span></text:p>
          </table:table-cell>
          <table:table-cell table:number-columns-repeated="2"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body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29])" office:value-type="float" office:value="5" calcext:value-type="float">
            <text:p>5</text:p>
          </table:table-cell>
          <table:table-cell office:value-type="string" calcext:value-type="string">
            <text:p><text:span text:style-name="T6">leech</text:span></text:p>
          </table:table-cell>
          <table:table-cell table:style-name="ce13" table:formula="of:=VLOOKUP([.W29];[skills.A$1:.B$1048576];2;0)" office:value-type="string" office:string-value="Leech" calcext:value-type="string">
            <text:p>Leech</text:p>
          </table:table-cell>
          <table:table-cell table:style-name="ce194" office:value-type="string" calcext:value-type="string">
            <text:p><text:span text:style-name="T6">Plastic wings that are somehow better than the fine white robes.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red cap</text:span></text:p>
          </table:table-cell>
          <table:table-cell table:style-name="ce35" office:value-type="string" calcext:value-type="string">
            <text:p><text:span text:style-name="T6">Red cap</text:span>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head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0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stylish red cap that adds a dash of flair to your attire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brown wizard hat</text:span></text:p>
          </table:table-cell>
          <table:table-cell table:style-name="ce35" office:value-type="string" calcext:value-type="string">
            <text:p><text:span text:style-name="T6">Brown pointy hat</text:span>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head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1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pointy hat favored by novice spellcasters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plague doctor mask</text:span></text:p>
          </table:table-cell>
          <table:table-cell table:style-name="ce35" office:value-type="string" calcext:value-type="string">
            <text:p><text:span text:style-name="T6">Plague doctor mask</text:span>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head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2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mysterious mask with eerie overtones, often worn by healers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bronze koif</text:span></text:p>
          </table:table-cell>
          <table:table-cell table:style-name="ce35" office:value-type="string" calcext:value-type="string">
            <text:p><text:span text:style-name="T6">Bronze koif</text:span>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head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3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durable koif that offers basic protection for the head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office:value-type="string" calcext:value-type="string">
            <text:p><text:span text:style-name="T6">Leather hat</text:span>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34])" office:value-type="float" office:value="5" calcext:value-type="float">
            <text:p>5</text:p>
          </table:table-cell>
          <table:table-cell office:value-type="string" calcext:value-type="string">
            <text:p><text:span text:style-name="T6">enrage</text:span></text:p>
          </table:table-cell>
          <table:table-cell table:style-name="ce13" table:formula="of:=VLOOKUP([.W34];[skills.A$1:.B$1048576];2;0)" office:value-type="string" office:string-value="Enrage" calcext:value-type="string">
            <text:p>Enrage</text:p>
          </table:table-cell>
          <table:table-cell table:style-name="ce194" office:value-type="string" calcext:value-type="string">
            <text:p><text:span text:style-name="T6">A hat made of cow hide.. moo!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office:value-type="string" calcext:value-type="string">
            <text:p><text:span text:style-name="T6">Ragged hood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3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5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ragged hood, its so beat up it looks like a mesh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office:value-type="string" calcext:value-type="string">
            <text:p><text:span text:style-name="T6">Pointy hat</text:span>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3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6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oversized pointed hat, a little crooked at the tip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office:value-type="string" calcext:value-type="string">
            <text:p><text:span text:style-name="T6">Bald cap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3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7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Baldy!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office:value-type="string" calcext:value-type="string">
            <text:p><text:span text:style-name="T6">Hard leather helmet</text:span>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3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8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The leather covers the face, kinky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office:value-type="string" calcext:value-type="string">
            <text:p><text:span text:style-name="T6">Cloth hood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3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39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cloth hood dyed a dark gray color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office:value-type="string" calcext:value-type="string">
            <text:p><text:span text:style-name="T6">Fine pointy ha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0])" office:value-type="float" office:value="5" calcext:value-type="float">
            <text:p>5</text:p>
          </table:table-cell>
          <table:table-cell office:value-type="string" calcext:value-type="string">
            <text:p><text:span text:style-name="T6">magic missile</text:span></text:p>
          </table:table-cell>
          <table:table-cell table:style-name="ce13" table:formula="of:=VLOOKUP([.W40];[skills.A$1:.B$1048576];2;0)" office:value-type="string" office:string-value="Magic Missile" calcext:value-type="string">
            <text:p>Magic Missile</text:p>
          </table:table-cell>
          <table:table-cell table:style-name="ce194" office:value-type="string" calcext:value-type="string">
            <text:p><text:span text:style-name="T6">A light blue tinted pointed hat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office:value-type="string" calcext:value-type="string">
            <text:p><text:span text:style-name="T6">Fine silk hood</text:span>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1])" office:value-type="float" office:value="5" calcext:value-type="float">
            <text:p>5</text:p>
          </table:table-cell>
          <table:table-cell office:value-type="string" calcext:value-type="string">
            <text:p><text:span text:style-name="T6">smite</text:span></text:p>
          </table:table-cell>
          <table:table-cell table:style-name="ce13" table:formula="of:=VLOOKUP([.W41];[skills.A$1:.B$1048576];2;0)" office:value-type="string" office:string-value="Smite" calcext:value-type="string">
            <text:p>Smite</text:p>
          </table:table-cell>
          <table:table-cell table:style-name="ce194" office:value-type="string" calcext:value-type="string">
            <text:p><text:span text:style-name="T6">A hood made of the finest silk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office:value-type="string" calcext:value-type="string">
            <text:p><text:span text:style-name="T6">Iron cap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2])" office:value-type="float" office:value="5" calcext:value-type="float">
            <text:p>5</text:p>
          </table:table-cell>
          <table:table-cell office:value-type="string" calcext:value-type="string">
            <text:p><text:span text:style-name="T6">enrage</text:span></text:p>
          </table:table-cell>
          <table:table-cell table:style-name="ce13" table:formula="of:=VLOOKUP([.W42];[skills.A$1:.B$1048576];2;0)" office:value-type="string" office:string-value="Enrage" calcext:value-type="string">
            <text:p>Enrage</text:p>
          </table:table-cell>
          <table:table-cell table:style-name="ce194" office:value-type="string" calcext:value-type="string">
            <text:p><text:span text:style-name="T6">A polished iron cap, it distorts your face when you use it like a mirror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office:value-type="string" calcext:value-type="string">
            <text:p><text:span text:style-name="T6">Fine cloth hood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43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black hood of excellent quality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office:value-type="string" calcext:value-type="string">
            <text:p><text:span text:style-name="T6">Apprentice hat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4])" office:value-type="float" office:value="5" calcext:value-type="float">
            <text:p>5</text:p>
          </table:table-cell>
          <table:table-cell office:value-type="string" calcext:value-type="string">
            <text:p><text:span text:style-name="T6">mana bolt</text:span></text:p>
          </table:table-cell>
          <table:table-cell table:style-name="ce13" table:formula="of:=VLOOKUP([.W44];[skills.A$1:.B$1048576];2;0)" office:value-type="string" office:string-value="Mana Bolt" calcext:value-type="string">
            <text:p>Mana Bolt</text:p>
          </table:table-cell>
          <table:table-cell table:style-name="ce194" office:value-type="string" calcext:value-type="string">
            <text:p><text:span text:style-name="T6">A blue pointed hat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office:value-type="string" calcext:value-type="string">
            <text:p><text:span text:style-name="T6">Circlet</text:span>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5])" office:value-type="float" office:value="5" calcext:value-type="float">
            <text:p>5</text:p>
          </table:table-cell>
          <table:table-cell office:value-type="string" calcext:value-type="string">
            <text:p><text:span text:style-name="T6">holy arrow</text:span></text:p>
          </table:table-cell>
          <table:table-cell table:style-name="ce13" table:formula="of:=VLOOKUP([.W45];[skills.A$1:.B$1048576];2;0)" office:value-type="string" office:string-value="Holy Arrow" calcext:value-type="string">
            <text:p>Holy Arrow</text:p>
          </table:table-cell>
          <table:table-cell table:style-name="ce194" office:value-type="string" calcext:value-type="string">
            <text:p><text:span text:style-name="T6">A circlet made of silver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office:value-type="string" calcext:value-type="string">
            <text:p><text:span text:style-name="T6">Steel helmet</text:span>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46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steel helmet fit for a knight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office:value-type="string" calcext:value-type="string">
            <text:p><text:span text:style-name="T6">Rogue hood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47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Now you can look cool whilst brooding in the corner of the tavern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office:value-type="string" calcext:value-type="string">
            <text:p><text:span text:style-name="T6">Mage hat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48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deep blue pointy hat with a wide brim embellished with gold and a sapphire connected to the tip, making it curve back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office:value-type="string" calcext:value-type="string">
            <text:p><text:span text:style-name="T6">Mitre</text:span>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4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49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hat symbolizing faith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head 9 bone</text:span></text:p>
          </table:table-cell>
          <table:table-cell office:value-type="string" calcext:value-type="string">
            <text:p><text:span text:style-name="T6">Skullcap</text:span>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-15" calcext:value-type="float">
            <text:p>-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5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0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This macabre helmet is made of the skull of a unidentifiable creature.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head 9 bone</text:span></text:p>
          </table:table-cell>
          <table:table-cell office:value-type="string" calcext:value-type="string">
            <text:p><text:span text:style-name="T6">NOT FINISHED</text:span>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1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pee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head 9 bone</text:span></text:p>
          </table:table-cell>
          <table:table-cell office:value-type="string" calcext:value-type="string">
            <text:p><text:span text:style-name="T6">Bone headdress</text:span>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5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2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The skull of a deer, with flowers and beautiful colorful rocks attached with a series of strings made from blonde hair.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head 9 bone</text:span></text:p>
          </table:table-cell>
          <table:table-cell office:value-type="string" calcext:value-type="string">
            <text:p><text:span text:style-name="T6">NOT FINISHED</text:span></text:p>
          </table:table-cell>
          <table:table-cell table:number-columns-repeated="16" table:style-name="ce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3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pee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grit head 12</text:span></text:p>
          </table:table-cell>
          <table:table-cell office:value-type="string" calcext:value-type="string">
            <text:p><text:span text:style-name="T6">Bucket helmet</text:span>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-20" calcext:value-type="float">
            <text:p>-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5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4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metal box with some eyeholes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flow head 12</text:span></text:p>
          </table:table-cell>
          <table:table-cell office:value-type="string" calcext:value-type="string">
            <text:p><text:span text:style-name="T6">Night cloth hood</text:span></text:p>
          </table:table-cell>
          <table:table-cell table:number-columns-repeated="2" table:style-name="ce36" office:value-type="float" office:value="30" calcext:value-type="float">
            <text:p>3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5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5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Night cloth absorbs 80% of all light this is only the hood tho.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mind head 12</text:span></text:p>
          </table:table-cell>
          <table:table-cell office:value-type="string" calcext:value-type="string">
            <text:p><text:span text:style-name="T6">Enchanted mage hat</text:span>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5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6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light purple top hat for the smartest and finest of gentlemen.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soul head 12</text:span></text:p>
          </table:table-cell>
          <table:table-cell office:value-type="string" calcext:value-type="string">
            <text:p><text:span text:style-name="T6">Plastic halo</text:span></text:p>
          </table:table-cell>
          <table:table-cell table:number-columns-repeated="2"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head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5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7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shiny warm to the touch halo that somehow stays atop your head.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event_1</text:span></text:p>
          </table:table-cell>
          <table:table-cell table:style-name="ce35" office:value-type="string" calcext:value-type="string">
            <text:p><text:span text:style-name="T6">Old coin</text:span></text:p>
          </table:table-cell>
          <table:table-cell table:number-columns-repeated="2" table:style-name="ce35" office:value-type="float" office:value="10" calcext:value-type="float">
            <text:p>10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relic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8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Holding this tarnished coin fills you with an unsettling sense of both luck and dread.#END#«And he who sailed never reached the harbor, for the harbor was yet to come in a future patch.»#END#    - kuro february 3rd 2025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relic 1</text:span></text:p>
          </table:table-cell>
          <table:table-cell office:value-type="string" calcext:value-type="string">
            <text:p><text:span text:style-name="T6">Apprentice fighter emblem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relic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59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You have proved your worth, and are now an apprentice fighter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relic 1</text:span></text:p>
          </table:table-cell>
          <table:table-cell office:value-type="string" calcext:value-type="string">
            <text:p><text:span text:style-name="T6">Apprentice rogue emblem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relic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60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You have proved your worth, and are now an apprentice fighter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relic 1</text:span></text:p>
          </table:table-cell>
          <table:table-cell office:value-type="string" calcext:value-type="string">
            <text:p><text:span text:style-name="T6">Apprentice mage emblem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relic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6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61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You have proved your worth, and are now an apprentice fighter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relic 1</text:span></text:p>
          </table:table-cell>
          <table:table-cell office:value-type="string" calcext:value-type="string">
            <text:p><text:span text:style-name="T6">Apprentice cleric emblem</text:span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relic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62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You have proved your worth, and are now an apprentice fighter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red scarf</text:span></text:p>
          </table:table-cell>
          <table:table-cell table:style-name="ce35" office:value-type="string" calcext:value-type="string">
            <text:p><text:span text:style-name="T6">Red scarf</text:span>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trinket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6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63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scarf made of red silk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notebook</text:span></text:p>
          </table:table-cell>
          <table:table-cell table:style-name="ce35" office:value-type="string" calcext:value-type="string">
            <text:p><text:span text:style-name="T6">Notebook</text:span>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trinket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6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64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bound notebook for jotting down spells or thoughts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prayer beads</text:span></text:p>
          </table:table-cell>
          <table:table-cell table:style-name="ce35" office:value-type="string" calcext:value-type="string">
            <text:p><text:span text:style-name="T6">Prayer beads</text:span></text:p>
          </table:table-cell>
          <table:table-cell table:number-columns-repeated="2" table:style-name="ce35" office:value-type="float" office:value="10" calcext:value-type="float">
            <text:p>10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trinket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65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string of beads for meditation and spiritual focus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single earing</text:span></text:p>
          </table:table-cell>
          <table:table-cell table:style-name="ce35" office:value-type="string" calcext:value-type="string">
            <text:p><text:span text:style-name="T6">Single earing</text:span>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7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trinket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6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66];[skills.A$1:.B$1048576];2;0)" office:value-type="string" office:string-value="" calcext:value-type="error">
            <text:p>#N/A</text:p>
          </table:table-cell>
          <table:table-cell table:style-name="ce35" office:value-type="string" calcext:value-type="string">
            <text:p><text:span text:style-name="T6">A single earing, kinda quirky to only wear one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office:value-type="string" calcext:value-type="string">
            <text:p><text:span text:style-name="T6">Pocket knife</text:span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67])" office:value-type="float" office:value="5" calcext:value-type="float">
            <text:p>5</text:p>
          </table:table-cell>
          <table:table-cell office:value-type="string" calcext:value-type="string">
            <text:p>mage armor</text:p>
          </table:table-cell>
          <table:table-cell table:style-name="ce13" table:formula="of:=VLOOKUP([.W67];[skills.A$1:.B$1048576];2;0)" office:value-type="string" office:string-value="Mage Armor" calcext:value-type="string">
            <text:p>Mage Armor</text:p>
          </table:table-cell>
          <table:table-cell table:style-name="ce194" office:value-type="string" calcext:value-type="string">
            <text:p><text:span text:style-name="T6">A campers favoret tool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office:value-type="string" calcext:value-type="string">
            <text:p><text:span text:style-name="T6">Piece of paper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68])" office:value-type="float" office:value="5" calcext:value-type="float">
            <text:p>5</text:p>
          </table:table-cell>
          <table:table-cell office:value-type="string" calcext:value-type="string">
            <text:p>ethereal</text:p>
          </table:table-cell>
          <table:table-cell table:style-name="ce13" table:formula="of:=VLOOKUP([.W68];[skills.A$1:.B$1048576];2;0)" office:value-type="string" office:string-value="Become Ethereal" calcext:value-type="string">
            <text:p>Become Ethereal</text:p>
          </table:table-cell>
          <table:table-cell table:style-name="ce194" office:value-type="string" calcext:value-type="string">
            <text:p><text:span text:style-name="T6">Now you can write down your spells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office:value-type="string" calcext:value-type="string">
            <text:p><text:span text:style-name="T6">Tiny bell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69])" office:value-type="float" office:value="5" calcext:value-type="float">
            <text:p>5</text:p>
          </table:table-cell>
          <table:table-cell office:value-type="string" calcext:value-type="string">
            <text:p>enrage</text:p>
          </table:table-cell>
          <table:table-cell table:style-name="ce13" table:formula="of:=VLOOKUP([.W69];[skills.A$1:.B$1048576];2;0)" office:value-type="string" office:string-value="Enrage" calcext:value-type="string">
            <text:p>Enrage</text:p>
          </table:table-cell>
          <table:table-cell table:style-name="ce194" office:value-type="string" calcext:value-type="string">
            <text:p><text:span text:style-name="T6">Doesn't sound quite right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office:value-type="string" calcext:value-type="string">
            <text:p><text:span text:style-name="T6">Wood shield</text:span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0])" office:value-type="float" office:value="5" calcext:value-type="float">
            <text:p>5</text:p>
          </table:table-cell>
          <table:table-cell office:value-type="string" calcext:value-type="string">
            <text:p>leech</text:p>
          </table:table-cell>
          <table:table-cell table:style-name="ce13" table:formula="of:=VLOOKUP([.W70];[skills.A$1:.B$1048576];2;0)" office:value-type="string" office:string-value="Leech" calcext:value-type="string">
            <text:p>Leech</text:p>
          </table:table-cell>
          <table:table-cell table:style-name="ce194" office:value-type="string" calcext:value-type="string">
            <text:p><text:span text:style-name="T6">A plank with a handle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office:value-type="string" calcext:value-type="string">
            <text:p><text:span text:style-name="T6">Dagger</text:span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1])" office:value-type="float" office:value="5" calcext:value-type="float">
            <text:p>5</text:p>
          </table:table-cell>
          <table:table-cell office:value-type="string" calcext:value-type="string">
            <text:p>thorns</text:p>
          </table:table-cell>
          <table:table-cell table:style-name="ce13" table:formula="of:=VLOOKUP([.W71];[skills.A$1:.B$1048576];2;0)" office:value-type="string" office:string-value="Thorns" calcext:value-type="string">
            <text:p>Thorns</text:p>
          </table:table-cell>
          <table:table-cell table:style-name="ce194" office:value-type="string" calcext:value-type="string">
            <text:p><text:span text:style-name="T6">A small knife perfect for offhand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office:value-type="string" calcext:value-type="string">
            <text:p><text:span text:style-name="T6">Notebook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72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Now you can write down lots of spells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office:value-type="string" calcext:value-type="string">
            <text:p><text:span text:style-name="T6">Sigil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73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May your faith protect you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office:value-type="string" calcext:value-type="string">
            <text:p><text:span text:style-name="T6">Shield</text:span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74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wood shild with a iron rim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office:value-type="string" calcext:value-type="string">
            <text:p><text:span text:style-name="T6">Field dagger</text:span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75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lightweight dagger, perfect for quick, precise strikes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office:value-type="string" calcext:value-type="string">
            <text:p><text:span text:style-name="T6">Book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76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hard leather book with quality paper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office:value-type="string" calcext:value-type="string">
            <text:p><text:span text:style-name="T6">Embellished Sigil</text:span>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77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n intricately designed symbol with both elegance and power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office:value-type="string" calcext:value-type="string">
            <text:p><text:span text:style-name="T6">Iron shield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78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n iron shield, strong yet balanced. It feels solid in hand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office:value-type="string" calcext:value-type="string">
            <text:p><text:span text:style-name="T6">Bag of marbles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7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79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leather bag full of glass marbles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office:value-type="string" calcext:value-type="string">
            <text:p><text:span text:style-name="T6">Ink and quill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8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80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bottle of magic ink and a quill made with a large colorful feather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office:value-type="string" calcext:value-type="string">
            <text:p><text:span text:style-name="T6">Totem of undying</text:span>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8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81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It looks like a mandrake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office:value-type="string" calcext:value-type="string">
            <text:p><text:span text:style-name="T6">Steel Buckler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8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82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The pan lid of a skilled armor smith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grit trinket a 12</text:span></text:p>
          </table:table-cell>
          <table:table-cell office:value-type="string" calcext:value-type="string">
            <text:p><text:span text:style-name="T6">sword necklace</text:span>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17" calcext:value-type="float">
            <text:p>17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8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83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necklace with a wooden sword.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grit trinket b 12 </text:span></text:p>
          </table:table-cell>
          <table:table-cell office:value-type="string" calcext:value-type="string">
            <text:p><text:span text:style-name="T6">sheild necklace</text:span>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7" calcext:value-type="float">
            <text:p>17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8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84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necklace with a wooden sheild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flow trinket 12</text:span></text:p>
          </table:table-cell>
          <table:table-cell office:value-type="string" calcext:value-type="string">
            <text:p><text:span text:style-name="T6">Dagger necklace</text:span>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7" calcext:value-type="float">
            <text:p>1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8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85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necklace with a wooden dagger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mind trinket 12</text:span></text:p>
          </table:table-cell>
          <table:table-cell office:value-type="string" calcext:value-type="string">
            <text:p><text:span text:style-name="T6">Enchanted necklace</text:span>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8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86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necklace with a pretty crystal</text:span>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<text:span text:style-name="T6">soul trinket 12</text:span></text:p>
          </table:table-cell>
          <table:table-cell office:value-type="string" calcext:value-type="string">
            <text:p><text:span text:style-name="T6">Holy necklace</text:span></text:p>
          </table:table-cell>
          <table:table-cell table:number-columns-repeated="2" table:style-name="ce36" office:value-type="float" office:value="20" calcext:value-type="float">
            <text:p>2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56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6">trinket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8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87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A necklace with a wooden cross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field dagger</text:span></text:p>
          </table:table-cell>
          <table:table-cell table:style-name="ce35" office:value-type="string" calcext:value-type="string">
            <text:p><text:span text:style-name="T6">Field dagger</text:span></text:p>
          </table:table-cell>
          <table:table-cell table:number-columns-repeated="9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weapon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88])" office:value-type="float" office:value="0" calcext:value-type="float">
            <text:p>0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88];[skills.A$1:.B$1048576];2;0)" office:value-type="string" office:string-value="Swing" calcext:value-type="string">
            <text:p>Swing</text:p>
          </table:table-cell>
          <table:table-cell table:style-name="ce35" office:value-type="string" calcext:value-type="string">
            <text:p><text:span text:style-name="T6">A lightweight dagger, perfect for quick, precise strikes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curved stick</text:span></text:p>
          </table:table-cell>
          <table:table-cell table:style-name="ce35" office:value-type="string" calcext:value-type="string">
            <text:p><text:span text:style-name="T6">Curved stick</text:span>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weapon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89])" office:value-type="float" office:value="0" calcext:value-type="float">
            <text:p>0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89];[skills.A$1:.B$1048576];2;0)" office:value-type="string" office:string-value="Swing" calcext:value-type="string">
            <text:p>Swing</text:p>
          </table:table-cell>
          <table:table-cell table:style-name="ce35" office:value-type="string" calcext:value-type="string">
            <text:p><text:span text:style-name="T6">A simple stick with a curved end, useful for training or basic combat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wooden mallet</text:span></text:p>
          </table:table-cell>
          <table:table-cell table:style-name="ce35" office:value-type="string" calcext:value-type="string">
            <text:p><text:span text:style-name="T6">Wooden mallet</text:span>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weapon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90])" office:value-type="float" office:value="0" calcext:value-type="float">
            <text:p>0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90];[skills.A$1:.B$1048576];2;0)" office:value-type="string" office:string-value="Swing" calcext:value-type="string">
            <text:p>Swing</text:p>
          </table:table-cell>
          <table:table-cell table:style-name="ce35" office:value-type="string" calcext:value-type="string">
            <text:p><text:span text:style-name="T6">BONK!</text:span>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<text:span text:style-name="T6">axe</text:span></text:p>
          </table:table-cell>
          <table:table-cell table:style-name="ce35" office:value-type="string" calcext:value-type="string">
            <text:p><text:span text:style-name="T6">Axe</text:span>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82" office:value-type="string" calcext:value-type="string">
            <text:p><text:span text:style-name="T6">weapon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7" table:formula="of:=COUNTIF([loot.A$1:.A$1048576];[.A91])" office:value-type="float" office:value="0" calcext:value-type="float">
            <text:p>0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91];[skills.A$1:.B$1048576];2;0)" office:value-type="string" office:string-value="Swing" calcext:value-type="string">
            <text:p>Swing</text:p>
          </table:table-cell>
          <table:table-cell table:style-name="ce35" office:value-type="string" calcext:value-type="string">
            <text:p><text:span text:style-name="T6">A heavy axe, ideal for chopping wood or foes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office:value-type="string" calcext:value-type="string">
            <text:p><text:span text:style-name="T6">Dirk</text:span></text:p>
          </table:table-cell>
          <table:table-cell table:number-columns-repeated="9"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92])" office:value-type="float" office:value="5" calcext:value-type="float">
            <text:p>5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92];[skills.A$1:.B$1048576];2;0)" office:value-type="string" office:string-value="Swing" calcext:value-type="string">
            <text:p>Swing</text:p>
          </table:table-cell>
          <table:table-cell table:style-name="ce194" office:value-type="string" calcext:value-type="string">
            <text:p><text:span text:style-name="T6">All stabby no slashy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office:value-type="string" calcext:value-type="string">
            <text:p><text:span text:style-name="T6">Stick</text:span></text:p>
          </table:table-cell>
          <table:table-cell table:number-columns-repeated="10"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93])" office:value-type="float" office:value="5" calcext:value-type="float">
            <text:p>5</text:p>
          </table:table-cell>
          <table:table-cell office:value-type="string" calcext:value-type="string">
            <text:p><text:span text:style-name="T6">magic missile</text:span></text:p>
          </table:table-cell>
          <table:table-cell table:style-name="ce13" table:formula="of:=VLOOKUP([.W93];[skills.A$1:.B$1048576];2;0)" office:value-type="string" office:string-value="Magic Missile" calcext:value-type="string">
            <text:p>Magic Missile</text:p>
          </table:table-cell>
          <table:table-cell table:style-name="ce194" office:value-type="string" calcext:value-type="string">
            <text:p><text:span text:style-name="T6">Nothing more magical than finding a cool stick</text:span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office:value-type="string" calcext:value-type="string">
            <text:p><text:span text:style-name="T6">Prayer beads</text:span></text:p>
          </table:table-cell>
          <table:table-cell table:number-columns-repeated="11"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94])" office:value-type="float" office:value="5" calcext:value-type="float">
            <text:p>5</text:p>
          </table:table-cell>
          <table:table-cell office:value-type="string" calcext:value-type="string">
            <text:p><text:span text:style-name="T6">smite</text:span></text:p>
          </table:table-cell>
          <table:table-cell table:style-name="ce13" table:formula="of:=VLOOKUP([.W94];[skills.A$1:.B$1048576];2;0)" office:value-type="string" office:string-value="Smite" calcext:value-type="string">
            <text:p>Smite</text:p>
          </table:table-cell>
          <table:table-cell table:style-name="ce194" office:value-type="string" calcext:value-type="string">
            <text:p><text:span text:style-name="T6">Wooden beads on a thin thread</text:span></text:p>
          </table:table-cell>
          <table:table-cell table:number-columns-repeated="999"/>
        </table:table-row>
        <table:table-row table:style-name="ro1">
          <table:table-cell table:style-name="ce37" office:value-type="string" calcext:value-type="string">
            <text:p><text:span text:style-name="T6">grit weapon 1</text:span></text:p>
          </table:table-cell>
          <table:table-cell office:value-type="string" calcext:value-type="string">
            <text:p><text:span text:style-name="T6">Pitchfork</text:span></text:p>
          </table:table-cell>
          <table:table-cell table:style-name="ce63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84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95])" office:value-type="float" office:value="5" calcext:value-type="float">
            <text:p>5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95];[skills.A$1:.B$1048576];2;0)" office:value-type="string" office:string-value="Swing" calcext:value-type="string">
            <text:p>Swing</text:p>
          </table:table-cell>
          <table:table-cell table:style-name="ce194" office:value-type="string" calcext:value-type="string">
            <text:p><text:span text:style-name="T6">Landlubber trident</text:span>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<text:span text:style-name="T6">flow weapon 3</text:span></text:p>
          </table:table-cell>
          <table:table-cell office:value-type="string" calcext:value-type="string">
            <text:p><text:span text:style-name="T6">Knife</text:span></text:p>
          </table:table-cell>
          <table:table-cell table:style-name="ce63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96])" office:value-type="float" office:value="5" calcext:value-type="float">
            <text:p>5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96];[skills.A$1:.B$1048576];2;0)" office:value-type="string" office:string-value="Swing" calcext:value-type="string">
            <text:p>Swing</text:p>
          </table:table-cell>
          <table:table-cell table:style-name="ce194" office:value-type="string" calcext:value-type="string">
            <text:p><text:span text:style-name="T6">Both stabby and slashy</text:span></text:p>
          </table:table-cell>
          <table:table-cell table:number-columns-repeated="999"/>
        </table:table-row>
        <table:table-row table:style-name="ro1">
          <table:table-cell table:style-name="ce39" office:value-type="string" calcext:value-type="string">
            <text:p><text:span text:style-name="T6">mind weapon 3</text:span></text:p>
          </table:table-cell>
          <table:table-cell office:value-type="string" calcext:value-type="string">
            <text:p><text:span text:style-name="T6">Simple wand</text:span></text:p>
          </table:table-cell>
          <table:table-cell table:style-name="ce6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97])" office:value-type="float" office:value="5" calcext:value-type="float">
            <text:p>5</text:p>
          </table:table-cell>
          <table:table-cell office:value-type="string" calcext:value-type="string">
            <text:p><text:span text:style-name="T6">magic missile</text:span></text:p>
          </table:table-cell>
          <table:table-cell table:style-name="ce13" table:formula="of:=VLOOKUP([.W97];[skills.A$1:.B$1048576];2;0)" office:value-type="string" office:string-value="Magic Missile" calcext:value-type="string">
            <text:p>Magic Missile</text:p>
          </table:table-cell>
          <table:table-cell table:style-name="ce194" office:value-type="string" calcext:value-type="string">
            <text:p><text:span text:style-name="T6">A polished stick with some engraving and a leather handle</text:span>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<text:span text:style-name="T6">soul weapon 3</text:span></text:p>
          </table:table-cell>
          <table:table-cell office:value-type="string" calcext:value-type="string">
            <text:p><text:span text:style-name="T6">Holy emblem</text:span></text:p>
          </table:table-cell>
          <table:table-cell table:style-name="ce6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98])" office:value-type="float" office:value="5" calcext:value-type="float">
            <text:p>5</text:p>
          </table:table-cell>
          <table:table-cell office:value-type="string" calcext:value-type="string">
            <text:p><text:span text:style-name="T6">smite</text:span></text:p>
          </table:table-cell>
          <table:table-cell table:style-name="ce13" table:formula="of:=VLOOKUP([.W98];[skills.A$1:.B$1048576];2;0)" office:value-type="string" office:string-value="Smite" calcext:value-type="string">
            <text:p>Smite</text:p>
          </table:table-cell>
          <table:table-cell table:style-name="ce194" office:value-type="string" calcext:value-type="string">
            <text:p><text:span text:style-name="T6">The emblem of a long forgotten god, whether they exist or not.. only god knows</text:span></text:p>
          </table:table-cell>
          <table:table-cell table:number-columns-repeated="999"/>
        </table:table-row>
        <table:table-row table:style-name="ro5">
          <table:table-cell table:style-name="ce41" office:value-type="string" calcext:value-type="string">
            <text:p><text:span text:style-name="T6">grit weapon 3</text:span></text:p>
          </table:table-cell>
          <table:table-cell office:value-type="string" calcext:value-type="string">
            <text:p><text:span text:style-name="T6">Spear</text:span></text:p>
          </table:table-cell>
          <table:table-cell table:style-name="ce6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5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99])" office:value-type="float" office:value="5" calcext:value-type="float">
            <text:p>5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99];[skills.A$1:.B$1048576];2;0)" office:value-type="string" office:string-value="Swing" calcext:value-type="string">
            <text:p>Swing</text:p>
          </table:table-cell>
          <table:table-cell table:style-name="ce194" office:value-type="string" calcext:value-type="string">
            <text:p><text:span text:style-name="T6">A long stick with a triangular steel tip</text:span>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<text:span text:style-name="T6">flow weapon 6</text:span></text:p>
          </table:table-cell>
          <table:table-cell office:value-type="string" calcext:value-type="string">
            <text:p><text:span text:style-name="T6">Short sword</text:span></text:p>
          </table:table-cell>
          <table:table-cell table:style-name="ce6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style-name="ce170" office:value-type="float" office:value="13" calcext:value-type="float">
            <text:p>13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style-name="ce178" office:value-type="float" office:value="6" calcext:value-type="float">
            <text:p>6</text:p>
          </table:table-cell>
          <table:table-cell table:style-name="ce186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0])" office:value-type="float" office:value="5" calcext:value-type="float">
            <text:p>5</text:p>
          </table:table-cell>
          <table:table-cell office:value-type="string" calcext:value-type="string">
            <text:p><text:span text:style-name="T6">fast strike</text:span></text:p>
          </table:table-cell>
          <table:table-cell table:style-name="ce13" table:formula="of:=VLOOKUP([.W100];[skills.A$1:.B$1048576];2;0)" office:value-type="string" office:string-value="Fast Strike" calcext:value-type="string">
            <text:p>Fast Strike</text:p>
          </table:table-cell>
          <table:table-cell table:style-name="ce194" office:value-type="string" calcext:value-type="string">
            <text:p><text:span text:style-name="T6">A perfect weapon for close combat</text:span></text:p>
          </table:table-cell>
          <table:table-cell table:number-columns-repeated="999"/>
        </table:table-row>
        <table:table-row table:style-name="ro1">
          <table:table-cell table:style-name="ce43" office:value-type="string" calcext:value-type="string">
            <text:p><text:span text:style-name="T6">mind weapon 6</text:span></text:p>
          </table:table-cell>
          <table:table-cell office:value-type="string" calcext:value-type="string">
            <text:p><text:span text:style-name="T6">Wand</text:span></text:p>
          </table:table-cell>
          <table:table-cell table:style-name="ce6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9" office:value-type="float" office:value="6" calcext:value-type="float">
            <text:p>6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13" calcext:value-type="float">
            <text:p>13</text:p>
          </table:table-cell>
          <table:table-cell table:style-name="ce15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6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1])" office:value-type="float" office:value="5" calcext:value-type="float">
            <text:p>5</text:p>
          </table:table-cell>
          <table:table-cell office:value-type="string" calcext:value-type="string">
            <text:p><text:span text:style-name="T6">mana bolt</text:span></text:p>
          </table:table-cell>
          <table:table-cell table:style-name="ce13" table:formula="of:=VLOOKUP([.W101];[skills.A$1:.B$1048576];2;0)" office:value-type="string" office:string-value="Mana Bolt" calcext:value-type="string">
            <text:p>Mana Bolt</text:p>
          </table:table-cell>
          <table:table-cell table:style-name="ce194" office:value-type="string" calcext:value-type="string">
            <text:p><text:span text:style-name="T6">A silver engraved copper rod with strange symbols engraved in the silver</text:span></text:p>
          </table:table-cell>
          <table:table-cell table:number-columns-repeated="999"/>
        </table:table-row>
        <table:table-row table:style-name="ro1">
          <table:table-cell table:style-name="ce44" office:value-type="string" calcext:value-type="string">
            <text:p><text:span text:style-name="T6">soul weapon 6</text:span></text:p>
          </table:table-cell>
          <table:table-cell office:value-type="string" calcext:value-type="string">
            <text:p><text:span text:style-name="T6">Clerics mace</text:span></text:p>
          </table:table-cell>
          <table:table-cell table:style-name="ce67" office:value-type="float" office:value="10" calcext:value-type="float">
            <text:p>10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86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2])" office:value-type="float" office:value="5" calcext:value-type="float">
            <text:p>5</text:p>
          </table:table-cell>
          <table:table-cell office:value-type="string" calcext:value-type="string">
            <text:p><text:span text:style-name="T6">bash</text:span></text:p>
          </table:table-cell>
          <table:table-cell table:style-name="ce13" table:formula="of:=VLOOKUP([.W102];[skills.A$1:.B$1048576];2;0)" office:value-type="string" office:string-value="Bash" calcext:value-type="string">
            <text:p>Bash</text:p>
          </table:table-cell>
          <table:table-cell table:style-name="ce194" office:value-type="string" calcext:value-type="string">
            <text:p><text:span text:style-name="T6">Who is cleric?</text:span></text:p>
          </table:table-cell>
          <table:table-cell table:number-columns-repeated="999"/>
        </table:table-row>
        <table:table-row table:style-name="ro5">
          <table:table-cell table:style-name="ce45" office:value-type="string" calcext:value-type="string">
            <text:p><text:span text:style-name="T6">grit weapon 6</text:span></text:p>
          </table:table-cell>
          <table:table-cell office:value-type="string" calcext:value-type="string">
            <text:p><text:span text:style-name="T6">Longsword</text:span></text:p>
          </table:table-cell>
          <table:table-cell table:style-name="ce67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7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3])" office:value-type="float" office:value="5" calcext:value-type="float">
            <text:p>5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103];[skills.A$1:.B$1048576];2;0)" office:value-type="string" office:string-value="Swing" calcext:value-type="string">
            <text:p>Swing</text:p>
          </table:table-cell>
          <table:table-cell table:style-name="ce194" office:value-type="string" calcext:value-type="string">
            <text:p><text:span text:style-name="T6">A sword forged of iron with a handle wrapped in a red cloth</text:span></text:p>
          </table:table-cell>
          <table:table-cell table:number-columns-repeated="999"/>
        </table:table-row>
        <table:table-row table:style-name="ro1">
          <table:table-cell table:style-name="ce46" office:value-type="string" calcext:value-type="string">
            <text:p><text:span text:style-name="T6">flow weapon 9</text:span></text:p>
          </table:table-cell>
          <table:table-cell office:value-type="string" calcext:value-type="string">
            <text:p><text:span text:style-name="T6">Rogue knife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55" office:value-type="float" office:value="8" calcext:value-type="float">
            <text:p>8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table:style-name="ce155" office:value-type="float" office:value="15" calcext:value-type="float">
            <text:p>15</text:p>
          </table:table-cell>
          <table:table-cell table:style-name="ce171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79" office:value-type="float" office:value="9" calcext:value-type="float">
            <text:p>9</text:p>
          </table:table-cell>
          <table:table-cell table:style-name="ce188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4])" office:value-type="float" office:value="4" calcext:value-type="float">
            <text:p>4</text:p>
          </table:table-cell>
          <table:table-cell office:value-type="string" calcext:value-type="string">
            <text:p><text:span text:style-name="T6">fast strike</text:span></text:p>
          </table:table-cell>
          <table:table-cell table:style-name="ce13" table:formula="of:=VLOOKUP([.W104];[skills.A$1:.B$1048576];2;0)" office:value-type="string" office:string-value="Fast Strike" calcext:value-type="string">
            <text:p>Fast Strike</text:p>
          </table:table-cell>
          <table:table-cell table:style-name="ce194" office:value-type="string" calcext:value-type="string">
            <text:p><text:span text:style-name="T6">A high-quality tactical knife with a tanto blade</text:span></text:p>
          </table:table-cell>
          <table:table-cell table:number-columns-repeated="999"/>
        </table:table-row>
        <table:table-row table:style-name="ro1">
          <table:table-cell table:style-name="ce47" office:value-type="string" calcext:value-type="string">
            <text:p><text:span text:style-name="T6">mind weapon 9</text:span></text:p>
          </table:table-cell>
          <table:table-cell office:value-type="string" calcext:value-type="string">
            <text:p><text:span text:style-name="T6">Mage wand</text:span>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2" office:value-type="float" office:value="8" calcext:value-type="float">
            <text:p>8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5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8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5])" office:value-type="float" office:value="4" calcext:value-type="float">
            <text:p>4</text:p>
          </table:table-cell>
          <table:table-cell office:value-type="string" calcext:value-type="string">
            <text:p><text:span text:style-name="T6">mana bolt</text:span></text:p>
          </table:table-cell>
          <table:table-cell table:style-name="ce13" table:formula="of:=VLOOKUP([.W105];[skills.A$1:.B$1048576];2;0)" office:value-type="string" office:string-value="Mana Bolt" calcext:value-type="string">
            <text:p>Mana Bolt</text:p>
          </table:table-cell>
          <table:table-cell table:style-name="ce194" office:value-type="string" calcext:value-type="string">
            <text:p><text:span text:style-name="T6">A gold engraved sliver rod with strange symbols engraved in the gold</text:span></text:p>
          </table:table-cell>
          <table:table-cell table:number-columns-repeated="999"/>
        </table:table-row>
        <table:table-row table:style-name="ro1">
          <table:table-cell table:style-name="ce48" office:value-type="string" calcext:value-type="string">
            <text:p><text:span text:style-name="T6">soul weapon 9</text:span></text:p>
          </table:table-cell>
          <table:table-cell office:value-type="string" calcext:value-type="string">
            <text:p><text:span text:style-name="T6">White scepter</text:span>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5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88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6])" office:value-type="float" office:value="5" calcext:value-type="float">
            <text:p>5</text:p>
          </table:table-cell>
          <table:table-cell office:value-type="string" calcext:value-type="string">
            <text:p><text:span text:style-name="T6">holy arrow</text:span></text:p>
          </table:table-cell>
          <table:table-cell table:style-name="ce13" table:formula="of:=VLOOKUP([.W106];[skills.A$1:.B$1048576];2;0)" office:value-type="string" office:string-value="Holy Arrow" calcext:value-type="string">
            <text:p>Holy Arrow</text:p>
          </table:table-cell>
          <table:table-cell table:style-name="ce194" office:value-type="string" calcext:value-type="string">
            <text:p><text:span text:style-name="T6">A silver staff with an emblem of the sun on top</text:span></text:p>
          </table:table-cell>
          <table:table-cell table:number-columns-repeated="999"/>
        </table:table-row>
        <table:table-row table:style-name="ro5">
          <table:table-cell table:style-name="ce49" office:value-type="string" calcext:value-type="string">
            <text:p><text:span text:style-name="T6">grit weapon 9</text:span></text:p>
          </table:table-cell>
          <table:table-cell office:value-type="string" calcext:value-type="string">
            <text:p><text:span text:style-name="T6">Steel longsword</text:span></text:p>
          </table:table-cell>
          <table:table-cell table:style-name="ce70" office:value-type="float" office:value="0" calcext:value-type="float">
            <text:p>0</text:p>
          </table:table-cell>
          <table:table-cell table:style-name="ce81" office:value-type="float" office:value="-5" calcext:value-type="float">
            <text:p>-5</text:p>
          </table:table-cell>
          <table:table-cell table:style-name="ce91" office:value-type="float" office:value="0" calcext:value-type="float">
            <text:p>0</text:p>
          </table:table-cell>
          <table:table-cell table:style-name="ce100" office:value-type="float" office:value="10" calcext:value-type="float">
            <text:p>10</text:p>
          </table:table-cell>
          <table:table-cell table:style-name="ce112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9" office:value-type="float" office:value="8" calcext:value-type="float">
            <text:p>8</text:p>
          </table:table-cell>
          <table:table-cell table:style-name="ce15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9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7])" office:value-type="float" office:value="4" calcext:value-type="float">
            <text:p>4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107];[skills.A$1:.B$1048576];2;0)" office:value-type="string" office:string-value="Swing" calcext:value-type="string">
            <text:p>Swing</text:p>
          </table:table-cell>
          <table:table-cell table:style-name="ce194" office:value-type="string" calcext:value-type="string">
            <text:p><text:span text:style-name="T6">The steel sword a knights favored instrument</text:span></text:p>
          </table:table-cell>
          <table:table-cell table:number-columns-repeated="999"/>
        </table:table-row>
        <table:table-row table:style-name="ro1">
          <table:table-cell table:style-name="ce50" office:value-type="string" calcext:value-type="string">
            <text:p><text:span text:style-name="T6">grit weapon 9 bone</text:span></text:p>
          </table:table-cell>
          <table:table-cell office:value-type="string" calcext:value-type="string">
            <text:p><text:span text:style-name="T6">Skull flail</text:span>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-5" calcext:value-type="float">
            <text:p>-5</text:p>
          </table:table-cell>
          <table:table-cell table:style-name="ce92" office:value-type="float" office:value="0" calcext:value-type="float">
            <text:p>0</text:p>
          </table:table-cell>
          <table:table-cell table:style-name="ce101" office:value-type="float" office:value="10" calcext:value-type="float">
            <text:p>10</text:p>
          </table:table-cell>
          <table:table-cell table:style-name="ce113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50" office:value-type="float" office:value="8" calcext:value-type="float">
            <text:p>8</text:p>
          </table:table-cell>
          <table:table-cell table:style-name="ce83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83" office:value-type="float" office:value="15" calcext:value-type="float">
            <text:p>15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80" office:value-type="float" office:value="12" calcext:value-type="float">
            <text:p>12</text:p>
          </table:table-cell>
          <table:table-cell table:style-name="ce190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8])" office:value-type="float" office:value="3" calcext:value-type="float">
            <text:p>3</text:p>
          </table:table-cell>
          <table:table-cell office:value-type="string" calcext:value-type="string">
            <text:p><text:span text:style-name="T6">bash</text:span></text:p>
          </table:table-cell>
          <table:table-cell table:style-name="ce13" table:formula="of:=VLOOKUP([.W108];[skills.A$1:.B$1048576];2;0)" office:value-type="string" office:string-value="Bash" calcext:value-type="string">
            <text:p>Bash</text:p>
          </table:table-cell>
          <table:table-cell table:style-name="ce194" office:value-type="string" calcext:value-type="string">
            <text:p><text:span text:style-name="T6">A rod of iron with a thin chail which connects to a humanoid skull.</text:span></text:p>
          </table:table-cell>
          <table:table-cell table:number-columns-repeated="999"/>
        </table:table-row>
        <table:table-row table:style-name="ro1">
          <table:table-cell table:style-name="ce51" office:value-type="string" calcext:value-type="string">
            <text:p><text:span text:style-name="T6">flow weapon 9 bone</text:span></text:p>
          </table:table-cell>
          <table:table-cell office:value-type="string" calcext:value-type="string">
            <text:p><text:span text:style-name="T6">Bone dirk</text:span></text:p>
          </table:table-cell>
          <table:table-cell table:style-name="ce72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83" office:value-type="float" office:value="8" calcext:value-type="float">
            <text:p>8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190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09])" office:value-type="float" office:value="2" calcext:value-type="float">
            <text:p>2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109];[skills.A$1:.B$1048576];2;0)" office:value-type="string" office:string-value="Swing" calcext:value-type="string">
            <text:p>Swing</text:p>
          </table:table-cell>
          <table:table-cell table:style-name="ce194" office:value-type="string" calcext:value-type="string">
            <text:p><text:span text:style-name="T6">A beautifully inscribed, and sharper than a knife bone.</text:span></text:p>
          </table:table-cell>
          <table:table-cell table:number-columns-repeated="999"/>
        </table:table-row>
        <table:table-row table:style-name="ro1">
          <table:table-cell table:style-name="ce52" office:value-type="string" calcext:value-type="string">
            <text:p><text:span text:style-name="T6">mind weapon 9 bone</text:span></text:p>
          </table:table-cell>
          <table:table-cell office:value-type="string" calcext:value-type="string">
            <text:p><text:span text:style-name="T6">NOT FINISHED</text:span></text:p>
          </table:table-cell>
          <table:table-cell table:style-name="ce73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190"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table:formula="of:=VLOOKUP([.W110];[skills.A$1:.B$1048576];2;0)" office:value-type="string" office:string-value="" calcext:value-type="error">
            <text:p>#N/A</text:p>
          </table:table-cell>
          <table:table-cell table:style-name="ce194" office:value-type="string" calcext:value-type="string">
            <text:p><text:span text:style-name="T6">pee</text:span></text:p>
          </table:table-cell>
          <table:table-cell table:number-columns-repeated="999"/>
        </table:table-row>
        <table:table-row table:style-name="ro5">
          <table:table-cell table:style-name="ce53" office:value-type="string" calcext:value-type="string">
            <text:p><text:span text:style-name="T6">soul wepaon 9 bone</text:span></text:p>
          </table:table-cell>
          <table:table-cell office:value-type="string" calcext:value-type="string">
            <text:p><text:span text:style-name="T6">Femur mace</text:span></text:p>
          </table:table-cell>
          <table:table-cell table:style-name="ce7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8" calcext:value-type="float">
            <text:p>8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<text:span text:style-name="T6">weapon</text:span></text:p>
          </table:table-cell>
          <table:table-cell office:value-type="float" office:value="0" calcext:value-type="float">
            <text:p>0</text:p>
          </table:table-cell>
          <table:table-cell table:style-name="ce7" table:formula="of:=COUNTIF([loot.A$1:.A$1048576];[.A111])" office:value-type="float" office:value="2" calcext:value-type="float">
            <text:p>2</text:p>
          </table:table-cell>
          <table:table-cell office:value-type="string" calcext:value-type="string">
            <text:p><text:span text:style-name="T6">holy arrow</text:span></text:p>
          </table:table-cell>
          <table:table-cell table:style-name="ce13" table:formula="of:=VLOOKUP([.W111];[skills.A$1:.B$1048576];2;0)" office:value-type="string" office:string-value="Holy Arrow" calcext:value-type="string">
            <text:p>Holy Arrow</text:p>
          </table:table-cell>
          <table:table-cell table:style-name="ce194" office:value-type="string" calcext:value-type="string">
            <text:p><text:span text:style-name="T6">A long humanoid bone with leather straps on one end for better grip</text:span>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<text:span text:style-name="T6">grit weapon 12</text:span></text:p>
          </table:table-cell>
          <table:table-cell table:style-name="Default" office:value-type="string" calcext:value-type="string">
            <text:p><text:span text:style-name="T6">Halbert</text:span>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<text:span text:style-name="T6">weapon</text:span>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COUNTIF([loot.A$1:.A$1048576];[.A112])" office:value-type="float" office:value="5" calcext:value-type="float">
            <text:p>5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13" table:formula="of:=VLOOKUP([.W112];[skills.A$1:.B$1048576];2;0)" office:value-type="string" office:string-value="Swing" calcext:value-type="string">
            <text:p>Swing</text:p>
          </table:table-cell>
          <table:table-cell table:style-name="ce195" office:value-type="string" calcext:value-type="string">
            <text:p><text:span text:style-name="T6">A polearm with an axe blade facing forward, a spear at the top, and a hook on the back.</text:span>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<text:span text:style-name="T6">flow weapon 12</text:span></text:p>
          </table:table-cell>
          <table:table-cell table:style-name="Default" office:value-type="string" calcext:value-type="string">
            <text:p><text:span text:style-name="T6">Scimitar</text:span>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<text:span text:style-name="T6">weapon</text:span>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COUNTIF([loot.A$1:.A$1048576];[.A113])" office:value-type="float" office:value="5" calcext:value-type="float">
            <text:p>5</text:p>
          </table:table-cell>
          <table:table-cell office:value-type="string" calcext:value-type="string">
            <text:p><text:span text:style-name="T6">fast strike</text:span></text:p>
          </table:table-cell>
          <table:table-cell table:style-name="ce13" table:formula="of:=VLOOKUP([.W113];[skills.A$1:.B$1048576];2;0)" office:value-type="string" office:string-value="Fast Strike" calcext:value-type="string">
            <text:p>Fast Strike</text:p>
          </table:table-cell>
          <table:table-cell table:style-name="ce195" office:value-type="string" calcext:value-type="string">
            <text:p><text:span text:style-name="T6">A curved, single-edged sword with a distinctive, sweeping blade good for quick strikes.</text:span>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<text:span text:style-name="T6">mind weapon 12</text:span></text:p>
          </table:table-cell>
          <table:table-cell table:style-name="Default" office:value-type="string" calcext:value-type="string">
            <text:p><text:span text:style-name="T6">Staff</text:span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<text:span text:style-name="T6">weapon</text:span>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COUNTIF([loot.A$1:.A$1048576];[.A114])" office:value-type="float" office:value="5" calcext:value-type="float">
            <text:p>5</text:p>
          </table:table-cell>
          <table:table-cell office:value-type="string" calcext:value-type="string">
            <text:p><text:span text:style-name="T6">mana bolt</text:span></text:p>
          </table:table-cell>
          <table:table-cell table:style-name="ce13" table:formula="of:=VLOOKUP([.W114];[skills.A$1:.B$1048576];2;0)" office:value-type="string" office:string-value="Mana Bolt" calcext:value-type="string">
            <text:p>Mana Bolt</text:p>
          </table:table-cell>
          <table:table-cell table:style-name="ce195" office:value-type="string" calcext:value-type="string">
            <text:p><text:span text:style-name="T6">A long slender stick adorned with intricate carvings, glowing runes and a gemstone at the top.</text:span>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<text:span text:style-name="T6">soul weapon 12</text:span></text:p>
          </table:table-cell>
          <table:table-cell table:style-name="Default" office:value-type="string" calcext:value-type="string">
            <text:p><text:span text:style-name="T6">Holy mace</text:span>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<text:span text:style-name="T6">weapon</text:span>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COUNTIF([loot.A$1:.A$1048576];[.A115])" office:value-type="float" office:value="5" calcext:value-type="float">
            <text:p>5</text:p>
          </table:table-cell>
          <table:table-cell office:value-type="string" calcext:value-type="string">
            <text:p><text:span text:style-name="T6">holy arrow</text:span></text:p>
          </table:table-cell>
          <table:table-cell table:style-name="ce13" table:formula="of:=VLOOKUP([.W115];[skills.A$1:.B$1048576];2;0)" office:value-type="string" office:string-value="Holy Arrow" calcext:value-type="string">
            <text:p>Holy Arrow</text:p>
          </table:table-cell>
          <table:table-cell table:style-name="ce195" office:value-type="string" calcext:value-type="string">
            <text:p><text:span text:style-name="T6">A mace with golden lacing enscribed with holly texts that gives of a faint glow.</text:span>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ce194"/>
          <table:table-cell table:number-columns-repeated="999"/>
        </table:table-row>
        <table:table-row table:style-name="ro6" table:number-rows-repeated="2">
          <table:table-cell table:number-columns-repeated="24"/>
          <table:table-cell table:style-name="ce194"/>
          <table:table-cell table:number-columns-repeated="999"/>
        </table:table-row>
        <table:table-row table:style-name="ro1">
          <table:table-cell table:number-columns-repeated="5"/>
          <table:table-cell table:style-name="ce17"/>
          <table:table-cell table:number-columns-repeated="18"/>
          <table:table-cell table:style-name="ce194"/>
          <table:table-cell table:number-columns-repeated="999"/>
        </table:table-row>
        <table:table-row table:style-name="ro1">
          <table:table-cell table:number-columns-repeated="24"/>
          <table:table-cell table:style-name="ce194"/>
          <table:table-cell table:number-columns-repeated="999"/>
        </table:table-row>
        <table:table-row table:style-name="ro6">
          <table:table-cell table:number-columns-repeated="24"/>
          <table:table-cell table:style-name="ce194"/>
          <table:table-cell table:number-columns-repeated="999"/>
        </table:table-row>
        <table:table-row table:style-name="ro7">
          <table:table-cell table:number-columns-repeated="1024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overlook.A1:overlook.S99 overlook.C100:overlook.S110 overlook.A116:overlook.S1048576 overlook.U116:overlook.U1048576 overlook.A100:overlook.B111 overlook.A111:overlook.S111 overlook.U1:overlook.U111 overlook.Y1:overlook.Y111 overlook.Y116:overlook.Y1048576">
            <calcext:condition calcext:apply-style-name="" calcext:value="formula-is(ISEVEN(ROW()))" calcext:base-cell-address="overlook.A1"/>
          </calcext:conditional-format>
          <calcext:conditional-format calcext:target-range-address="overlook.C83:overlook.R83">
            <calcext:condition calcext:apply-style-name="" calcext:value="formula-is(ISEVEN(ROW()))" calcext:base-cell-address="overlook.C83"/>
          </calcext:conditional-format>
          <calcext:conditional-format calcext:target-range-address="overlook.C84:overlook.S84 overlook.S87:overlook.S87 overlook.S90:overlook.S90 overlook.S93:overlook.S93">
            <calcext:condition calcext:apply-style-name="" calcext:value="formula-is(ISEVEN(ROW()))" calcext:base-cell-address="overlook.C84"/>
          </calcext:conditional-format>
          <calcext:conditional-format calcext:target-range-address="overlook.C85:overlook.S85 overlook.S88:overlook.S88 overlook.S91:overlook.S91 overlook.S94:overlook.S94">
            <calcext:condition calcext:apply-style-name="" calcext:value="formula-is(ISEVEN(ROW()))" calcext:base-cell-address="overlook.C85"/>
          </calcext:conditional-format>
          <calcext:conditional-format calcext:target-range-address="overlook.C94:overlook.R94">
            <calcext:condition calcext:apply-style-name="" calcext:value="formula-is(ISEVEN(ROW()))" calcext:base-cell-address="overlook.C94"/>
          </calcext:conditional-format>
          <calcext:conditional-format calcext:target-range-address="overlook.C89:overlook.R89">
            <calcext:condition calcext:apply-style-name="" calcext:value="formula-is(ISEVEN(ROW()))" calcext:base-cell-address="overlook.C89"/>
          </calcext:conditional-format>
          <calcext:conditional-format calcext:target-range-address="overlook.C88:overlook.R88">
            <calcext:condition calcext:apply-style-name="" calcext:value="formula-is(ISEVEN(ROW()))" calcext:base-cell-address="overlook.C88"/>
          </calcext:conditional-format>
          <calcext:conditional-format calcext:target-range-address="overlook.C90:overlook.R91">
            <calcext:condition calcext:apply-style-name="" calcext:value="formula-is(ISEVEN(ROW()))" calcext:base-cell-address="overlook.C90"/>
          </calcext:conditional-format>
          <calcext:conditional-format calcext:target-range-address="overlook.C92:overlook.R93">
            <calcext:condition calcext:apply-style-name="" calcext:value="formula-is(ISEVEN(ROW()))" calcext:base-cell-address="overlook.C92"/>
          </calcext:conditional-format>
          <calcext:conditional-format calcext:target-range-address="overlook.A95:overlook.A95">
            <calcext:condition calcext:apply-style-name="" calcext:value="formula-is(ISEVEN(ROW()))" calcext:base-cell-address="overlook.A95"/>
          </calcext:conditional-format>
          <calcext:conditional-format calcext:target-range-address="overlook.A96:overlook.A96">
            <calcext:condition calcext:apply-style-name="" calcext:value="formula-is(ISEVEN(ROW()))" calcext:base-cell-address="overlook.A96"/>
          </calcext:conditional-format>
          <calcext:conditional-format calcext:target-range-address="overlook.A97:overlook.A97">
            <calcext:condition calcext:apply-style-name="" calcext:value="formula-is(ISEVEN(ROW()))" calcext:base-cell-address="overlook.A97"/>
          </calcext:conditional-format>
          <calcext:conditional-format calcext:target-range-address="overlook.A98:overlook.A98">
            <calcext:condition calcext:apply-style-name="" calcext:value="formula-is(ISEVEN(ROW()))" calcext:base-cell-address="overlook.A98"/>
          </calcext:conditional-format>
          <calcext:conditional-format calcext:target-range-address="overlook.A100:overlook.A103">
            <calcext:condition calcext:apply-style-name="" calcext:value="formula-is(ISEVEN(ROW()))" calcext:base-cell-address="overlook.A100"/>
          </calcext:conditional-format>
          <calcext:conditional-format calcext:target-range-address="overlook.A100:overlook.A100">
            <calcext:condition calcext:apply-style-name="" calcext:value="formula-is(ISEVEN(ROW()))" calcext:base-cell-address="overlook.A100"/>
          </calcext:conditional-format>
          <calcext:conditional-format calcext:target-range-address="overlook.A101:overlook.A101">
            <calcext:condition calcext:apply-style-name="" calcext:value="formula-is(ISEVEN(ROW()))" calcext:base-cell-address="overlook.A101"/>
          </calcext:conditional-format>
          <calcext:conditional-format calcext:target-range-address="overlook.A102:overlook.A102">
            <calcext:condition calcext:apply-style-name="" calcext:value="formula-is(ISEVEN(ROW()))" calcext:base-cell-address="overlook.A102"/>
          </calcext:conditional-format>
          <calcext:conditional-format calcext:target-range-address="overlook.A103:overlook.A103">
            <calcext:condition calcext:apply-style-name="" calcext:value="formula-is(ISEVEN(ROW()))" calcext:base-cell-address="overlook.A103"/>
          </calcext:conditional-format>
          <calcext:conditional-format calcext:target-range-address="overlook.A104:overlook.A107">
            <calcext:condition calcext:apply-style-name="" calcext:value="formula-is(ISEVEN(ROW()))" calcext:base-cell-address="overlook.A104"/>
          </calcext:conditional-format>
          <calcext:conditional-format calcext:target-range-address="overlook.A104:overlook.A104">
            <calcext:condition calcext:apply-style-name="" calcext:value="formula-is(ISEVEN(ROW()))" calcext:base-cell-address="overlook.A104"/>
          </calcext:conditional-format>
          <calcext:conditional-format calcext:target-range-address="overlook.A105:overlook.A105">
            <calcext:condition calcext:apply-style-name="" calcext:value="formula-is(ISEVEN(ROW()))" calcext:base-cell-address="overlook.A105"/>
          </calcext:conditional-format>
          <calcext:conditional-format calcext:target-range-address="overlook.A106:overlook.A106">
            <calcext:condition calcext:apply-style-name="" calcext:value="formula-is(ISEVEN(ROW()))" calcext:base-cell-address="overlook.A106"/>
          </calcext:conditional-format>
          <calcext:conditional-format calcext:target-range-address="overlook.A107:overlook.A107">
            <calcext:condition calcext:apply-style-name="" calcext:value="formula-is(ISEVEN(ROW()))" calcext:base-cell-address="overlook.A107"/>
          </calcext:conditional-format>
          <calcext:conditional-format calcext:target-range-address="overlook.A108:overlook.A111">
            <calcext:condition calcext:apply-style-name="" calcext:value="formula-is(ISEVEN(ROW()))" calcext:base-cell-address="overlook.A108"/>
          </calcext:conditional-format>
          <calcext:conditional-format calcext:target-range-address="overlook.A108:overlook.A108">
            <calcext:condition calcext:apply-style-name="" calcext:value="formula-is(ISEVEN(ROW()))" calcext:base-cell-address="overlook.A108"/>
          </calcext:conditional-format>
          <calcext:conditional-format calcext:target-range-address="overlook.A109:overlook.A109">
            <calcext:condition calcext:apply-style-name="" calcext:value="formula-is(ISEVEN(ROW()))" calcext:base-cell-address="overlook.A109"/>
          </calcext:conditional-format>
          <calcext:conditional-format calcext:target-range-address="overlook.A110:overlook.A110">
            <calcext:condition calcext:apply-style-name="" calcext:value="formula-is(ISEVEN(ROW()))" calcext:base-cell-address="overlook.A110"/>
          </calcext:conditional-format>
          <calcext:conditional-format calcext:target-range-address="overlook.A111:overlook.A111">
            <calcext:condition calcext:apply-style-name="" calcext:value="formula-is(ISEVEN(ROW()))" calcext:base-cell-address="overlook.A111"/>
          </calcext:conditional-format>
          <calcext:conditional-format calcext:target-range-address="overlook.A99:overlook.A99">
            <calcext:condition calcext:apply-style-name="" calcext:value="formula-is(ISEVEN(ROW()))" calcext:base-cell-address="overlook.A99"/>
          </calcext:conditional-format>
          <calcext:conditional-format calcext:target-range-address="overlook.A99:overlook.A99">
            <calcext:condition calcext:apply-style-name="" calcext:value="formula-is(ISEVEN(ROW()))" calcext:base-cell-address="overlook.A99"/>
          </calcext:conditional-format>
          <calcext:conditional-format calcext:target-range-address="overlook.C95:overlook.C99">
            <calcext:condition calcext:apply-style-name="" calcext:value="formula-is(ISEVEN(ROW()))" calcext:base-cell-address="overlook.C95"/>
          </calcext:conditional-format>
          <calcext:conditional-format calcext:target-range-address="overlook.C99:overlook.C99">
            <calcext:condition calcext:apply-style-name="" calcext:value="formula-is(ISEVEN(ROW()))" calcext:base-cell-address="overlook.C99"/>
          </calcext:conditional-format>
          <calcext:conditional-format calcext:target-range-address="overlook.C95:overlook.C96">
            <calcext:condition calcext:apply-style-name="" calcext:value="formula-is(ISEVEN(ROW()))" calcext:base-cell-address="overlook.C95"/>
          </calcext:conditional-format>
          <calcext:conditional-format calcext:target-range-address="overlook.C97:overlook.C98">
            <calcext:condition calcext:apply-style-name="" calcext:value="formula-is(ISEVEN(ROW()))" calcext:base-cell-address="overlook.C97"/>
          </calcext:conditional-format>
          <calcext:conditional-format calcext:target-range-address="overlook.D95:overlook.D99">
            <calcext:condition calcext:apply-style-name="" calcext:value="formula-is(ISEVEN(ROW()))" calcext:base-cell-address="overlook.D95"/>
          </calcext:conditional-format>
          <calcext:conditional-format calcext:target-range-address="overlook.D99:overlook.D99">
            <calcext:condition calcext:apply-style-name="" calcext:value="formula-is(ISEVEN(ROW()))" calcext:base-cell-address="overlook.D99"/>
          </calcext:conditional-format>
          <calcext:conditional-format calcext:target-range-address="overlook.D95:overlook.D96">
            <calcext:condition calcext:apply-style-name="" calcext:value="formula-is(ISEVEN(ROW()))" calcext:base-cell-address="overlook.D95"/>
          </calcext:conditional-format>
          <calcext:conditional-format calcext:target-range-address="overlook.D97:overlook.D98">
            <calcext:condition calcext:apply-style-name="" calcext:value="formula-is(ISEVEN(ROW()))" calcext:base-cell-address="overlook.D97"/>
          </calcext:conditional-format>
          <calcext:conditional-format calcext:target-range-address="overlook.E95:overlook.E99">
            <calcext:condition calcext:apply-style-name="" calcext:value="formula-is(ISEVEN(ROW()))" calcext:base-cell-address="overlook.E95"/>
          </calcext:conditional-format>
          <calcext:conditional-format calcext:target-range-address="overlook.E99:overlook.E99">
            <calcext:condition calcext:apply-style-name="" calcext:value="formula-is(ISEVEN(ROW()))" calcext:base-cell-address="overlook.E99"/>
          </calcext:conditional-format>
          <calcext:conditional-format calcext:target-range-address="overlook.E95:overlook.E96">
            <calcext:condition calcext:apply-style-name="" calcext:value="formula-is(ISEVEN(ROW()))" calcext:base-cell-address="overlook.E95"/>
          </calcext:conditional-format>
          <calcext:conditional-format calcext:target-range-address="overlook.E97:overlook.E98">
            <calcext:condition calcext:apply-style-name="" calcext:value="formula-is(ISEVEN(ROW()))" calcext:base-cell-address="overlook.E97"/>
          </calcext:conditional-format>
          <calcext:conditional-format calcext:target-range-address="overlook.F95:overlook.F99">
            <calcext:condition calcext:apply-style-name="" calcext:value="formula-is(ISEVEN(ROW()))" calcext:base-cell-address="overlook.F95"/>
          </calcext:conditional-format>
          <calcext:conditional-format calcext:target-range-address="overlook.F99:overlook.F99">
            <calcext:condition calcext:apply-style-name="" calcext:value="formula-is(ISEVEN(ROW()))" calcext:base-cell-address="overlook.F99"/>
          </calcext:conditional-format>
          <calcext:conditional-format calcext:target-range-address="overlook.F95:overlook.F96">
            <calcext:condition calcext:apply-style-name="" calcext:value="formula-is(ISEVEN(ROW()))" calcext:base-cell-address="overlook.F95"/>
          </calcext:conditional-format>
          <calcext:conditional-format calcext:target-range-address="overlook.F97:overlook.F98">
            <calcext:condition calcext:apply-style-name="" calcext:value="formula-is(ISEVEN(ROW()))" calcext:base-cell-address="overlook.F97"/>
          </calcext:conditional-format>
          <calcext:conditional-format calcext:target-range-address="overlook.G95:overlook.G99">
            <calcext:condition calcext:apply-style-name="" calcext:value="formula-is(ISEVEN(ROW()))" calcext:base-cell-address="overlook.G95"/>
          </calcext:conditional-format>
          <calcext:conditional-format calcext:target-range-address="overlook.G99:overlook.G99">
            <calcext:condition calcext:apply-style-name="" calcext:value="formula-is(ISEVEN(ROW()))" calcext:base-cell-address="overlook.G99"/>
          </calcext:conditional-format>
          <calcext:conditional-format calcext:target-range-address="overlook.G95:overlook.G96">
            <calcext:condition calcext:apply-style-name="" calcext:value="formula-is(ISEVEN(ROW()))" calcext:base-cell-address="overlook.G95"/>
          </calcext:conditional-format>
          <calcext:conditional-format calcext:target-range-address="overlook.G97:overlook.G98">
            <calcext:condition calcext:apply-style-name="" calcext:value="formula-is(ISEVEN(ROW()))" calcext:base-cell-address="overlook.G97"/>
          </calcext:conditional-format>
          <calcext:conditional-format calcext:target-range-address="overlook.H95:overlook.H99">
            <calcext:condition calcext:apply-style-name="" calcext:value="formula-is(ISEVEN(ROW()))" calcext:base-cell-address="overlook.H95"/>
          </calcext:conditional-format>
          <calcext:conditional-format calcext:target-range-address="overlook.H99:overlook.H99">
            <calcext:condition calcext:apply-style-name="" calcext:value="formula-is(ISEVEN(ROW()))" calcext:base-cell-address="overlook.H99"/>
          </calcext:conditional-format>
          <calcext:conditional-format calcext:target-range-address="overlook.H95:overlook.H96">
            <calcext:condition calcext:apply-style-name="" calcext:value="formula-is(ISEVEN(ROW()))" calcext:base-cell-address="overlook.H95"/>
          </calcext:conditional-format>
          <calcext:conditional-format calcext:target-range-address="overlook.H97:overlook.H98">
            <calcext:condition calcext:apply-style-name="" calcext:value="formula-is(ISEVEN(ROW()))" calcext:base-cell-address="overlook.H97"/>
          </calcext:conditional-format>
          <calcext:conditional-format calcext:target-range-address="overlook.I95:overlook.I99">
            <calcext:condition calcext:apply-style-name="" calcext:value="formula-is(ISEVEN(ROW()))" calcext:base-cell-address="overlook.I95"/>
          </calcext:conditional-format>
          <calcext:conditional-format calcext:target-range-address="overlook.I99:overlook.I99">
            <calcext:condition calcext:apply-style-name="" calcext:value="formula-is(ISEVEN(ROW()))" calcext:base-cell-address="overlook.I99"/>
          </calcext:conditional-format>
          <calcext:conditional-format calcext:target-range-address="overlook.I95:overlook.I96">
            <calcext:condition calcext:apply-style-name="" calcext:value="formula-is(ISEVEN(ROW()))" calcext:base-cell-address="overlook.I95"/>
          </calcext:conditional-format>
          <calcext:conditional-format calcext:target-range-address="overlook.I97:overlook.I98">
            <calcext:condition calcext:apply-style-name="" calcext:value="formula-is(ISEVEN(ROW()))" calcext:base-cell-address="overlook.I97"/>
          </calcext:conditional-format>
          <calcext:conditional-format calcext:target-range-address="overlook.J95:overlook.J99">
            <calcext:condition calcext:apply-style-name="" calcext:value="formula-is(ISEVEN(ROW()))" calcext:base-cell-address="overlook.J95"/>
          </calcext:conditional-format>
          <calcext:conditional-format calcext:target-range-address="overlook.J99:overlook.J99">
            <calcext:condition calcext:apply-style-name="" calcext:value="formula-is(ISEVEN(ROW()))" calcext:base-cell-address="overlook.J99"/>
          </calcext:conditional-format>
          <calcext:conditional-format calcext:target-range-address="overlook.J95:overlook.J96">
            <calcext:condition calcext:apply-style-name="" calcext:value="formula-is(ISEVEN(ROW()))" calcext:base-cell-address="overlook.J95"/>
          </calcext:conditional-format>
          <calcext:conditional-format calcext:target-range-address="overlook.J97:overlook.J98">
            <calcext:condition calcext:apply-style-name="" calcext:value="formula-is(ISEVEN(ROW()))" calcext:base-cell-address="overlook.J97"/>
          </calcext:conditional-format>
          <calcext:conditional-format calcext:target-range-address="overlook.K95:overlook.K99">
            <calcext:condition calcext:apply-style-name="" calcext:value="formula-is(ISEVEN(ROW()))" calcext:base-cell-address="overlook.K95"/>
          </calcext:conditional-format>
          <calcext:conditional-format calcext:target-range-address="overlook.K99:overlook.K99">
            <calcext:condition calcext:apply-style-name="" calcext:value="formula-is(ISEVEN(ROW()))" calcext:base-cell-address="overlook.K99"/>
          </calcext:conditional-format>
          <calcext:conditional-format calcext:target-range-address="overlook.K95:overlook.K96">
            <calcext:condition calcext:apply-style-name="" calcext:value="formula-is(ISEVEN(ROW()))" calcext:base-cell-address="overlook.K95"/>
          </calcext:conditional-format>
          <calcext:conditional-format calcext:target-range-address="overlook.K97:overlook.K98">
            <calcext:condition calcext:apply-style-name="" calcext:value="formula-is(ISEVEN(ROW()))" calcext:base-cell-address="overlook.K97"/>
          </calcext:conditional-format>
          <calcext:conditional-format calcext:target-range-address="overlook.M95:overlook.M99">
            <calcext:condition calcext:apply-style-name="" calcext:value="formula-is(ISEVEN(ROW()))" calcext:base-cell-address="overlook.M95"/>
          </calcext:conditional-format>
          <calcext:conditional-format calcext:target-range-address="overlook.M99:overlook.M99">
            <calcext:condition calcext:apply-style-name="" calcext:value="formula-is(ISEVEN(ROW()))" calcext:base-cell-address="overlook.M99"/>
          </calcext:conditional-format>
          <calcext:conditional-format calcext:target-range-address="overlook.M95:overlook.M96">
            <calcext:condition calcext:apply-style-name="" calcext:value="formula-is(ISEVEN(ROW()))" calcext:base-cell-address="overlook.M95"/>
          </calcext:conditional-format>
          <calcext:conditional-format calcext:target-range-address="overlook.M97:overlook.M98">
            <calcext:condition calcext:apply-style-name="" calcext:value="formula-is(ISEVEN(ROW()))" calcext:base-cell-address="overlook.M97"/>
          </calcext:conditional-format>
          <calcext:conditional-format calcext:target-range-address="overlook.C100:overlook.K100 overlook.M100:overlook.O100 overlook.C101:overlook.O102 overlook.C103:overlook.K103 overlook.M103:overlook.O103 overlook.Q100:overlook.R103">
            <calcext:condition calcext:apply-style-name="" calcext:value="formula-is(ISEVEN(ROW()))" calcext:base-cell-address="overlook.C100"/>
          </calcext:conditional-format>
          <calcext:conditional-format calcext:target-range-address="overlook.C100:overlook.C103">
            <calcext:condition calcext:apply-style-name="" calcext:value="formula-is(ISEVEN(ROW()))" calcext:base-cell-address="overlook.C100"/>
          </calcext:conditional-format>
          <calcext:conditional-format calcext:target-range-address="overlook.C100:overlook.C101">
            <calcext:condition calcext:apply-style-name="" calcext:value="formula-is(ISEVEN(ROW()))" calcext:base-cell-address="overlook.C100"/>
          </calcext:conditional-format>
          <calcext:conditional-format calcext:target-range-address="overlook.C102:overlook.C103">
            <calcext:condition calcext:apply-style-name="" calcext:value="formula-is(ISEVEN(ROW()))" calcext:base-cell-address="overlook.C102"/>
          </calcext:conditional-format>
          <calcext:conditional-format calcext:target-range-address="overlook.D100:overlook.D103">
            <calcext:condition calcext:apply-style-name="" calcext:value="formula-is(ISEVEN(ROW()))" calcext:base-cell-address="overlook.D100"/>
          </calcext:conditional-format>
          <calcext:conditional-format calcext:target-range-address="overlook.D100:overlook.D101">
            <calcext:condition calcext:apply-style-name="" calcext:value="formula-is(ISEVEN(ROW()))" calcext:base-cell-address="overlook.D100"/>
          </calcext:conditional-format>
          <calcext:conditional-format calcext:target-range-address="overlook.D102:overlook.D103">
            <calcext:condition calcext:apply-style-name="" calcext:value="formula-is(ISEVEN(ROW()))" calcext:base-cell-address="overlook.D102"/>
          </calcext:conditional-format>
          <calcext:conditional-format calcext:target-range-address="overlook.E100:overlook.E103">
            <calcext:condition calcext:apply-style-name="" calcext:value="formula-is(ISEVEN(ROW()))" calcext:base-cell-address="overlook.E100"/>
          </calcext:conditional-format>
          <calcext:conditional-format calcext:target-range-address="overlook.E100:overlook.E101">
            <calcext:condition calcext:apply-style-name="" calcext:value="formula-is(ISEVEN(ROW()))" calcext:base-cell-address="overlook.E100"/>
          </calcext:conditional-format>
          <calcext:conditional-format calcext:target-range-address="overlook.E102:overlook.E103">
            <calcext:condition calcext:apply-style-name="" calcext:value="formula-is(ISEVEN(ROW()))" calcext:base-cell-address="overlook.E102"/>
          </calcext:conditional-format>
          <calcext:conditional-format calcext:target-range-address="overlook.F100:overlook.F103">
            <calcext:condition calcext:apply-style-name="" calcext:value="formula-is(ISEVEN(ROW()))" calcext:base-cell-address="overlook.F100"/>
          </calcext:conditional-format>
          <calcext:conditional-format calcext:target-range-address="overlook.F100:overlook.F101">
            <calcext:condition calcext:apply-style-name="" calcext:value="formula-is(ISEVEN(ROW()))" calcext:base-cell-address="overlook.F100"/>
          </calcext:conditional-format>
          <calcext:conditional-format calcext:target-range-address="overlook.F102:overlook.F103">
            <calcext:condition calcext:apply-style-name="" calcext:value="formula-is(ISEVEN(ROW()))" calcext:base-cell-address="overlook.F102"/>
          </calcext:conditional-format>
          <calcext:conditional-format calcext:target-range-address="overlook.G100:overlook.G103">
            <calcext:condition calcext:apply-style-name="" calcext:value="formula-is(ISEVEN(ROW()))" calcext:base-cell-address="overlook.G100"/>
          </calcext:conditional-format>
          <calcext:conditional-format calcext:target-range-address="overlook.G100:overlook.G101">
            <calcext:condition calcext:apply-style-name="" calcext:value="formula-is(ISEVEN(ROW()))" calcext:base-cell-address="overlook.G100"/>
          </calcext:conditional-format>
          <calcext:conditional-format calcext:target-range-address="overlook.G102:overlook.G103">
            <calcext:condition calcext:apply-style-name="" calcext:value="formula-is(ISEVEN(ROW()))" calcext:base-cell-address="overlook.G102"/>
          </calcext:conditional-format>
          <calcext:conditional-format calcext:target-range-address="overlook.H100:overlook.H103">
            <calcext:condition calcext:apply-style-name="" calcext:value="formula-is(ISEVEN(ROW()))" calcext:base-cell-address="overlook.H100"/>
          </calcext:conditional-format>
          <calcext:conditional-format calcext:target-range-address="overlook.H100:overlook.H101">
            <calcext:condition calcext:apply-style-name="" calcext:value="formula-is(ISEVEN(ROW()))" calcext:base-cell-address="overlook.H100"/>
          </calcext:conditional-format>
          <calcext:conditional-format calcext:target-range-address="overlook.H102:overlook.H103">
            <calcext:condition calcext:apply-style-name="" calcext:value="formula-is(ISEVEN(ROW()))" calcext:base-cell-address="overlook.H102"/>
          </calcext:conditional-format>
          <calcext:conditional-format calcext:target-range-address="overlook.I100:overlook.I103">
            <calcext:condition calcext:apply-style-name="" calcext:value="formula-is(ISEVEN(ROW()))" calcext:base-cell-address="overlook.I100"/>
          </calcext:conditional-format>
          <calcext:conditional-format calcext:target-range-address="overlook.I100:overlook.I101">
            <calcext:condition calcext:apply-style-name="" calcext:value="formula-is(ISEVEN(ROW()))" calcext:base-cell-address="overlook.I100"/>
          </calcext:conditional-format>
          <calcext:conditional-format calcext:target-range-address="overlook.I102:overlook.I103">
            <calcext:condition calcext:apply-style-name="" calcext:value="formula-is(ISEVEN(ROW()))" calcext:base-cell-address="overlook.I102"/>
          </calcext:conditional-format>
          <calcext:conditional-format calcext:target-range-address="overlook.J100:overlook.J103">
            <calcext:condition calcext:apply-style-name="" calcext:value="formula-is(ISEVEN(ROW()))" calcext:base-cell-address="overlook.J100"/>
          </calcext:conditional-format>
          <calcext:conditional-format calcext:target-range-address="overlook.J100:overlook.J101">
            <calcext:condition calcext:apply-style-name="" calcext:value="formula-is(ISEVEN(ROW()))" calcext:base-cell-address="overlook.J100"/>
          </calcext:conditional-format>
          <calcext:conditional-format calcext:target-range-address="overlook.J102:overlook.J103">
            <calcext:condition calcext:apply-style-name="" calcext:value="formula-is(ISEVEN(ROW()))" calcext:base-cell-address="overlook.J102"/>
          </calcext:conditional-format>
          <calcext:conditional-format calcext:target-range-address="overlook.K100:overlook.K103">
            <calcext:condition calcext:apply-style-name="" calcext:value="formula-is(ISEVEN(ROW()))" calcext:base-cell-address="overlook.K100"/>
          </calcext:conditional-format>
          <calcext:conditional-format calcext:target-range-address="overlook.K100:overlook.K101">
            <calcext:condition calcext:apply-style-name="" calcext:value="formula-is(ISEVEN(ROW()))" calcext:base-cell-address="overlook.K100"/>
          </calcext:conditional-format>
          <calcext:conditional-format calcext:target-range-address="overlook.K102:overlook.K103">
            <calcext:condition calcext:apply-style-name="" calcext:value="formula-is(ISEVEN(ROW()))" calcext:base-cell-address="overlook.K102"/>
          </calcext:conditional-format>
          <calcext:conditional-format calcext:target-range-address="overlook.M100:overlook.M103">
            <calcext:condition calcext:apply-style-name="" calcext:value="formula-is(ISEVEN(ROW()))" calcext:base-cell-address="overlook.M100"/>
          </calcext:conditional-format>
          <calcext:conditional-format calcext:target-range-address="overlook.M100:overlook.M101">
            <calcext:condition calcext:apply-style-name="" calcext:value="formula-is(ISEVEN(ROW()))" calcext:base-cell-address="overlook.M100"/>
          </calcext:conditional-format>
          <calcext:conditional-format calcext:target-range-address="overlook.M102:overlook.M103">
            <calcext:condition calcext:apply-style-name="" calcext:value="formula-is(ISEVEN(ROW()))" calcext:base-cell-address="overlook.M102"/>
          </calcext:conditional-format>
          <calcext:conditional-format calcext:target-range-address="overlook.C104:overlook.L104 overlook.N104:overlook.P104 overlook.D105:overlook.F106 overlook.H105:overlook.P106 overlook.C107:overlook.L107 overlook.N107:overlook.P107 overlook.R104:overlook.R107">
            <calcext:condition calcext:apply-style-name="" calcext:value="formula-is(ISEVEN(ROW()))" calcext:base-cell-address="overlook.C104"/>
          </calcext:conditional-format>
          <calcext:conditional-format calcext:target-range-address="overlook.C104:overlook.C104 overlook.C107:overlook.C107">
            <calcext:condition calcext:apply-style-name="" calcext:value="formula-is(ISEVEN(ROW()))" calcext:base-cell-address="overlook.C104"/>
          </calcext:conditional-format>
          <calcext:conditional-format calcext:target-range-address="overlook.C104:overlook.C104">
            <calcext:condition calcext:apply-style-name="" calcext:value="formula-is(ISEVEN(ROW()))" calcext:base-cell-address="overlook.C104"/>
          </calcext:conditional-format>
          <calcext:conditional-format calcext:target-range-address="overlook.C107:overlook.C107">
            <calcext:condition calcext:apply-style-name="" calcext:value="formula-is(ISEVEN(ROW()))" calcext:base-cell-address="overlook.C107"/>
          </calcext:conditional-format>
          <calcext:conditional-format calcext:target-range-address="overlook.D104:overlook.D107">
            <calcext:condition calcext:apply-style-name="" calcext:value="formula-is(ISEVEN(ROW()))" calcext:base-cell-address="overlook.D104"/>
          </calcext:conditional-format>
          <calcext:conditional-format calcext:target-range-address="overlook.D104:overlook.D105">
            <calcext:condition calcext:apply-style-name="" calcext:value="formula-is(ISEVEN(ROW()))" calcext:base-cell-address="overlook.D104"/>
          </calcext:conditional-format>
          <calcext:conditional-format calcext:target-range-address="overlook.D106:overlook.D107">
            <calcext:condition calcext:apply-style-name="" calcext:value="formula-is(ISEVEN(ROW()))" calcext:base-cell-address="overlook.D106"/>
          </calcext:conditional-format>
          <calcext:conditional-format calcext:target-range-address="overlook.E104:overlook.E107">
            <calcext:condition calcext:apply-style-name="" calcext:value="formula-is(ISEVEN(ROW()))" calcext:base-cell-address="overlook.E104"/>
          </calcext:conditional-format>
          <calcext:conditional-format calcext:target-range-address="overlook.E104:overlook.E105">
            <calcext:condition calcext:apply-style-name="" calcext:value="formula-is(ISEVEN(ROW()))" calcext:base-cell-address="overlook.E104"/>
          </calcext:conditional-format>
          <calcext:conditional-format calcext:target-range-address="overlook.E106:overlook.E107">
            <calcext:condition calcext:apply-style-name="" calcext:value="formula-is(ISEVEN(ROW()))" calcext:base-cell-address="overlook.E106"/>
          </calcext:conditional-format>
          <calcext:conditional-format calcext:target-range-address="overlook.F104:overlook.F107">
            <calcext:condition calcext:apply-style-name="" calcext:value="formula-is(ISEVEN(ROW()))" calcext:base-cell-address="overlook.F104"/>
          </calcext:conditional-format>
          <calcext:conditional-format calcext:target-range-address="overlook.F104:overlook.F105">
            <calcext:condition calcext:apply-style-name="" calcext:value="formula-is(ISEVEN(ROW()))" calcext:base-cell-address="overlook.F104"/>
          </calcext:conditional-format>
          <calcext:conditional-format calcext:target-range-address="overlook.F106:overlook.F107">
            <calcext:condition calcext:apply-style-name="" calcext:value="formula-is(ISEVEN(ROW()))" calcext:base-cell-address="overlook.F106"/>
          </calcext:conditional-format>
          <calcext:conditional-format calcext:target-range-address="overlook.G104:overlook.G104 overlook.G107:overlook.G107">
            <calcext:condition calcext:apply-style-name="" calcext:value="formula-is(ISEVEN(ROW()))" calcext:base-cell-address="overlook.G104"/>
          </calcext:conditional-format>
          <calcext:conditional-format calcext:target-range-address="overlook.G104:overlook.G104">
            <calcext:condition calcext:apply-style-name="" calcext:value="formula-is(ISEVEN(ROW()))" calcext:base-cell-address="overlook.G104"/>
          </calcext:conditional-format>
          <calcext:conditional-format calcext:target-range-address="overlook.G107:overlook.G107">
            <calcext:condition calcext:apply-style-name="" calcext:value="formula-is(ISEVEN(ROW()))" calcext:base-cell-address="overlook.G107"/>
          </calcext:conditional-format>
          <calcext:conditional-format calcext:target-range-address="overlook.H104:overlook.H107">
            <calcext:condition calcext:apply-style-name="" calcext:value="formula-is(ISEVEN(ROW()))" calcext:base-cell-address="overlook.H104"/>
          </calcext:conditional-format>
          <calcext:conditional-format calcext:target-range-address="overlook.H104:overlook.H105">
            <calcext:condition calcext:apply-style-name="" calcext:value="formula-is(ISEVEN(ROW()))" calcext:base-cell-address="overlook.H104"/>
          </calcext:conditional-format>
          <calcext:conditional-format calcext:target-range-address="overlook.H106:overlook.H107">
            <calcext:condition calcext:apply-style-name="" calcext:value="formula-is(ISEVEN(ROW()))" calcext:base-cell-address="overlook.H106"/>
          </calcext:conditional-format>
          <calcext:conditional-format calcext:target-range-address="overlook.I104:overlook.I107">
            <calcext:condition calcext:apply-style-name="" calcext:value="formula-is(ISEVEN(ROW()))" calcext:base-cell-address="overlook.I104"/>
          </calcext:conditional-format>
          <calcext:conditional-format calcext:target-range-address="overlook.I104:overlook.I105">
            <calcext:condition calcext:apply-style-name="" calcext:value="formula-is(ISEVEN(ROW()))" calcext:base-cell-address="overlook.I104"/>
          </calcext:conditional-format>
          <calcext:conditional-format calcext:target-range-address="overlook.I106:overlook.I107">
            <calcext:condition calcext:apply-style-name="" calcext:value="formula-is(ISEVEN(ROW()))" calcext:base-cell-address="overlook.I106"/>
          </calcext:conditional-format>
          <calcext:conditional-format calcext:target-range-address="overlook.J104:overlook.J107">
            <calcext:condition calcext:apply-style-name="" calcext:value="formula-is(ISEVEN(ROW()))" calcext:base-cell-address="overlook.J104"/>
          </calcext:conditional-format>
          <calcext:conditional-format calcext:target-range-address="overlook.J104:overlook.J105">
            <calcext:condition calcext:apply-style-name="" calcext:value="formula-is(ISEVEN(ROW()))" calcext:base-cell-address="overlook.J104"/>
          </calcext:conditional-format>
          <calcext:conditional-format calcext:target-range-address="overlook.J106:overlook.J107">
            <calcext:condition calcext:apply-style-name="" calcext:value="formula-is(ISEVEN(ROW()))" calcext:base-cell-address="overlook.J106"/>
          </calcext:conditional-format>
          <calcext:conditional-format calcext:target-range-address="overlook.K104:overlook.K107">
            <calcext:condition calcext:apply-style-name="" calcext:value="formula-is(ISEVEN(ROW()))" calcext:base-cell-address="overlook.K104"/>
          </calcext:conditional-format>
          <calcext:conditional-format calcext:target-range-address="overlook.K104:overlook.K105">
            <calcext:condition calcext:apply-style-name="" calcext:value="formula-is(ISEVEN(ROW()))" calcext:base-cell-address="overlook.K104"/>
          </calcext:conditional-format>
          <calcext:conditional-format calcext:target-range-address="overlook.K106:overlook.K107">
            <calcext:condition calcext:apply-style-name="" calcext:value="formula-is(ISEVEN(ROW()))" calcext:base-cell-address="overlook.K106"/>
          </calcext:conditional-format>
          <calcext:conditional-format calcext:target-range-address="overlook.M105:overlook.M106">
            <calcext:condition calcext:apply-style-name="" calcext:value="formula-is(ISEVEN(ROW()))" calcext:base-cell-address="overlook.M105"/>
          </calcext:conditional-format>
          <calcext:conditional-format calcext:target-range-address="overlook.M105:overlook.M105">
            <calcext:condition calcext:apply-style-name="" calcext:value="formula-is(ISEVEN(ROW()))" calcext:base-cell-address="overlook.M105"/>
          </calcext:conditional-format>
          <calcext:conditional-format calcext:target-range-address="overlook.M106:overlook.M106">
            <calcext:condition calcext:apply-style-name="" calcext:value="formula-is(ISEVEN(ROW()))" calcext:base-cell-address="overlook.M106"/>
          </calcext:conditional-format>
          <calcext:conditional-format calcext:target-range-address="overlook.C108:overlook.M108 overlook.O108:overlook.Q108 overlook.C109:overlook.F110 overlook.I109:overlook.Q110 overlook.C111:overlook.M111 overlook.O111:overlook.Q111">
            <calcext:condition calcext:apply-style-name="" calcext:value="formula-is(ISEVEN(ROW()))" calcext:base-cell-address="overlook.C108"/>
          </calcext:conditional-format>
          <calcext:conditional-format calcext:target-range-address="overlook.C108:overlook.M108 overlook.O108:overlook.Q108 overlook.C109:overlook.F110 overlook.I109:overlook.Q110 overlook.C111:overlook.M111 overlook.O111:overlook.Q111">
            <calcext:condition calcext:apply-style-name="" calcext:value="formula-is(ISEVEN(ROW()))" calcext:base-cell-address="overlook.C108"/>
          </calcext:conditional-format>
          <calcext:conditional-format calcext:target-range-address="overlook.C108:overlook.C111">
            <calcext:condition calcext:apply-style-name="" calcext:value="formula-is(ISEVEN(ROW()))" calcext:base-cell-address="overlook.C108"/>
          </calcext:conditional-format>
          <calcext:conditional-format calcext:target-range-address="overlook.C108:overlook.C109">
            <calcext:condition calcext:apply-style-name="" calcext:value="formula-is(ISEVEN(ROW()))" calcext:base-cell-address="overlook.C108"/>
          </calcext:conditional-format>
          <calcext:conditional-format calcext:target-range-address="overlook.C111:overlook.C111">
            <calcext:condition calcext:apply-style-name="" calcext:value="formula-is(ISEVEN(ROW()))" calcext:base-cell-address="overlook.C111"/>
          </calcext:conditional-format>
          <calcext:conditional-format calcext:target-range-address="overlook.D108:overlook.D108 overlook.D111:overlook.D111">
            <calcext:condition calcext:apply-style-name="" calcext:value="formula-is(ISEVEN(ROW()))" calcext:base-cell-address="overlook.D108"/>
          </calcext:conditional-format>
          <calcext:conditional-format calcext:target-range-address="overlook.D108:overlook.D108">
            <calcext:condition calcext:apply-style-name="" calcext:value="formula-is(ISEVEN(ROW()))" calcext:base-cell-address="overlook.D108"/>
          </calcext:conditional-format>
          <calcext:conditional-format calcext:target-range-address="overlook.D111:overlook.D111">
            <calcext:condition calcext:apply-style-name="" calcext:value="formula-is(ISEVEN(ROW()))" calcext:base-cell-address="overlook.D111"/>
          </calcext:conditional-format>
          <calcext:conditional-format calcext:target-range-address="overlook.E108:overlook.E111">
            <calcext:condition calcext:apply-style-name="" calcext:value="formula-is(ISEVEN(ROW()))" calcext:base-cell-address="overlook.E108"/>
          </calcext:conditional-format>
          <calcext:conditional-format calcext:target-range-address="overlook.E108:overlook.E109">
            <calcext:condition calcext:apply-style-name="" calcext:value="formula-is(ISEVEN(ROW()))" calcext:base-cell-address="overlook.E108"/>
          </calcext:conditional-format>
          <calcext:conditional-format calcext:target-range-address="overlook.E110:overlook.E111">
            <calcext:condition calcext:apply-style-name="" calcext:value="formula-is(ISEVEN(ROW()))" calcext:base-cell-address="overlook.E110"/>
          </calcext:conditional-format>
          <calcext:conditional-format calcext:target-range-address="overlook.F108:overlook.F111">
            <calcext:condition calcext:apply-style-name="" calcext:value="formula-is(ISEVEN(ROW()))" calcext:base-cell-address="overlook.F108"/>
          </calcext:conditional-format>
          <calcext:conditional-format calcext:target-range-address="overlook.F108:overlook.F109">
            <calcext:condition calcext:apply-style-name="" calcext:value="formula-is(ISEVEN(ROW()))" calcext:base-cell-address="overlook.F108"/>
          </calcext:conditional-format>
          <calcext:conditional-format calcext:target-range-address="overlook.F110:overlook.F111">
            <calcext:condition calcext:apply-style-name="" calcext:value="formula-is(ISEVEN(ROW()))" calcext:base-cell-address="overlook.F110"/>
          </calcext:conditional-format>
          <calcext:conditional-format calcext:target-range-address="overlook.G108:overlook.G108 overlook.G111:overlook.G111">
            <calcext:condition calcext:apply-style-name="" calcext:value="formula-is(ISEVEN(ROW()))" calcext:base-cell-address="overlook.G108"/>
          </calcext:conditional-format>
          <calcext:conditional-format calcext:target-range-address="overlook.G108:overlook.G108">
            <calcext:condition calcext:apply-style-name="" calcext:value="formula-is(ISEVEN(ROW()))" calcext:base-cell-address="overlook.G108"/>
          </calcext:conditional-format>
          <calcext:conditional-format calcext:target-range-address="overlook.G111:overlook.G111">
            <calcext:condition calcext:apply-style-name="" calcext:value="formula-is(ISEVEN(ROW()))" calcext:base-cell-address="overlook.G111"/>
          </calcext:conditional-format>
          <calcext:conditional-format calcext:target-range-address="overlook.H108:overlook.H108 overlook.H111:overlook.H111">
            <calcext:condition calcext:apply-style-name="" calcext:value="formula-is(ISEVEN(ROW()))" calcext:base-cell-address="overlook.H108"/>
          </calcext:conditional-format>
          <calcext:conditional-format calcext:target-range-address="overlook.H108:overlook.H108">
            <calcext:condition calcext:apply-style-name="" calcext:value="formula-is(ISEVEN(ROW()))" calcext:base-cell-address="overlook.H108"/>
          </calcext:conditional-format>
          <calcext:conditional-format calcext:target-range-address="overlook.H111:overlook.H111">
            <calcext:condition calcext:apply-style-name="" calcext:value="formula-is(ISEVEN(ROW()))" calcext:base-cell-address="overlook.H111"/>
          </calcext:conditional-format>
          <calcext:conditional-format calcext:target-range-address="overlook.I108:overlook.I111">
            <calcext:condition calcext:apply-style-name="" calcext:value="formula-is(ISEVEN(ROW()))" calcext:base-cell-address="overlook.I108"/>
          </calcext:conditional-format>
          <calcext:conditional-format calcext:target-range-address="overlook.I108:overlook.I109">
            <calcext:condition calcext:apply-style-name="" calcext:value="formula-is(ISEVEN(ROW()))" calcext:base-cell-address="overlook.I108"/>
          </calcext:conditional-format>
          <calcext:conditional-format calcext:target-range-address="overlook.I110:overlook.I111">
            <calcext:condition calcext:apply-style-name="" calcext:value="formula-is(ISEVEN(ROW()))" calcext:base-cell-address="overlook.I110"/>
          </calcext:conditional-format>
          <calcext:conditional-format calcext:target-range-address="overlook.J108:overlook.J111">
            <calcext:condition calcext:apply-style-name="" calcext:value="formula-is(ISEVEN(ROW()))" calcext:base-cell-address="overlook.J108"/>
          </calcext:conditional-format>
          <calcext:conditional-format calcext:target-range-address="overlook.J108:overlook.J109">
            <calcext:condition calcext:apply-style-name="" calcext:value="formula-is(ISEVEN(ROW()))" calcext:base-cell-address="overlook.J108"/>
          </calcext:conditional-format>
          <calcext:conditional-format calcext:target-range-address="overlook.J110:overlook.J111">
            <calcext:condition calcext:apply-style-name="" calcext:value="formula-is(ISEVEN(ROW()))" calcext:base-cell-address="overlook.J110"/>
          </calcext:conditional-format>
          <calcext:conditional-format calcext:target-range-address="overlook.K108:overlook.K111">
            <calcext:condition calcext:apply-style-name="" calcext:value="formula-is(ISEVEN(ROW()))" calcext:base-cell-address="overlook.K108"/>
          </calcext:conditional-format>
          <calcext:conditional-format calcext:target-range-address="overlook.K108:overlook.K109">
            <calcext:condition calcext:apply-style-name="" calcext:value="formula-is(ISEVEN(ROW()))" calcext:base-cell-address="overlook.K108"/>
          </calcext:conditional-format>
          <calcext:conditional-format calcext:target-range-address="overlook.K110:overlook.K111">
            <calcext:condition calcext:apply-style-name="" calcext:value="formula-is(ISEVEN(ROW()))" calcext:base-cell-address="overlook.K110"/>
          </calcext:conditional-format>
          <calcext:conditional-format calcext:target-range-address="overlook.M108:overlook.M111">
            <calcext:condition calcext:apply-style-name="" calcext:value="formula-is(ISEVEN(ROW()))" calcext:base-cell-address="overlook.M108"/>
          </calcext:conditional-format>
          <calcext:conditional-format calcext:target-range-address="overlook.M108:overlook.M109">
            <calcext:condition calcext:apply-style-name="" calcext:value="formula-is(ISEVEN(ROW()))" calcext:base-cell-address="overlook.M108"/>
          </calcext:conditional-format>
          <calcext:conditional-format calcext:target-range-address="overlook.M110:overlook.M111">
            <calcext:condition calcext:apply-style-name="" calcext:value="formula-is(ISEVEN(ROW()))" calcext:base-cell-address="overlook.M110"/>
          </calcext:conditional-format>
          <calcext:conditional-format calcext:target-range-address="overlook.O96:overlook.O96">
            <calcext:condition calcext:apply-style-name="" calcext:value="formula-is(ISEVEN(ROW()))" calcext:base-cell-address="overlook.O96"/>
          </calcext:conditional-format>
          <calcext:conditional-format calcext:target-range-address="overlook.P100:overlook.P100">
            <calcext:condition calcext:apply-style-name="" calcext:value="formula-is(ISEVEN(ROW()))" calcext:base-cell-address="overlook.P100"/>
          </calcext:conditional-format>
          <calcext:conditional-format calcext:target-range-address="overlook.Q104:overlook.Q104">
            <calcext:condition calcext:apply-style-name="" calcext:value="formula-is(ISEVEN(ROW()))" calcext:base-cell-address="overlook.Q104"/>
          </calcext:conditional-format>
          <calcext:conditional-format calcext:target-range-address="overlook.R108:overlook.R108">
            <calcext:condition calcext:apply-style-name="" calcext:value="formula-is(ISEVEN(ROW()))" calcext:base-cell-address="overlook.R108"/>
          </calcext:conditional-format>
          <calcext:conditional-format calcext:target-range-address="overlook.S95:overlook.S95">
            <calcext:condition calcext:apply-style-name="" calcext:value="formula-is(ISEVEN(ROW()))" calcext:base-cell-address="overlook.S95"/>
          </calcext:conditional-format>
          <calcext:conditional-format calcext:target-range-address="overlook.S95:overlook.S95">
            <calcext:condition calcext:apply-style-name="" calcext:value="formula-is(ISEVEN(ROW()))" calcext:base-cell-address="overlook.S95"/>
          </calcext:conditional-format>
          <calcext:conditional-format calcext:target-range-address="overlook.S100:overlook.S100">
            <calcext:condition calcext:apply-style-name="" calcext:value="formula-is(ISEVEN(ROW()))" calcext:base-cell-address="overlook.S100"/>
          </calcext:conditional-format>
          <calcext:conditional-format calcext:target-range-address="overlook.S100:overlook.S100">
            <calcext:condition calcext:apply-style-name="" calcext:value="formula-is(ISEVEN(ROW()))" calcext:base-cell-address="overlook.S100"/>
          </calcext:conditional-format>
          <calcext:conditional-format calcext:target-range-address="overlook.S104:overlook.S104">
            <calcext:condition calcext:apply-style-name="" calcext:value="formula-is(ISEVEN(ROW()))" calcext:base-cell-address="overlook.S104"/>
          </calcext:conditional-format>
          <calcext:conditional-format calcext:target-range-address="overlook.S104:overlook.S104">
            <calcext:condition calcext:apply-style-name="" calcext:value="formula-is(ISEVEN(ROW()))" calcext:base-cell-address="overlook.S104"/>
          </calcext:conditional-format>
          <calcext:conditional-format calcext:target-range-address="overlook.S108:overlook.S108">
            <calcext:condition calcext:apply-style-name="" calcext:value="formula-is(ISEVEN(ROW()))" calcext:base-cell-address="overlook.S108"/>
          </calcext:conditional-format>
          <calcext:conditional-format calcext:target-range-address="overlook.S108:overlook.S108">
            <calcext:condition calcext:apply-style-name="" calcext:value="formula-is(ISEVEN(ROW()))" calcext:base-cell-address="overlook.S108"/>
          </calcext:conditional-format>
          <calcext:conditional-format calcext:target-range-address="overlook.L100:overlook.L100">
            <calcext:condition calcext:apply-style-name="" calcext:value="formula-is(ISEVEN(ROW()))" calcext:base-cell-address="overlook.L100"/>
          </calcext:conditional-format>
          <calcext:conditional-format calcext:target-range-address="overlook.L100:overlook.L100">
            <calcext:condition calcext:apply-style-name="" calcext:value="formula-is(ISEVEN(ROW()))" calcext:base-cell-address="overlook.L100"/>
          </calcext:conditional-format>
          <calcext:conditional-format calcext:target-range-address="overlook.L100:overlook.L100">
            <calcext:condition calcext:apply-style-name="" calcext:value="formula-is(ISEVEN(ROW()))" calcext:base-cell-address="overlook.L100"/>
          </calcext:conditional-format>
          <calcext:conditional-format calcext:target-range-address="overlook.M104:overlook.M104">
            <calcext:condition calcext:apply-style-name="" calcext:value="formula-is(ISEVEN(ROW()))" calcext:base-cell-address="overlook.M104"/>
          </calcext:conditional-format>
          <calcext:conditional-format calcext:target-range-address="overlook.M104:overlook.M104">
            <calcext:condition calcext:apply-style-name="" calcext:value="formula-is(ISEVEN(ROW()))" calcext:base-cell-address="overlook.M104"/>
          </calcext:conditional-format>
          <calcext:conditional-format calcext:target-range-address="overlook.M104:overlook.M104">
            <calcext:condition calcext:apply-style-name="" calcext:value="formula-is(ISEVEN(ROW()))" calcext:base-cell-address="overlook.M104"/>
          </calcext:conditional-format>
          <calcext:conditional-format calcext:target-range-address="overlook.N108:overlook.N108">
            <calcext:condition calcext:apply-style-name="" calcext:value="formula-is(ISEVEN(ROW()))" calcext:base-cell-address="overlook.N108"/>
          </calcext:conditional-format>
          <calcext:conditional-format calcext:target-range-address="overlook.N108:overlook.N108">
            <calcext:condition calcext:apply-style-name="" calcext:value="formula-is(ISEVEN(ROW()))" calcext:base-cell-address="overlook.N108"/>
          </calcext:conditional-format>
          <calcext:conditional-format calcext:target-range-address="overlook.N108:overlook.N108">
            <calcext:condition calcext:apply-style-name="" calcext:value="formula-is(ISEVEN(ROW()))" calcext:base-cell-address="overlook.N108"/>
          </calcext:conditional-format>
          <calcext:conditional-format calcext:target-range-address="overlook.L103:overlook.L103">
            <calcext:condition calcext:apply-style-name="" calcext:value="formula-is(ISEVEN(ROW()))" calcext:base-cell-address="overlook.L103"/>
          </calcext:conditional-format>
          <calcext:conditional-format calcext:target-range-address="overlook.L103:overlook.L103">
            <calcext:condition calcext:apply-style-name="" calcext:value="formula-is(ISEVEN(ROW()))" calcext:base-cell-address="overlook.L103"/>
          </calcext:conditional-format>
          <calcext:conditional-format calcext:target-range-address="overlook.L103:overlook.L103">
            <calcext:condition calcext:apply-style-name="" calcext:value="formula-is(ISEVEN(ROW()))" calcext:base-cell-address="overlook.L103"/>
          </calcext:conditional-format>
          <calcext:conditional-format calcext:target-range-address="overlook.M107:overlook.M107">
            <calcext:condition calcext:apply-style-name="" calcext:value="formula-is(ISEVEN(ROW()))" calcext:base-cell-address="overlook.M107"/>
          </calcext:conditional-format>
          <calcext:conditional-format calcext:target-range-address="overlook.M107:overlook.M107">
            <calcext:condition calcext:apply-style-name="" calcext:value="formula-is(ISEVEN(ROW()))" calcext:base-cell-address="overlook.M107"/>
          </calcext:conditional-format>
          <calcext:conditional-format calcext:target-range-address="overlook.M107:overlook.M107">
            <calcext:condition calcext:apply-style-name="" calcext:value="formula-is(ISEVEN(ROW()))" calcext:base-cell-address="overlook.M107"/>
          </calcext:conditional-format>
          <calcext:conditional-format calcext:target-range-address="overlook.N111:overlook.N111">
            <calcext:condition calcext:apply-style-name="" calcext:value="formula-is(ISEVEN(ROW()))" calcext:base-cell-address="overlook.N111"/>
          </calcext:conditional-format>
          <calcext:conditional-format calcext:target-range-address="overlook.N111:overlook.N111">
            <calcext:condition calcext:apply-style-name="" calcext:value="formula-is(ISEVEN(ROW()))" calcext:base-cell-address="overlook.N111"/>
          </calcext:conditional-format>
          <calcext:conditional-format calcext:target-range-address="overlook.N111:overlook.N111">
            <calcext:condition calcext:apply-style-name="" calcext:value="formula-is(ISEVEN(ROW()))" calcext:base-cell-address="overlook.N111"/>
          </calcext:conditional-format>
          <calcext:conditional-format calcext:target-range-address="overlook.C105:overlook.C105">
            <calcext:condition calcext:apply-style-name="" calcext:value="formula-is(ISEVEN(ROW()))" calcext:base-cell-address="overlook.C105"/>
          </calcext:conditional-format>
          <calcext:conditional-format calcext:target-range-address="overlook.C105:overlook.C105">
            <calcext:condition calcext:apply-style-name="" calcext:value="formula-is(ISEVEN(ROW()))" calcext:base-cell-address="overlook.C105"/>
          </calcext:conditional-format>
          <calcext:conditional-format calcext:target-range-address="overlook.C105:overlook.C105">
            <calcext:condition calcext:apply-style-name="" calcext:value="formula-is(ISEVEN(ROW()))" calcext:base-cell-address="overlook.C105"/>
          </calcext:conditional-format>
          <calcext:conditional-format calcext:target-range-address="overlook.C105:overlook.C105">
            <calcext:condition calcext:apply-style-name="" calcext:value="formula-is(ISEVEN(ROW()))" calcext:base-cell-address="overlook.C105"/>
          </calcext:conditional-format>
          <calcext:conditional-format calcext:target-range-address="overlook.C109:overlook.C109">
            <calcext:condition calcext:apply-style-name="" calcext:value="formula-is(ISEVEN(ROW()))" calcext:base-cell-address="overlook.C109"/>
          </calcext:conditional-format>
          <calcext:conditional-format calcext:target-range-address="overlook.C109:overlook.C109">
            <calcext:condition calcext:apply-style-name="" calcext:value="formula-is(ISEVEN(ROW()))" calcext:base-cell-address="overlook.C109"/>
          </calcext:conditional-format>
          <calcext:conditional-format calcext:target-range-address="overlook.C109:overlook.C109">
            <calcext:condition calcext:apply-style-name="" calcext:value="formula-is(ISEVEN(ROW()))" calcext:base-cell-address="overlook.C109"/>
          </calcext:conditional-format>
          <calcext:conditional-format calcext:target-range-address="overlook.C109:overlook.C109">
            <calcext:condition calcext:apply-style-name="" calcext:value="formula-is(ISEVEN(ROW()))" calcext:base-cell-address="overlook.C109"/>
          </calcext:conditional-format>
          <calcext:conditional-format calcext:target-range-address="overlook.C109:overlook.C109">
            <calcext:condition calcext:apply-style-name="" calcext:value="formula-is(ISEVEN(ROW()))" calcext:base-cell-address="overlook.C109"/>
          </calcext:conditional-format>
          <calcext:conditional-format calcext:target-range-address="overlook.G105:overlook.G105">
            <calcext:condition calcext:apply-style-name="" calcext:value="formula-is(ISEVEN(ROW()))" calcext:base-cell-address="overlook.G105"/>
          </calcext:conditional-format>
          <calcext:conditional-format calcext:target-range-address="overlook.G105:overlook.G105">
            <calcext:condition calcext:apply-style-name="" calcext:value="formula-is(ISEVEN(ROW()))" calcext:base-cell-address="overlook.G105"/>
          </calcext:conditional-format>
          <calcext:conditional-format calcext:target-range-address="overlook.G105:overlook.G105">
            <calcext:condition calcext:apply-style-name="" calcext:value="formula-is(ISEVEN(ROW()))" calcext:base-cell-address="overlook.G105"/>
          </calcext:conditional-format>
          <calcext:conditional-format calcext:target-range-address="overlook.G105:overlook.G105">
            <calcext:condition calcext:apply-style-name="" calcext:value="formula-is(ISEVEN(ROW()))" calcext:base-cell-address="overlook.G105"/>
          </calcext:conditional-format>
          <calcext:conditional-format calcext:target-range-address="overlook.G106:overlook.G106">
            <calcext:condition calcext:apply-style-name="" calcext:value="formula-is(ISEVEN(ROW()))" calcext:base-cell-address="overlook.G106"/>
          </calcext:conditional-format>
          <calcext:conditional-format calcext:target-range-address="overlook.G106:overlook.G106">
            <calcext:condition calcext:apply-style-name="" calcext:value="formula-is(ISEVEN(ROW()))" calcext:base-cell-address="overlook.G106"/>
          </calcext:conditional-format>
          <calcext:conditional-format calcext:target-range-address="overlook.G106:overlook.G106">
            <calcext:condition calcext:apply-style-name="" calcext:value="formula-is(ISEVEN(ROW()))" calcext:base-cell-address="overlook.G106"/>
          </calcext:conditional-format>
          <calcext:conditional-format calcext:target-range-address="overlook.G106:overlook.G106">
            <calcext:condition calcext:apply-style-name="" calcext:value="formula-is(ISEVEN(ROW()))" calcext:base-cell-address="overlook.G106"/>
          </calcext:conditional-format>
          <calcext:conditional-format calcext:target-range-address="overlook.G109:overlook.G109">
            <calcext:condition calcext:apply-style-name="" calcext:value="formula-is(ISEVEN(ROW()))" calcext:base-cell-address="overlook.G109"/>
          </calcext:conditional-format>
          <calcext:conditional-format calcext:target-range-address="overlook.G109:overlook.G109">
            <calcext:condition calcext:apply-style-name="" calcext:value="formula-is(ISEVEN(ROW()))" calcext:base-cell-address="overlook.G109"/>
          </calcext:conditional-format>
          <calcext:conditional-format calcext:target-range-address="overlook.G109:overlook.G109">
            <calcext:condition calcext:apply-style-name="" calcext:value="formula-is(ISEVEN(ROW()))" calcext:base-cell-address="overlook.G109"/>
          </calcext:conditional-format>
          <calcext:conditional-format calcext:target-range-address="overlook.G109:overlook.G109">
            <calcext:condition calcext:apply-style-name="" calcext:value="formula-is(ISEVEN(ROW()))" calcext:base-cell-address="overlook.G109"/>
          </calcext:conditional-format>
          <calcext:conditional-format calcext:target-range-address="overlook.A1:overlook.U94 overlook.A95:overlook.T99 overlook.C100:overlook.T110 overlook.A116:overlook.U1048576 overlook.A100:overlook.B111 overlook.A111:overlook.T111 overlook.U95:overlook.U111 overlook.Y1:overlook.AMJ1048576">
            <calcext:condition calcext:apply-style-name="" calcext:value="formula-is(ISEVEN(ROW(())))" calcext:base-cell-address="overlook.A1"/>
          </calcext:conditional-format>
          <calcext:conditional-format calcext:target-range-address="overlook.C83:overlook.R83">
            <calcext:condition calcext:apply-style-name="" calcext:value="formula-is(ISEVEN(ROW(())))" calcext:base-cell-address="overlook.C83"/>
          </calcext:conditional-format>
          <calcext:conditional-format calcext:target-range-address="overlook.C84:overlook.S84 overlook.S87:overlook.S87 overlook.S90:overlook.S90 overlook.S93:overlook.S93">
            <calcext:condition calcext:apply-style-name="" calcext:value="formula-is(ISEVEN(ROW(())))" calcext:base-cell-address="overlook.C84"/>
          </calcext:conditional-format>
          <calcext:conditional-format calcext:target-range-address="overlook.C85:overlook.S85 overlook.S88:overlook.S88 overlook.S91:overlook.S91 overlook.S94:overlook.S94">
            <calcext:condition calcext:apply-style-name="" calcext:value="formula-is(ISEVEN(ROW(())))" calcext:base-cell-address="overlook.C85"/>
          </calcext:conditional-format>
          <calcext:conditional-format calcext:target-range-address="overlook.C94:overlook.R94">
            <calcext:condition calcext:apply-style-name="" calcext:value="formula-is(ISEVEN(ROW(())))" calcext:base-cell-address="overlook.C94"/>
          </calcext:conditional-format>
          <calcext:conditional-format calcext:target-range-address="overlook.C89:overlook.R89">
            <calcext:condition calcext:apply-style-name="" calcext:value="formula-is(ISEVEN(ROW(())))" calcext:base-cell-address="overlook.C89"/>
          </calcext:conditional-format>
          <calcext:conditional-format calcext:target-range-address="overlook.C88:overlook.R88">
            <calcext:condition calcext:apply-style-name="" calcext:value="formula-is(ISEVEN(ROW(())))" calcext:base-cell-address="overlook.C88"/>
          </calcext:conditional-format>
          <calcext:conditional-format calcext:target-range-address="overlook.C90:overlook.R91">
            <calcext:condition calcext:apply-style-name="" calcext:value="formula-is(ISEVEN(ROW(())))" calcext:base-cell-address="overlook.C90"/>
          </calcext:conditional-format>
          <calcext:conditional-format calcext:target-range-address="overlook.C92:overlook.R93">
            <calcext:condition calcext:apply-style-name="" calcext:value="formula-is(ISEVEN(ROW(())))" calcext:base-cell-address="overlook.C92"/>
          </calcext:conditional-format>
          <calcext:conditional-format calcext:target-range-address="overlook.A95:overlook.A95">
            <calcext:condition calcext:apply-style-name="" calcext:value="formula-is(ISEVEN(ROW(())))" calcext:base-cell-address="overlook.A95"/>
          </calcext:conditional-format>
          <calcext:conditional-format calcext:target-range-address="overlook.A96:overlook.A96">
            <calcext:condition calcext:apply-style-name="" calcext:value="formula-is(ISEVEN(ROW(())))" calcext:base-cell-address="overlook.A96"/>
          </calcext:conditional-format>
          <calcext:conditional-format calcext:target-range-address="overlook.A97:overlook.A97">
            <calcext:condition calcext:apply-style-name="" calcext:value="formula-is(ISEVEN(ROW(())))" calcext:base-cell-address="overlook.A97"/>
          </calcext:conditional-format>
          <calcext:conditional-format calcext:target-range-address="overlook.A98:overlook.A98">
            <calcext:condition calcext:apply-style-name="" calcext:value="formula-is(ISEVEN(ROW(())))" calcext:base-cell-address="overlook.A98"/>
          </calcext:conditional-format>
          <calcext:conditional-format calcext:target-range-address="overlook.A100:overlook.A103">
            <calcext:condition calcext:apply-style-name="" calcext:value="formula-is(ISEVEN(ROW(())))" calcext:base-cell-address="overlook.A100"/>
          </calcext:conditional-format>
          <calcext:conditional-format calcext:target-range-address="overlook.A100:overlook.A100">
            <calcext:condition calcext:apply-style-name="" calcext:value="formula-is(ISEVEN(ROW(())))" calcext:base-cell-address="overlook.A100"/>
          </calcext:conditional-format>
          <calcext:conditional-format calcext:target-range-address="overlook.A101:overlook.A101">
            <calcext:condition calcext:apply-style-name="" calcext:value="formula-is(ISEVEN(ROW(())))" calcext:base-cell-address="overlook.A101"/>
          </calcext:conditional-format>
          <calcext:conditional-format calcext:target-range-address="overlook.A102:overlook.A102">
            <calcext:condition calcext:apply-style-name="" calcext:value="formula-is(ISEVEN(ROW(())))" calcext:base-cell-address="overlook.A102"/>
          </calcext:conditional-format>
          <calcext:conditional-format calcext:target-range-address="overlook.A103:overlook.A103">
            <calcext:condition calcext:apply-style-name="" calcext:value="formula-is(ISEVEN(ROW(())))" calcext:base-cell-address="overlook.A103"/>
          </calcext:conditional-format>
          <calcext:conditional-format calcext:target-range-address="overlook.A104:overlook.A107">
            <calcext:condition calcext:apply-style-name="" calcext:value="formula-is(ISEVEN(ROW(())))" calcext:base-cell-address="overlook.A104"/>
          </calcext:conditional-format>
          <calcext:conditional-format calcext:target-range-address="overlook.A104:overlook.A104">
            <calcext:condition calcext:apply-style-name="" calcext:value="formula-is(ISEVEN(ROW(())))" calcext:base-cell-address="overlook.A104"/>
          </calcext:conditional-format>
          <calcext:conditional-format calcext:target-range-address="overlook.A105:overlook.A105">
            <calcext:condition calcext:apply-style-name="" calcext:value="formula-is(ISEVEN(ROW(())))" calcext:base-cell-address="overlook.A105"/>
          </calcext:conditional-format>
          <calcext:conditional-format calcext:target-range-address="overlook.A106:overlook.A106">
            <calcext:condition calcext:apply-style-name="" calcext:value="formula-is(ISEVEN(ROW(())))" calcext:base-cell-address="overlook.A106"/>
          </calcext:conditional-format>
          <calcext:conditional-format calcext:target-range-address="overlook.A107:overlook.A107">
            <calcext:condition calcext:apply-style-name="" calcext:value="formula-is(ISEVEN(ROW(())))" calcext:base-cell-address="overlook.A107"/>
          </calcext:conditional-format>
          <calcext:conditional-format calcext:target-range-address="overlook.A108:overlook.A111">
            <calcext:condition calcext:apply-style-name="" calcext:value="formula-is(ISEVEN(ROW(())))" calcext:base-cell-address="overlook.A108"/>
          </calcext:conditional-format>
          <calcext:conditional-format calcext:target-range-address="overlook.A108:overlook.A108">
            <calcext:condition calcext:apply-style-name="" calcext:value="formula-is(ISEVEN(ROW(())))" calcext:base-cell-address="overlook.A108"/>
          </calcext:conditional-format>
          <calcext:conditional-format calcext:target-range-address="overlook.A109:overlook.A109">
            <calcext:condition calcext:apply-style-name="" calcext:value="formula-is(ISEVEN(ROW(())))" calcext:base-cell-address="overlook.A109"/>
          </calcext:conditional-format>
          <calcext:conditional-format calcext:target-range-address="overlook.A110:overlook.A110">
            <calcext:condition calcext:apply-style-name="" calcext:value="formula-is(ISEVEN(ROW(())))" calcext:base-cell-address="overlook.A110"/>
          </calcext:conditional-format>
          <calcext:conditional-format calcext:target-range-address="overlook.A111:overlook.A111">
            <calcext:condition calcext:apply-style-name="" calcext:value="formula-is(ISEVEN(ROW(())))" calcext:base-cell-address="overlook.A111"/>
          </calcext:conditional-format>
          <calcext:conditional-format calcext:target-range-address="overlook.A99:overlook.A99">
            <calcext:condition calcext:apply-style-name="" calcext:value="formula-is(ISEVEN(ROW(())))" calcext:base-cell-address="overlook.A99"/>
          </calcext:conditional-format>
          <calcext:conditional-format calcext:target-range-address="overlook.A99:overlook.A99">
            <calcext:condition calcext:apply-style-name="" calcext:value="formula-is(ISEVEN(ROW(())))" calcext:base-cell-address="overlook.A99"/>
          </calcext:conditional-format>
          <calcext:conditional-format calcext:target-range-address="overlook.C95:overlook.C99">
            <calcext:condition calcext:apply-style-name="" calcext:value="formula-is(ISEVEN(ROW(())))" calcext:base-cell-address="overlook.C95"/>
          </calcext:conditional-format>
          <calcext:conditional-format calcext:target-range-address="overlook.C99:overlook.C99">
            <calcext:condition calcext:apply-style-name="" calcext:value="formula-is(ISEVEN(ROW(())))" calcext:base-cell-address="overlook.C99"/>
          </calcext:conditional-format>
          <calcext:conditional-format calcext:target-range-address="overlook.C95:overlook.C96">
            <calcext:condition calcext:apply-style-name="" calcext:value="formula-is(ISEVEN(ROW(())))" calcext:base-cell-address="overlook.C95"/>
          </calcext:conditional-format>
          <calcext:conditional-format calcext:target-range-address="overlook.C97:overlook.C98">
            <calcext:condition calcext:apply-style-name="" calcext:value="formula-is(ISEVEN(ROW(())))" calcext:base-cell-address="overlook.C97"/>
          </calcext:conditional-format>
          <calcext:conditional-format calcext:target-range-address="overlook.D95:overlook.D99">
            <calcext:condition calcext:apply-style-name="" calcext:value="formula-is(ISEVEN(ROW(())))" calcext:base-cell-address="overlook.D95"/>
          </calcext:conditional-format>
          <calcext:conditional-format calcext:target-range-address="overlook.D99:overlook.D99">
            <calcext:condition calcext:apply-style-name="" calcext:value="formula-is(ISEVEN(ROW(())))" calcext:base-cell-address="overlook.D99"/>
          </calcext:conditional-format>
          <calcext:conditional-format calcext:target-range-address="overlook.D95:overlook.D96">
            <calcext:condition calcext:apply-style-name="" calcext:value="formula-is(ISEVEN(ROW(())))" calcext:base-cell-address="overlook.D95"/>
          </calcext:conditional-format>
          <calcext:conditional-format calcext:target-range-address="overlook.D97:overlook.D98">
            <calcext:condition calcext:apply-style-name="" calcext:value="formula-is(ISEVEN(ROW(())))" calcext:base-cell-address="overlook.D97"/>
          </calcext:conditional-format>
          <calcext:conditional-format calcext:target-range-address="overlook.E95:overlook.E99">
            <calcext:condition calcext:apply-style-name="" calcext:value="formula-is(ISEVEN(ROW(())))" calcext:base-cell-address="overlook.E95"/>
          </calcext:conditional-format>
          <calcext:conditional-format calcext:target-range-address="overlook.E99:overlook.E99">
            <calcext:condition calcext:apply-style-name="" calcext:value="formula-is(ISEVEN(ROW(())))" calcext:base-cell-address="overlook.E99"/>
          </calcext:conditional-format>
          <calcext:conditional-format calcext:target-range-address="overlook.E95:overlook.E96">
            <calcext:condition calcext:apply-style-name="" calcext:value="formula-is(ISEVEN(ROW(())))" calcext:base-cell-address="overlook.E95"/>
          </calcext:conditional-format>
          <calcext:conditional-format calcext:target-range-address="overlook.E97:overlook.E98">
            <calcext:condition calcext:apply-style-name="" calcext:value="formula-is(ISEVEN(ROW(())))" calcext:base-cell-address="overlook.E97"/>
          </calcext:conditional-format>
          <calcext:conditional-format calcext:target-range-address="overlook.F95:overlook.F99">
            <calcext:condition calcext:apply-style-name="" calcext:value="formula-is(ISEVEN(ROW(())))" calcext:base-cell-address="overlook.F95"/>
          </calcext:conditional-format>
          <calcext:conditional-format calcext:target-range-address="overlook.F99:overlook.F99">
            <calcext:condition calcext:apply-style-name="" calcext:value="formula-is(ISEVEN(ROW(())))" calcext:base-cell-address="overlook.F99"/>
          </calcext:conditional-format>
          <calcext:conditional-format calcext:target-range-address="overlook.F95:overlook.F96">
            <calcext:condition calcext:apply-style-name="" calcext:value="formula-is(ISEVEN(ROW(())))" calcext:base-cell-address="overlook.F95"/>
          </calcext:conditional-format>
          <calcext:conditional-format calcext:target-range-address="overlook.F97:overlook.F98">
            <calcext:condition calcext:apply-style-name="" calcext:value="formula-is(ISEVEN(ROW(())))" calcext:base-cell-address="overlook.F97"/>
          </calcext:conditional-format>
          <calcext:conditional-format calcext:target-range-address="overlook.G95:overlook.G99">
            <calcext:condition calcext:apply-style-name="" calcext:value="formula-is(ISEVEN(ROW(())))" calcext:base-cell-address="overlook.G95"/>
          </calcext:conditional-format>
          <calcext:conditional-format calcext:target-range-address="overlook.G99:overlook.G99">
            <calcext:condition calcext:apply-style-name="" calcext:value="formula-is(ISEVEN(ROW(())))" calcext:base-cell-address="overlook.G99"/>
          </calcext:conditional-format>
          <calcext:conditional-format calcext:target-range-address="overlook.G95:overlook.G96">
            <calcext:condition calcext:apply-style-name="" calcext:value="formula-is(ISEVEN(ROW(())))" calcext:base-cell-address="overlook.G95"/>
          </calcext:conditional-format>
          <calcext:conditional-format calcext:target-range-address="overlook.G97:overlook.G98">
            <calcext:condition calcext:apply-style-name="" calcext:value="formula-is(ISEVEN(ROW(())))" calcext:base-cell-address="overlook.G97"/>
          </calcext:conditional-format>
          <calcext:conditional-format calcext:target-range-address="overlook.H95:overlook.H99">
            <calcext:condition calcext:apply-style-name="" calcext:value="formula-is(ISEVEN(ROW(())))" calcext:base-cell-address="overlook.H95"/>
          </calcext:conditional-format>
          <calcext:conditional-format calcext:target-range-address="overlook.H99:overlook.H99">
            <calcext:condition calcext:apply-style-name="" calcext:value="formula-is(ISEVEN(ROW(())))" calcext:base-cell-address="overlook.H99"/>
          </calcext:conditional-format>
          <calcext:conditional-format calcext:target-range-address="overlook.H95:overlook.H96">
            <calcext:condition calcext:apply-style-name="" calcext:value="formula-is(ISEVEN(ROW(())))" calcext:base-cell-address="overlook.H95"/>
          </calcext:conditional-format>
          <calcext:conditional-format calcext:target-range-address="overlook.H97:overlook.H98">
            <calcext:condition calcext:apply-style-name="" calcext:value="formula-is(ISEVEN(ROW(())))" calcext:base-cell-address="overlook.H97"/>
          </calcext:conditional-format>
          <calcext:conditional-format calcext:target-range-address="overlook.I95:overlook.I99">
            <calcext:condition calcext:apply-style-name="" calcext:value="formula-is(ISEVEN(ROW(())))" calcext:base-cell-address="overlook.I95"/>
          </calcext:conditional-format>
          <calcext:conditional-format calcext:target-range-address="overlook.I99:overlook.I99">
            <calcext:condition calcext:apply-style-name="" calcext:value="formula-is(ISEVEN(ROW(())))" calcext:base-cell-address="overlook.I99"/>
          </calcext:conditional-format>
          <calcext:conditional-format calcext:target-range-address="overlook.I95:overlook.I96">
            <calcext:condition calcext:apply-style-name="" calcext:value="formula-is(ISEVEN(ROW(())))" calcext:base-cell-address="overlook.I95"/>
          </calcext:conditional-format>
          <calcext:conditional-format calcext:target-range-address="overlook.I97:overlook.I98">
            <calcext:condition calcext:apply-style-name="" calcext:value="formula-is(ISEVEN(ROW(())))" calcext:base-cell-address="overlook.I97"/>
          </calcext:conditional-format>
          <calcext:conditional-format calcext:target-range-address="overlook.J95:overlook.J99">
            <calcext:condition calcext:apply-style-name="" calcext:value="formula-is(ISEVEN(ROW(())))" calcext:base-cell-address="overlook.J95"/>
          </calcext:conditional-format>
          <calcext:conditional-format calcext:target-range-address="overlook.J99:overlook.J99">
            <calcext:condition calcext:apply-style-name="" calcext:value="formula-is(ISEVEN(ROW(())))" calcext:base-cell-address="overlook.J99"/>
          </calcext:conditional-format>
          <calcext:conditional-format calcext:target-range-address="overlook.J95:overlook.J96">
            <calcext:condition calcext:apply-style-name="" calcext:value="formula-is(ISEVEN(ROW(())))" calcext:base-cell-address="overlook.J95"/>
          </calcext:conditional-format>
          <calcext:conditional-format calcext:target-range-address="overlook.J97:overlook.J98">
            <calcext:condition calcext:apply-style-name="" calcext:value="formula-is(ISEVEN(ROW(())))" calcext:base-cell-address="overlook.J97"/>
          </calcext:conditional-format>
          <calcext:conditional-format calcext:target-range-address="overlook.K95:overlook.K99">
            <calcext:condition calcext:apply-style-name="" calcext:value="formula-is(ISEVEN(ROW(())))" calcext:base-cell-address="overlook.K95"/>
          </calcext:conditional-format>
          <calcext:conditional-format calcext:target-range-address="overlook.K99:overlook.K99">
            <calcext:condition calcext:apply-style-name="" calcext:value="formula-is(ISEVEN(ROW(())))" calcext:base-cell-address="overlook.K99"/>
          </calcext:conditional-format>
          <calcext:conditional-format calcext:target-range-address="overlook.K95:overlook.K96">
            <calcext:condition calcext:apply-style-name="" calcext:value="formula-is(ISEVEN(ROW(())))" calcext:base-cell-address="overlook.K95"/>
          </calcext:conditional-format>
          <calcext:conditional-format calcext:target-range-address="overlook.K97:overlook.K98">
            <calcext:condition calcext:apply-style-name="" calcext:value="formula-is(ISEVEN(ROW(())))" calcext:base-cell-address="overlook.K97"/>
          </calcext:conditional-format>
          <calcext:conditional-format calcext:target-range-address="overlook.M95:overlook.M99">
            <calcext:condition calcext:apply-style-name="" calcext:value="formula-is(ISEVEN(ROW(())))" calcext:base-cell-address="overlook.M95"/>
          </calcext:conditional-format>
          <calcext:conditional-format calcext:target-range-address="overlook.M99:overlook.M99">
            <calcext:condition calcext:apply-style-name="" calcext:value="formula-is(ISEVEN(ROW(())))" calcext:base-cell-address="overlook.M99"/>
          </calcext:conditional-format>
          <calcext:conditional-format calcext:target-range-address="overlook.M95:overlook.M96">
            <calcext:condition calcext:apply-style-name="" calcext:value="formula-is(ISEVEN(ROW(())))" calcext:base-cell-address="overlook.M95"/>
          </calcext:conditional-format>
          <calcext:conditional-format calcext:target-range-address="overlook.M97:overlook.M98">
            <calcext:condition calcext:apply-style-name="" calcext:value="formula-is(ISEVEN(ROW(())))" calcext:base-cell-address="overlook.M97"/>
          </calcext:conditional-format>
          <calcext:conditional-format calcext:target-range-address="overlook.C100:overlook.K100 overlook.M100:overlook.O100 overlook.C101:overlook.O102 overlook.C103:overlook.K103 overlook.M103:overlook.O103 overlook.Q100:overlook.R103">
            <calcext:condition calcext:apply-style-name="" calcext:value="formula-is(ISEVEN(ROW(())))" calcext:base-cell-address="overlook.C100"/>
          </calcext:conditional-format>
          <calcext:conditional-format calcext:target-range-address="overlook.C100:overlook.C103">
            <calcext:condition calcext:apply-style-name="" calcext:value="formula-is(ISEVEN(ROW(())))" calcext:base-cell-address="overlook.C100"/>
          </calcext:conditional-format>
          <calcext:conditional-format calcext:target-range-address="overlook.C100:overlook.C101">
            <calcext:condition calcext:apply-style-name="" calcext:value="formula-is(ISEVEN(ROW(())))" calcext:base-cell-address="overlook.C100"/>
          </calcext:conditional-format>
          <calcext:conditional-format calcext:target-range-address="overlook.C102:overlook.C103">
            <calcext:condition calcext:apply-style-name="" calcext:value="formula-is(ISEVEN(ROW(())))" calcext:base-cell-address="overlook.C102"/>
          </calcext:conditional-format>
          <calcext:conditional-format calcext:target-range-address="overlook.D100:overlook.D103">
            <calcext:condition calcext:apply-style-name="" calcext:value="formula-is(ISEVEN(ROW(())))" calcext:base-cell-address="overlook.D100"/>
          </calcext:conditional-format>
          <calcext:conditional-format calcext:target-range-address="overlook.D100:overlook.D101">
            <calcext:condition calcext:apply-style-name="" calcext:value="formula-is(ISEVEN(ROW(())))" calcext:base-cell-address="overlook.D100"/>
          </calcext:conditional-format>
          <calcext:conditional-format calcext:target-range-address="overlook.D102:overlook.D103">
            <calcext:condition calcext:apply-style-name="" calcext:value="formula-is(ISEVEN(ROW(())))" calcext:base-cell-address="overlook.D102"/>
          </calcext:conditional-format>
          <calcext:conditional-format calcext:target-range-address="overlook.E100:overlook.E103">
            <calcext:condition calcext:apply-style-name="" calcext:value="formula-is(ISEVEN(ROW(())))" calcext:base-cell-address="overlook.E100"/>
          </calcext:conditional-format>
          <calcext:conditional-format calcext:target-range-address="overlook.E100:overlook.E101">
            <calcext:condition calcext:apply-style-name="" calcext:value="formula-is(ISEVEN(ROW(())))" calcext:base-cell-address="overlook.E100"/>
          </calcext:conditional-format>
          <calcext:conditional-format calcext:target-range-address="overlook.E102:overlook.E103">
            <calcext:condition calcext:apply-style-name="" calcext:value="formula-is(ISEVEN(ROW(())))" calcext:base-cell-address="overlook.E102"/>
          </calcext:conditional-format>
          <calcext:conditional-format calcext:target-range-address="overlook.F100:overlook.F103">
            <calcext:condition calcext:apply-style-name="" calcext:value="formula-is(ISEVEN(ROW(())))" calcext:base-cell-address="overlook.F100"/>
          </calcext:conditional-format>
          <calcext:conditional-format calcext:target-range-address="overlook.F100:overlook.F101">
            <calcext:condition calcext:apply-style-name="" calcext:value="formula-is(ISEVEN(ROW(())))" calcext:base-cell-address="overlook.F100"/>
          </calcext:conditional-format>
          <calcext:conditional-format calcext:target-range-address="overlook.F102:overlook.F103">
            <calcext:condition calcext:apply-style-name="" calcext:value="formula-is(ISEVEN(ROW(())))" calcext:base-cell-address="overlook.F102"/>
          </calcext:conditional-format>
          <calcext:conditional-format calcext:target-range-address="overlook.G100:overlook.G103">
            <calcext:condition calcext:apply-style-name="" calcext:value="formula-is(ISEVEN(ROW(())))" calcext:base-cell-address="overlook.G100"/>
          </calcext:conditional-format>
          <calcext:conditional-format calcext:target-range-address="overlook.G100:overlook.G101">
            <calcext:condition calcext:apply-style-name="" calcext:value="formula-is(ISEVEN(ROW(())))" calcext:base-cell-address="overlook.G100"/>
          </calcext:conditional-format>
          <calcext:conditional-format calcext:target-range-address="overlook.G102:overlook.G103">
            <calcext:condition calcext:apply-style-name="" calcext:value="formula-is(ISEVEN(ROW(())))" calcext:base-cell-address="overlook.G102"/>
          </calcext:conditional-format>
          <calcext:conditional-format calcext:target-range-address="overlook.H100:overlook.H103">
            <calcext:condition calcext:apply-style-name="" calcext:value="formula-is(ISEVEN(ROW(())))" calcext:base-cell-address="overlook.H100"/>
          </calcext:conditional-format>
          <calcext:conditional-format calcext:target-range-address="overlook.H100:overlook.H101">
            <calcext:condition calcext:apply-style-name="" calcext:value="formula-is(ISEVEN(ROW(())))" calcext:base-cell-address="overlook.H100"/>
          </calcext:conditional-format>
          <calcext:conditional-format calcext:target-range-address="overlook.H102:overlook.H103">
            <calcext:condition calcext:apply-style-name="" calcext:value="formula-is(ISEVEN(ROW(())))" calcext:base-cell-address="overlook.H102"/>
          </calcext:conditional-format>
          <calcext:conditional-format calcext:target-range-address="overlook.I100:overlook.I103">
            <calcext:condition calcext:apply-style-name="" calcext:value="formula-is(ISEVEN(ROW(())))" calcext:base-cell-address="overlook.I100"/>
          </calcext:conditional-format>
          <calcext:conditional-format calcext:target-range-address="overlook.I100:overlook.I101">
            <calcext:condition calcext:apply-style-name="" calcext:value="formula-is(ISEVEN(ROW(())))" calcext:base-cell-address="overlook.I100"/>
          </calcext:conditional-format>
          <calcext:conditional-format calcext:target-range-address="overlook.I102:overlook.I103">
            <calcext:condition calcext:apply-style-name="" calcext:value="formula-is(ISEVEN(ROW(())))" calcext:base-cell-address="overlook.I102"/>
          </calcext:conditional-format>
          <calcext:conditional-format calcext:target-range-address="overlook.J100:overlook.J103">
            <calcext:condition calcext:apply-style-name="" calcext:value="formula-is(ISEVEN(ROW(())))" calcext:base-cell-address="overlook.J100"/>
          </calcext:conditional-format>
          <calcext:conditional-format calcext:target-range-address="overlook.J100:overlook.J101">
            <calcext:condition calcext:apply-style-name="" calcext:value="formula-is(ISEVEN(ROW(())))" calcext:base-cell-address="overlook.J100"/>
          </calcext:conditional-format>
          <calcext:conditional-format calcext:target-range-address="overlook.J102:overlook.J103">
            <calcext:condition calcext:apply-style-name="" calcext:value="formula-is(ISEVEN(ROW(())))" calcext:base-cell-address="overlook.J102"/>
          </calcext:conditional-format>
          <calcext:conditional-format calcext:target-range-address="overlook.K100:overlook.K103">
            <calcext:condition calcext:apply-style-name="" calcext:value="formula-is(ISEVEN(ROW(())))" calcext:base-cell-address="overlook.K100"/>
          </calcext:conditional-format>
          <calcext:conditional-format calcext:target-range-address="overlook.K100:overlook.K101">
            <calcext:condition calcext:apply-style-name="" calcext:value="formula-is(ISEVEN(ROW(())))" calcext:base-cell-address="overlook.K100"/>
          </calcext:conditional-format>
          <calcext:conditional-format calcext:target-range-address="overlook.K102:overlook.K103">
            <calcext:condition calcext:apply-style-name="" calcext:value="formula-is(ISEVEN(ROW(())))" calcext:base-cell-address="overlook.K102"/>
          </calcext:conditional-format>
          <calcext:conditional-format calcext:target-range-address="overlook.M100:overlook.M103">
            <calcext:condition calcext:apply-style-name="" calcext:value="formula-is(ISEVEN(ROW(())))" calcext:base-cell-address="overlook.M100"/>
          </calcext:conditional-format>
          <calcext:conditional-format calcext:target-range-address="overlook.M100:overlook.M101">
            <calcext:condition calcext:apply-style-name="" calcext:value="formula-is(ISEVEN(ROW(())))" calcext:base-cell-address="overlook.M100"/>
          </calcext:conditional-format>
          <calcext:conditional-format calcext:target-range-address="overlook.M102:overlook.M103">
            <calcext:condition calcext:apply-style-name="" calcext:value="formula-is(ISEVEN(ROW(())))" calcext:base-cell-address="overlook.M102"/>
          </calcext:conditional-format>
          <calcext:conditional-format calcext:target-range-address="overlook.C104:overlook.L104 overlook.N104:overlook.P104 overlook.D105:overlook.F106 overlook.H105:overlook.P106 overlook.C107:overlook.L107 overlook.N107:overlook.P107 overlook.R104:overlook.R107">
            <calcext:condition calcext:apply-style-name="" calcext:value="formula-is(ISEVEN(ROW(())))" calcext:base-cell-address="overlook.C104"/>
          </calcext:conditional-format>
          <calcext:conditional-format calcext:target-range-address="overlook.C104:overlook.C104 overlook.C107:overlook.C107">
            <calcext:condition calcext:apply-style-name="" calcext:value="formula-is(ISEVEN(ROW(())))" calcext:base-cell-address="overlook.C104"/>
          </calcext:conditional-format>
          <calcext:conditional-format calcext:target-range-address="overlook.C104:overlook.C104">
            <calcext:condition calcext:apply-style-name="" calcext:value="formula-is(ISEVEN(ROW(())))" calcext:base-cell-address="overlook.C104"/>
          </calcext:conditional-format>
          <calcext:conditional-format calcext:target-range-address="overlook.C107:overlook.C107">
            <calcext:condition calcext:apply-style-name="" calcext:value="formula-is(ISEVEN(ROW(())))" calcext:base-cell-address="overlook.C107"/>
          </calcext:conditional-format>
          <calcext:conditional-format calcext:target-range-address="overlook.D104:overlook.D107">
            <calcext:condition calcext:apply-style-name="" calcext:value="formula-is(ISEVEN(ROW(())))" calcext:base-cell-address="overlook.D104"/>
          </calcext:conditional-format>
          <calcext:conditional-format calcext:target-range-address="overlook.D104:overlook.D105">
            <calcext:condition calcext:apply-style-name="" calcext:value="formula-is(ISEVEN(ROW(())))" calcext:base-cell-address="overlook.D104"/>
          </calcext:conditional-format>
          <calcext:conditional-format calcext:target-range-address="overlook.D106:overlook.D107">
            <calcext:condition calcext:apply-style-name="" calcext:value="formula-is(ISEVEN(ROW(())))" calcext:base-cell-address="overlook.D106"/>
          </calcext:conditional-format>
          <calcext:conditional-format calcext:target-range-address="overlook.E104:overlook.E107">
            <calcext:condition calcext:apply-style-name="" calcext:value="formula-is(ISEVEN(ROW(())))" calcext:base-cell-address="overlook.E104"/>
          </calcext:conditional-format>
          <calcext:conditional-format calcext:target-range-address="overlook.E104:overlook.E105">
            <calcext:condition calcext:apply-style-name="" calcext:value="formula-is(ISEVEN(ROW(())))" calcext:base-cell-address="overlook.E104"/>
          </calcext:conditional-format>
          <calcext:conditional-format calcext:target-range-address="overlook.E106:overlook.E107">
            <calcext:condition calcext:apply-style-name="" calcext:value="formula-is(ISEVEN(ROW(())))" calcext:base-cell-address="overlook.E106"/>
          </calcext:conditional-format>
          <calcext:conditional-format calcext:target-range-address="overlook.F104:overlook.F107">
            <calcext:condition calcext:apply-style-name="" calcext:value="formula-is(ISEVEN(ROW(())))" calcext:base-cell-address="overlook.F104"/>
          </calcext:conditional-format>
          <calcext:conditional-format calcext:target-range-address="overlook.F104:overlook.F105">
            <calcext:condition calcext:apply-style-name="" calcext:value="formula-is(ISEVEN(ROW(())))" calcext:base-cell-address="overlook.F104"/>
          </calcext:conditional-format>
          <calcext:conditional-format calcext:target-range-address="overlook.F106:overlook.F107">
            <calcext:condition calcext:apply-style-name="" calcext:value="formula-is(ISEVEN(ROW(())))" calcext:base-cell-address="overlook.F106"/>
          </calcext:conditional-format>
          <calcext:conditional-format calcext:target-range-address="overlook.G104:overlook.G104 overlook.G107:overlook.G107">
            <calcext:condition calcext:apply-style-name="" calcext:value="formula-is(ISEVEN(ROW(())))" calcext:base-cell-address="overlook.G104"/>
          </calcext:conditional-format>
          <calcext:conditional-format calcext:target-range-address="overlook.G104:overlook.G104">
            <calcext:condition calcext:apply-style-name="" calcext:value="formula-is(ISEVEN(ROW(())))" calcext:base-cell-address="overlook.G104"/>
          </calcext:conditional-format>
          <calcext:conditional-format calcext:target-range-address="overlook.G107:overlook.G107">
            <calcext:condition calcext:apply-style-name="" calcext:value="formula-is(ISEVEN(ROW(())))" calcext:base-cell-address="overlook.G107"/>
          </calcext:conditional-format>
          <calcext:conditional-format calcext:target-range-address="overlook.H104:overlook.H107">
            <calcext:condition calcext:apply-style-name="" calcext:value="formula-is(ISEVEN(ROW(())))" calcext:base-cell-address="overlook.H104"/>
          </calcext:conditional-format>
          <calcext:conditional-format calcext:target-range-address="overlook.H104:overlook.H105">
            <calcext:condition calcext:apply-style-name="" calcext:value="formula-is(ISEVEN(ROW(())))" calcext:base-cell-address="overlook.H104"/>
          </calcext:conditional-format>
          <calcext:conditional-format calcext:target-range-address="overlook.H106:overlook.H107">
            <calcext:condition calcext:apply-style-name="" calcext:value="formula-is(ISEVEN(ROW(())))" calcext:base-cell-address="overlook.H106"/>
          </calcext:conditional-format>
          <calcext:conditional-format calcext:target-range-address="overlook.I104:overlook.I107">
            <calcext:condition calcext:apply-style-name="" calcext:value="formula-is(ISEVEN(ROW(())))" calcext:base-cell-address="overlook.I104"/>
          </calcext:conditional-format>
          <calcext:conditional-format calcext:target-range-address="overlook.I104:overlook.I105">
            <calcext:condition calcext:apply-style-name="" calcext:value="formula-is(ISEVEN(ROW(())))" calcext:base-cell-address="overlook.I104"/>
          </calcext:conditional-format>
          <calcext:conditional-format calcext:target-range-address="overlook.I106:overlook.I107">
            <calcext:condition calcext:apply-style-name="" calcext:value="formula-is(ISEVEN(ROW(())))" calcext:base-cell-address="overlook.I106"/>
          </calcext:conditional-format>
          <calcext:conditional-format calcext:target-range-address="overlook.J104:overlook.J107">
            <calcext:condition calcext:apply-style-name="" calcext:value="formula-is(ISEVEN(ROW(())))" calcext:base-cell-address="overlook.J104"/>
          </calcext:conditional-format>
          <calcext:conditional-format calcext:target-range-address="overlook.J104:overlook.J105">
            <calcext:condition calcext:apply-style-name="" calcext:value="formula-is(ISEVEN(ROW(())))" calcext:base-cell-address="overlook.J104"/>
          </calcext:conditional-format>
          <calcext:conditional-format calcext:target-range-address="overlook.J106:overlook.J107">
            <calcext:condition calcext:apply-style-name="" calcext:value="formula-is(ISEVEN(ROW(())))" calcext:base-cell-address="overlook.J106"/>
          </calcext:conditional-format>
          <calcext:conditional-format calcext:target-range-address="overlook.K104:overlook.K107">
            <calcext:condition calcext:apply-style-name="" calcext:value="formula-is(ISEVEN(ROW(())))" calcext:base-cell-address="overlook.K104"/>
          </calcext:conditional-format>
          <calcext:conditional-format calcext:target-range-address="overlook.K104:overlook.K105">
            <calcext:condition calcext:apply-style-name="" calcext:value="formula-is(ISEVEN(ROW(())))" calcext:base-cell-address="overlook.K104"/>
          </calcext:conditional-format>
          <calcext:conditional-format calcext:target-range-address="overlook.K106:overlook.K107">
            <calcext:condition calcext:apply-style-name="" calcext:value="formula-is(ISEVEN(ROW(())))" calcext:base-cell-address="overlook.K106"/>
          </calcext:conditional-format>
          <calcext:conditional-format calcext:target-range-address="overlook.M105:overlook.M106">
            <calcext:condition calcext:apply-style-name="" calcext:value="formula-is(ISEVEN(ROW(())))" calcext:base-cell-address="overlook.M105"/>
          </calcext:conditional-format>
          <calcext:conditional-format calcext:target-range-address="overlook.M105:overlook.M105">
            <calcext:condition calcext:apply-style-name="" calcext:value="formula-is(ISEVEN(ROW(())))" calcext:base-cell-address="overlook.M105"/>
          </calcext:conditional-format>
          <calcext:conditional-format calcext:target-range-address="overlook.M106:overlook.M106">
            <calcext:condition calcext:apply-style-name="" calcext:value="formula-is(ISEVEN(ROW(())))" calcext:base-cell-address="overlook.M106"/>
          </calcext:conditional-format>
          <calcext:conditional-format calcext:target-range-address="overlook.C108:overlook.M108 overlook.O108:overlook.Q108 overlook.C109:overlook.F110 overlook.I109:overlook.Q110 overlook.C111:overlook.M111 overlook.O111:overlook.Q111">
            <calcext:condition calcext:apply-style-name="" calcext:value="formula-is(ISEVEN(ROW(())))" calcext:base-cell-address="overlook.C108"/>
          </calcext:conditional-format>
          <calcext:conditional-format calcext:target-range-address="overlook.C108:overlook.M108 overlook.O108:overlook.Q108 overlook.C109:overlook.F110 overlook.I109:overlook.Q110 overlook.C111:overlook.M111 overlook.O111:overlook.Q111">
            <calcext:condition calcext:apply-style-name="" calcext:value="formula-is(ISEVEN(ROW(())))" calcext:base-cell-address="overlook.C108"/>
          </calcext:conditional-format>
          <calcext:conditional-format calcext:target-range-address="overlook.C108:overlook.C111">
            <calcext:condition calcext:apply-style-name="" calcext:value="formula-is(ISEVEN(ROW(())))" calcext:base-cell-address="overlook.C108"/>
          </calcext:conditional-format>
          <calcext:conditional-format calcext:target-range-address="overlook.C108:overlook.C109">
            <calcext:condition calcext:apply-style-name="" calcext:value="formula-is(ISEVEN(ROW(())))" calcext:base-cell-address="overlook.C108"/>
          </calcext:conditional-format>
          <calcext:conditional-format calcext:target-range-address="overlook.C111:overlook.C111">
            <calcext:condition calcext:apply-style-name="" calcext:value="formula-is(ISEVEN(ROW(())))" calcext:base-cell-address="overlook.C111"/>
          </calcext:conditional-format>
          <calcext:conditional-format calcext:target-range-address="overlook.D108:overlook.D108 overlook.D111:overlook.D111">
            <calcext:condition calcext:apply-style-name="" calcext:value="formula-is(ISEVEN(ROW(())))" calcext:base-cell-address="overlook.D108"/>
          </calcext:conditional-format>
          <calcext:conditional-format calcext:target-range-address="overlook.D108:overlook.D108">
            <calcext:condition calcext:apply-style-name="" calcext:value="formula-is(ISEVEN(ROW(())))" calcext:base-cell-address="overlook.D108"/>
          </calcext:conditional-format>
          <calcext:conditional-format calcext:target-range-address="overlook.D111:overlook.D111">
            <calcext:condition calcext:apply-style-name="" calcext:value="formula-is(ISEVEN(ROW(())))" calcext:base-cell-address="overlook.D111"/>
          </calcext:conditional-format>
          <calcext:conditional-format calcext:target-range-address="overlook.E108:overlook.E111">
            <calcext:condition calcext:apply-style-name="" calcext:value="formula-is(ISEVEN(ROW(())))" calcext:base-cell-address="overlook.E108"/>
          </calcext:conditional-format>
          <calcext:conditional-format calcext:target-range-address="overlook.E108:overlook.E109">
            <calcext:condition calcext:apply-style-name="" calcext:value="formula-is(ISEVEN(ROW(())))" calcext:base-cell-address="overlook.E108"/>
          </calcext:conditional-format>
          <calcext:conditional-format calcext:target-range-address="overlook.E110:overlook.E111">
            <calcext:condition calcext:apply-style-name="" calcext:value="formula-is(ISEVEN(ROW(())))" calcext:base-cell-address="overlook.E110"/>
          </calcext:conditional-format>
          <calcext:conditional-format calcext:target-range-address="overlook.F108:overlook.F111">
            <calcext:condition calcext:apply-style-name="" calcext:value="formula-is(ISEVEN(ROW(())))" calcext:base-cell-address="overlook.F108"/>
          </calcext:conditional-format>
          <calcext:conditional-format calcext:target-range-address="overlook.F108:overlook.F109">
            <calcext:condition calcext:apply-style-name="" calcext:value="formula-is(ISEVEN(ROW(())))" calcext:base-cell-address="overlook.F108"/>
          </calcext:conditional-format>
          <calcext:conditional-format calcext:target-range-address="overlook.F110:overlook.F111">
            <calcext:condition calcext:apply-style-name="" calcext:value="formula-is(ISEVEN(ROW(())))" calcext:base-cell-address="overlook.F110"/>
          </calcext:conditional-format>
          <calcext:conditional-format calcext:target-range-address="overlook.G108:overlook.G108 overlook.G111:overlook.G111">
            <calcext:condition calcext:apply-style-name="" calcext:value="formula-is(ISEVEN(ROW(())))" calcext:base-cell-address="overlook.G108"/>
          </calcext:conditional-format>
          <calcext:conditional-format calcext:target-range-address="overlook.G108:overlook.G108">
            <calcext:condition calcext:apply-style-name="" calcext:value="formula-is(ISEVEN(ROW(())))" calcext:base-cell-address="overlook.G108"/>
          </calcext:conditional-format>
          <calcext:conditional-format calcext:target-range-address="overlook.G111:overlook.G111">
            <calcext:condition calcext:apply-style-name="" calcext:value="formula-is(ISEVEN(ROW(())))" calcext:base-cell-address="overlook.G111"/>
          </calcext:conditional-format>
          <calcext:conditional-format calcext:target-range-address="overlook.H108:overlook.H108 overlook.H111:overlook.H111">
            <calcext:condition calcext:apply-style-name="" calcext:value="formula-is(ISEVEN(ROW(())))" calcext:base-cell-address="overlook.H108"/>
          </calcext:conditional-format>
          <calcext:conditional-format calcext:target-range-address="overlook.H108:overlook.H108">
            <calcext:condition calcext:apply-style-name="" calcext:value="formula-is(ISEVEN(ROW(())))" calcext:base-cell-address="overlook.H108"/>
          </calcext:conditional-format>
          <calcext:conditional-format calcext:target-range-address="overlook.H111:overlook.H111">
            <calcext:condition calcext:apply-style-name="" calcext:value="formula-is(ISEVEN(ROW(())))" calcext:base-cell-address="overlook.H111"/>
          </calcext:conditional-format>
          <calcext:conditional-format calcext:target-range-address="overlook.I108:overlook.I111">
            <calcext:condition calcext:apply-style-name="" calcext:value="formula-is(ISEVEN(ROW(())))" calcext:base-cell-address="overlook.I108"/>
          </calcext:conditional-format>
          <calcext:conditional-format calcext:target-range-address="overlook.I108:overlook.I109">
            <calcext:condition calcext:apply-style-name="" calcext:value="formula-is(ISEVEN(ROW(())))" calcext:base-cell-address="overlook.I108"/>
          </calcext:conditional-format>
          <calcext:conditional-format calcext:target-range-address="overlook.I110:overlook.I111">
            <calcext:condition calcext:apply-style-name="" calcext:value="formula-is(ISEVEN(ROW(())))" calcext:base-cell-address="overlook.I110"/>
          </calcext:conditional-format>
          <calcext:conditional-format calcext:target-range-address="overlook.J108:overlook.J111">
            <calcext:condition calcext:apply-style-name="" calcext:value="formula-is(ISEVEN(ROW(())))" calcext:base-cell-address="overlook.J108"/>
          </calcext:conditional-format>
          <calcext:conditional-format calcext:target-range-address="overlook.J108:overlook.J109">
            <calcext:condition calcext:apply-style-name="" calcext:value="formula-is(ISEVEN(ROW(())))" calcext:base-cell-address="overlook.J108"/>
          </calcext:conditional-format>
          <calcext:conditional-format calcext:target-range-address="overlook.J110:overlook.J111">
            <calcext:condition calcext:apply-style-name="" calcext:value="formula-is(ISEVEN(ROW(())))" calcext:base-cell-address="overlook.J110"/>
          </calcext:conditional-format>
          <calcext:conditional-format calcext:target-range-address="overlook.K108:overlook.K111">
            <calcext:condition calcext:apply-style-name="" calcext:value="formula-is(ISEVEN(ROW(())))" calcext:base-cell-address="overlook.K108"/>
          </calcext:conditional-format>
          <calcext:conditional-format calcext:target-range-address="overlook.K108:overlook.K109">
            <calcext:condition calcext:apply-style-name="" calcext:value="formula-is(ISEVEN(ROW(())))" calcext:base-cell-address="overlook.K108"/>
          </calcext:conditional-format>
          <calcext:conditional-format calcext:target-range-address="overlook.K110:overlook.K111">
            <calcext:condition calcext:apply-style-name="" calcext:value="formula-is(ISEVEN(ROW(())))" calcext:base-cell-address="overlook.K110"/>
          </calcext:conditional-format>
          <calcext:conditional-format calcext:target-range-address="overlook.M108:overlook.M111">
            <calcext:condition calcext:apply-style-name="" calcext:value="formula-is(ISEVEN(ROW(())))" calcext:base-cell-address="overlook.M108"/>
          </calcext:conditional-format>
          <calcext:conditional-format calcext:target-range-address="overlook.M108:overlook.M109">
            <calcext:condition calcext:apply-style-name="" calcext:value="formula-is(ISEVEN(ROW(())))" calcext:base-cell-address="overlook.M108"/>
          </calcext:conditional-format>
          <calcext:conditional-format calcext:target-range-address="overlook.M110:overlook.M111">
            <calcext:condition calcext:apply-style-name="" calcext:value="formula-is(ISEVEN(ROW(())))" calcext:base-cell-address="overlook.M110"/>
          </calcext:conditional-format>
          <calcext:conditional-format calcext:target-range-address="overlook.T95:overlook.T97">
            <calcext:condition calcext:apply-style-name="" calcext:value="formula-is(ISEVEN(ROW(())))" calcext:base-cell-address="overlook.T95"/>
          </calcext:conditional-format>
          <calcext:conditional-format calcext:target-range-address="overlook.T100:overlook.T102">
            <calcext:condition calcext:apply-style-name="" calcext:value="formula-is(ISEVEN(ROW(())))" calcext:base-cell-address="overlook.T100"/>
          </calcext:conditional-format>
          <calcext:conditional-format calcext:target-range-address="overlook.T104:overlook.T106">
            <calcext:condition calcext:apply-style-name="" calcext:value="formula-is(ISEVEN(ROW(())))" calcext:base-cell-address="overlook.T104"/>
          </calcext:conditional-format>
          <calcext:conditional-format calcext:target-range-address="overlook.T99:overlook.T99">
            <calcext:condition calcext:apply-style-name="" calcext:value="formula-is(ISEVEN(ROW(())))" calcext:base-cell-address="overlook.T99"/>
          </calcext:conditional-format>
          <calcext:conditional-format calcext:target-range-address="overlook.T103:overlook.T103">
            <calcext:condition calcext:apply-style-name="" calcext:value="formula-is(ISEVEN(ROW(())))" calcext:base-cell-address="overlook.T103"/>
          </calcext:conditional-format>
          <calcext:conditional-format calcext:target-range-address="overlook.T107:overlook.T107">
            <calcext:condition calcext:apply-style-name="" calcext:value="formula-is(ISEVEN(ROW(())))" calcext:base-cell-address="overlook.T107"/>
          </calcext:conditional-format>
          <calcext:conditional-format calcext:target-range-address="overlook.T108:overlook.T110">
            <calcext:condition calcext:apply-style-name="" calcext:value="formula-is(ISEVEN(ROW(())))" calcext:base-cell-address="overlook.T108"/>
          </calcext:conditional-format>
          <calcext:conditional-format calcext:target-range-address="overlook.T108:overlook.T110">
            <calcext:condition calcext:apply-style-name="" calcext:value="formula-is(ISEVEN(ROW(())))" calcext:base-cell-address="overlook.T108"/>
          </calcext:conditional-format>
          <calcext:conditional-format calcext:target-range-address="overlook.O96:overlook.O96">
            <calcext:condition calcext:apply-style-name="" calcext:value="formula-is(ISEVEN(ROW(())))" calcext:base-cell-address="overlook.O96"/>
          </calcext:conditional-format>
          <calcext:conditional-format calcext:target-range-address="overlook.P100:overlook.P100">
            <calcext:condition calcext:apply-style-name="" calcext:value="formula-is(ISEVEN(ROW(())))" calcext:base-cell-address="overlook.P100"/>
          </calcext:conditional-format>
          <calcext:conditional-format calcext:target-range-address="overlook.Q104:overlook.Q104">
            <calcext:condition calcext:apply-style-name="" calcext:value="formula-is(ISEVEN(ROW(())))" calcext:base-cell-address="overlook.Q104"/>
          </calcext:conditional-format>
          <calcext:conditional-format calcext:target-range-address="overlook.R108:overlook.R108">
            <calcext:condition calcext:apply-style-name="" calcext:value="formula-is(ISEVEN(ROW(())))" calcext:base-cell-address="overlook.R108"/>
          </calcext:conditional-format>
          <calcext:conditional-format calcext:target-range-address="overlook.S95:overlook.S95">
            <calcext:condition calcext:apply-style-name="" calcext:value="formula-is(ISEVEN(ROW(())))" calcext:base-cell-address="overlook.S95"/>
          </calcext:conditional-format>
          <calcext:conditional-format calcext:target-range-address="overlook.S95:overlook.S95">
            <calcext:condition calcext:apply-style-name="" calcext:value="formula-is(ISEVEN(ROW(())))" calcext:base-cell-address="overlook.S95"/>
          </calcext:conditional-format>
          <calcext:conditional-format calcext:target-range-address="overlook.S100:overlook.S100">
            <calcext:condition calcext:apply-style-name="" calcext:value="formula-is(ISEVEN(ROW(())))" calcext:base-cell-address="overlook.S100"/>
          </calcext:conditional-format>
          <calcext:conditional-format calcext:target-range-address="overlook.S100:overlook.S100">
            <calcext:condition calcext:apply-style-name="" calcext:value="formula-is(ISEVEN(ROW(())))" calcext:base-cell-address="overlook.S100"/>
          </calcext:conditional-format>
          <calcext:conditional-format calcext:target-range-address="overlook.S104:overlook.S104">
            <calcext:condition calcext:apply-style-name="" calcext:value="formula-is(ISEVEN(ROW(())))" calcext:base-cell-address="overlook.S104"/>
          </calcext:conditional-format>
          <calcext:conditional-format calcext:target-range-address="overlook.S104:overlook.S104">
            <calcext:condition calcext:apply-style-name="" calcext:value="formula-is(ISEVEN(ROW(())))" calcext:base-cell-address="overlook.S104"/>
          </calcext:conditional-format>
          <calcext:conditional-format calcext:target-range-address="overlook.S108:overlook.S108">
            <calcext:condition calcext:apply-style-name="" calcext:value="formula-is(ISEVEN(ROW(())))" calcext:base-cell-address="overlook.S108"/>
          </calcext:conditional-format>
          <calcext:conditional-format calcext:target-range-address="overlook.S108:overlook.S108">
            <calcext:condition calcext:apply-style-name="" calcext:value="formula-is(ISEVEN(ROW(())))" calcext:base-cell-address="overlook.S108"/>
          </calcext:conditional-format>
          <calcext:conditional-format calcext:target-range-address="overlook.L100:overlook.L100">
            <calcext:condition calcext:apply-style-name="" calcext:value="formula-is(ISEVEN(ROW(())))" calcext:base-cell-address="overlook.L100"/>
          </calcext:conditional-format>
          <calcext:conditional-format calcext:target-range-address="overlook.L100:overlook.L100">
            <calcext:condition calcext:apply-style-name="" calcext:value="formula-is(ISEVEN(ROW(())))" calcext:base-cell-address="overlook.L100"/>
          </calcext:conditional-format>
          <calcext:conditional-format calcext:target-range-address="overlook.L100:overlook.L100">
            <calcext:condition calcext:apply-style-name="" calcext:value="formula-is(ISEVEN(ROW(())))" calcext:base-cell-address="overlook.L100"/>
          </calcext:conditional-format>
          <calcext:conditional-format calcext:target-range-address="overlook.M104:overlook.M104">
            <calcext:condition calcext:apply-style-name="" calcext:value="formula-is(ISEVEN(ROW(())))" calcext:base-cell-address="overlook.M104"/>
          </calcext:conditional-format>
          <calcext:conditional-format calcext:target-range-address="overlook.M104:overlook.M104">
            <calcext:condition calcext:apply-style-name="" calcext:value="formula-is(ISEVEN(ROW(())))" calcext:base-cell-address="overlook.M104"/>
          </calcext:conditional-format>
          <calcext:conditional-format calcext:target-range-address="overlook.M104:overlook.M104">
            <calcext:condition calcext:apply-style-name="" calcext:value="formula-is(ISEVEN(ROW(())))" calcext:base-cell-address="overlook.M104"/>
          </calcext:conditional-format>
          <calcext:conditional-format calcext:target-range-address="overlook.N108:overlook.N108">
            <calcext:condition calcext:apply-style-name="" calcext:value="formula-is(ISEVEN(ROW(())))" calcext:base-cell-address="overlook.N108"/>
          </calcext:conditional-format>
          <calcext:conditional-format calcext:target-range-address="overlook.N108:overlook.N108">
            <calcext:condition calcext:apply-style-name="" calcext:value="formula-is(ISEVEN(ROW(())))" calcext:base-cell-address="overlook.N108"/>
          </calcext:conditional-format>
          <calcext:conditional-format calcext:target-range-address="overlook.N108:overlook.N108">
            <calcext:condition calcext:apply-style-name="" calcext:value="formula-is(ISEVEN(ROW(())))" calcext:base-cell-address="overlook.N108"/>
          </calcext:conditional-format>
          <calcext:conditional-format calcext:target-range-address="overlook.L103:overlook.L103">
            <calcext:condition calcext:apply-style-name="" calcext:value="formula-is(ISEVEN(ROW(())))" calcext:base-cell-address="overlook.L103"/>
          </calcext:conditional-format>
          <calcext:conditional-format calcext:target-range-address="overlook.L103:overlook.L103">
            <calcext:condition calcext:apply-style-name="" calcext:value="formula-is(ISEVEN(ROW(())))" calcext:base-cell-address="overlook.L103"/>
          </calcext:conditional-format>
          <calcext:conditional-format calcext:target-range-address="overlook.L103:overlook.L103">
            <calcext:condition calcext:apply-style-name="" calcext:value="formula-is(ISEVEN(ROW(())))" calcext:base-cell-address="overlook.L103"/>
          </calcext:conditional-format>
          <calcext:conditional-format calcext:target-range-address="overlook.M107:overlook.M107">
            <calcext:condition calcext:apply-style-name="" calcext:value="formula-is(ISEVEN(ROW(())))" calcext:base-cell-address="overlook.M107"/>
          </calcext:conditional-format>
          <calcext:conditional-format calcext:target-range-address="overlook.M107:overlook.M107">
            <calcext:condition calcext:apply-style-name="" calcext:value="formula-is(ISEVEN(ROW(())))" calcext:base-cell-address="overlook.M107"/>
          </calcext:conditional-format>
          <calcext:conditional-format calcext:target-range-address="overlook.M107:overlook.M107">
            <calcext:condition calcext:apply-style-name="" calcext:value="formula-is(ISEVEN(ROW(())))" calcext:base-cell-address="overlook.M107"/>
          </calcext:conditional-format>
          <calcext:conditional-format calcext:target-range-address="overlook.N111:overlook.N111">
            <calcext:condition calcext:apply-style-name="" calcext:value="formula-is(ISEVEN(ROW(())))" calcext:base-cell-address="overlook.N111"/>
          </calcext:conditional-format>
          <calcext:conditional-format calcext:target-range-address="overlook.N111:overlook.N111">
            <calcext:condition calcext:apply-style-name="" calcext:value="formula-is(ISEVEN(ROW(())))" calcext:base-cell-address="overlook.N111"/>
          </calcext:conditional-format>
          <calcext:conditional-format calcext:target-range-address="overlook.N111:overlook.N111">
            <calcext:condition calcext:apply-style-name="" calcext:value="formula-is(ISEVEN(ROW(())))" calcext:base-cell-address="overlook.N111"/>
          </calcext:conditional-format>
          <calcext:conditional-format calcext:target-range-address="overlook.C105:overlook.C105">
            <calcext:condition calcext:apply-style-name="" calcext:value="formula-is(ISEVEN(ROW(())))" calcext:base-cell-address="overlook.C105"/>
          </calcext:conditional-format>
          <calcext:conditional-format calcext:target-range-address="overlook.C105:overlook.C105">
            <calcext:condition calcext:apply-style-name="" calcext:value="formula-is(ISEVEN(ROW(())))" calcext:base-cell-address="overlook.C105"/>
          </calcext:conditional-format>
          <calcext:conditional-format calcext:target-range-address="overlook.C105:overlook.C105">
            <calcext:condition calcext:apply-style-name="" calcext:value="formula-is(ISEVEN(ROW(())))" calcext:base-cell-address="overlook.C105"/>
          </calcext:conditional-format>
          <calcext:conditional-format calcext:target-range-address="overlook.C105:overlook.C105">
            <calcext:condition calcext:apply-style-name="" calcext:value="formula-is(ISEVEN(ROW(())))" calcext:base-cell-address="overlook.C105"/>
          </calcext:conditional-format>
          <calcext:conditional-format calcext:target-range-address="overlook.C109:overlook.C109">
            <calcext:condition calcext:apply-style-name="" calcext:value="formula-is(ISEVEN(ROW(())))" calcext:base-cell-address="overlook.C109"/>
          </calcext:conditional-format>
          <calcext:conditional-format calcext:target-range-address="overlook.C109:overlook.C109">
            <calcext:condition calcext:apply-style-name="" calcext:value="formula-is(ISEVEN(ROW(())))" calcext:base-cell-address="overlook.C109"/>
          </calcext:conditional-format>
          <calcext:conditional-format calcext:target-range-address="overlook.C109:overlook.C109">
            <calcext:condition calcext:apply-style-name="" calcext:value="formula-is(ISEVEN(ROW(())))" calcext:base-cell-address="overlook.C109"/>
          </calcext:conditional-format>
          <calcext:conditional-format calcext:target-range-address="overlook.C109:overlook.C109">
            <calcext:condition calcext:apply-style-name="" calcext:value="formula-is(ISEVEN(ROW(())))" calcext:base-cell-address="overlook.C109"/>
          </calcext:conditional-format>
          <calcext:conditional-format calcext:target-range-address="overlook.C109:overlook.C109">
            <calcext:condition calcext:apply-style-name="" calcext:value="formula-is(ISEVEN(ROW(())))" calcext:base-cell-address="overlook.C109"/>
          </calcext:conditional-format>
          <calcext:conditional-format calcext:target-range-address="overlook.G105:overlook.G105">
            <calcext:condition calcext:apply-style-name="" calcext:value="formula-is(ISEVEN(ROW(())))" calcext:base-cell-address="overlook.G105"/>
          </calcext:conditional-format>
          <calcext:conditional-format calcext:target-range-address="overlook.G105:overlook.G105">
            <calcext:condition calcext:apply-style-name="" calcext:value="formula-is(ISEVEN(ROW(())))" calcext:base-cell-address="overlook.G105"/>
          </calcext:conditional-format>
          <calcext:conditional-format calcext:target-range-address="overlook.G105:overlook.G105">
            <calcext:condition calcext:apply-style-name="" calcext:value="formula-is(ISEVEN(ROW(())))" calcext:base-cell-address="overlook.G105"/>
          </calcext:conditional-format>
          <calcext:conditional-format calcext:target-range-address="overlook.G105:overlook.G105">
            <calcext:condition calcext:apply-style-name="" calcext:value="formula-is(ISEVEN(ROW(())))" calcext:base-cell-address="overlook.G105"/>
          </calcext:conditional-format>
          <calcext:conditional-format calcext:target-range-address="overlook.G106:overlook.G106">
            <calcext:condition calcext:apply-style-name="" calcext:value="formula-is(ISEVEN(ROW(())))" calcext:base-cell-address="overlook.G106"/>
          </calcext:conditional-format>
          <calcext:conditional-format calcext:target-range-address="overlook.G106:overlook.G106">
            <calcext:condition calcext:apply-style-name="" calcext:value="formula-is(ISEVEN(ROW(())))" calcext:base-cell-address="overlook.G106"/>
          </calcext:conditional-format>
          <calcext:conditional-format calcext:target-range-address="overlook.G106:overlook.G106">
            <calcext:condition calcext:apply-style-name="" calcext:value="formula-is(ISEVEN(ROW(())))" calcext:base-cell-address="overlook.G106"/>
          </calcext:conditional-format>
          <calcext:conditional-format calcext:target-range-address="overlook.G106:overlook.G106">
            <calcext:condition calcext:apply-style-name="" calcext:value="formula-is(ISEVEN(ROW(())))" calcext:base-cell-address="overlook.G106"/>
          </calcext:conditional-format>
          <calcext:conditional-format calcext:target-range-address="overlook.G109:overlook.G109">
            <calcext:condition calcext:apply-style-name="" calcext:value="formula-is(ISEVEN(ROW(())))" calcext:base-cell-address="overlook.G109"/>
          </calcext:conditional-format>
          <calcext:conditional-format calcext:target-range-address="overlook.G109:overlook.G109">
            <calcext:condition calcext:apply-style-name="" calcext:value="formula-is(ISEVEN(ROW(())))" calcext:base-cell-address="overlook.G109"/>
          </calcext:conditional-format>
          <calcext:conditional-format calcext:target-range-address="overlook.G109:overlook.G109">
            <calcext:condition calcext:apply-style-name="" calcext:value="formula-is(ISEVEN(ROW(())))" calcext:base-cell-address="overlook.G109"/>
          </calcext:conditional-format>
          <calcext:conditional-format calcext:target-range-address="overlook.G109:overlook.G109">
            <calcext:condition calcext:apply-style-name="" calcext:value="formula-is(ISEVEN(ROW(())))" calcext:base-cell-address="overlook.G109"/>
          </calcext:conditional-format>
        </calcext:conditional-formats>
      </table:table>
      <table:table table:name="equipment_enchants" table:style-name="ta3">
        <table:table-column table:style-name="co23" table:number-columns-repeated="1023" table:default-cell-style-name="Default"/>
        <table:table-column table:style-name="co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_consumable" table:style-name="ta4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016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<text:span text:style-name="T6">premade_id</text:span></text:p>
          </table:table-cell>
          <table:table-cell office:value-type="string" calcext:value-type="string">
            <text:p><text:span text:style-name="T6">name</text:span></text:p>
          </table:table-cell>
          <table:table-cell office:value-type="string" calcext:value-type="string">
            <text:p><text:span text:style-name="T6">skill</text:span></text:p>
          </table:table-cell>
          <table:table-cell table:style-name="ce7"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use_perspectives</text:span></text:p>
          </table:table-cell>
          <table:table-cell table:style-name="ce7" office:value-type="string" calcext:value-type="string">
            <text:p><text:span text:style-name="T6">FOUND</text:span></text:p>
          </table:table-cell>
          <table:table-cell table:style-name="ce12" office:value-type="string" calcext:value-type="string">
            <text:p><text:span text:style-name="T6">DROPPED</text:span></text:p>
            <text:p>BY X </text:p>
            <text:p>MOBS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office:value-type="string" calcext:value-type="string">
            <text:p><text:span text:style-name="T6">Red potion</text:span></text:p>
          </table:table-cell>
          <table:table-cell office:value-type="string" calcext:value-type="string">
            <text:p><text:span text:style-name="T6">regen_hp30</text:span></text:p>
          </table:table-cell>
          <table:table-cell table:style-name="ce7" table:formula="of:=VLOOKUP([.C2]; [skills.A$1:.B$1048576]; 2; 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<text:span text:style-name="T6">potion</text:span></text:p>
          </table:table-cell>
          <table:table-cell table:style-name="ce7" table:formula="of:=VLOOKUP([.E2];[use_perspectives.A$1:.B$1048576];2;0)" office:value-type="string" office:string-value="use_potion" calcext:value-type="string">
            <text:p>use_potion</text:p>
          </table:table-cell>
          <table:table-cell table:style-name="ce7" table:formula="of:=COUNTIF([loot.A$1:.A$1048576];[.A2])" office:value-type="float" office:value="20" calcext:value-type="float">
            <text:p>20</text:p>
          </table:table-cell>
          <table:table-cell office:value-type="string" calcext:value-type="string">
            <text:p><text:span text:style-name="T6">Just a bottle of cold tomato soup.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office:value-type="string" calcext:value-type="string">
            <text:p><text:span text:style-name="T6">Blue potion</text:span></text:p>
          </table:table-cell>
          <table:table-cell office:value-type="string" calcext:value-type="string">
            <text:p><text:span text:style-name="T6">regen_mp30</text:span></text:p>
          </table:table-cell>
          <table:table-cell table:style-name="ce7" table:formula="of:=VLOOKUP([.C3];[skills.A$1:.B$1048576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<text:span text:style-name="T6">potion</text:span></text:p>
          </table:table-cell>
          <table:table-cell table:style-name="ce7" table:formula="of:=VLOOKUP([.E3];[use_perspectives.A$1:.B$1048576];2;0)" office:value-type="string" office:string-value="use_potion" calcext:value-type="string">
            <text:p>use_potion</text:p>
          </table:table-cell>
          <table:table-cell table:style-name="ce7" table:formula="of:=COUNTIF([loot.A$1:.A$1048576];[.A3])" office:value-type="float" office:value="20" calcext:value-type="float">
            <text:p>20</text:p>
          </table:table-cell>
          <table:table-cell office:value-type="string" calcext:value-type="string">
            <text:p><text:span text:style-name="T6">Just a bottle of REALLY cold tomato soup.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6">translucent scroll</text:span></text:p>
          </table:table-cell>
          <table:table-cell office:value-type="string" calcext:value-type="string">
            <text:p><text:span text:style-name="T6">Translucent Scroll</text:span></text:p>
          </table:table-cell>
          <table:table-cell office:value-type="string" calcext:value-type="string">
            <text:p><text:span text:style-name="T6">ethereal</text:span></text:p>
          </table:table-cell>
          <table:table-cell table:style-name="ce7" table:formula="of:=VLOOKUP([.C4];[skills.A$1: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scroll</text:span></text:p>
          </table:table-cell>
          <table:table-cell table:style-name="ce7" table:formula="of:=VLOOKUP([.E4];[use_perspectives.A$1:.B$1048576];2;0)" office:value-type="string" office:string-value="use_scroll" calcext:value-type="string">
            <text:p>use_scroll</text:p>
          </table:table-cell>
          <table:table-cell table:style-name="ce7" table:formula="of:=COUNTIF([loot.A$1:.A$1048576];[.A4])" office:value-type="float" office:value="0" calcext:value-type="float">
            <text:p>0</text:p>
          </table:table-cell>
          <table:table-cell office:value-type="string" calcext:value-type="string">
            <text:p><text:span text:style-name="T6">Its so hard to read this…</text:span></text:p>
          </table:table-cell>
          <table:table-cell table:number-columns-repeated="1016"/>
        </table:table-row>
        <table:table-row table:style-name="ro1" table:number-rows-repeated="9">
          <table:table-cell table:number-columns-repeated="3"/>
          <table:table-cell table:style-name="ce7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2" table:number-rows-repeated="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_misc" table:style-name="ta5">
        <table:table-column table:style-name="co31" table:default-cell-style-name="Default"/>
        <table:table-column table:style-name="co32" table:default-cell-style-name="Default"/>
        <table:table-column table:style-name="co30" table:default-cell-style-name="ce7"/>
        <table:table-column table:style-name="co33" table:default-cell-style-name="Default"/>
        <table:table-column table:style-name="co1" table:number-columns-repeated="1019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<text:span text:style-name="T6">premade_id</text:span></text:p>
          </table:table-cell>
          <table:table-cell office:value-type="string" calcext:value-type="string">
            <text:p><text:span text:style-name="T6">name</text:span></text:p>
          </table:table-cell>
          <table:table-cell table:style-name="ce12" office:value-type="string" calcext:value-type="string">
            <text:p><text:span text:style-name="T6">DROPPED</text:span></text:p>
            <text:p>BY X </text:p>
            <text:p>MOBS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rock</text:span></text:p>
          </table:table-cell>
          <table:table-cell office:value-type="string" calcext:value-type="string">
            <text:p><text:span text:style-name="T6">Rock</text:span></text:p>
          </table:table-cell>
          <table:table-cell table:formula="of:=COUNTIF([loot.A$1:.A$1048576];[.A2])" office:value-type="float" office:value="0" calcext:value-type="float">
            <text:p>0</text:p>
          </table:table-cell>
          <table:table-cell office:value-type="string" calcext:value-type="string">
            <text:p><text:span text:style-name="T6">Just a rock</text:span>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<text:span text:style-name="T6">tutorial_paper_1</text:span></text:p>
          </table:table-cell>
          <table:table-cell office:value-type="string" calcext:value-type="string">
            <text:p><text:span text:style-name="T6">A piece of paper</text:span></text:p>
          </table:table-cell>
          <table:table-cell table:formula="of:=COUNTIF([loot.A$1:.A$1048576];[.A3])"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6">This little note reads</text:span></text:p>
            <text:p>"not all exits are obvious, some are hidden, go east to proceed"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<text:span text:style-name="T6">tutorial_paper_2</text:span></text:p>
          </table:table-cell>
          <table:table-cell office:value-type="string" calcext:value-type="string">
            <text:p><text:span text:style-name="T6">Another piece of paper</text:span></text:p>
          </table:table-cell>
          <table:table-cell table:formula="of:=COUNTIF([loot.A$1:.A$1048576];[.A4])"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6">This little note reads</text:span>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orpse</text:span></text:p>
          </table:table-cell>
          <table:table-cell office:value-type="string" calcext:value-type="string">
            <text:p><text:span text:style-name="T6">Rotten corpse</text:span></text:p>
          </table:table-cell>
          <table:table-cell table:formula="of:=COUNTIF([loot.A$1:.A$1048576];[.A5])" office:value-type="float" office:value="0" calcext:value-type="float">
            <text:p>0</text:p>
          </table:table-cell>
          <table:table-cell office:value-type="string" calcext:value-type="string">
            <text:p><text:span text:style-name="T6">This corpse has rotted beyond recognition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rat_tail</text:span></text:p>
          </table:table-cell>
          <table:table-cell office:value-type="string" calcext:value-type="string">
            <text:p><text:span text:style-name="T6">Rat tail</text:span></text:p>
          </table:table-cell>
          <table:table-cell table:formula="of:=COUNTIF([loot.A$1:.A$1048576];[.A6])" office:value-type="float" office:value="0" calcext:value-type="float">
            <text:p>0</text:p>
          </table:table-cell>
          <table:table-cell office:value-type="string" calcext:value-type="string">
            <text:p><text:span text:style-name="T6">The tail of a rat, odly smooth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rat_fur</text:span></text:p>
          </table:table-cell>
          <table:table-cell office:value-type="string" calcext:value-type="string">
            <text:p><text:span text:style-name="T6">Rat fur</text:span></text:p>
          </table:table-cell>
          <table:table-cell table:formula="of:=COUNTIF([loot.A$1:.A$1048576];[.A7])" office:value-type="float" office:value="0" calcext:value-type="float">
            <text:p>0</text:p>
          </table:table-cell>
          <table:table-cell office:value-type="string" calcext:value-type="string">
            <text:p><text:span text:style-name="T6">The fur of a rat, kinda soft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rat_tooth</text:span></text:p>
          </table:table-cell>
          <table:table-cell office:value-type="string" calcext:value-type="string">
            <text:p><text:span text:style-name="T6">Rat tooth</text:span></text:p>
          </table:table-cell>
          <table:table-cell table:formula="of:=COUNTIF([loot.A$1:.A$1048576];[.A8])" office:value-type="float" office:value="0" calcext:value-type="float">
            <text:p>0</text:p>
          </table:table-cell>
          <table:table-cell office:value-type="string" calcext:value-type="string">
            <text:p><text:span text:style-name="T6">The tooth of a rat, why would you take this?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rk</text:span></text:p>
          </table:table-cell>
          <table:table-cell office:value-type="string" calcext:value-type="string">
            <text:p><text:span text:style-name="T6">Bark</text:span></text:p>
          </table:table-cell>
          <table:table-cell table:formula="of:=COUNTIF([loot.A$1:.A$1048576];[.A9])" office:value-type="float" office:value="0" calcext:value-type="float">
            <text:p>0</text:p>
          </table:table-cell>
          <table:table-cell office:value-type="string" calcext:value-type="string">
            <text:p><text:span text:style-name="T6">Some tree bark, wonder what this could be used for?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imple_wood</text:span></text:p>
          </table:table-cell>
          <table:table-cell office:value-type="string" calcext:value-type="string">
            <text:p><text:span text:style-name="T6">Simple wood</text:span></text:p>
          </table:table-cell>
          <table:table-cell table:formula="of:=COUNTIF([loot.A$1:.A$1048576];[.A10])" office:value-type="float" office:value="0" calcext:value-type="float">
            <text:p>0</text:p>
          </table:table-cell>
          <table:table-cell office:value-type="string" calcext:value-type="string">
            <text:p><text:span text:style-name="T6">Some simple wood, maybe make a wood sword with it?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grass_seeds</text:span></text:p>
          </table:table-cell>
          <table:table-cell office:value-type="string" calcext:value-type="string">
            <text:p><text:span text:style-name="T6">Grass seeds</text:span></text:p>
          </table:table-cell>
          <table:table-cell table:formula="of:=COUNTIF([loot.A$1:.A$1048576];[.A11])" office:value-type="float" office:value="0" calcext:value-type="float">
            <text:p>0</text:p>
          </table:table-cell>
          <table:table-cell office:value-type="string" calcext:value-type="string">
            <text:p><text:span text:style-name="T6">Grass seeds, maybe usefull if you had a backyard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ushroom_seeds</text:span></text:p>
          </table:table-cell>
          <table:table-cell office:value-type="string" calcext:value-type="string">
            <text:p><text:span text:style-name="T6">Mushroom seeds</text:span></text:p>
          </table:table-cell>
          <table:table-cell table:formula="of:=COUNTIF([loot.A$1:.A$1048576];[.A12])" office:value-type="float" office:value="0" calcext:value-type="float">
            <text:p>0</text:p>
          </table:table-cell>
          <table:table-cell office:value-type="string" calcext:value-type="string">
            <text:p><text:span text:style-name="T6">Mushroom seeds, if only you had somewhere to plant this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hroom_cap</text:span></text:p>
          </table:table-cell>
          <table:table-cell office:value-type="string" calcext:value-type="string">
            <text:p><text:span text:style-name="T6">Shroom cap</text:span></text:p>
          </table:table-cell>
          <table:table-cell table:formula="of:=COUNTIF([loot.A$1:.A$1048576];[.A13])" office:value-type="float" office:value="0" calcext:value-type="float">
            <text:p>0</text:p>
          </table:table-cell>
          <table:table-cell office:value-type="string" calcext:value-type="string">
            <text:p><text:span text:style-name="T6">A simple shroom cap, locals use it to make potions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orange_mushroom_cap</text:span></text:p>
          </table:table-cell>
          <table:table-cell office:value-type="string" calcext:value-type="string">
            <text:p><text:span text:style-name="T6">Orange mushroom cap</text:span></text:p>
          </table:table-cell>
          <table:table-cell table:formula="of:=COUNTIF([loot.A$1:.A$1048576];[.A14])" office:value-type="float" office:value="0" calcext:value-type="float">
            <text:p>0</text:p>
          </table:table-cell>
          <table:table-cell office:value-type="string" calcext:value-type="string">
            <text:p><text:span text:style-name="T6">A orange mushroom cap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pider_thread</text:span></text:p>
          </table:table-cell>
          <table:table-cell office:value-type="string" calcext:value-type="string">
            <text:p><text:span text:style-name="T6">Spider thread</text:span></text:p>
          </table:table-cell>
          <table:table-cell table:formula="of:=COUNTIF([loot.A$1:.A$1048576];[.A15])" office:value-type="float" office:value="0" calcext:value-type="float">
            <text:p>0</text:p>
          </table:table-cell>
          <table:table-cell office:value-type="string" calcext:value-type="string">
            <text:p><text:span text:style-name="T6">Spider thread, some say its stronger then steel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pider_leg</text:span></text:p>
          </table:table-cell>
          <table:table-cell office:value-type="string" calcext:value-type="string">
            <text:p><text:span text:style-name="T6">Spider leg</text:span></text:p>
          </table:table-cell>
          <table:table-cell table:formula="of:=COUNTIF([loot.A$1:.A$1048576];[.A16])" office:value-type="float" office:value="0" calcext:value-type="float">
            <text:p>0</text:p>
          </table:table-cell>
          <table:table-cell office:value-type="string" calcext:value-type="string">
            <text:p><text:span text:style-name="T6">Spider leg, strangly hairy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pider_eye</text:span></text:p>
          </table:table-cell>
          <table:table-cell office:value-type="string" calcext:value-type="string">
            <text:p><text:span text:style-name="T6">Spider eye</text:span></text:p>
          </table:table-cell>
          <table:table-cell table:formula="of:=COUNTIF([loot.A$1:.A$1048576];[.A17])" office:value-type="float" office:value="0" calcext:value-type="float">
            <text:p>0</text:p>
          </table:table-cell>
          <table:table-cell office:value-type="string" calcext:value-type="string">
            <text:p><text:span text:style-name="T6">Spider eye, almost like a black pearl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green_sludge</text:span></text:p>
          </table:table-cell>
          <table:table-cell office:value-type="string" calcext:value-type="string">
            <text:p><text:span text:style-name="T6">Green sludge</text:span></text:p>
          </table:table-cell>
          <table:table-cell table:formula="of:=COUNTIF([loot.A$1:.A$1048576];[.A18])" office:value-type="float" office:value="0" calcext:value-type="float">
            <text:p>0</text:p>
          </table:table-cell>
          <table:table-cell office:value-type="string" calcext:value-type="string">
            <text:p><text:span text:style-name="T6">The sludge of a green slim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green_slime_core</text:span></text:p>
          </table:table-cell>
          <table:table-cell office:value-type="string" calcext:value-type="string">
            <text:p><text:span text:style-name="T6">Green slime core</text:span></text:p>
          </table:table-cell>
          <table:table-cell table:formula="of:=COUNTIF([loot.A$1:.A$1048576];[.A19])" office:value-type="float" office:value="0" calcext:value-type="float">
            <text:p>0</text:p>
          </table:table-cell>
          <table:table-cell office:value-type="string" calcext:value-type="string">
            <text:p><text:span text:style-name="T6">The core of a green slim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tone</text:span></text:p>
          </table:table-cell>
          <table:table-cell office:value-type="string" calcext:value-type="string">
            <text:p><text:span text:style-name="T6">Stone</text:span></text:p>
          </table:table-cell>
          <table:table-cell table:formula="of:=COUNTIF([loot.A$1:.A$1048576];[.A20])" office:value-type="float" office:value="0" calcext:value-type="float">
            <text:p>0</text:p>
          </table:table-cell>
          <table:table-cell office:value-type="string" calcext:value-type="string">
            <text:p><text:span text:style-name="T6">Its a stone, what did you expect a jade?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opper</text:span></text:p>
          </table:table-cell>
          <table:table-cell office:value-type="string" calcext:value-type="string">
            <text:p><text:span text:style-name="T6">Copper</text:span></text:p>
          </table:table-cell>
          <table:table-cell table:formula="of:=COUNTIF([loot.A$1:.A$1048576];[.A21])" office:value-type="float" office:value="0" calcext:value-type="float">
            <text:p>0</text:p>
          </table:table-cell>
          <table:table-cell office:value-type="string" calcext:value-type="string">
            <text:p><text:span text:style-name="T6">Copper some of it is green from oxidation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ig_leather</text:span></text:p>
          </table:table-cell>
          <table:table-cell office:value-type="string" calcext:value-type="string">
            <text:p><text:span text:style-name="T6">Pig leather</text:span></text:p>
          </table:table-cell>
          <table:table-cell table:formula="of:=COUNTIF([loot.A$1:.A$1048576];[.A22])" office:value-type="float" office:value="0" calcext:value-type="float">
            <text:p>0</text:p>
          </table:table-cell>
          <table:table-cell office:value-type="string" calcext:value-type="string">
            <text:p><text:span text:style-name="T6">The leather of a pig, maybe make some armor with it?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ig_tail</text:span></text:p>
          </table:table-cell>
          <table:table-cell office:value-type="string" calcext:value-type="string">
            <text:p><text:span text:style-name="T6">Pig tail</text:span></text:p>
          </table:table-cell>
          <table:table-cell table:formula="of:=COUNTIF([loot.A$1:.A$1048576];[.A23])" office:value-type="float" office:value="0" calcext:value-type="float">
            <text:p>0</text:p>
          </table:table-cell>
          <table:table-cell office:value-type="string" calcext:value-type="string">
            <text:p><text:span text:style-name="T6">The tail of a pig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red_mushroom_cap</text:span></text:p>
          </table:table-cell>
          <table:table-cell office:value-type="string" calcext:value-type="string">
            <text:p><text:span text:style-name="T6">Red mushroom cap</text:span></text:p>
          </table:table-cell>
          <table:table-cell table:formula="of:=COUNTIF([loot.A$1:.A$1048576];[.A24])" office:value-type="float" office:value="0" calcext:value-type="float">
            <text:p>0</text:p>
          </table:table-cell>
          <table:table-cell office:value-type="string" calcext:value-type="string">
            <text:p><text:span text:style-name="T6">A red mushroom cap, maybe this is also some alchemy ingredient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lue_sludge</text:span></text:p>
          </table:table-cell>
          <table:table-cell office:value-type="string" calcext:value-type="string">
            <text:p><text:span text:style-name="T6">Blue sludge</text:span></text:p>
          </table:table-cell>
          <table:table-cell table:formula="of:=COUNTIF([loot.A$1:.A$1048576];[.A25])" office:value-type="float" office:value="0" calcext:value-type="float">
            <text:p>0</text:p>
          </table:table-cell>
          <table:table-cell office:value-type="string" calcext:value-type="string">
            <text:p><text:span text:style-name="T6">The sludge of a blue slim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lue_slime_core</text:span></text:p>
          </table:table-cell>
          <table:table-cell office:value-type="string" calcext:value-type="string">
            <text:p><text:span text:style-name="T6">Blue slime core</text:span></text:p>
          </table:table-cell>
          <table:table-cell table:formula="of:=COUNTIF([loot.A$1:.A$1048576];[.A26])" office:value-type="float" office:value="0" calcext:value-type="float">
            <text:p>0</text:p>
          </table:table-cell>
          <table:table-cell office:value-type="string" calcext:value-type="string">
            <text:p><text:span text:style-name="T6">The core of a blue slim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lue_mushroom_cap</text:span></text:p>
          </table:table-cell>
          <table:table-cell office:value-type="string" calcext:value-type="string">
            <text:p><text:span text:style-name="T6">Blue muchroom cap</text:span></text:p>
          </table:table-cell>
          <table:table-cell table:formula="of:=COUNTIF([loot.A$1:.A$1048576];[.A27])" office:value-type="float" office:value="0" calcext:value-type="float">
            <text:p>0</text:p>
          </table:table-cell>
          <table:table-cell office:value-type="string" calcext:value-type="string">
            <text:p><text:span text:style-name="T6">A blue mushroom cap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red_sludge</text:span></text:p>
          </table:table-cell>
          <table:table-cell office:value-type="string" calcext:value-type="string">
            <text:p><text:span text:style-name="T6">Red sludge</text:span></text:p>
          </table:table-cell>
          <table:table-cell table:formula="of:=COUNTIF([loot.A$1:.A$1048576];[.A28])" office:value-type="float" office:value="0" calcext:value-type="float">
            <text:p>0</text:p>
          </table:table-cell>
          <table:table-cell office:value-type="string" calcext:value-type="string">
            <text:p><text:span text:style-name="T6">The sludge of a red slim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red_slime_core</text:span></text:p>
          </table:table-cell>
          <table:table-cell office:value-type="string" calcext:value-type="string">
            <text:p><text:span text:style-name="T6">Red slime core</text:span></text:p>
          </table:table-cell>
          <table:table-cell table:formula="of:=COUNTIF([loot.A$1:.A$1048576];[.A29])" office:value-type="float" office:value="0" calcext:value-type="float">
            <text:p>0</text:p>
          </table:table-cell>
          <table:table-cell office:value-type="string" calcext:value-type="string">
            <text:p><text:span text:style-name="T6">The core of a red slim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piky_mushroom_cap</text:span></text:p>
          </table:table-cell>
          <table:table-cell office:value-type="string" calcext:value-type="string">
            <text:p><text:span text:style-name="T6">Spiky mushroom cap</text:span></text:p>
          </table:table-cell>
          <table:table-cell table:formula="of:=COUNTIF([loot.A$1:.A$1048576];[.A30])" office:value-type="float" office:value="0" calcext:value-type="float">
            <text:p>0</text:p>
          </table:table-cell>
          <table:table-cell office:value-type="string" calcext:value-type="string">
            <text:p><text:span text:style-name="T6">A grey spicky mushroom cap, careful handeling it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tattered_cloth</text:span></text:p>
          </table:table-cell>
          <table:table-cell office:value-type="string" calcext:value-type="string">
            <text:p><text:span text:style-name="T6">Tattered cloth</text:span></text:p>
          </table:table-cell>
          <table:table-cell table:formula="of:=COUNTIF([loot.A$1:.A$1048576];[.A31])" office:value-type="float" office:value="0" calcext:value-type="float">
            <text:p>0</text:p>
          </table:table-cell>
          <table:table-cell office:value-type="string" calcext:value-type="string">
            <text:p><text:span text:style-name="T6">A tattered cloth, rough to the touch and a lot of holes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imple_cloth</text:span></text:p>
          </table:table-cell>
          <table:table-cell office:value-type="string" calcext:value-type="string">
            <text:p><text:span text:style-name="T6">Simple cloth</text:span></text:p>
          </table:table-cell>
          <table:table-cell table:formula="of:=COUNTIF([loot.A$1:.A$1048576];[.A32])" office:value-type="float" office:value="0" calcext:value-type="float">
            <text:p>0</text:p>
          </table:table-cell>
          <table:table-cell office:value-type="string" calcext:value-type="string">
            <text:p><text:span text:style-name="T6">A simple cloth, a little prickly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loth</text:span></text:p>
          </table:table-cell>
          <table:table-cell office:value-type="string" calcext:value-type="string">
            <text:p><text:span text:style-name="T6">Cloth</text:span></text:p>
          </table:table-cell>
          <table:table-cell table:formula="of:=COUNTIF([loot.A$1:.A$1048576];[.A33])" office:value-type="float" office:value="0" calcext:value-type="float">
            <text:p>0</text:p>
          </table:table-cell>
          <table:table-cell office:value-type="string" calcext:value-type="string">
            <text:p><text:span text:style-name="T6">Cloth soft to the touch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trange_eye</text:span></text:p>
          </table:table-cell>
          <table:table-cell office:value-type="string" calcext:value-type="string">
            <text:p><text:span text:style-name="T6">Strange eye</text:span></text:p>
          </table:table-cell>
          <table:table-cell table:formula="of:=COUNTIF([loot.A$1:.A$1048576];[.A34])" office:value-type="float" office:value="0" calcext:value-type="float">
            <text:p>0</text:p>
          </table:table-cell>
          <table:table-cell office:value-type="string" calcext:value-type="string">
            <text:p><text:span text:style-name="T6">A strange eye, it keeps looking at you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trange_tail</text:span></text:p>
          </table:table-cell>
          <table:table-cell office:value-type="string" calcext:value-type="string">
            <text:p><text:span text:style-name="T6">Strange tail</text:span></text:p>
          </table:table-cell>
          <table:table-cell table:formula="of:=COUNTIF([loot.A$1:.A$1048576];[.A35])" office:value-type="float" office:value="0" calcext:value-type="float">
            <text:p>0</text:p>
          </table:table-cell>
          <table:table-cell office:value-type="string" calcext:value-type="string">
            <text:p><text:span text:style-name="T6">A strange tail, did it just move?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imple_bone</text:span></text:p>
          </table:table-cell>
          <table:table-cell office:value-type="string" calcext:value-type="string">
            <text:p><text:span text:style-name="T6">Simple bone</text:span></text:p>
          </table:table-cell>
          <table:table-cell table:formula="of:=COUNTIF([loot.A$1:.A$1048576];[.A36])" office:value-type="float" office:value="0" calcext:value-type="float">
            <text:p>0</text:p>
          </table:table-cell>
          <table:table-cell office:value-type="string" calcext:value-type="string">
            <text:p><text:span text:style-name="T6">The simple bone of some animal... i hop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all_skull</text:span></text:p>
          </table:table-cell>
          <table:table-cell office:value-type="string" calcext:value-type="string">
            <text:p><text:span text:style-name="T6">Small skull</text:span></text:p>
          </table:table-cell>
          <table:table-cell table:formula="of:=COUNTIF([loot.A$1:.A$1048576];[.A37])" office:value-type="float" office:value="0" calcext:value-type="float">
            <text:p>0</text:p>
          </table:table-cell>
          <table:table-cell office:value-type="string" calcext:value-type="string">
            <text:p><text:span text:style-name="T6">The small skull of some creatur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kull</text:span></text:p>
          </table:table-cell>
          <table:table-cell office:value-type="string" calcext:value-type="string">
            <text:p><text:span text:style-name="T6">Skull</text:span></text:p>
          </table:table-cell>
          <table:table-cell table:formula="of:=COUNTIF([loot.A$1:.A$1048576];[.A38])" office:value-type="float" office:value="0" calcext:value-type="float">
            <text:p>0</text:p>
          </table:table-cell>
          <table:table-cell office:value-type="string" calcext:value-type="string">
            <text:p><text:span text:style-name="T6">The skull of some poor soul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one</text:span></text:p>
          </table:table-cell>
          <table:table-cell office:value-type="string" calcext:value-type="string">
            <text:p><text:span text:style-name="T6">Bone</text:span></text:p>
          </table:table-cell>
          <table:table-cell table:formula="of:=COUNTIF([loot.A$1:.A$1048576];[.A39])" office:value-type="float" office:value="0" calcext:value-type="float">
            <text:p>0</text:p>
          </table:table-cell>
          <table:table-cell office:value-type="string" calcext:value-type="string">
            <text:p><text:span text:style-name="T6">The bone of some poor soul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na_crystal</text:span></text:p>
          </table:table-cell>
          <table:table-cell office:value-type="string" calcext:value-type="string">
            <text:p><text:span text:style-name="T6">Mana crystal</text:span></text:p>
          </table:table-cell>
          <table:table-cell table:formula="of:=COUNTIF([loot.A$1:.A$1048576];[.A40])" office:value-type="float" office:value="0" calcext:value-type="float">
            <text:p>0</text:p>
          </table:table-cell>
          <table:table-cell office:value-type="string" calcext:value-type="string">
            <text:p><text:span text:style-name="T6">A mana crystal, it has a soft blue glow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hard_mushroom_cap</text:span></text:p>
          </table:table-cell>
          <table:table-cell office:value-type="string" calcext:value-type="string">
            <text:p><text:span text:style-name="T6">Hard mushroom cap</text:span></text:p>
          </table:table-cell>
          <table:table-cell table:formula="of:=COUNTIF([loot.A$1:.A$1048576];[.A41])" office:value-type="float" office:value="0" calcext:value-type="float">
            <text:p>0</text:p>
          </table:table-cell>
          <table:table-cell office:value-type="string" calcext:value-type="string">
            <text:p><text:span text:style-name="T6">A hard mushroom cap, has a orange hue to it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grey_mushroom_cap</text:span></text:p>
          </table:table-cell>
          <table:table-cell office:value-type="string" calcext:value-type="string">
            <text:p><text:span text:style-name="T6">Grey mushroom cap</text:span></text:p>
          </table:table-cell>
          <table:table-cell table:formula="of:=COUNTIF([loot.A$1:.A$1048576];[.A42])" office:value-type="float" office:value="0" calcext:value-type="float">
            <text:p>0</text:p>
          </table:table-cell>
          <table:table-cell office:value-type="string" calcext:value-type="string">
            <text:p><text:span text:style-name="T6">A grey mushroom cap, soft and smooth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urple_mushroom_cap</text:span></text:p>
          </table:table-cell>
          <table:table-cell office:value-type="string" calcext:value-type="string">
            <text:p><text:span text:style-name="T6">Purple mushroom cap</text:span></text:p>
          </table:table-cell>
          <table:table-cell table:formula="of:=COUNTIF([loot.A$1:.A$1048576];[.A43])" office:value-type="float" office:value="0" calcext:value-type="float">
            <text:p>0</text:p>
          </table:table-cell>
          <table:table-cell office:value-type="string" calcext:value-type="string">
            <text:p><text:span text:style-name="T6">A purple mushroom cap, it has a subtle glow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yellow_mushroom_cap</text:span></text:p>
          </table:table-cell>
          <table:table-cell office:value-type="string" calcext:value-type="string">
            <text:p><text:span text:style-name="T6">Yellow mushroom cap</text:span></text:p>
          </table:table-cell>
          <table:table-cell table:formula="of:=COUNTIF([loot.A$1:.A$1048576];[.A44])" office:value-type="float" office:value="0" calcext:value-type="float">
            <text:p>0</text:p>
          </table:table-cell>
          <table:table-cell office:value-type="string" calcext:value-type="string">
            <text:p><text:span text:style-name="T6">A yellow mushroom cap, that definitely glows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rotten_mushroom_cap</text:span></text:p>
          </table:table-cell>
          <table:table-cell office:value-type="string" calcext:value-type="string">
            <text:p><text:span text:style-name="T6">Rotten mushroom cap</text:span></text:p>
          </table:table-cell>
          <table:table-cell table:formula="of:=COUNTIF([loot.A$1:.A$1048576];[.A45])" office:value-type="float" office:value="0" calcext:value-type="float">
            <text:p>0</text:p>
          </table:table-cell>
          <table:table-cell office:value-type="string" calcext:value-type="string">
            <text:p><text:span text:style-name="T6">A rotten mushroom cap, all mushy and stinks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fairy_wings</text:span></text:p>
          </table:table-cell>
          <table:table-cell office:value-type="string" calcext:value-type="string">
            <text:p><text:span text:style-name="T6">Fairy wings</text:span></text:p>
          </table:table-cell>
          <table:table-cell table:formula="of:=COUNTIF([loot.A$1:.A$1048576];[.A46])" office:value-type="float" office:value="0" calcext:value-type="float">
            <text:p>0</text:p>
          </table:table-cell>
          <table:table-cell office:value-type="string" calcext:value-type="string">
            <text:p><text:span text:style-name="T6">The wings of a fairy, some glitter keeps falling of it? Its everywhere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fairy_dust</text:span></text:p>
          </table:table-cell>
          <table:table-cell office:value-type="string" calcext:value-type="string">
            <text:p><text:span text:style-name="T6">Fairy dust</text:span></text:p>
          </table:table-cell>
          <table:table-cell table:formula="of:=COUNTIF([loot.A$1:.A$1048576];[.A47])" office:value-type="float" office:value="0" calcext:value-type="float">
            <text:p>0</text:p>
          </table:table-cell>
          <table:table-cell office:value-type="string" calcext:value-type="string">
            <text:p><text:span text:style-name="T6">The dust of a fairy, keep it in a bag or it will be everywhere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hard_bone</text:span></text:p>
          </table:table-cell>
          <table:table-cell office:value-type="string" calcext:value-type="string">
            <text:p><text:span text:style-name="T6">Hard bone</text:span></text:p>
          </table:table-cell>
          <table:table-cell table:formula="of:=COUNTIF([loot.A$1:.A$1048576];[.A48])" office:value-type="float" office:value="0" calcext:value-type="float">
            <text:p>0</text:p>
          </table:table-cell>
          <table:table-cell office:value-type="string" calcext:value-type="string">
            <text:p><text:span text:style-name="T6">The femur of some creatur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tutorial_quest_item_1</text:span></text:p>
          </table:table-cell>
          <table:table-cell office:value-type="string" calcext:value-type="string">
            <text:p><text:span text:style-name="T6">Mouse corpse</text:span></text:p>
          </table:table-cell>
          <table:table-cell table:formula="of:=COUNTIF([loot.A$1:.A$1048576];[.A49])" office:value-type="float" office:value="1" calcext:value-type="float">
            <text:p>1</text:p>
          </table:table-cell>
          <table:table-cell office:value-type="string" calcext:value-type="string">
            <text:p><text:span text:style-name="T6">I wonder what they need a mouse for.</text:span>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3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</table:table>
      <table:table table:name="loot" table:style-name="ta6">
        <table:shapes>
          <draw:frame draw:z-index="0" draw:name="Text Frame 1" draw:style-name="gr2" draw:text-style-name="P2" svg:width="7.312cm" svg:height="6.946cm" svg:x="21.87cm" svg:y="2.019cm">
            <draw:text-box>
              <text:p text:style-name="P1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1"/>
            </draw:text-box>
          </draw:frame>
        </table:shapes>
        <table:table-column table:style-name="co34" table:default-cell-style-name="ce16"/>
        <table:table-column table:style-name="co34" table:default-cell-style-name="ce19"/>
        <table:table-column table:style-name="co35" table:default-cell-style-name="ce16"/>
        <table:table-column table:style-name="co36" table:default-cell-style-name="ce19"/>
        <table:table-column table:style-name="co37" table:default-cell-style-name="ce20"/>
        <table:table-column table:style-name="co1" table:default-cell-style-name="ce21"/>
        <table:table-column table:style-name="co1" table:number-columns-repeated="101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item_id</text:span></text:p>
          </table:table-cell>
          <table:table-cell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enemy_id</text:span></text:p>
          </table:table-cell>
          <table:table-cell office:value-type="string" calcext:value-type="string">
            <text:p><text:span text:style-name="T6">FOUND</text:span></text:p>
          </table:table-cell>
          <table:table-cell table:style-name="ce16" office:value-type="string" calcext:value-type="string">
            <text:p><text:span text:style-name="T6">drop_rate</text:span></text:p>
          </table:table-cell>
          <table:table-cell table:style-name="ce7" office:value-type="string" calcext:value-type="string">
            <text:p><text:span text:style-name="T6">ENEMY LVL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];[items_equipment.A$1:.B$1048576];2;0);VLOOKUP([.A2];[items_misc.A$1:.B$1048576];2;0));VLOOKUP([.A2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2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2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3];[items_equipment.A$1:.B$1048576];2;0);VLOOKUP([.A3];[items_misc.A$1:.B$1048576];2;0));VLOOKUP([.A3];[items_consumable.A$1: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3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3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4];[items_equipment.A$1:.B$1048576];2;0);VLOOKUP([.A4];[items_misc.A$1:.B$1048576];2;0));VLOOKUP([.A4];[items_consumable.A$1: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4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4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5];[items_equipment.A$1:.B$1048576];2;0);VLOOKUP([.A5];[items_misc.A$1:.B$1048576];2;0));VLOOKUP([.A5];[items_consumable.A$1: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5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5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6];[items_equipment.A$1:.B$1048576];2;0);VLOOKUP([.A6];[items_misc.A$1:.B$1048576];2;0));VLOOKUP([.A6];[items_consumable.A$1: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6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6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7];[items_equipment.A$1:.B$1048576];2;0);VLOOKUP([.A7];[items_misc.A$1:.B$1048576];2;0));VLOOKUP([.A7];[items_consumable.A$1: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7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7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8];[items_equipment.A$1:.B$1048576];2;0);VLOOKUP([.A8];[items_misc.A$1:.B$1048576];2;0));VLOOKUP([.A8];[items_consumable.A$1: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8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8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9];[items_equipment.A$1:.B$1048576];2;0);VLOOKUP([.A9];[items_misc.A$1:.B$1048576];2;0));VLOOKUP([.A9];[items_consumable.A$1: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9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9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10];[items_equipment.A$1:.B$1048576];2;0);VLOOKUP([.A10];[items_misc.A$1:.B$1048576];2;0));VLOOKUP([.A10];[items_consumable.A$1: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0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0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11];[items_equipment.A$1:.B$1048576];2;0);VLOOKUP([.A11];[items_misc.A$1:.B$1048576];2;0));VLOOKUP([.A11];[items_consumable.A$1: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1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1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12];[items_equipment.A$1:.B$1048576];2;0);VLOOKUP([.A12];[items_misc.A$1:.B$1048576];2;0));VLOOKUP([.A12];[items_consumable.A$1: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2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2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13];[items_equipment.A$1:.B$1048576];2;0);VLOOKUP([.A13];[items_misc.A$1:.B$1048576];2;0));VLOOKUP([.A13];[items_consumable.A$1: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3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3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14];[items_equipment.A$1:.B$1048576];2;0);VLOOKUP([.A14];[items_misc.A$1:.B$1048576];2;0));VLOOKUP([.A14];[items_consumable.A$1: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4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4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5];[items_equipment.A$1:.B$1048576];2;0);VLOOKUP([.A15];[items_misc.A$1:.B$1048576];2;0));VLOOKUP([.A15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5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5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16];[items_equipment.A$1:.B$1048576];2;0);VLOOKUP([.A16];[items_misc.A$1:.B$1048576];2;0));VLOOKUP([.A16];[items_consumable.A$1: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6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6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17];[items_equipment.A$1:.B$1048576];2;0);VLOOKUP([.A17];[items_misc.A$1:.B$1048576];2;0));VLOOKUP([.A17];[items_consumable.A$1: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7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7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18];[items_equipment.A$1:.B$1048576];2;0);VLOOKUP([.A18];[items_misc.A$1:.B$1048576];2;0));VLOOKUP([.A18];[items_consumable.A$1: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8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8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19];[items_equipment.A$1:.B$1048576];2;0);VLOOKUP([.A19];[items_misc.A$1:.B$1048576];2;0));VLOOKUP([.A19];[items_consumable.A$1: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rat</text:span></text:p>
          </table:table-cell>
          <table:table-cell table:formula="of:=VLOOKUP([.C19];[enemies.A$1:.B$1048576];2;0)" office:value-type="string" office:string-value="Rat" calcext:value-type="string">
            <text:p>Rat</text:p>
          </table:table-cell>
          <table:table-cell office:value-type="float" office:value="0.01" calcext:value-type="float">
            <text:p>0,01</text:p>
          </table:table-cell>
          <table:table-cell table:formula="of:=IFERROR(VLOOKUP([.C19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0];[items_equipment.A$1:.B$1048576];2;0);VLOOKUP([.A20];[items_misc.A$1:.B$1048576];2;0));VLOOKUP([.A20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0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0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21];[items_equipment.A$1:.B$1048576];2;0);VLOOKUP([.A21];[items_misc.A$1:.B$1048576];2;0));VLOOKUP([.A21];[items_consumable.A$1: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1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1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22];[items_equipment.A$1:.B$1048576];2;0);VLOOKUP([.A22];[items_misc.A$1:.B$1048576];2;0));VLOOKUP([.A22];[items_consumable.A$1: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2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2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23];[items_equipment.A$1:.B$1048576];2;0);VLOOKUP([.A23];[items_misc.A$1:.B$1048576];2;0));VLOOKUP([.A23];[items_consumable.A$1: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3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3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24];[items_equipment.A$1:.B$1048576];2;0);VLOOKUP([.A24];[items_misc.A$1:.B$1048576];2;0));VLOOKUP([.A24];[items_consumable.A$1: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4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4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25];[items_equipment.A$1:.B$1048576];2;0);VLOOKUP([.A25];[items_misc.A$1:.B$1048576];2;0));VLOOKUP([.A25];[items_consumable.A$1: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5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5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26];[items_equipment.A$1:.B$1048576];2;0);VLOOKUP([.A26];[items_misc.A$1:.B$1048576];2;0));VLOOKUP([.A26];[items_consumable.A$1: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6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6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27];[items_equipment.A$1:.B$1048576];2;0);VLOOKUP([.A27];[items_misc.A$1:.B$1048576];2;0));VLOOKUP([.A27];[items_consumable.A$1: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7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7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28];[items_equipment.A$1:.B$1048576];2;0);VLOOKUP([.A28];[items_misc.A$1:.B$1048576];2;0));VLOOKUP([.A28];[items_consumable.A$1: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8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8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29];[items_equipment.A$1:.B$1048576];2;0);VLOOKUP([.A29];[items_misc.A$1:.B$1048576];2;0));VLOOKUP([.A29];[items_consumable.A$1: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29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30];[items_equipment.A$1:.B$1048576];2;0);VLOOKUP([.A30];[items_misc.A$1:.B$1048576];2;0));VLOOKUP([.A30];[items_consumable.A$1: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0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30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31];[items_equipment.A$1:.B$1048576];2;0);VLOOKUP([.A31];[items_misc.A$1:.B$1048576];2;0));VLOOKUP([.A31];[items_consumable.A$1: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1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31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32];[items_equipment.A$1:.B$1048576];2;0);VLOOKUP([.A32];[items_misc.A$1:.B$1048576];2;0));VLOOKUP([.A32];[items_consumable.A$1: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2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32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3];[items_equipment.A$1:.B$1048576];2;0);VLOOKUP([.A33];[items_misc.A$1:.B$1048576];2;0));VLOOKUP([.A33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3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33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34];[items_equipment.A$1:.B$1048576];2;0);VLOOKUP([.A34];[items_misc.A$1:.B$1048576];2;0));VLOOKUP([.A34];[items_consumable.A$1: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4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34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35];[items_equipment.A$1:.B$1048576];2;0);VLOOKUP([.A35];[items_misc.A$1:.B$1048576];2;0));VLOOKUP([.A35];[items_consumable.A$1: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5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35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36];[items_equipment.A$1:.B$1048576];2;0);VLOOKUP([.A36];[items_misc.A$1:.B$1048576];2;0));VLOOKUP([.A36];[items_consumable.A$1: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6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36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37];[items_equipment.A$1:.B$1048576];2;0);VLOOKUP([.A37];[items_misc.A$1:.B$1048576];2;0));VLOOKUP([.A37];[items_consumable.A$1: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shroom</text:span></text:p>
          </table:table-cell>
          <table:table-cell table:formula="of:=VLOOKUP([.C37];[enemies.A$1:.B$1048576];2;0)" office:value-type="string" office:string-value="Shroom" calcext:value-type="string">
            <text:p>Shroom</text:p>
          </table:table-cell>
          <table:table-cell office:value-type="float" office:value="0.01" calcext:value-type="float">
            <text:p>0,01</text:p>
          </table:table-cell>
          <table:table-cell table:formula="of:=IFERROR(VLOOKUP([.C37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8];[items_equipment.A$1:.B$1048576];2;0);VLOOKUP([.A38];[items_misc.A$1:.B$1048576];2;0));VLOOKUP([.A38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38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38];[enemies.A$1:.L$1048576];12;0);&quot;&quot;)" office:value-type="float" office:value="1" calcext:value-type="float">
            <text:p>1</text:p>
          </table:table-cell>
          <table:table-cell/>
          <table:table-cell table:style-name="ce16"/>
          <table:table-cell table:number-columns-repeated="4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39];[items_equipment.A$1:.B$1048576];2;0);VLOOKUP([.A39];[items_misc.A$1:.B$1048576];2;0));VLOOKUP([.A39];[items_consumable.A$1: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39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39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40];[items_equipment.A$1:.B$1048576];2;0);VLOOKUP([.A40];[items_misc.A$1:.B$1048576];2;0));VLOOKUP([.A40];[items_consumable.A$1: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0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0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41];[items_equipment.A$1:.B$1048576];2;0);VLOOKUP([.A41];[items_misc.A$1:.B$1048576];2;0));VLOOKUP([.A41];[items_consumable.A$1: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1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1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42];[items_equipment.A$1:.B$1048576];2;0);VLOOKUP([.A42];[items_misc.A$1:.B$1048576];2;0));VLOOKUP([.A42];[items_consumable.A$1: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2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2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43];[items_equipment.A$1:.B$1048576];2;0);VLOOKUP([.A43];[items_misc.A$1:.B$1048576];2;0));VLOOKUP([.A43];[items_consumable.A$1: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3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3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44];[items_equipment.A$1:.B$1048576];2;0);VLOOKUP([.A44];[items_misc.A$1:.B$1048576];2;0));VLOOKUP([.A44];[items_consumable.A$1: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4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4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45];[items_equipment.A$1:.B$1048576];2;0);VLOOKUP([.A45];[items_misc.A$1:.B$1048576];2;0));VLOOKUP([.A45];[items_consumable.A$1: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5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5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46];[items_equipment.A$1:.B$1048576];2;0);VLOOKUP([.A46];[items_misc.A$1:.B$1048576];2;0));VLOOKUP([.A46];[items_consumable.A$1: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6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6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47];[items_equipment.A$1:.B$1048576];2;0);VLOOKUP([.A47];[items_misc.A$1:.B$1048576];2;0));VLOOKUP([.A47];[items_consumable.A$1: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7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7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48];[items_equipment.A$1:.B$1048576];2;0);VLOOKUP([.A48];[items_misc.A$1:.B$1048576];2;0));VLOOKUP([.A48];[items_consumable.A$1: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8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8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49];[items_equipment.A$1:.B$1048576];2;0);VLOOKUP([.A49];[items_misc.A$1:.B$1048576];2;0));VLOOKUP([.A49];[items_consumable.A$1: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49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49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50];[items_equipment.A$1:.B$1048576];2;0);VLOOKUP([.A50];[items_misc.A$1:.B$1048576];2;0));VLOOKUP([.A50];[items_consumable.A$1: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0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50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51];[items_equipment.A$1:.B$1048576];2;0);VLOOKUP([.A51];[items_misc.A$1:.B$1048576];2;0));VLOOKUP([.A51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1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51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52];[items_equipment.A$1:.B$1048576];2;0);VLOOKUP([.A52];[items_misc.A$1:.B$1048576];2;0));VLOOKUP([.A52];[items_consumable.A$1: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2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52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53];[items_equipment.A$1:.B$1048576];2;0);VLOOKUP([.A53];[items_misc.A$1:.B$1048576];2;0));VLOOKUP([.A53];[items_consumable.A$1: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3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53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54];[items_equipment.A$1:.B$1048576];2;0);VLOOKUP([.A54];[items_misc.A$1:.B$1048576];2;0));VLOOKUP([.A54];[items_consumable.A$1: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4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54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55];[items_equipment.A$1:.B$1048576];2;0);VLOOKUP([.A55];[items_misc.A$1:.B$1048576];2;0));VLOOKUP([.A55];[items_consumable.A$1: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snail</text:span></text:p>
          </table:table-cell>
          <table:table-cell table:formula="of:=VLOOKUP([.C55];[enemies.A$1:.B$1048576];2;0)" office:value-type="string" office:string-value="Snail" calcext:value-type="string">
            <text:p>Snail</text:p>
          </table:table-cell>
          <table:table-cell office:value-type="float" office:value="0.01" calcext:value-type="float">
            <text:p>0,01</text:p>
          </table:table-cell>
          <table:table-cell table:formula="of:=IFERROR(VLOOKUP([.C55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56];[items_equipment.A$1:.B$1048576];2;0);VLOOKUP([.A56];[items_misc.A$1:.B$1048576];2;0));VLOOKUP([.A56];[items_consumable.A$1: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6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56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57];[items_equipment.A$1:.B$1048576];2;0);VLOOKUP([.A57];[items_misc.A$1:.B$1048576];2;0));VLOOKUP([.A57];[items_consumable.A$1: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7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57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58];[items_equipment.A$1:.B$1048576];2;0);VLOOKUP([.A58];[items_misc.A$1:.B$1048576];2;0));VLOOKUP([.A58];[items_consumable.A$1: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8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58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59];[items_equipment.A$1:.B$1048576];2;0);VLOOKUP([.A59];[items_misc.A$1:.B$1048576];2;0));VLOOKUP([.A59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59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59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60];[items_equipment.A$1:.B$1048576];2;0);VLOOKUP([.A60];[items_misc.A$1:.B$1048576];2;0));VLOOKUP([.A60];[items_consumable.A$1: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0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0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61];[items_equipment.A$1:.B$1048576];2;0);VLOOKUP([.A61];[items_misc.A$1:.B$1048576];2;0));VLOOKUP([.A61];[items_consumable.A$1: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1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1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62];[items_equipment.A$1:.B$1048576];2;0);VLOOKUP([.A62];[items_misc.A$1:.B$1048576];2;0));VLOOKUP([.A62];[items_consumable.A$1: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2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2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63];[items_equipment.A$1:.B$1048576];2;0);VLOOKUP([.A63];[items_misc.A$1:.B$1048576];2;0));VLOOKUP([.A63];[items_consumable.A$1: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3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3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64];[items_equipment.A$1:.B$1048576];2;0);VLOOKUP([.A64];[items_misc.A$1:.B$1048576];2;0));VLOOKUP([.A64];[items_consumable.A$1: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4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4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65];[items_equipment.A$1:.B$1048576];2;0);VLOOKUP([.A65];[items_misc.A$1:.B$1048576];2;0));VLOOKUP([.A65];[items_consumable.A$1: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5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5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66];[items_equipment.A$1:.B$1048576];2;0);VLOOKUP([.A66];[items_misc.A$1:.B$1048576];2;0));VLOOKUP([.A66];[items_consumable.A$1: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6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6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67];[items_equipment.A$1:.B$1048576];2;0);VLOOKUP([.A67];[items_misc.A$1:.B$1048576];2;0));VLOOKUP([.A67];[items_consumable.A$1: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7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7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68];[items_equipment.A$1:.B$1048576];2;0);VLOOKUP([.A68];[items_misc.A$1:.B$1048576];2;0));VLOOKUP([.A68];[items_consumable.A$1: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8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8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69];[items_equipment.A$1:.B$1048576];2;0);VLOOKUP([.A69];[items_misc.A$1:.B$1048576];2;0));VLOOKUP([.A69];[items_consumable.A$1: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69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69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70];[items_equipment.A$1:.B$1048576];2;0);VLOOKUP([.A70];[items_misc.A$1:.B$1048576];2;0));VLOOKUP([.A70];[items_consumable.A$1: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0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70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71];[items_equipment.A$1:.B$1048576];2;0);VLOOKUP([.A71];[items_misc.A$1:.B$1048576];2;0));VLOOKUP([.A71];[items_consumable.A$1: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1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71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72];[items_equipment.A$1:.B$1048576];2;0);VLOOKUP([.A72];[items_misc.A$1:.B$1048576];2;0));VLOOKUP([.A72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2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72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73];[items_equipment.A$1:.B$1048576];2;0);VLOOKUP([.A73];[items_misc.A$1:.B$1048576];2;0));VLOOKUP([.A73];[items_consumable.A$1: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spore</text:span></text:p>
          </table:table-cell>
          <table:table-cell table:formula="of:=VLOOKUP([.C73];[enemies.A$1:.B$1048576];2;0)" office:value-type="string" office:string-value="Spore" calcext:value-type="string">
            <text:p>Spore</text:p>
          </table:table-cell>
          <table:table-cell office:value-type="float" office:value="0.01" calcext:value-type="float">
            <text:p>0,01</text:p>
          </table:table-cell>
          <table:table-cell table:formula="of:=IFERROR(VLOOKUP([.C73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74];[items_equipment.A$1:.B$1048576];2;0);VLOOKUP([.A74];[items_misc.A$1:.B$1048576];2;0));VLOOKUP([.A74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4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74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1</text:span></text:p>
          </table:table-cell>
          <table:table-cell table:formula="of:=IFERROR(IFERROR(VLOOKUP([.A75];[items_equipment.A$1:.B$1048576];2;0);VLOOKUP([.A75];[items_misc.A$1:.B$1048576];2;0));VLOOKUP([.A75];[items_consumable.A$1:.B$1048576];2;0))" office:value-type="string" office:string-value="Ragged shirt" calcext:value-type="string">
            <text:p>Ragged shirt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5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75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1</text:span></text:p>
          </table:table-cell>
          <table:table-cell table:formula="of:=IFERROR(IFERROR(VLOOKUP([.A76];[items_equipment.A$1:.B$1048576];2;0);VLOOKUP([.A76];[items_misc.A$1:.B$1048576];2;0));VLOOKUP([.A76];[items_consumable.A$1:.B$1048576];2;0))" office:value-type="string" office:string-value="Ragged hood" calcext:value-type="string">
            <text:p>Ragged hood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6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76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1</text:span></text:p>
          </table:table-cell>
          <table:table-cell table:formula="of:=IFERROR(IFERROR(VLOOKUP([.A77];[items_equipment.A$1:.B$1048576];2;0);VLOOKUP([.A77];[items_misc.A$1:.B$1048576];2;0));VLOOKUP([.A77];[items_consumable.A$1:.B$1048576];2;0))" office:value-type="string" office:string-value="Pocket knife" calcext:value-type="string">
            <text:p>Pocket knife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7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77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1</text:span></text:p>
          </table:table-cell>
          <table:table-cell table:formula="of:=IFERROR(IFERROR(VLOOKUP([.A78];[items_equipment.A$1:.B$1048576];2;0);VLOOKUP([.A78];[items_misc.A$1:.B$1048576];2;0));VLOOKUP([.A78];[items_consumable.A$1:.B$1048576];2;0))" office:value-type="string" office:string-value="Dirk" calcext:value-type="string">
            <text:p>Dirk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8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78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1</text:span></text:p>
          </table:table-cell>
          <table:table-cell table:formula="of:=IFERROR(IFERROR(VLOOKUP([.A79];[items_equipment.A$1:.B$1048576];2;0);VLOOKUP([.A79];[items_misc.A$1:.B$1048576];2;0));VLOOKUP([.A79];[items_consumable.A$1:.B$1048576];2;0))" office:value-type="string" office:string-value="Leather tunic" calcext:value-type="string">
            <text:p>Leather tunic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79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79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1</text:span></text:p>
          </table:table-cell>
          <table:table-cell table:formula="of:=IFERROR(IFERROR(VLOOKUP([.A80];[items_equipment.A$1:.B$1048576];2;0);VLOOKUP([.A80];[items_misc.A$1:.B$1048576];2;0));VLOOKUP([.A80];[items_consumable.A$1:.B$1048576];2;0))" office:value-type="string" office:string-value="Leather hat" calcext:value-type="string">
            <text:p>Leather hat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0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0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1</text:span></text:p>
          </table:table-cell>
          <table:table-cell table:formula="of:=IFERROR(IFERROR(VLOOKUP([.A81];[items_equipment.A$1:.B$1048576];2;0);VLOOKUP([.A81];[items_misc.A$1:.B$1048576];2;0));VLOOKUP([.A81];[items_consumable.A$1:.B$1048576];2;0))" office:value-type="string" office:string-value="Wood shield" calcext:value-type="string">
            <text:p>Wood shield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1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1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1</text:span></text:p>
          </table:table-cell>
          <table:table-cell table:formula="of:=IFERROR(IFERROR(VLOOKUP([.A82];[items_equipment.A$1:.B$1048576];2;0);VLOOKUP([.A82];[items_misc.A$1:.B$1048576];2;0));VLOOKUP([.A82];[items_consumable.A$1:.B$1048576];2;0))" office:value-type="string" office:string-value="Pitchfork" calcext:value-type="string">
            <text:p>Pitchfork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2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2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1</text:span></text:p>
          </table:table-cell>
          <table:table-cell table:formula="of:=IFERROR(IFERROR(VLOOKUP([.A83];[items_equipment.A$1:.B$1048576];2;0);VLOOKUP([.A83];[items_misc.A$1:.B$1048576];2;0));VLOOKUP([.A83];[items_consumable.A$1:.B$1048576];2;0))" office:value-type="string" office:string-value="Robe" calcext:value-type="string">
            <text:p>Robe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3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3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1</text:span></text:p>
          </table:table-cell>
          <table:table-cell table:formula="of:=IFERROR(IFERROR(VLOOKUP([.A84];[items_equipment.A$1:.B$1048576];2;0);VLOOKUP([.A84];[items_misc.A$1:.B$1048576];2;0));VLOOKUP([.A84];[items_consumable.A$1:.B$1048576];2;0))" office:value-type="string" office:string-value="Pointy hat" calcext:value-type="string">
            <text:p>Pointy hat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4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4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1</text:span></text:p>
          </table:table-cell>
          <table:table-cell table:formula="of:=IFERROR(IFERROR(VLOOKUP([.A85];[items_equipment.A$1:.B$1048576];2;0);VLOOKUP([.A85];[items_misc.A$1:.B$1048576];2;0));VLOOKUP([.A85];[items_consumable.A$1:.B$1048576];2;0))" office:value-type="string" office:string-value="Piece of paper" calcext:value-type="string">
            <text:p>Piece of paper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5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5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1</text:span></text:p>
          </table:table-cell>
          <table:table-cell table:formula="of:=IFERROR(IFERROR(VLOOKUP([.A86];[items_equipment.A$1:.B$1048576];2;0);VLOOKUP([.A86];[items_misc.A$1:.B$1048576];2;0));VLOOKUP([.A86];[items_consumable.A$1:.B$1048576];2;0))" office:value-type="string" office:string-value="Stick" calcext:value-type="string">
            <text:p>Stick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6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6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87];[items_equipment.A$1:.B$1048576];2;0);VLOOKUP([.A87];[items_misc.A$1:.B$1048576];2;0));VLOOKUP([.A87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7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7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1</text:span></text:p>
          </table:table-cell>
          <table:table-cell table:formula="of:=IFERROR(IFERROR(VLOOKUP([.A88];[items_equipment.A$1:.B$1048576];2;0);VLOOKUP([.A88];[items_misc.A$1:.B$1048576];2;0));VLOOKUP([.A88];[items_consumable.A$1:.B$1048576];2;0))" office:value-type="string" office:string-value="Brown monk robe" calcext:value-type="string">
            <text:p>Brown monk robe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8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8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1</text:span></text:p>
          </table:table-cell>
          <table:table-cell table:formula="of:=IFERROR(IFERROR(VLOOKUP([.A89];[items_equipment.A$1:.B$1048576];2;0);VLOOKUP([.A89];[items_misc.A$1:.B$1048576];2;0));VLOOKUP([.A89];[items_consumable.A$1:.B$1048576];2;0))" office:value-type="string" office:string-value="Bald cap" calcext:value-type="string">
            <text:p>Bald cap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89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89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1</text:span></text:p>
          </table:table-cell>
          <table:table-cell table:formula="of:=IFERROR(IFERROR(VLOOKUP([.A90];[items_equipment.A$1:.B$1048576];2;0);VLOOKUP([.A90];[items_misc.A$1:.B$1048576];2;0));VLOOKUP([.A90];[items_consumable.A$1:.B$1048576];2;0))" office:value-type="string" office:string-value="Tiny bell" calcext:value-type="string">
            <text:p>Tiny bell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90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90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1</text:span></text:p>
          </table:table-cell>
          <table:table-cell table:formula="of:=IFERROR(IFERROR(VLOOKUP([.A91];[items_equipment.A$1:.B$1048576];2;0);VLOOKUP([.A91];[items_misc.A$1:.B$1048576];2;0));VLOOKUP([.A91];[items_consumable.A$1:.B$1048576];2;0))" office:value-type="string" office:string-value="Prayer beads" calcext:value-type="string">
            <text:p>Prayer beads</text:p>
          </table:table-cell>
          <table:table-cell office:value-type="string" calcext:value-type="string">
            <text:p><text:span text:style-name="T6">wood_stump</text:span></text:p>
          </table:table-cell>
          <table:table-cell table:formula="of:=VLOOKUP([.C91];[enemies.A$1:.B$1048576];2;0)" office:value-type="string" office:string-value="Wood Stump" calcext:value-type="string">
            <text:p>Wood Stump</text:p>
          </table:table-cell>
          <table:table-cell office:value-type="float" office:value="0.01" calcext:value-type="float">
            <text:p>0,01</text:p>
          </table:table-cell>
          <table:table-cell table:formula="of:=IFERROR(VLOOKUP([.C91];[enemies.A$1:.L$1048576];12;0);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92];[items_equipment.A$1:.B$1048576];2;0);VLOOKUP([.A92];[items_misc.A$1:.B$1048576];2;0));VLOOKUP([.A92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2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92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93];[items_equipment.A$1:.B$1048576];2;0);VLOOKUP([.A93];[items_misc.A$1:.B$1048576];2;0));VLOOKUP([.A93];[items_consumable.A$1: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3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93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94];[items_equipment.A$1:.B$1048576];2;0);VLOOKUP([.A94];[items_misc.A$1:.B$1048576];2;0));VLOOKUP([.A94];[items_consumable.A$1: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4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94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95];[items_equipment.A$1:.B$1048576];2;0);VLOOKUP([.A95];[items_misc.A$1:.B$1048576];2;0));VLOOKUP([.A95];[items_consumable.A$1: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5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95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96];[items_equipment.A$1:.B$1048576];2;0);VLOOKUP([.A96];[items_misc.A$1:.B$1048576];2;0));VLOOKUP([.A96];[items_consumable.A$1: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6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96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97];[items_equipment.A$1:.B$1048576];2;0);VLOOKUP([.A97];[items_misc.A$1:.B$1048576];2;0));VLOOKUP([.A97];[items_consumable.A$1: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7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97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98];[items_equipment.A$1:.B$1048576];2;0);VLOOKUP([.A98];[items_misc.A$1:.B$1048576];2;0));VLOOKUP([.A98];[items_consumable.A$1: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8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98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99];[items_equipment.A$1:.B$1048576];2;0);VLOOKUP([.A99];[items_misc.A$1:.B$1048576];2;0));VLOOKUP([.A99];[items_consumable.A$1: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99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99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00];[items_equipment.A$1:.B$1048576];2;0);VLOOKUP([.A100];[items_misc.A$1:.B$1048576];2;0));VLOOKUP([.A100];[items_consumable.A$1: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0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0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01];[items_equipment.A$1:.B$1048576];2;0);VLOOKUP([.A101];[items_misc.A$1:.B$1048576];2;0));VLOOKUP([.A101];[items_consumable.A$1: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1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1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02];[items_equipment.A$1:.B$1048576];2;0);VLOOKUP([.A102];[items_misc.A$1:.B$1048576];2;0));VLOOKUP([.A102];[items_consumable.A$1: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2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2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03];[items_equipment.A$1:.B$1048576];2;0);VLOOKUP([.A103];[items_misc.A$1:.B$1048576];2;0));VLOOKUP([.A103];[items_consumable.A$1: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3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3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04];[items_equipment.A$1:.B$1048576];2;0);VLOOKUP([.A104];[items_misc.A$1:.B$1048576];2;0));VLOOKUP([.A104];[items_consumable.A$1: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4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4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05];[items_equipment.A$1:.B$1048576];2;0);VLOOKUP([.A105];[items_misc.A$1:.B$1048576];2;0));VLOOKUP([.A105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5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5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06];[items_equipment.A$1:.B$1048576];2;0);VLOOKUP([.A106];[items_misc.A$1:.B$1048576];2;0));VLOOKUP([.A106];[items_consumable.A$1: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6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6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07];[items_equipment.A$1:.B$1048576];2;0);VLOOKUP([.A107];[items_misc.A$1:.B$1048576];2;0));VLOOKUP([.A107];[items_consumable.A$1: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7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7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08];[items_equipment.A$1:.B$1048576];2;0);VLOOKUP([.A108];[items_misc.A$1:.B$1048576];2;0));VLOOKUP([.A108];[items_consumable.A$1: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8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8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09];[items_equipment.A$1:.B$1048576];2;0);VLOOKUP([.A109];[items_misc.A$1:.B$1048576];2;0));VLOOKUP([.A109];[items_consumable.A$1: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green_slime</text:span></text:p>
          </table:table-cell>
          <table:table-cell table:formula="of:=VLOOKUP([.C109];[enemies.A$1:.B$1048576];2;0)" office:value-type="string" office:string-value="Green Slime" calcext:value-type="string">
            <text:p>Green Slime</text:p>
          </table:table-cell>
          <table:table-cell office:value-type="float" office:value="0.01" calcext:value-type="float">
            <text:p>0,01</text:p>
          </table:table-cell>
          <table:table-cell table:formula="of:=IFERROR(VLOOKUP([.C109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10];[items_equipment.A$1:.B$1048576];2;0);VLOOKUP([.A110];[items_misc.A$1:.B$1048576];2;0));VLOOKUP([.A110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0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0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11];[items_equipment.A$1:.B$1048576];2;0);VLOOKUP([.A111];[items_misc.A$1:.B$1048576];2;0));VLOOKUP([.A111];[items_consumable.A$1: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1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1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12];[items_equipment.A$1:.B$1048576];2;0);VLOOKUP([.A112];[items_misc.A$1:.B$1048576];2;0));VLOOKUP([.A112];[items_consumable.A$1: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2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2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13];[items_equipment.A$1:.B$1048576];2;0);VLOOKUP([.A113];[items_misc.A$1:.B$1048576];2;0));VLOOKUP([.A113];[items_consumable.A$1: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3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3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14];[items_equipment.A$1:.B$1048576];2;0);VLOOKUP([.A114];[items_misc.A$1:.B$1048576];2;0));VLOOKUP([.A114];[items_consumable.A$1: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4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4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15];[items_equipment.A$1:.B$1048576];2;0);VLOOKUP([.A115];[items_misc.A$1:.B$1048576];2;0));VLOOKUP([.A115];[items_consumable.A$1: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5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5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16];[items_equipment.A$1:.B$1048576];2;0);VLOOKUP([.A116];[items_misc.A$1:.B$1048576];2;0));VLOOKUP([.A116];[items_consumable.A$1: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6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6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17];[items_equipment.A$1:.B$1048576];2;0);VLOOKUP([.A117];[items_misc.A$1:.B$1048576];2;0));VLOOKUP([.A117];[items_consumable.A$1: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7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7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18];[items_equipment.A$1:.B$1048576];2;0);VLOOKUP([.A118];[items_misc.A$1:.B$1048576];2;0));VLOOKUP([.A118];[items_consumable.A$1: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8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8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19];[items_equipment.A$1:.B$1048576];2;0);VLOOKUP([.A119];[items_misc.A$1:.B$1048576];2;0));VLOOKUP([.A119];[items_consumable.A$1: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19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19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20];[items_equipment.A$1:.B$1048576];2;0);VLOOKUP([.A120];[items_misc.A$1:.B$1048576];2;0));VLOOKUP([.A120];[items_consumable.A$1: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20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20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21];[items_equipment.A$1:.B$1048576];2;0);VLOOKUP([.A121];[items_misc.A$1:.B$1048576];2;0));VLOOKUP([.A121];[items_consumable.A$1: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21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21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22];[items_equipment.A$1:.B$1048576];2;0);VLOOKUP([.A122];[items_misc.A$1:.B$1048576];2;0));VLOOKUP([.A122];[items_consumable.A$1: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22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22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23];[items_equipment.A$1:.B$1048576];2;0);VLOOKUP([.A123];[items_misc.A$1:.B$1048576];2;0));VLOOKUP([.A123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23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23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24];[items_equipment.A$1:.B$1048576];2;0);VLOOKUP([.A124];[items_misc.A$1:.B$1048576];2;0));VLOOKUP([.A124];[items_consumable.A$1: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24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24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25];[items_equipment.A$1:.B$1048576];2;0);VLOOKUP([.A125];[items_misc.A$1:.B$1048576];2;0));VLOOKUP([.A125];[items_consumable.A$1: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25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25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26];[items_equipment.A$1:.B$1048576];2;0);VLOOKUP([.A126];[items_misc.A$1:.B$1048576];2;0));VLOOKUP([.A126];[items_consumable.A$1: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26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26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27];[items_equipment.A$1:.B$1048576];2;0);VLOOKUP([.A127];[items_misc.A$1:.B$1048576];2;0));VLOOKUP([.A127];[items_consumable.A$1: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orange_mushroom</text:span></text:p>
          </table:table-cell>
          <table:table-cell table:formula="of:=VLOOKUP([.C127];[enemies.A$1:.B$1048576];2;0)" office:value-type="string" office:string-value="Orange Mushroom" calcext:value-type="string">
            <text:p>Orang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27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28];[items_equipment.A$1:.B$1048576];2;0);VLOOKUP([.A128];[items_misc.A$1:.B$1048576];2;0));VLOOKUP([.A128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28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28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29];[items_equipment.A$1:.B$1048576];2;0);VLOOKUP([.A129];[items_misc.A$1:.B$1048576];2;0));VLOOKUP([.A129];[items_consumable.A$1: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29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29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30];[items_equipment.A$1:.B$1048576];2;0);VLOOKUP([.A130];[items_misc.A$1:.B$1048576];2;0));VLOOKUP([.A130];[items_consumable.A$1: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0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0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31];[items_equipment.A$1:.B$1048576];2;0);VLOOKUP([.A131];[items_misc.A$1:.B$1048576];2;0));VLOOKUP([.A131];[items_consumable.A$1: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1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1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32];[items_equipment.A$1:.B$1048576];2;0);VLOOKUP([.A132];[items_misc.A$1:.B$1048576];2;0));VLOOKUP([.A132];[items_consumable.A$1: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2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2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33];[items_equipment.A$1:.B$1048576];2;0);VLOOKUP([.A133];[items_misc.A$1:.B$1048576];2;0));VLOOKUP([.A133];[items_consumable.A$1: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3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3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34];[items_equipment.A$1:.B$1048576];2;0);VLOOKUP([.A134];[items_misc.A$1:.B$1048576];2;0));VLOOKUP([.A134];[items_consumable.A$1: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4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4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35];[items_equipment.A$1:.B$1048576];2;0);VLOOKUP([.A135];[items_misc.A$1:.B$1048576];2;0));VLOOKUP([.A135];[items_consumable.A$1: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5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5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36];[items_equipment.A$1:.B$1048576];2;0);VLOOKUP([.A136];[items_misc.A$1:.B$1048576];2;0));VLOOKUP([.A136];[items_consumable.A$1: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6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6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37];[items_equipment.A$1:.B$1048576];2;0);VLOOKUP([.A137];[items_misc.A$1:.B$1048576];2;0));VLOOKUP([.A137];[items_consumable.A$1: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7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7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38];[items_equipment.A$1:.B$1048576];2;0);VLOOKUP([.A138];[items_misc.A$1:.B$1048576];2;0));VLOOKUP([.A138];[items_consumable.A$1: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8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8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39];[items_equipment.A$1:.B$1048576];2;0);VLOOKUP([.A139];[items_misc.A$1:.B$1048576];2;0));VLOOKUP([.A139];[items_consumable.A$1: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39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39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40];[items_equipment.A$1:.B$1048576];2;0);VLOOKUP([.A140];[items_misc.A$1:.B$1048576];2;0));VLOOKUP([.A140];[items_consumable.A$1: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0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40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41];[items_equipment.A$1:.B$1048576];2;0);VLOOKUP([.A141];[items_misc.A$1:.B$1048576];2;0));VLOOKUP([.A141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1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41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42];[items_equipment.A$1:.B$1048576];2;0);VLOOKUP([.A142];[items_misc.A$1:.B$1048576];2;0));VLOOKUP([.A142];[items_consumable.A$1: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2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42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43];[items_equipment.A$1:.B$1048576];2;0);VLOOKUP([.A143];[items_misc.A$1:.B$1048576];2;0));VLOOKUP([.A143];[items_consumable.A$1: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3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43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44];[items_equipment.A$1:.B$1048576];2;0);VLOOKUP([.A144];[items_misc.A$1:.B$1048576];2;0));VLOOKUP([.A144];[items_consumable.A$1: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4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44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45];[items_equipment.A$1:.B$1048576];2;0);VLOOKUP([.A145];[items_misc.A$1:.B$1048576];2;0));VLOOKUP([.A145];[items_consumable.A$1: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pig</text:span></text:p>
          </table:table-cell>
          <table:table-cell table:formula="of:=VLOOKUP([.C145];[enemies.A$1:.B$1048576];2;0)" office:value-type="string" office:string-value="Pig" calcext:value-type="string">
            <text:p>Pig</text:p>
          </table:table-cell>
          <table:table-cell office:value-type="float" office:value="0.01" calcext:value-type="float">
            <text:p>0,01</text:p>
          </table:table-cell>
          <table:table-cell table:formula="of:=IFERROR(VLOOKUP([.C145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46];[items_equipment.A$1:.B$1048576];2;0);VLOOKUP([.A146];[items_misc.A$1:.B$1048576];2;0));VLOOKUP([.A146];[items_consumable.A$1: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6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46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47];[items_equipment.A$1:.B$1048576];2;0);VLOOKUP([.A147];[items_misc.A$1:.B$1048576];2;0));VLOOKUP([.A147];[items_consumable.A$1: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7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47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48];[items_equipment.A$1:.B$1048576];2;0);VLOOKUP([.A148];[items_misc.A$1:.B$1048576];2;0));VLOOKUP([.A148];[items_consumable.A$1: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8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48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49];[items_equipment.A$1:.B$1048576];2;0);VLOOKUP([.A149];[items_misc.A$1:.B$1048576];2;0));VLOOKUP([.A149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49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49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50];[items_equipment.A$1:.B$1048576];2;0);VLOOKUP([.A150];[items_misc.A$1:.B$1048576];2;0));VLOOKUP([.A150];[items_consumable.A$1: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0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0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51];[items_equipment.A$1:.B$1048576];2;0);VLOOKUP([.A151];[items_misc.A$1:.B$1048576];2;0));VLOOKUP([.A151];[items_consumable.A$1: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1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1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52];[items_equipment.A$1:.B$1048576];2;0);VLOOKUP([.A152];[items_misc.A$1:.B$1048576];2;0));VLOOKUP([.A152];[items_consumable.A$1: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2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2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53];[items_equipment.A$1:.B$1048576];2;0);VLOOKUP([.A153];[items_misc.A$1:.B$1048576];2;0));VLOOKUP([.A153];[items_consumable.A$1: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3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3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54];[items_equipment.A$1:.B$1048576];2;0);VLOOKUP([.A154];[items_misc.A$1:.B$1048576];2;0));VLOOKUP([.A154];[items_consumable.A$1: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4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4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55];[items_equipment.A$1:.B$1048576];2;0);VLOOKUP([.A155];[items_misc.A$1:.B$1048576];2;0));VLOOKUP([.A155];[items_consumable.A$1: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5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5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56];[items_equipment.A$1:.B$1048576];2;0);VLOOKUP([.A156];[items_misc.A$1:.B$1048576];2;0));VLOOKUP([.A156];[items_consumable.A$1: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6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6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57];[items_equipment.A$1:.B$1048576];2;0);VLOOKUP([.A157];[items_misc.A$1:.B$1048576];2;0));VLOOKUP([.A157];[items_consumable.A$1: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7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7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58];[items_equipment.A$1:.B$1048576];2;0);VLOOKUP([.A158];[items_misc.A$1:.B$1048576];2;0));VLOOKUP([.A158];[items_consumable.A$1: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8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8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59];[items_equipment.A$1:.B$1048576];2;0);VLOOKUP([.A159];[items_misc.A$1:.B$1048576];2;0));VLOOKUP([.A159];[items_consumable.A$1: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59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59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60];[items_equipment.A$1:.B$1048576];2;0);VLOOKUP([.A160];[items_misc.A$1:.B$1048576];2;0));VLOOKUP([.A160];[items_consumable.A$1: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0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60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61];[items_equipment.A$1:.B$1048576];2;0);VLOOKUP([.A161];[items_misc.A$1:.B$1048576];2;0));VLOOKUP([.A161];[items_consumable.A$1: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1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61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62];[items_equipment.A$1:.B$1048576];2;0);VLOOKUP([.A162];[items_misc.A$1:.B$1048576];2;0));VLOOKUP([.A162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2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62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63];[items_equipment.A$1:.B$1048576];2;0);VLOOKUP([.A163];[items_misc.A$1:.B$1048576];2;0));VLOOKUP([.A163];[items_consumable.A$1: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spider</text:span></text:p>
          </table:table-cell>
          <table:table-cell table:formula="of:=VLOOKUP([.C163];[enemies.A$1:.B$1048576];2;0)" office:value-type="string" office:string-value="Spider" calcext:value-type="string">
            <text:p>Spider</text:p>
          </table:table-cell>
          <table:table-cell office:value-type="float" office:value="0.01" calcext:value-type="float">
            <text:p>0,01</text:p>
          </table:table-cell>
          <table:table-cell table:formula="of:=IFERROR(VLOOKUP([.C163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64];[items_equipment.A$1:.B$1048576];2;0);VLOOKUP([.A164];[items_misc.A$1:.B$1048576];2;0));VLOOKUP([.A164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4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64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3</text:span></text:p>
          </table:table-cell>
          <table:table-cell table:formula="of:=IFERROR(IFERROR(VLOOKUP([.A165];[items_equipment.A$1:.B$1048576];2;0);VLOOKUP([.A165];[items_misc.A$1:.B$1048576];2;0));VLOOKUP([.A165];[items_consumable.A$1:.B$1048576];2;0))" office:value-type="string" office:string-value="Cloth shirt" calcext:value-type="string">
            <text:p>Cloth shirt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5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65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3</text:span></text:p>
          </table:table-cell>
          <table:table-cell table:formula="of:=IFERROR(IFERROR(VLOOKUP([.A166];[items_equipment.A$1:.B$1048576];2;0);VLOOKUP([.A166];[items_misc.A$1:.B$1048576];2;0));VLOOKUP([.A166];[items_consumable.A$1:.B$1048576];2;0))" office:value-type="string" office:string-value="Cloth hood" calcext:value-type="string">
            <text:p>Cloth hoo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6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66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3</text:span></text:p>
          </table:table-cell>
          <table:table-cell table:formula="of:=IFERROR(IFERROR(VLOOKUP([.A167];[items_equipment.A$1:.B$1048576];2;0);VLOOKUP([.A167];[items_misc.A$1:.B$1048576];2;0));VLOOKUP([.A167];[items_consumable.A$1:.B$1048576];2;0))" office:value-type="string" office:string-value="Dagger" calcext:value-type="string">
            <text:p>Dagger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7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67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3</text:span></text:p>
          </table:table-cell>
          <table:table-cell table:formula="of:=IFERROR(IFERROR(VLOOKUP([.A168];[items_equipment.A$1:.B$1048576];2;0);VLOOKUP([.A168];[items_misc.A$1:.B$1048576];2;0));VLOOKUP([.A168];[items_consumable.A$1:.B$1048576];2;0))" office:value-type="string" office:string-value="Knife" calcext:value-type="string">
            <text:p>Knife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8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68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3</text:span></text:p>
          </table:table-cell>
          <table:table-cell table:formula="of:=IFERROR(IFERROR(VLOOKUP([.A169];[items_equipment.A$1:.B$1048576];2;0);VLOOKUP([.A169];[items_misc.A$1:.B$1048576];2;0));VLOOKUP([.A169];[items_consumable.A$1:.B$1048576];2;0)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69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69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3</text:span></text:p>
          </table:table-cell>
          <table:table-cell table:formula="of:=IFERROR(IFERROR(VLOOKUP([.A170];[items_equipment.A$1:.B$1048576];2;0);VLOOKUP([.A170];[items_misc.A$1:.B$1048576];2;0));VLOOKUP([.A170];[items_consumable.A$1:.B$1048576];2;0)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0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0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3</text:span></text:p>
          </table:table-cell>
          <table:table-cell table:formula="of:=IFERROR(IFERROR(VLOOKUP([.A171];[items_equipment.A$1:.B$1048576];2;0);VLOOKUP([.A171];[items_misc.A$1:.B$1048576];2;0));VLOOKUP([.A171];[items_consumable.A$1:.B$1048576];2;0))" office:value-type="string" office:string-value="Shield" calcext:value-type="string">
            <text:p>Shiel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1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1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3</text:span></text:p>
          </table:table-cell>
          <table:table-cell table:formula="of:=IFERROR(IFERROR(VLOOKUP([.A172];[items_equipment.A$1:.B$1048576];2;0);VLOOKUP([.A172];[items_misc.A$1:.B$1048576];2;0));VLOOKUP([.A172];[items_consumable.A$1:.B$1048576];2;0))" office:value-type="string" office:string-value="Spear" calcext:value-type="string">
            <text:p>Spear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2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2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3</text:span></text:p>
          </table:table-cell>
          <table:table-cell table:formula="of:=IFERROR(IFERROR(VLOOKUP([.A173];[items_equipment.A$1:.B$1048576];2;0);VLOOKUP([.A173];[items_misc.A$1:.B$1048576];2;0));VLOOKUP([.A173];[items_consumable.A$1:.B$1048576];2;0))" office:value-type="string" office:string-value="Fine robe" calcext:value-type="string">
            <text:p>Fine robe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3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3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3</text:span></text:p>
          </table:table-cell>
          <table:table-cell table:formula="of:=IFERROR(IFERROR(VLOOKUP([.A174];[items_equipment.A$1:.B$1048576];2;0);VLOOKUP([.A174];[items_misc.A$1:.B$1048576];2;0));VLOOKUP([.A174];[items_consumable.A$1:.B$1048576];2;0))" office:value-type="string" office:string-value="Fine pointy hat" calcext:value-type="string">
            <text:p>Fine pointy hat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4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4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3</text:span></text:p>
          </table:table-cell>
          <table:table-cell table:formula="of:=IFERROR(IFERROR(VLOOKUP([.A175];[items_equipment.A$1:.B$1048576];2;0);VLOOKUP([.A175];[items_misc.A$1:.B$1048576];2;0));VLOOKUP([.A175];[items_consumable.A$1:.B$1048576];2;0))" office:value-type="string" office:string-value="Notebook" calcext:value-type="string">
            <text:p>Notebook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5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5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3</text:span></text:p>
          </table:table-cell>
          <table:table-cell table:formula="of:=IFERROR(IFERROR(VLOOKUP([.A176];[items_equipment.A$1:.B$1048576];2;0);VLOOKUP([.A176];[items_misc.A$1:.B$1048576];2;0));VLOOKUP([.A176];[items_consumable.A$1:.B$1048576];2;0))" office:value-type="string" office:string-value="Simple wand" calcext:value-type="string">
            <text:p>Simple wan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6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6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77];[items_equipment.A$1:.B$1048576];2;0);VLOOKUP([.A177];[items_misc.A$1:.B$1048576];2;0));VLOOKUP([.A177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7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7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3</text:span></text:p>
          </table:table-cell>
          <table:table-cell table:formula="of:=IFERROR(IFERROR(VLOOKUP([.A178];[items_equipment.A$1:.B$1048576];2;0);VLOOKUP([.A178];[items_misc.A$1:.B$1048576];2;0));VLOOKUP([.A178];[items_consumable.A$1:.B$1048576];2;0))" office:value-type="string" office:string-value="Fine silk robe" calcext:value-type="string">
            <text:p>Fine silk robe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8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8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3</text:span></text:p>
          </table:table-cell>
          <table:table-cell table:formula="of:=IFERROR(IFERROR(VLOOKUP([.A179];[items_equipment.A$1:.B$1048576];2;0);VLOOKUP([.A179];[items_misc.A$1:.B$1048576];2;0));VLOOKUP([.A179];[items_consumable.A$1:.B$1048576];2;0))" office:value-type="string" office:string-value="Fine silk hood" calcext:value-type="string">
            <text:p>Fine silk hood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79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79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3</text:span></text:p>
          </table:table-cell>
          <table:table-cell table:formula="of:=IFERROR(IFERROR(VLOOKUP([.A180];[items_equipment.A$1:.B$1048576];2;0);VLOOKUP([.A180];[items_misc.A$1:.B$1048576];2;0));VLOOKUP([.A180];[items_consumable.A$1:.B$1048576];2;0))" office:value-type="string" office:string-value="Sigil" calcext:value-type="string">
            <text:p>Sigil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80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80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3</text:span></text:p>
          </table:table-cell>
          <table:table-cell table:formula="of:=IFERROR(IFERROR(VLOOKUP([.A181];[items_equipment.A$1:.B$1048576];2;0);VLOOKUP([.A181];[items_misc.A$1:.B$1048576];2;0));VLOOKUP([.A181];[items_consumable.A$1:.B$1048576];2;0))" office:value-type="string" office:string-value="Holy emblem" calcext:value-type="string">
            <text:p>Holy emblem</text:p>
          </table:table-cell>
          <table:table-cell office:value-type="string" calcext:value-type="string">
            <text:p><text:span text:style-name="T6">wandering_rock</text:span></text:p>
          </table:table-cell>
          <table:table-cell table:formula="of:=VLOOKUP([.C181];[enemies.A$1:.B$1048576];2;0)" office:value-type="string" office:string-value="Wandering Rock" calcext:value-type="string">
            <text:p>Wandering Rock</text:p>
          </table:table-cell>
          <table:table-cell office:value-type="float" office:value="0.01" calcext:value-type="float">
            <text:p>0,01</text:p>
          </table:table-cell>
          <table:table-cell table:formula="of:=IFERROR(VLOOKUP([.C181];[enemies.A$1:.L$1048576];12;0)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182];[items_equipment.A$1:.B$1048576];2;0);VLOOKUP([.A182];[items_misc.A$1:.B$1048576];2;0));VLOOKUP([.A182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82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82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183];[items_equipment.A$1:.B$1048576];2;0);VLOOKUP([.A183];[items_misc.A$1:.B$1048576];2;0));VLOOKUP([.A183];[items_consumable.A$1: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83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83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184];[items_equipment.A$1:.B$1048576];2;0);VLOOKUP([.A184];[items_misc.A$1:.B$1048576];2;0));VLOOKUP([.A184];[items_consumable.A$1: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84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84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185];[items_equipment.A$1:.B$1048576];2;0);VLOOKUP([.A185];[items_misc.A$1:.B$1048576];2;0));VLOOKUP([.A185];[items_consumable.A$1: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85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85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186];[items_equipment.A$1:.B$1048576];2;0);VLOOKUP([.A186];[items_misc.A$1:.B$1048576];2;0));VLOOKUP([.A186];[items_consumable.A$1: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86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86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187];[items_equipment.A$1:.B$1048576];2;0);VLOOKUP([.A187];[items_misc.A$1:.B$1048576];2;0));VLOOKUP([.A187];[items_consumable.A$1: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87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87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188];[items_equipment.A$1:.B$1048576];2;0);VLOOKUP([.A188];[items_misc.A$1:.B$1048576];2;0));VLOOKUP([.A188];[items_consumable.A$1: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88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88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189];[items_equipment.A$1:.B$1048576];2;0);VLOOKUP([.A189];[items_misc.A$1:.B$1048576];2;0));VLOOKUP([.A189];[items_consumable.A$1: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89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89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190];[items_equipment.A$1:.B$1048576];2;0);VLOOKUP([.A190];[items_misc.A$1:.B$1048576];2;0));VLOOKUP([.A190];[items_consumable.A$1: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0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0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191];[items_equipment.A$1:.B$1048576];2;0);VLOOKUP([.A191];[items_misc.A$1:.B$1048576];2;0));VLOOKUP([.A191];[items_consumable.A$1: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1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1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192];[items_equipment.A$1:.B$1048576];2;0);VLOOKUP([.A192];[items_misc.A$1:.B$1048576];2;0));VLOOKUP([.A192];[items_consumable.A$1: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2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2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193];[items_equipment.A$1:.B$1048576];2;0);VLOOKUP([.A193];[items_misc.A$1:.B$1048576];2;0));VLOOKUP([.A193];[items_consumable.A$1: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3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3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194];[items_equipment.A$1:.B$1048576];2;0);VLOOKUP([.A194];[items_misc.A$1:.B$1048576];2;0));VLOOKUP([.A194];[items_consumable.A$1: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4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4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195];[items_equipment.A$1:.B$1048576];2;0);VLOOKUP([.A195];[items_misc.A$1:.B$1048576];2;0));VLOOKUP([.A195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5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5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196];[items_equipment.A$1:.B$1048576];2;0);VLOOKUP([.A196];[items_misc.A$1:.B$1048576];2;0));VLOOKUP([.A196];[items_consumable.A$1: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6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6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197];[items_equipment.A$1:.B$1048576];2;0);VLOOKUP([.A197];[items_misc.A$1:.B$1048576];2;0));VLOOKUP([.A197];[items_consumable.A$1: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7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7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198];[items_equipment.A$1:.B$1048576];2;0);VLOOKUP([.A198];[items_misc.A$1:.B$1048576];2;0));VLOOKUP([.A198];[items_consumable.A$1: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8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8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199];[items_equipment.A$1:.B$1048576];2;0);VLOOKUP([.A199];[items_misc.A$1:.B$1048576];2;0));VLOOKUP([.A199];[items_consumable.A$1: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blue_mushroom</text:span></text:p>
          </table:table-cell>
          <table:table-cell table:formula="of:=VLOOKUP([.C199];[enemies.A$1:.B$1048576];2;0)" office:value-type="string" office:string-value="Blue Mushroom" calcext:value-type="string">
            <text:p>Blue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199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00];[items_equipment.A$1:.B$1048576];2;0);VLOOKUP([.A200];[items_misc.A$1:.B$1048576];2;0));VLOOKUP([.A200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0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0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01];[items_equipment.A$1:.B$1048576];2;0);VLOOKUP([.A201];[items_misc.A$1:.B$1048576];2;0));VLOOKUP([.A201];[items_consumable.A$1: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1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1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02];[items_equipment.A$1:.B$1048576];2;0);VLOOKUP([.A202];[items_misc.A$1:.B$1048576];2;0));VLOOKUP([.A202];[items_consumable.A$1: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2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2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03];[items_equipment.A$1:.B$1048576];2;0);VLOOKUP([.A203];[items_misc.A$1:.B$1048576];2;0));VLOOKUP([.A203];[items_consumable.A$1: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3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3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04];[items_equipment.A$1:.B$1048576];2;0);VLOOKUP([.A204];[items_misc.A$1:.B$1048576];2;0));VLOOKUP([.A204];[items_consumable.A$1: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4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4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05];[items_equipment.A$1:.B$1048576];2;0);VLOOKUP([.A205];[items_misc.A$1:.B$1048576];2;0));VLOOKUP([.A205];[items_consumable.A$1: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5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5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06];[items_equipment.A$1:.B$1048576];2;0);VLOOKUP([.A206];[items_misc.A$1:.B$1048576];2;0));VLOOKUP([.A206];[items_consumable.A$1: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6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6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07];[items_equipment.A$1:.B$1048576];2;0);VLOOKUP([.A207];[items_misc.A$1:.B$1048576];2;0));VLOOKUP([.A207];[items_consumable.A$1: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7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7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08];[items_equipment.A$1:.B$1048576];2;0);VLOOKUP([.A208];[items_misc.A$1:.B$1048576];2;0));VLOOKUP([.A208];[items_consumable.A$1: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8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8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09];[items_equipment.A$1:.B$1048576];2;0);VLOOKUP([.A209];[items_misc.A$1:.B$1048576];2;0));VLOOKUP([.A209];[items_consumable.A$1: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09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09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10];[items_equipment.A$1:.B$1048576];2;0);VLOOKUP([.A210];[items_misc.A$1:.B$1048576];2;0));VLOOKUP([.A210];[items_consumable.A$1: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0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10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11];[items_equipment.A$1:.B$1048576];2;0);VLOOKUP([.A211];[items_misc.A$1:.B$1048576];2;0));VLOOKUP([.A211];[items_consumable.A$1: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1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11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12];[items_equipment.A$1:.B$1048576];2;0);VLOOKUP([.A212];[items_misc.A$1:.B$1048576];2;0));VLOOKUP([.A212];[items_consumable.A$1: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2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12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13];[items_equipment.A$1:.B$1048576];2;0);VLOOKUP([.A213];[items_misc.A$1:.B$1048576];2;0));VLOOKUP([.A213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3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13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14];[items_equipment.A$1:.B$1048576];2;0);VLOOKUP([.A214];[items_misc.A$1:.B$1048576];2;0));VLOOKUP([.A214];[items_consumable.A$1: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4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14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15];[items_equipment.A$1:.B$1048576];2;0);VLOOKUP([.A215];[items_misc.A$1:.B$1048576];2;0));VLOOKUP([.A215];[items_consumable.A$1: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5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15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16];[items_equipment.A$1:.B$1048576];2;0);VLOOKUP([.A216];[items_misc.A$1:.B$1048576];2;0));VLOOKUP([.A216];[items_consumable.A$1: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6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16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17];[items_equipment.A$1:.B$1048576];2;0);VLOOKUP([.A217];[items_misc.A$1:.B$1048576];2;0));VLOOKUP([.A217];[items_consumable.A$1: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blue_slime</text:span></text:p>
          </table:table-cell>
          <table:table-cell table:formula="of:=VLOOKUP([.C217];[enemies.A$1:.B$1048576];2;0)" office:value-type="string" office:string-value="Blue Slime" calcext:value-type="string">
            <text:p>Blue Slime</text:p>
          </table:table-cell>
          <table:table-cell office:value-type="float" office:value="0.01" calcext:value-type="float">
            <text:p>0,01</text:p>
          </table:table-cell>
          <table:table-cell table:formula="of:=IFERROR(VLOOKUP([.C217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18];[items_equipment.A$1:.B$1048576];2;0);VLOOKUP([.A218];[items_misc.A$1:.B$1048576];2;0));VLOOKUP([.A218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18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18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19];[items_equipment.A$1:.B$1048576];2;0);VLOOKUP([.A219];[items_misc.A$1:.B$1048576];2;0));VLOOKUP([.A219];[items_consumable.A$1: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19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19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20];[items_equipment.A$1:.B$1048576];2;0);VLOOKUP([.A220];[items_misc.A$1:.B$1048576];2;0));VLOOKUP([.A220];[items_consumable.A$1: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0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0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21];[items_equipment.A$1:.B$1048576];2;0);VLOOKUP([.A221];[items_misc.A$1:.B$1048576];2;0));VLOOKUP([.A221];[items_consumable.A$1: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1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1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22];[items_equipment.A$1:.B$1048576];2;0);VLOOKUP([.A222];[items_misc.A$1:.B$1048576];2;0));VLOOKUP([.A222];[items_consumable.A$1: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2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2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23];[items_equipment.A$1:.B$1048576];2;0);VLOOKUP([.A223];[items_misc.A$1:.B$1048576];2;0));VLOOKUP([.A223];[items_consumable.A$1: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3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3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24];[items_equipment.A$1:.B$1048576];2;0);VLOOKUP([.A224];[items_misc.A$1:.B$1048576];2;0));VLOOKUP([.A224];[items_consumable.A$1: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4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4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25];[items_equipment.A$1:.B$1048576];2;0);VLOOKUP([.A225];[items_misc.A$1:.B$1048576];2;0));VLOOKUP([.A225];[items_consumable.A$1: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5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5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26];[items_equipment.A$1:.B$1048576];2;0);VLOOKUP([.A226];[items_misc.A$1:.B$1048576];2;0));VLOOKUP([.A226];[items_consumable.A$1: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6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6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27];[items_equipment.A$1:.B$1048576];2;0);VLOOKUP([.A227];[items_misc.A$1:.B$1048576];2;0));VLOOKUP([.A227];[items_consumable.A$1: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7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7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28];[items_equipment.A$1:.B$1048576];2;0);VLOOKUP([.A228];[items_misc.A$1:.B$1048576];2;0));VLOOKUP([.A228];[items_consumable.A$1: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8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8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29];[items_equipment.A$1:.B$1048576];2;0);VLOOKUP([.A229];[items_misc.A$1:.B$1048576];2;0));VLOOKUP([.A229];[items_consumable.A$1: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29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29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30];[items_equipment.A$1:.B$1048576];2;0);VLOOKUP([.A230];[items_misc.A$1:.B$1048576];2;0));VLOOKUP([.A230];[items_consumable.A$1: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0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30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31];[items_equipment.A$1:.B$1048576];2;0);VLOOKUP([.A231];[items_misc.A$1:.B$1048576];2;0));VLOOKUP([.A231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1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31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32];[items_equipment.A$1:.B$1048576];2;0);VLOOKUP([.A232];[items_misc.A$1:.B$1048576];2;0));VLOOKUP([.A232];[items_consumable.A$1: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2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32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33];[items_equipment.A$1:.B$1048576];2;0);VLOOKUP([.A233];[items_misc.A$1:.B$1048576];2;0));VLOOKUP([.A233];[items_consumable.A$1: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3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33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34];[items_equipment.A$1:.B$1048576];2;0);VLOOKUP([.A234];[items_misc.A$1:.B$1048576];2;0));VLOOKUP([.A234];[items_consumable.A$1: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4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34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35];[items_equipment.A$1:.B$1048576];2;0);VLOOKUP([.A235];[items_misc.A$1:.B$1048576];2;0));VLOOKUP([.A235];[items_consumable.A$1: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octopus</text:span></text:p>
          </table:table-cell>
          <table:table-cell table:formula="of:=VLOOKUP([.C235];[enemies.A$1:.B$1048576];2;0)" office:value-type="string" office:string-value="Octopus" calcext:value-type="string">
            <text:p>Octopus</text:p>
          </table:table-cell>
          <table:table-cell office:value-type="float" office:value="0.01" calcext:value-type="float">
            <text:p>0,01</text:p>
          </table:table-cell>
          <table:table-cell table:formula="of:=IFERROR(VLOOKUP([.C235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36];[items_equipment.A$1:.B$1048576];2;0);VLOOKUP([.A236];[items_misc.A$1:.B$1048576];2;0));VLOOKUP([.A236];[items_consumable.A$1: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6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36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37];[items_equipment.A$1:.B$1048576];2;0);VLOOKUP([.A237];[items_misc.A$1:.B$1048576];2;0));VLOOKUP([.A237];[items_consumable.A$1: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7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37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38];[items_equipment.A$1:.B$1048576];2;0);VLOOKUP([.A238];[items_misc.A$1:.B$1048576];2;0));VLOOKUP([.A238];[items_consumable.A$1: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8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38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39];[items_equipment.A$1:.B$1048576];2;0);VLOOKUP([.A239];[items_misc.A$1:.B$1048576];2;0));VLOOKUP([.A239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39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39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40];[items_equipment.A$1:.B$1048576];2;0);VLOOKUP([.A240];[items_misc.A$1:.B$1048576];2;0));VLOOKUP([.A240];[items_consumable.A$1: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0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0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41];[items_equipment.A$1:.B$1048576];2;0);VLOOKUP([.A241];[items_misc.A$1:.B$1048576];2;0));VLOOKUP([.A241];[items_consumable.A$1: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1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1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42];[items_equipment.A$1:.B$1048576];2;0);VLOOKUP([.A242];[items_misc.A$1:.B$1048576];2;0));VLOOKUP([.A242];[items_consumable.A$1: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2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2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43];[items_equipment.A$1:.B$1048576];2;0);VLOOKUP([.A243];[items_misc.A$1:.B$1048576];2;0));VLOOKUP([.A243];[items_consumable.A$1: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3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3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44];[items_equipment.A$1:.B$1048576];2;0);VLOOKUP([.A244];[items_misc.A$1:.B$1048576];2;0));VLOOKUP([.A244];[items_consumable.A$1: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4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4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45];[items_equipment.A$1:.B$1048576];2;0);VLOOKUP([.A245];[items_misc.A$1:.B$1048576];2;0));VLOOKUP([.A245];[items_consumable.A$1: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5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5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46];[items_equipment.A$1:.B$1048576];2;0);VLOOKUP([.A246];[items_misc.A$1:.B$1048576];2;0));VLOOKUP([.A246];[items_consumable.A$1: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6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6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47];[items_equipment.A$1:.B$1048576];2;0);VLOOKUP([.A247];[items_misc.A$1:.B$1048576];2;0));VLOOKUP([.A247];[items_consumable.A$1: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7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7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48];[items_equipment.A$1:.B$1048576];2;0);VLOOKUP([.A248];[items_misc.A$1:.B$1048576];2;0));VLOOKUP([.A248];[items_consumable.A$1: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8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8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49];[items_equipment.A$1:.B$1048576];2;0);VLOOKUP([.A249];[items_misc.A$1:.B$1048576];2;0));VLOOKUP([.A249];[items_consumable.A$1: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49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49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50];[items_equipment.A$1:.B$1048576];2;0);VLOOKUP([.A250];[items_misc.A$1:.B$1048576];2;0));VLOOKUP([.A250];[items_consumable.A$1: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0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50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51];[items_equipment.A$1:.B$1048576];2;0);VLOOKUP([.A251];[items_misc.A$1:.B$1048576];2;0));VLOOKUP([.A251];[items_consumable.A$1: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1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51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52];[items_equipment.A$1:.B$1048576];2;0);VLOOKUP([.A252];[items_misc.A$1:.B$1048576];2;0));VLOOKUP([.A252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2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52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53];[items_equipment.A$1:.B$1048576];2;0);VLOOKUP([.A253];[items_misc.A$1:.B$1048576];2;0));VLOOKUP([.A253];[items_consumable.A$1: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red_cap</text:span></text:p>
          </table:table-cell>
          <table:table-cell table:formula="of:=VLOOKUP([.C253];[enemies.A$1:.B$1048576];2;0)" office:value-type="string" office:string-value="Red Cap" calcext:value-type="string">
            <text:p>Red Cap</text:p>
          </table:table-cell>
          <table:table-cell office:value-type="float" office:value="0.01" calcext:value-type="float">
            <text:p>0,01</text:p>
          </table:table-cell>
          <table:table-cell table:formula="of:=IFERROR(VLOOKUP([.C253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54];[items_equipment.A$1:.B$1048576];2;0);VLOOKUP([.A254];[items_misc.A$1:.B$1048576];2;0));VLOOKUP([.A254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4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54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6</text:span></text:p>
          </table:table-cell>
          <table:table-cell table:formula="of:=IFERROR(IFERROR(VLOOKUP([.A255];[items_equipment.A$1:.B$1048576];2;0);VLOOKUP([.A255];[items_misc.A$1:.B$1048576];2;0));VLOOKUP([.A255];[items_consumable.A$1:.B$1048576];2;0))" office:value-type="string" office:string-value="Fine cloth cloak" calcext:value-type="string">
            <text:p>Fine cloth cloak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5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55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6</text:span></text:p>
          </table:table-cell>
          <table:table-cell table:formula="of:=IFERROR(IFERROR(VLOOKUP([.A256];[items_equipment.A$1:.B$1048576];2;0);VLOOKUP([.A256];[items_misc.A$1:.B$1048576];2;0));VLOOKUP([.A256];[items_consumable.A$1:.B$1048576];2;0))" office:value-type="string" office:string-value="Fine cloth hood" calcext:value-type="string">
            <text:p>Fine cloth hoo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6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56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6</text:span></text:p>
          </table:table-cell>
          <table:table-cell table:formula="of:=IFERROR(IFERROR(VLOOKUP([.A257];[items_equipment.A$1:.B$1048576];2;0);VLOOKUP([.A257];[items_misc.A$1:.B$1048576];2;0));VLOOKUP([.A257];[items_consumable.A$1:.B$1048576];2;0))" office:value-type="string" office:string-value="Field dagger" calcext:value-type="string">
            <text:p>Field dagger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7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57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6</text:span></text:p>
          </table:table-cell>
          <table:table-cell table:formula="of:=IFERROR(IFERROR(VLOOKUP([.A258];[items_equipment.A$1:.B$1048576];2;0);VLOOKUP([.A258];[items_misc.A$1:.B$1048576];2;0));VLOOKUP([.A258];[items_consumable.A$1:.B$1048576];2;0))" office:value-type="string" office:string-value="Short sword" calcext:value-type="string">
            <text:p>Short swor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8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58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6</text:span></text:p>
          </table:table-cell>
          <table:table-cell table:formula="of:=IFERROR(IFERROR(VLOOKUP([.A259];[items_equipment.A$1:.B$1048576];2;0);VLOOKUP([.A259];[items_misc.A$1:.B$1048576];2;0));VLOOKUP([.A259];[items_consumable.A$1:.B$1048576];2;0))" office:value-type="string" office:string-value="Iron chainmail" calcext:value-type="string">
            <text:p>Iron chainmail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59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59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6</text:span></text:p>
          </table:table-cell>
          <table:table-cell table:formula="of:=IFERROR(IFERROR(VLOOKUP([.A260];[items_equipment.A$1:.B$1048576];2;0);VLOOKUP([.A260];[items_misc.A$1:.B$1048576];2;0));VLOOKUP([.A260];[items_consumable.A$1:.B$1048576];2;0))" office:value-type="string" office:string-value="Iron cap" calcext:value-type="string">
            <text:p>Iron cap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0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0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6</text:span></text:p>
          </table:table-cell>
          <table:table-cell table:formula="of:=IFERROR(IFERROR(VLOOKUP([.A261];[items_equipment.A$1:.B$1048576];2;0);VLOOKUP([.A261];[items_misc.A$1:.B$1048576];2;0));VLOOKUP([.A261];[items_consumable.A$1:.B$1048576];2;0))" office:value-type="string" office:string-value="Iron shield" calcext:value-type="string">
            <text:p>Iron shiel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1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1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6</text:span></text:p>
          </table:table-cell>
          <table:table-cell table:formula="of:=IFERROR(IFERROR(VLOOKUP([.A262];[items_equipment.A$1:.B$1048576];2;0);VLOOKUP([.A262];[items_misc.A$1:.B$1048576];2;0));VLOOKUP([.A262];[items_consumable.A$1:.B$1048576];2;0))" office:value-type="string" office:string-value="Longsword" calcext:value-type="string">
            <text:p>Longswor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2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2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6</text:span></text:p>
          </table:table-cell>
          <table:table-cell table:formula="of:=IFERROR(IFERROR(VLOOKUP([.A263];[items_equipment.A$1:.B$1048576];2;0);VLOOKUP([.A263];[items_misc.A$1:.B$1048576];2;0));VLOOKUP([.A263];[items_consumable.A$1:.B$1048576];2;0))" office:value-type="string" office:string-value="Apprentice robe" calcext:value-type="string">
            <text:p>Apprentice robe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3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3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6</text:span></text:p>
          </table:table-cell>
          <table:table-cell table:formula="of:=IFERROR(IFERROR(VLOOKUP([.A264];[items_equipment.A$1:.B$1048576];2;0);VLOOKUP([.A264];[items_misc.A$1:.B$1048576];2;0));VLOOKUP([.A264];[items_consumable.A$1:.B$1048576];2;0))" office:value-type="string" office:string-value="Apprentice hat" calcext:value-type="string">
            <text:p>Apprentice hat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4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4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6</text:span></text:p>
          </table:table-cell>
          <table:table-cell table:formula="of:=IFERROR(IFERROR(VLOOKUP([.A265];[items_equipment.A$1:.B$1048576];2;0);VLOOKUP([.A265];[items_misc.A$1:.B$1048576];2;0));VLOOKUP([.A265];[items_consumable.A$1:.B$1048576];2;0))" office:value-type="string" office:string-value="Book" calcext:value-type="string">
            <text:p>Book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5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5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6</text:span></text:p>
          </table:table-cell>
          <table:table-cell table:formula="of:=IFERROR(IFERROR(VLOOKUP([.A266];[items_equipment.A$1:.B$1048576];2;0);VLOOKUP([.A266];[items_misc.A$1:.B$1048576];2;0));VLOOKUP([.A266];[items_consumable.A$1:.B$1048576];2;0))" office:value-type="string" office:string-value="Wand" calcext:value-type="string">
            <text:p>Wand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6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6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67];[items_equipment.A$1:.B$1048576];2;0);VLOOKUP([.A267];[items_misc.A$1:.B$1048576];2;0));VLOOKUP([.A267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7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7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6</text:span></text:p>
          </table:table-cell>
          <table:table-cell table:formula="of:=IFERROR(IFERROR(VLOOKUP([.A268];[items_equipment.A$1:.B$1048576];2;0);VLOOKUP([.A268];[items_misc.A$1:.B$1048576];2;0));VLOOKUP([.A268];[items_consumable.A$1:.B$1048576];2;0))" office:value-type="string" office:string-value="White robe" calcext:value-type="string">
            <text:p>White robe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8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8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6</text:span></text:p>
          </table:table-cell>
          <table:table-cell table:formula="of:=IFERROR(IFERROR(VLOOKUP([.A269];[items_equipment.A$1:.B$1048576];2;0);VLOOKUP([.A269];[items_misc.A$1:.B$1048576];2;0));VLOOKUP([.A269];[items_consumable.A$1:.B$1048576];2;0))" office:value-type="string" office:string-value="Circlet" calcext:value-type="string">
            <text:p>Circlet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69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69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6</text:span></text:p>
          </table:table-cell>
          <table:table-cell table:formula="of:=IFERROR(IFERROR(VLOOKUP([.A270];[items_equipment.A$1:.B$1048576];2;0);VLOOKUP([.A270];[items_misc.A$1:.B$1048576];2;0));VLOOKUP([.A270];[items_consumable.A$1:.B$1048576];2;0)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70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70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6</text:span></text:p>
          </table:table-cell>
          <table:table-cell table:formula="of:=IFERROR(IFERROR(VLOOKUP([.A271];[items_equipment.A$1:.B$1048576];2;0);VLOOKUP([.A271];[items_misc.A$1:.B$1048576];2;0));VLOOKUP([.A271];[items_consumable.A$1:.B$1048576];2;0))" office:value-type="string" office:string-value="Clerics mace" calcext:value-type="string">
            <text:p>Clerics mace</text:p>
          </table:table-cell>
          <table:table-cell office:value-type="string" calcext:value-type="string">
            <text:p><text:span text:style-name="T6">red_slime</text:span></text:p>
          </table:table-cell>
          <table:table-cell table:formula="of:=VLOOKUP([.C271];[enemies.A$1:.B$1048576];2;0)" office:value-type="string" office:string-value="Red Slime" calcext:value-type="string">
            <text:p>Red Slime</text:p>
          </table:table-cell>
          <table:table-cell office:value-type="float" office:value="0.01" calcext:value-type="float">
            <text:p>0,01</text:p>
          </table:table-cell>
          <table:table-cell table:formula="of:=IFERROR(VLOOKUP([.C271];[enemies.A$1:.L$1048576];12;0);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72];[items_equipment.A$1:.B$1048576];2;0);VLOOKUP([.A272];[items_misc.A$1:.B$1048576];2;0));VLOOKUP([.A272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2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72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273];[items_equipment.A$1:.B$1048576];2;0);VLOOKUP([.A273];[items_misc.A$1:.B$1048576];2;0));VLOOKUP([.A273];[items_consumable.A$1:.B$1048576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3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7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274];[items_equipment.A$1:.B$1048576];2;0);VLOOKUP([.A274];[items_misc.A$1:.B$1048576];2;0));VLOOKUP([.A274];[items_consumable.A$1:.B$1048576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4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74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275];[items_equipment.A$1:.B$1048576];2;0);VLOOKUP([.A275];[items_misc.A$1:.B$1048576];2;0));VLOOKUP([.A275];[items_consumable.A$1:.B$1048576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5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75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276];[items_equipment.A$1:.B$1048576];2;0);VLOOKUP([.A276];[items_misc.A$1:.B$1048576];2;0));VLOOKUP([.A276];[items_consumable.A$1:.B$1048576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6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76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277];[items_equipment.A$1:.B$1048576];2;0);VLOOKUP([.A277];[items_misc.A$1:.B$1048576];2;0));VLOOKUP([.A277];[items_consumable.A$1:.B$1048576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7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77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278];[items_equipment.A$1:.B$1048576];2;0);VLOOKUP([.A278];[items_misc.A$1:.B$1048576];2;0));VLOOKUP([.A278];[items_consumable.A$1:.B$1048576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8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78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279];[items_equipment.A$1:.B$1048576];2;0);VLOOKUP([.A279];[items_misc.A$1:.B$1048576];2;0));VLOOKUP([.A279];[items_consumable.A$1:.B$1048576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79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79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280];[items_equipment.A$1:.B$1048576];2;0);VLOOKUP([.A280];[items_misc.A$1:.B$1048576];2;0));VLOOKUP([.A280];[items_consumable.A$1:.B$1048576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0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0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281];[items_equipment.A$1:.B$1048576];2;0);VLOOKUP([.A281];[items_misc.A$1:.B$1048576];2;0));VLOOKUP([.A281];[items_consumable.A$1:.B$1048576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1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1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282];[items_equipment.A$1:.B$1048576];2;0);VLOOKUP([.A282];[items_misc.A$1:.B$1048576];2;0));VLOOKUP([.A282];[items_consumable.A$1:.B$1048576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2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2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283];[items_equipment.A$1:.B$1048576];2;0);VLOOKUP([.A283];[items_misc.A$1:.B$1048576];2;0));VLOOKUP([.A283];[items_consumable.A$1:.B$1048576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3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284];[items_equipment.A$1:.B$1048576];2;0);VLOOKUP([.A284];[items_misc.A$1:.B$1048576];2;0));VLOOKUP([.A284];[items_consumable.A$1:.B$1048576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4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4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285];[items_equipment.A$1:.B$1048576];2;0);VLOOKUP([.A285];[items_misc.A$1:.B$1048576];2;0));VLOOKUP([.A285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5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5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286];[items_equipment.A$1:.B$1048576];2;0);VLOOKUP([.A286];[items_misc.A$1:.B$1048576];2;0));VLOOKUP([.A286];[items_consumable.A$1:.B$1048576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6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6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287];[items_equipment.A$1:.B$1048576];2;0);VLOOKUP([.A287];[items_misc.A$1:.B$1048576];2;0));VLOOKUP([.A287];[items_consumable.A$1:.B$1048576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7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7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table:formula="of:=IFERROR(IFERROR(VLOOKUP([.A288];[items_equipment.A$1:.B$1048576];2;0);VLOOKUP([.A288];[items_misc.A$1:.B$1048576];2;0));VLOOKUP([.A288];[items_consumable.A$1:.B$1048576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8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8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table:formula="of:=IFERROR(IFERROR(VLOOKUP([.A289];[items_equipment.A$1:.B$1048576];2;0);VLOOKUP([.A289];[items_misc.A$1:.B$1048576];2;0));VLOOKUP([.A289];[items_consumable.A$1:.B$1048576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evil_eye</text:span></text:p>
          </table:table-cell>
          <table:table-cell table:formula="of:=VLOOKUP([.C289];[enemies.A$1:.B$1048576];2;0)" office:value-type="string" office:string-value="Evil Eye" calcext:value-type="string">
            <text:p>Evil Eye</text:p>
          </table:table-cell>
          <table:table-cell office:value-type="float" office:value="0.01" calcext:value-type="float">
            <text:p>0,01</text:p>
          </table:table-cell>
          <table:table-cell table:formula="of:=IFERROR(VLOOKUP([.C289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290];[items_equipment.A$1:.B$1048576];2;0);VLOOKUP([.A290];[items_misc.A$1:.B$1048576];2;0));VLOOKUP([.A290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0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0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291];[items_equipment.A$1:.B$1048576];2;0);VLOOKUP([.A291];[items_misc.A$1:.B$1048576];2;0));VLOOKUP([.A291];[items_consumable.A$1:.B$1048576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1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1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292];[items_equipment.A$1:.B$1048576];2;0);VLOOKUP([.A292];[items_misc.A$1:.B$1048576];2;0));VLOOKUP([.A292];[items_consumable.A$1:.B$1048576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2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2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293];[items_equipment.A$1:.B$1048576];2;0);VLOOKUP([.A293];[items_misc.A$1:.B$1048576];2;0));VLOOKUP([.A293];[items_consumable.A$1:.B$1048576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3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294];[items_equipment.A$1:.B$1048576];2;0);VLOOKUP([.A294];[items_misc.A$1:.B$1048576];2;0));VLOOKUP([.A294];[items_consumable.A$1:.B$1048576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4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4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295];[items_equipment.A$1:.B$1048576];2;0);VLOOKUP([.A295];[items_misc.A$1:.B$1048576];2;0));VLOOKUP([.A295];[items_consumable.A$1:.B$1048576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5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5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296];[items_equipment.A$1:.B$1048576];2;0);VLOOKUP([.A296];[items_misc.A$1:.B$1048576];2;0));VLOOKUP([.A296];[items_consumable.A$1:.B$1048576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6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6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297];[items_equipment.A$1:.B$1048576];2;0);VLOOKUP([.A297];[items_misc.A$1:.B$1048576];2;0));VLOOKUP([.A297];[items_consumable.A$1:.B$1048576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7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7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298];[items_equipment.A$1:.B$1048576];2;0);VLOOKUP([.A298];[items_misc.A$1:.B$1048576];2;0));VLOOKUP([.A298];[items_consumable.A$1:.B$1048576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8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8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299];[items_equipment.A$1:.B$1048576];2;0);VLOOKUP([.A299];[items_misc.A$1:.B$1048576];2;0));VLOOKUP([.A299];[items_consumable.A$1:.B$1048576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299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299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300];[items_equipment.A$1:.B$1048576];2;0);VLOOKUP([.A300];[items_misc.A$1:.B$1048576];2;0));VLOOKUP([.A300];[items_consumable.A$1:.B$1048576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0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300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301];[items_equipment.A$1:.B$1048576];2;0);VLOOKUP([.A301];[items_misc.A$1:.B$1048576];2;0));VLOOKUP([.A301];[items_consumable.A$1:.B$1048576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1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301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302];[items_equipment.A$1:.B$1048576];2;0);VLOOKUP([.A302];[items_misc.A$1:.B$1048576];2;0));VLOOKUP([.A302];[items_consumable.A$1:.B$1048576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2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302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03];[items_equipment.A$1:.B$1048576];2;0);VLOOKUP([.A303];[items_misc.A$1:.B$1048576];2;0));VLOOKUP([.A303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3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30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304];[items_equipment.A$1:.B$1048576];2;0);VLOOKUP([.A304];[items_misc.A$1:.B$1048576];2;0));VLOOKUP([.A304];[items_consumable.A$1:.B$1048576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4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304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305];[items_equipment.A$1:.B$1048576];2;0);VLOOKUP([.A305];[items_misc.A$1:.B$1048576];2;0));VLOOKUP([.A305];[items_consumable.A$1:.B$1048576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5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305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table:formula="of:=IFERROR(IFERROR(VLOOKUP([.A306];[items_equipment.A$1:.B$1048576];2;0);VLOOKUP([.A306];[items_misc.A$1:.B$1048576];2;0));VLOOKUP([.A306];[items_consumable.A$1:.B$1048576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6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306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table:formula="of:=IFERROR(IFERROR(VLOOKUP([.A307];[items_equipment.A$1:.B$1048576];2;0);VLOOKUP([.A307];[items_misc.A$1:.B$1048576];2;0));VLOOKUP([.A307];[items_consumable.A$1:.B$1048576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horned_mushroom</text:span></text:p>
          </table:table-cell>
          <table:table-cell table:formula="of:=VLOOKUP([.C307];[enemies.A$1:.B$1048576];2;0)" office:value-type="string" office:string-value="Horned Mushroom" calcext:value-type="string">
            <text:p>Horned Mushroom</text:p>
          </table:table-cell>
          <table:table-cell office:value-type="float" office:value="0.01" calcext:value-type="float">
            <text:p>0,01</text:p>
          </table:table-cell>
          <table:table-cell table:formula="of:=IFERROR(VLOOKUP([.C307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08];[items_equipment.A$1:.B$1048576];2;0);VLOOKUP([.A308];[items_misc.A$1:.B$1048576];2;0));VLOOKUP([.A308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08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08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309];[items_equipment.A$1:.B$1048576];2;0);VLOOKUP([.A309];[items_misc.A$1:.B$1048576];2;0));VLOOKUP([.A309];[items_consumable.A$1:.B$1048576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09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09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310];[items_equipment.A$1:.B$1048576];2;0);VLOOKUP([.A310];[items_misc.A$1:.B$1048576];2;0));VLOOKUP([.A310];[items_consumable.A$1:.B$1048576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0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0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311];[items_equipment.A$1:.B$1048576];2;0);VLOOKUP([.A311];[items_misc.A$1:.B$1048576];2;0));VLOOKUP([.A311];[items_consumable.A$1:.B$1048576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1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1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312];[items_equipment.A$1:.B$1048576];2;0);VLOOKUP([.A312];[items_misc.A$1:.B$1048576];2;0));VLOOKUP([.A312];[items_consumable.A$1:.B$1048576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2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2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313];[items_equipment.A$1:.B$1048576];2;0);VLOOKUP([.A313];[items_misc.A$1:.B$1048576];2;0));VLOOKUP([.A313];[items_consumable.A$1:.B$1048576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3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314];[items_equipment.A$1:.B$1048576];2;0);VLOOKUP([.A314];[items_misc.A$1:.B$1048576];2;0));VLOOKUP([.A314];[items_consumable.A$1:.B$1048576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4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4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315];[items_equipment.A$1:.B$1048576];2;0);VLOOKUP([.A315];[items_misc.A$1:.B$1048576];2;0));VLOOKUP([.A315];[items_consumable.A$1:.B$1048576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5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5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316];[items_equipment.A$1:.B$1048576];2;0);VLOOKUP([.A316];[items_misc.A$1:.B$1048576];2;0));VLOOKUP([.A316];[items_consumable.A$1:.B$1048576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6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6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317];[items_equipment.A$1:.B$1048576];2;0);VLOOKUP([.A317];[items_misc.A$1:.B$1048576];2;0));VLOOKUP([.A317];[items_consumable.A$1:.B$1048576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7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7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318];[items_equipment.A$1:.B$1048576];2;0);VLOOKUP([.A318];[items_misc.A$1:.B$1048576];2;0));VLOOKUP([.A318];[items_consumable.A$1:.B$1048576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8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8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319];[items_equipment.A$1:.B$1048576];2;0);VLOOKUP([.A319];[items_misc.A$1:.B$1048576];2;0));VLOOKUP([.A319];[items_consumable.A$1:.B$1048576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19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19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320];[items_equipment.A$1:.B$1048576];2;0);VLOOKUP([.A320];[items_misc.A$1:.B$1048576];2;0));VLOOKUP([.A320];[items_consumable.A$1:.B$1048576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0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20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21];[items_equipment.A$1:.B$1048576];2;0);VLOOKUP([.A321];[items_misc.A$1:.B$1048576];2;0));VLOOKUP([.A321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1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21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322];[items_equipment.A$1:.B$1048576];2;0);VLOOKUP([.A322];[items_misc.A$1:.B$1048576];2;0));VLOOKUP([.A322];[items_consumable.A$1:.B$1048576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2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22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323];[items_equipment.A$1:.B$1048576];2;0);VLOOKUP([.A323];[items_misc.A$1:.B$1048576];2;0));VLOOKUP([.A323];[items_consumable.A$1:.B$1048576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3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2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trinket 9</text:span></text:p>
          </table:table-cell>
          <table:table-cell table:formula="of:=IFERROR(IFERROR(VLOOKUP([.A324];[items_equipment.A$1:.B$1048576];2;0);VLOOKUP([.A324];[items_misc.A$1:.B$1048576];2;0));VLOOKUP([.A324];[items_consumable.A$1:.B$1048576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4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24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weapon 9</text:span></text:p>
          </table:table-cell>
          <table:table-cell table:formula="of:=IFERROR(IFERROR(VLOOKUP([.A325];[items_equipment.A$1:.B$1048576];2;0);VLOOKUP([.A325];[items_misc.A$1:.B$1048576];2;0));VLOOKUP([.A325];[items_consumable.A$1:.B$1048576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thief</text:span></text:p>
          </table:table-cell>
          <table:table-cell table:formula="of:=VLOOKUP([.C325];[enemies.A$1:.B$1048576];2;0)" office:value-type="string" office:string-value="Thief" calcext:value-type="string">
            <text:p>Thief</text:p>
          </table:table-cell>
          <table:table-cell office:value-type="float" office:value="0.01" calcext:value-type="float">
            <text:p>0,01</text:p>
          </table:table-cell>
          <table:table-cell table:formula="of:=IFERROR(VLOOKUP([.C325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 potion</text:span></text:p>
          </table:table-cell>
          <table:table-cell table:formula="of:=IFERROR(IFERROR(VLOOKUP([.A326];[items_equipment.A$1:.B$1048576];2;0);VLOOKUP([.A326];[items_misc.A$1:.B$1048576];2;0));VLOOKUP([.A326];[items_consumable.A$1:.B$1048576];2;0))" office:value-type="string" office:string-value="Blue potion" calcext:value-type="string">
            <text:p>Blue potion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6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26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body 9</text:span></text:p>
          </table:table-cell>
          <table:table-cell table:formula="of:=IFERROR(IFERROR(VLOOKUP([.A327];[items_equipment.A$1:.B$1048576];2;0);VLOOKUP([.A327];[items_misc.A$1:.B$1048576];2;0));VLOOKUP([.A327];[items_consumable.A$1:.B$1048576];2;0))" office:value-type="string" office:string-value="Rogue uniform" calcext:value-type="string">
            <text:p>Rogue uniform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7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27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head 9</text:span></text:p>
          </table:table-cell>
          <table:table-cell table:formula="of:=IFERROR(IFERROR(VLOOKUP([.A328];[items_equipment.A$1:.B$1048576];2;0);VLOOKUP([.A328];[items_misc.A$1:.B$1048576];2;0));VLOOKUP([.A328];[items_consumable.A$1:.B$1048576];2;0))" office:value-type="string" office:string-value="Rogue hood" calcext:value-type="string">
            <text:p>Rogue hood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8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28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trinket 9</text:span></text:p>
          </table:table-cell>
          <table:table-cell table:formula="of:=IFERROR(IFERROR(VLOOKUP([.A329];[items_equipment.A$1:.B$1048576];2;0);VLOOKUP([.A329];[items_misc.A$1:.B$1048576];2;0));VLOOKUP([.A329];[items_consumable.A$1:.B$1048576];2;0))" office:value-type="string" office:string-value="Bag of marbles" calcext:value-type="string">
            <text:p>Bag of marbles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29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29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low weapon 9</text:span></text:p>
          </table:table-cell>
          <table:table-cell table:formula="of:=IFERROR(IFERROR(VLOOKUP([.A330];[items_equipment.A$1:.B$1048576];2;0);VLOOKUP([.A330];[items_misc.A$1:.B$1048576];2;0));VLOOKUP([.A330];[items_consumable.A$1:.B$1048576];2;0))" office:value-type="string" office:string-value="Rogue knife" calcext:value-type="string">
            <text:p>Rogue knif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0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0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body 9</text:span></text:p>
          </table:table-cell>
          <table:table-cell table:formula="of:=IFERROR(IFERROR(VLOOKUP([.A331];[items_equipment.A$1:.B$1048576];2;0);VLOOKUP([.A331];[items_misc.A$1:.B$1048576];2;0));VLOOKUP([.A331];[items_consumable.A$1:.B$1048576];2;0))" office:value-type="string" office:string-value="Steel chestplate" calcext:value-type="string">
            <text:p>Steel chestplat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1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1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head 9</text:span></text:p>
          </table:table-cell>
          <table:table-cell table:formula="of:=IFERROR(IFERROR(VLOOKUP([.A332];[items_equipment.A$1:.B$1048576];2;0);VLOOKUP([.A332];[items_misc.A$1:.B$1048576];2;0));VLOOKUP([.A332];[items_consumable.A$1:.B$1048576];2;0))" office:value-type="string" office:string-value="Steel helmet" calcext:value-type="string">
            <text:p>Steel helmet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2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2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trinket 9</text:span></text:p>
          </table:table-cell>
          <table:table-cell table:formula="of:=IFERROR(IFERROR(VLOOKUP([.A333];[items_equipment.A$1:.B$1048576];2;0);VLOOKUP([.A333];[items_misc.A$1:.B$1048576];2;0));VLOOKUP([.A333];[items_consumable.A$1:.B$1048576];2;0))" office:value-type="string" office:string-value="Steel Buckler" calcext:value-type="string">
            <text:p>Steel Buckler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3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it weapon 9</text:span></text:p>
          </table:table-cell>
          <table:table-cell table:formula="of:=IFERROR(IFERROR(VLOOKUP([.A334];[items_equipment.A$1:.B$1048576];2;0);VLOOKUP([.A334];[items_misc.A$1:.B$1048576];2;0));VLOOKUP([.A334];[items_consumable.A$1:.B$1048576];2;0))" office:value-type="string" office:string-value="Steel longsword" calcext:value-type="string">
            <text:p>Steel longsword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4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4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body 9</text:span></text:p>
          </table:table-cell>
          <table:table-cell table:formula="of:=IFERROR(IFERROR(VLOOKUP([.A335];[items_equipment.A$1:.B$1048576];2;0);VLOOKUP([.A335];[items_misc.A$1:.B$1048576];2;0));VLOOKUP([.A335];[items_consumable.A$1:.B$1048576];2;0))" office:value-type="string" office:string-value="Mage robe" calcext:value-type="string">
            <text:p>Mage rob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5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5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head 9</text:span></text:p>
          </table:table-cell>
          <table:table-cell table:formula="of:=IFERROR(IFERROR(VLOOKUP([.A336];[items_equipment.A$1:.B$1048576];2;0);VLOOKUP([.A336];[items_misc.A$1:.B$1048576];2;0));VLOOKUP([.A336];[items_consumable.A$1:.B$1048576];2;0))" office:value-type="string" office:string-value="Mage hat" calcext:value-type="string">
            <text:p>Mage hat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6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6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trinket 9</text:span></text:p>
          </table:table-cell>
          <table:table-cell table:formula="of:=IFERROR(IFERROR(VLOOKUP([.A337];[items_equipment.A$1:.B$1048576];2;0);VLOOKUP([.A337];[items_misc.A$1:.B$1048576];2;0));VLOOKUP([.A337];[items_consumable.A$1:.B$1048576];2;0))" office:value-type="string" office:string-value="Ink and quill" calcext:value-type="string">
            <text:p>Ink and quill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7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7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mind weapon 9</text:span></text:p>
          </table:table-cell>
          <table:table-cell table:formula="of:=IFERROR(IFERROR(VLOOKUP([.A338];[items_equipment.A$1:.B$1048576];2;0);VLOOKUP([.A338];[items_misc.A$1:.B$1048576];2;0));VLOOKUP([.A338];[items_consumable.A$1:.B$1048576];2;0))" office:value-type="string" office:string-value="Mage wand" calcext:value-type="string">
            <text:p>Mage wand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8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8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 potion</text:span></text:p>
          </table:table-cell>
          <table:table-cell table:formula="of:=IFERROR(IFERROR(VLOOKUP([.A339];[items_equipment.A$1:.B$1048576];2;0);VLOOKUP([.A339];[items_misc.A$1:.B$1048576];2;0));VLOOKUP([.A339];[items_consumable.A$1:.B$1048576];2;0))" office:value-type="string" office:string-value="Red potion" calcext:value-type="string">
            <text:p>Red potion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39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39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body 9</text:span></text:p>
          </table:table-cell>
          <table:table-cell table:formula="of:=IFERROR(IFERROR(VLOOKUP([.A340];[items_equipment.A$1:.B$1048576];2;0);VLOOKUP([.A340];[items_misc.A$1:.B$1048576];2;0));VLOOKUP([.A340];[items_consumable.A$1:.B$1048576];2;0))" office:value-type="string" office:string-value="White cloak" calcext:value-type="string">
            <text:p>White cloak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0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0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oul head 9</text:span></text:p>
          </table:table-cell>
          <table:table-cell table:formula="of:=IFERROR(IFERROR(VLOOKUP([.A341];[items_equipment.A$1:.B$1048576];2;0);VLOOKUP([.A341];[items_misc.A$1:.B$1048576];2;0));VLOOKUP([.A341];[items_consumable.A$1:.B$1048576];2;0))" office:value-type="string" office:string-value="Mitre" calcext:value-type="string">
            <text:p>Mitr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1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1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<text:span text:style-name="T6">soul trinket 9</text:span></text:p>
          </table:table-cell>
          <table:table-cell table:formula="of:=IFERROR(IFERROR(VLOOKUP([.A342];[items_equipment.A$1:.B$1048576];2;0);VLOOKUP([.A342];[items_misc.A$1:.B$1048576];2;0));VLOOKUP([.A342];[items_consumable.A$1:.B$1048576];2;0))" office:value-type="string" office:string-value="Totem of undying" calcext:value-type="string">
            <text:p>Totem of undying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2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2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<text:span text:style-name="T6">soul weapon 9</text:span></text:p>
          </table:table-cell>
          <table:table-cell table:formula="of:=IFERROR(IFERROR(VLOOKUP([.A343];[items_equipment.A$1:.B$1048576];2;0);VLOOKUP([.A343];[items_misc.A$1:.B$1048576];2;0));VLOOKUP([.A343];[items_consumable.A$1:.B$1048576];2;0))" office:value-type="string" office:string-value="White scepter" calcext:value-type="string">
            <text:p>White scepter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3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7" office:value-type="string" calcext:value-type="string">
            <text:p><text:span text:style-name="T6">grit head 9 bone</text:span></text:p>
          </table:table-cell>
          <table:table-cell table:formula="of:=IFERROR(IFERROR(VLOOKUP([.A344];[items_equipment.A$1:.B$1048576];2;0);VLOOKUP([.A344];[items_misc.A$1:.B$1048576];2;0));VLOOKUP([.A344];[items_consumable.A$1:.B$1048576];2;0))" office:value-type="string" office:string-value="Skullcap" calcext:value-type="string">
            <text:p>Skullcap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4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4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7" office:value-type="string" calcext:value-type="string">
            <text:p><text:span text:style-name="T6">grit body 9 bone</text:span></text:p>
          </table:table-cell>
          <table:table-cell table:formula="of:=IFERROR(IFERROR(VLOOKUP([.A345];[items_equipment.A$1:.B$1048576];2;0);VLOOKUP([.A345];[items_misc.A$1:.B$1048576];2;0));VLOOKUP([.A345];[items_consumable.A$1:.B$1048576];2;0))" office:value-type="string" office:string-value="Bonemail" calcext:value-type="string">
            <text:p>Bonemail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5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5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7" office:value-type="string" calcext:value-type="string">
            <text:p><text:span text:style-name="T6">grit weapon 9 bone</text:span></text:p>
          </table:table-cell>
          <table:table-cell table:formula="of:=IFERROR(IFERROR(VLOOKUP([.A346];[items_equipment.A$1:.B$1048576];2;0);VLOOKUP([.A346];[items_misc.A$1:.B$1048576];2;0));VLOOKUP([.A346];[items_consumable.A$1:.B$1048576];2;0))" office:value-type="string" office:string-value="Skull flail" calcext:value-type="string">
            <text:p>Skull flail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6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6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7" office:value-type="string" calcext:value-type="string">
            <text:p><text:span text:style-name="T6">flow weapon 9 bone</text:span></text:p>
          </table:table-cell>
          <table:table-cell table:formula="of:=IFERROR(IFERROR(VLOOKUP([.A347];[items_equipment.A$1:.B$1048576];2;0);VLOOKUP([.A347];[items_misc.A$1:.B$1048576];2;0));VLOOKUP([.A347];[items_consumable.A$1:.B$1048576];2;0))" office:value-type="string" office:string-value="Bone dirk" calcext:value-type="string">
            <text:p>Bone dirk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7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7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7" office:value-type="string" calcext:value-type="string">
            <text:p><text:span text:style-name="T6">mind head 9 bone</text:span></text:p>
          </table:table-cell>
          <table:table-cell table:formula="of:=IFERROR(IFERROR(VLOOKUP([.A348];[items_equipment.A$1:.B$1048576];2;0);VLOOKUP([.A348];[items_misc.A$1:.B$1048576];2;0));VLOOKUP([.A348];[items_consumable.A$1:.B$1048576];2;0))" office:value-type="string" office:string-value="Bone headdress" calcext:value-type="string">
            <text:p>Bone headdress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8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8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7" office:value-type="string" calcext:value-type="string">
            <text:p><text:span text:style-name="T6">soul wepaon 9 bone</text:span></text:p>
          </table:table-cell>
          <table:table-cell table:formula="of:=IFERROR(IFERROR(VLOOKUP([.A349];[items_equipment.A$1:.B$1048576];2;0);VLOOKUP([.A349];[items_misc.A$1:.B$1048576];2;0));VLOOKUP([.A349];[items_consumable.A$1:.B$1048576];2;0))" office:value-type="string" office:string-value="Femur mace" calcext:value-type="string">
            <text:p>Femur mace</text:p>
          </table:table-cell>
          <table:table-cell office:value-type="string" calcext:value-type="string">
            <text:p><text:span text:style-name="T6">skeleton_1</text:span></text:p>
          </table:table-cell>
          <table:table-cell table:formula="of:=VLOOKUP([.C349];[enemies.A$1:.B$1048576];2;0)" office:value-type="string" office:string-value="Skeleton" calcext:value-type="string">
            <text:p>Skeleton</text:p>
          </table:table-cell>
          <table:table-cell office:value-type="float" office:value="0.01" calcext:value-type="float">
            <text:p>0,01</text:p>
          </table:table-cell>
          <table:table-cell table:formula="of:=IFERROR(VLOOKUP([.C349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<text:span text:style-name="T6">blue potion</text:span></text:p>
          </table:table-cell>
          <table:table-cell table:formula="of:=IFERROR(IFERROR(VLOOKUP([.A350];[items_equipment.A$1:.B$1048576];2;0);VLOOKUP([.A350];[items_misc.A$1:.B$1048576];2;0));VLOOKUP([.A350];[items_consumable.A$1:.B$1048576];2;0))" office:value-type="string" office:string-value="Blue potion" calcext:value-type="string">
            <text:p>Blue potion</text:p>
          </table:table-cell>
          <table:table-cell table:style-name="ce19" office:value-type="string" calcext:value-type="string">
            <text:p><text:span text:style-name="T6">skeleton_mage</text:span></text:p>
          </table:table-cell>
          <table:table-cell table:formula="of:=VLOOKUP([.C350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0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8" office:value-type="string" calcext:value-type="string">
            <text:p><text:span text:style-name="T6">red potion</text:span></text:p>
          </table:table-cell>
          <table:table-cell table:formula="of:=IFERROR(IFERROR(VLOOKUP([.A351];[items_equipment.A$1:.B$1048576];2;0);VLOOKUP([.A351];[items_misc.A$1:.B$1048576];2;0));VLOOKUP([.A351];[items_consumable.A$1:.B$1048576];2;0))" office:value-type="string" office:string-value="Red potion" calcext:value-type="string">
            <text:p>Red potion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51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1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8" office:value-type="string" calcext:value-type="string">
            <text:p><text:span text:style-name="T6">soul body 9</text:span></text:p>
          </table:table-cell>
          <table:table-cell table:formula="of:=IFERROR(IFERROR(VLOOKUP([.A352];[items_equipment.A$1:.B$1048576];2;0);VLOOKUP([.A352];[items_misc.A$1:.B$1048576];2;0));VLOOKUP([.A352];[items_consumable.A$1:.B$1048576];2;0))" office:value-type="string" office:string-value="White cloak" calcext:value-type="string">
            <text:p>White cloak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52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2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8" office:value-type="string" calcext:value-type="string">
            <text:p><text:span text:style-name="T6">soul head 9</text:span></text:p>
          </table:table-cell>
          <table:table-cell table:formula="of:=IFERROR(IFERROR(VLOOKUP([.A353];[items_equipment.A$1:.B$1048576];2;0);VLOOKUP([.A353];[items_misc.A$1:.B$1048576];2;0));VLOOKUP([.A353];[items_consumable.A$1:.B$1048576];2;0))" office:value-type="string" office:string-value="Mitre" calcext:value-type="string">
            <text:p>Mitre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53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8" office:value-type="string" calcext:value-type="string">
            <text:p><text:span text:style-name="T6">soul trinket 9</text:span></text:p>
          </table:table-cell>
          <table:table-cell table:formula="of:=IFERROR(IFERROR(VLOOKUP([.A354];[items_equipment.A$1:.B$1048576];2;0);VLOOKUP([.A354];[items_misc.A$1:.B$1048576];2;0));VLOOKUP([.A354];[items_consumable.A$1:.B$1048576];2;0))" office:value-type="string" office:string-value="Totem of undying" calcext:value-type="string">
            <text:p>Totem of undying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54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4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<text:span text:style-name="T6">soul weapon 9</text:span></text:p>
          </table:table-cell>
          <table:table-cell table:formula="of:=IFERROR(IFERROR(VLOOKUP([.A355];[items_equipment.A$1:.B$1048576];2;0);VLOOKUP([.A355];[items_misc.A$1:.B$1048576];2;0));VLOOKUP([.A355];[items_consumable.A$1:.B$1048576];2;0))" office:value-type="string" office:string-value="White scepter" calcext:value-type="string">
            <text:p>White scepter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55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5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9" office:value-type="string" calcext:value-type="string">
            <text:p><text:span text:style-name="T6">grit head 9 bone</text:span></text:p>
          </table:table-cell>
          <table:table-cell table:formula="of:=IFERROR(IFERROR(VLOOKUP([.A356];[items_equipment.A$1:.B$1048576];2;0);VLOOKUP([.A356];[items_misc.A$1:.B$1048576];2;0));VLOOKUP([.A356];[items_consumable.A$1:.B$1048576];2;0))" office:value-type="string" office:string-value="Skullcap" calcext:value-type="string">
            <text:p>Skullcap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56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6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9" office:value-type="string" calcext:value-type="string">
            <text:p><text:span text:style-name="T6">grit body 9 bone</text:span></text:p>
          </table:table-cell>
          <table:table-cell table:formula="of:=IFERROR(IFERROR(VLOOKUP([.A357];[items_equipment.A$1:.B$1048576];2;0);VLOOKUP([.A357];[items_misc.A$1:.B$1048576];2;0));VLOOKUP([.A357];[items_consumable.A$1:.B$1048576];2;0))" office:value-type="string" office:string-value="Bonemail" calcext:value-type="string">
            <text:p>Bonemail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57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7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9" office:value-type="string" calcext:value-type="string">
            <text:p><text:span text:style-name="T6">grit weapon 9 bone</text:span></text:p>
          </table:table-cell>
          <table:table-cell table:formula="of:=IFERROR(IFERROR(VLOOKUP([.A358];[items_equipment.A$1:.B$1048576];2;0);VLOOKUP([.A358];[items_misc.A$1:.B$1048576];2;0));VLOOKUP([.A358];[items_consumable.A$1:.B$1048576];2;0))" office:value-type="string" office:string-value="Skull flail" calcext:value-type="string">
            <text:p>Skull flail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58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8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9" office:value-type="string" calcext:value-type="string">
            <text:p><text:span text:style-name="T6">flow weapon 9 bone</text:span></text:p>
          </table:table-cell>
          <table:table-cell table:formula="of:=IFERROR(IFERROR(VLOOKUP([.A359];[items_equipment.A$1:.B$1048576];2;0);VLOOKUP([.A359];[items_misc.A$1:.B$1048576];2;0));VLOOKUP([.A359];[items_consumable.A$1:.B$1048576];2;0))" office:value-type="string" office:string-value="Bone dirk" calcext:value-type="string">
            <text:p>Bone dirk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59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59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9" office:value-type="string" calcext:value-type="string">
            <text:p><text:span text:style-name="T6">mind head 9 bone</text:span></text:p>
          </table:table-cell>
          <table:table-cell table:formula="of:=IFERROR(IFERROR(VLOOKUP([.A360];[items_equipment.A$1:.B$1048576];2;0);VLOOKUP([.A360];[items_misc.A$1:.B$1048576];2;0));VLOOKUP([.A360];[items_consumable.A$1:.B$1048576];2;0))" office:value-type="string" office:string-value="Bone headdress" calcext:value-type="string">
            <text:p>Bone headdress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60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60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199" office:value-type="string" calcext:value-type="string">
            <text:p><text:span text:style-name="T6">soul wepaon 9 bone</text:span></text:p>
          </table:table-cell>
          <table:table-cell table:formula="of:=IFERROR(IFERROR(VLOOKUP([.A361];[items_equipment.A$1:.B$1048576];2;0);VLOOKUP([.A361];[items_misc.A$1:.B$1048576];2;0));VLOOKUP([.A361];[items_consumable.A$1:.B$1048576];2;0))" office:value-type="string" office:string-value="Femur mace" calcext:value-type="string">
            <text:p>Femur mace</text:p>
          </table:table-cell>
          <table:table-cell table:style-name="Default" office:value-type="string" calcext:value-type="string">
            <text:p><text:span text:style-name="T6">skeleton_mage</text:span></text:p>
          </table:table-cell>
          <table:table-cell table:formula="of:=VLOOKUP([.C361];[enemies.A$1:.B$1048576];2;0)" office:value-type="string" office:string-value="Skeletal Sourcerer" calcext:value-type="string">
            <text:p>Skeletal Sourcerer</text:p>
          </table:table-cell>
          <table:table-cell office:value-type="float" office:value="0.01" calcext:value-type="float">
            <text:p>0,01</text:p>
          </table:table-cell>
          <table:table-cell table:formula="of:=IFERROR(VLOOKUP([.C361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<text:span text:style-name="T6">tutorial_quest_item_1</text:span></text:p>
          </table:table-cell>
          <table:table-cell table:formula="of:=IFERROR(IFERROR(VLOOKUP([.A362];[items_equipment.A$1:.B$1048576];2;0);VLOOKUP([.A362];[items_misc.A$1:.B$1048576];2;0));VLOOKUP([.A362];[items_consumable.A$1:.B$1048576];2;0))" office:value-type="string" office:string-value="Mouse corpse" calcext:value-type="string">
            <text:p>Mouse corpse</text:p>
          </table:table-cell>
          <table:table-cell office:value-type="string" calcext:value-type="string">
            <text:p><text:span text:style-name="T6">tutorial_enemy_1</text:span></text:p>
          </table:table-cell>
          <table:table-cell table:formula="of:=VLOOKUP([.C362];[enemies.A$1:.B$1048576];2;0)" office:value-type="string" office:string-value="Tiny mouse" calcext:value-type="string">
            <text:p>Tiny mouse</text:p>
          </table:table-cell>
          <table:table-cell office:value-type="float" office:value="1" calcext:value-type="float">
            <text:p>1,00</text:p>
          </table:table-cell>
          <table:table-cell table:formula="of:=IFERROR(VLOOKUP([.C362];[enemies.A$1:.L$1048576];12;0);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Default" office:value-type="string" calcext:value-type="string">
            <text:p><text:span text:style-name="T6">grit weapon 9 bone</text:span></text:p>
          </table:table-cell>
          <table:table-cell table:formula="of:=IFERROR(IFERROR(VLOOKUP([.A363];[items_equipment.A$1:.B$1048576];2;0);VLOOKUP([.A363];[items_misc.A$1:.B$1048576];2;0));VLOOKUP([.A363];[items_consumable.A$1:.B$1048576];2;0))" office:value-type="string" office:string-value="Skull flail" calcext:value-type="string">
            <text:p>Skull flail</text:p>
          </table:table-cell>
          <table:table-cell table:style-name="ce19" office:value-type="string" calcext:value-type="string">
            <text:p><text:span text:style-name="T6">skeleton_mage</text:span></text:p>
          </table:table-cell>
          <table:table-cell table:formula="of:=VLOOKUP([.C363];[enemies.A$1:.B$1048576];2;0)" office:value-type="string" office:string-value="Skeletal Sourcerer" calcext:value-type="string">
            <text:p>Skeletal Sourcer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63];[enemies.A$1:.L$1048576];12;0);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7">
          <table:table-cell table:style-name="ce200" office:value-type="string" calcext:value-type="string">
            <text:p><text:span text:style-name="T6">grit weapon 12</text:span></text:p>
          </table:table-cell>
          <table:table-cell table:formula="of:=IFERROR(IFERROR(VLOOKUP([.A364];[items_equipment.A$1:.B$1048576];2;0);VLOOKUP([.A364];[items_misc.A$1:.B$1048576];2;0));VLOOKUP([.A364];[items_consumable.A$1:.B$1048576];2;0))" office:value-type="string" office:string-value="Halbert" calcext:value-type="string">
            <text:p>Halbert</text:p>
          </table:table-cell>
          <table:table-cell table:style-name="ce19" office:value-type="string" calcext:value-type="string">
            <text:p><text:span text:style-name="T6">mushroom_soldier</text:span></text:p>
          </table:table-cell>
          <table:table-cell table:formula="of:=VLOOKUP([.C364];[enemies.A$1:.B$1048576];2;0)" office:value-type="string" office:string-value="Mushroom Soldier" calcext:value-type="string">
            <text:p>Mushroom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64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01" office:value-type="string" calcext:value-type="string">
            <text:p><text:span text:style-name="T6">grit head 12</text:span></text:p>
          </table:table-cell>
          <table:table-cell table:formula="of:=IFERROR(IFERROR(VLOOKUP([.A365];[items_equipment.A$1:.B$1048576];2;0);VLOOKUP([.A365];[items_misc.A$1:.B$1048576];2;0));VLOOKUP([.A365];[items_consumable.A$1:.B$1048576];2;0))" office:value-type="string" office:string-value="Bucket helmet" calcext:value-type="string">
            <text:p>Bucket helmet</text:p>
          </table:table-cell>
          <table:table-cell table:style-name="ce19" office:value-type="string" calcext:value-type="string">
            <text:p><text:span text:style-name="T6">mushroom_soldier</text:span></text:p>
          </table:table-cell>
          <table:table-cell table:formula="of:=VLOOKUP([.C365];[enemies.A$1:.B$1048576];2;0)" office:value-type="string" office:string-value="Mushroom Soldier" calcext:value-type="string">
            <text:p>Mushroom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65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02" office:value-type="string" calcext:value-type="string">
            <text:p><text:span text:style-name="T6">grit body 12</text:span></text:p>
          </table:table-cell>
          <table:table-cell table:formula="of:=IFERROR(IFERROR(VLOOKUP([.A366];[items_equipment.A$1:.B$1048576];2;0);VLOOKUP([.A366];[items_misc.A$1:.B$1048576];2;0));VLOOKUP([.A366];[items_consumable.A$1:.B$1048576];2;0))" office:value-type="string" office:string-value="Plate armour" calcext:value-type="string">
            <text:p>Plate armour</text:p>
          </table:table-cell>
          <table:table-cell table:style-name="ce19" office:value-type="string" calcext:value-type="string">
            <text:p><text:span text:style-name="T6">mushroom_soldier</text:span></text:p>
          </table:table-cell>
          <table:table-cell table:formula="of:=VLOOKUP([.C366];[enemies.A$1:.B$1048576];2;0)" office:value-type="string" office:string-value="Mushroom Soldier" calcext:value-type="string">
            <text:p>Mushroom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66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03" office:value-type="string" calcext:value-type="string">
            <text:p><text:span text:style-name="T6">grit trinket a 12</text:span></text:p>
          </table:table-cell>
          <table:table-cell table:formula="of:=IFERROR(IFERROR(VLOOKUP([.A367];[items_equipment.A$1:.B$1048576];2;0);VLOOKUP([.A367];[items_misc.A$1:.B$1048576];2;0));VLOOKUP([.A367];[items_consumable.A$1:.B$1048576];2;0))" office:value-type="string" office:string-value="sword necklace" calcext:value-type="string">
            <text:p>sword necklace</text:p>
          </table:table-cell>
          <table:table-cell table:style-name="ce19" office:value-type="string" calcext:value-type="string">
            <text:p><text:span text:style-name="T6">mushroom_soldier</text:span></text:p>
          </table:table-cell>
          <table:table-cell table:formula="of:=VLOOKUP([.C367];[enemies.A$1:.B$1048576];2;0)" office:value-type="string" office:string-value="Mushroom Soldier" calcext:value-type="string">
            <text:p>Mushroom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67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04" office:value-type="string" calcext:value-type="string">
            <text:p><text:span text:style-name="T6">grit trinket b 12 </text:span></text:p>
          </table:table-cell>
          <table:table-cell table:formula="of:=IFERROR(IFERROR(VLOOKUP([.A368];[items_equipment.A$1:.B$1048576];2;0);VLOOKUP([.A368];[items_misc.A$1:.B$1048576];2;0));VLOOKUP([.A368];[items_consumable.A$1:.B$1048576];2;0))" office:value-type="string" office:string-value="sheild necklace" calcext:value-type="string">
            <text:p>sheild necklace</text:p>
          </table:table-cell>
          <table:table-cell table:style-name="ce19" office:value-type="string" calcext:value-type="string">
            <text:p><text:span text:style-name="T6">mushroom_soldier</text:span></text:p>
          </table:table-cell>
          <table:table-cell table:formula="of:=VLOOKUP([.C368];[enemies.A$1:.B$1048576];2;0)" office:value-type="string" office:string-value="Mushroom Soldier" calcext:value-type="string">
            <text:p>Mushroom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68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05" office:value-type="string" calcext:value-type="string">
            <text:p><text:span text:style-name="T6">flow weapon 12</text:span></text:p>
          </table:table-cell>
          <table:table-cell table:formula="of:=IFERROR(IFERROR(VLOOKUP([.A369];[items_equipment.A$1:.B$1048576];2;0);VLOOKUP([.A369];[items_misc.A$1:.B$1048576];2;0));VLOOKUP([.A369];[items_consumable.A$1:.B$1048576];2;0))" office:value-type="string" office:string-value="Scimitar" calcext:value-type="string">
            <text:p>Scimitar</text:p>
          </table:table-cell>
          <table:table-cell office:value-type="string" calcext:value-type="string">
            <text:p><text:span text:style-name="T6">mushroom_thief</text:span></text:p>
          </table:table-cell>
          <table:table-cell table:formula="of:=VLOOKUP([.C369];[enemies.A$1:.B$1048576];2;0)" office:value-type="string" office:string-value="Mushroom Thief" calcext:value-type="string">
            <text:p>Mushroom Thief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69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06" office:value-type="string" calcext:value-type="string">
            <text:p><text:span text:style-name="T6">flow head 12</text:span></text:p>
          </table:table-cell>
          <table:table-cell table:formula="of:=IFERROR(IFERROR(VLOOKUP([.A370];[items_equipment.A$1:.B$1048576];2;0);VLOOKUP([.A370];[items_misc.A$1:.B$1048576];2;0));VLOOKUP([.A370];[items_consumable.A$1:.B$1048576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<text:span text:style-name="T6">mushroom_thief</text:span></text:p>
          </table:table-cell>
          <table:table-cell table:formula="of:=VLOOKUP([.C370];[enemies.A$1:.B$1048576];2;0)" office:value-type="string" office:string-value="Mushroom Thief" calcext:value-type="string">
            <text:p>Mushroom Thief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0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07" office:value-type="string" calcext:value-type="string">
            <text:p><text:span text:style-name="T6">flow body 12</text:span></text:p>
          </table:table-cell>
          <table:table-cell table:formula="of:=IFERROR(IFERROR(VLOOKUP([.A371];[items_equipment.A$1:.B$1048576];2;0);VLOOKUP([.A371];[items_misc.A$1:.B$1048576];2;0));VLOOKUP([.A371];[items_consumable.A$1:.B$1048576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<text:span text:style-name="T6">mushroom_thief</text:span></text:p>
          </table:table-cell>
          <table:table-cell table:formula="of:=VLOOKUP([.C371];[enemies.A$1:.B$1048576];2;0)" office:value-type="string" office:string-value="Mushroom Thief" calcext:value-type="string">
            <text:p>Mushroom Thief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1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08" office:value-type="string" calcext:value-type="string">
            <text:p><text:span text:style-name="T6">flow trinket 12</text:span></text:p>
          </table:table-cell>
          <table:table-cell table:formula="of:=IFERROR(IFERROR(VLOOKUP([.A372];[items_equipment.A$1:.B$1048576];2;0);VLOOKUP([.A372];[items_misc.A$1:.B$1048576];2;0));VLOOKUP([.A372];[items_consumable.A$1:.B$1048576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<text:span text:style-name="T6">mushroom_thief</text:span></text:p>
          </table:table-cell>
          <table:table-cell table:formula="of:=VLOOKUP([.C372];[enemies.A$1:.B$1048576];2;0)" office:value-type="string" office:string-value="Mushroom Thief" calcext:value-type="string">
            <text:p>Mushroom Thief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2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09" office:value-type="string" calcext:value-type="string">
            <text:p><text:span text:style-name="T6">mind weapon 12</text:span></text:p>
          </table:table-cell>
          <table:table-cell table:formula="of:=IFERROR(IFERROR(VLOOKUP([.A373];[items_equipment.A$1:.B$1048576];2;0);VLOOKUP([.A373];[items_misc.A$1:.B$1048576];2;0));VLOOKUP([.A373];[items_consumable.A$1:.B$1048576];2;0))" office:value-type="string" office:string-value="Staff" calcext:value-type="string">
            <text:p>Staff</text:p>
          </table:table-cell>
          <table:table-cell office:value-type="string" calcext:value-type="string">
            <text:p><text:span text:style-name="T6">mushroom_mage</text:span></text:p>
          </table:table-cell>
          <table:table-cell table:formula="of:=VLOOKUP([.C373];[enemies.A$1:.B$1048576];2;0)" office:value-type="string" office:string-value="Mushroom Mage" calcext:value-type="string">
            <text:p>Mushroom Mage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3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0" office:value-type="string" calcext:value-type="string">
            <text:p><text:span text:style-name="T6">mind head 12</text:span></text:p>
          </table:table-cell>
          <table:table-cell table:formula="of:=IFERROR(IFERROR(VLOOKUP([.A374];[items_equipment.A$1:.B$1048576];2;0);VLOOKUP([.A374];[items_misc.A$1:.B$1048576];2;0));VLOOKUP([.A374];[items_consumable.A$1:.B$1048576];2;0))" office:value-type="string" office:string-value="Enchanted mage hat" calcext:value-type="string">
            <text:p>Enchanted mage hat</text:p>
          </table:table-cell>
          <table:table-cell office:value-type="string" calcext:value-type="string">
            <text:p><text:span text:style-name="T6">mushroom_mage</text:span></text:p>
          </table:table-cell>
          <table:table-cell table:formula="of:=VLOOKUP([.C374];[enemies.A$1:.B$1048576];2;0)" office:value-type="string" office:string-value="Mushroom Mage" calcext:value-type="string">
            <text:p>Mushroom Mage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4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1" office:value-type="string" calcext:value-type="string">
            <text:p><text:span text:style-name="T6">mind body 12</text:span></text:p>
          </table:table-cell>
          <table:table-cell table:formula="of:=IFERROR(IFERROR(VLOOKUP([.A375];[items_equipment.A$1:.B$1048576];2;0);VLOOKUP([.A375];[items_misc.A$1:.B$1048576];2;0));VLOOKUP([.A375];[items_consumable.A$1:.B$1048576];2;0))" office:value-type="string" office:string-value="Enchanted mage suit" calcext:value-type="string">
            <text:p>Enchanted mage suit</text:p>
          </table:table-cell>
          <table:table-cell office:value-type="string" calcext:value-type="string">
            <text:p><text:span text:style-name="T6">mushroom_mage</text:span></text:p>
          </table:table-cell>
          <table:table-cell table:formula="of:=VLOOKUP([.C375];[enemies.A$1:.B$1048576];2;0)" office:value-type="string" office:string-value="Mushroom Mage" calcext:value-type="string">
            <text:p>Mushroom Mage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5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2" office:value-type="string" calcext:value-type="string">
            <text:p><text:span text:style-name="T6">mind trinket 12</text:span></text:p>
          </table:table-cell>
          <table:table-cell table:formula="of:=IFERROR(IFERROR(VLOOKUP([.A376];[items_equipment.A$1:.B$1048576];2;0);VLOOKUP([.A376];[items_misc.A$1:.B$1048576];2;0));VLOOKUP([.A376];[items_consumable.A$1:.B$1048576];2;0))" office:value-type="string" office:string-value="Enchanted necklace" calcext:value-type="string">
            <text:p>Enchanted necklace</text:p>
          </table:table-cell>
          <table:table-cell office:value-type="string" calcext:value-type="string">
            <text:p><text:span text:style-name="T6">mushroom_mage</text:span></text:p>
          </table:table-cell>
          <table:table-cell table:formula="of:=VLOOKUP([.C376];[enemies.A$1:.B$1048576];2;0)" office:value-type="string" office:string-value="Mushroom Mage" calcext:value-type="string">
            <text:p>Mushroom Mage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6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3" office:value-type="string" calcext:value-type="string">
            <text:p><text:span text:style-name="T6">soul weapon 12</text:span></text:p>
          </table:table-cell>
          <table:table-cell table:formula="of:=IFERROR(IFERROR(VLOOKUP([.A377];[items_equipment.A$1:.B$1048576];2;0);VLOOKUP([.A377];[items_misc.A$1:.B$1048576];2;0));VLOOKUP([.A377];[items_consumable.A$1:.B$1048576];2;0))" office:value-type="string" office:string-value="Holy mace" calcext:value-type="string">
            <text:p>Holy mace</text:p>
          </table:table-cell>
          <table:table-cell office:value-type="string" calcext:value-type="string">
            <text:p><text:span text:style-name="T6">mushroom_cleric</text:span></text:p>
          </table:table-cell>
          <table:table-cell table:formula="of:=VLOOKUP([.C377];[enemies.A$1:.B$1048576];2;0)" office:value-type="string" office:string-value="Mushroom Cleric" calcext:value-type="string">
            <text:p>Mushroom Cleric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7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4" office:value-type="string" calcext:value-type="string">
            <text:p><text:span text:style-name="T6">soul head 12</text:span></text:p>
          </table:table-cell>
          <table:table-cell table:formula="of:=IFERROR(IFERROR(VLOOKUP([.A378];[items_equipment.A$1:.B$1048576];2;0);VLOOKUP([.A378];[items_misc.A$1:.B$1048576];2;0));VLOOKUP([.A378];[items_consumable.A$1:.B$1048576];2;0))" office:value-type="string" office:string-value="Plastic halo" calcext:value-type="string">
            <text:p>Plastic halo</text:p>
          </table:table-cell>
          <table:table-cell office:value-type="string" calcext:value-type="string">
            <text:p><text:span text:style-name="T6">mushroom_cleric</text:span></text:p>
          </table:table-cell>
          <table:table-cell table:formula="of:=VLOOKUP([.C378];[enemies.A$1:.B$1048576];2;0)" office:value-type="string" office:string-value="Mushroom Cleric" calcext:value-type="string">
            <text:p>Mushroom Cleric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8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5" office:value-type="string" calcext:value-type="string">
            <text:p><text:span text:style-name="T6">soul body 12</text:span></text:p>
          </table:table-cell>
          <table:table-cell table:formula="of:=IFERROR(IFERROR(VLOOKUP([.A379];[items_equipment.A$1:.B$1048576];2;0);VLOOKUP([.A379];[items_misc.A$1:.B$1048576];2;0));VLOOKUP([.A379];[items_consumable.A$1:.B$1048576];2;0))" office:value-type="string" office:string-value="Plastic wings" calcext:value-type="string">
            <text:p>Plastic wings</text:p>
          </table:table-cell>
          <table:table-cell office:value-type="string" calcext:value-type="string">
            <text:p><text:span text:style-name="T6">mushroom_cleric</text:span></text:p>
          </table:table-cell>
          <table:table-cell table:formula="of:=VLOOKUP([.C379];[enemies.A$1:.B$1048576];2;0)" office:value-type="string" office:string-value="Mushroom Cleric" calcext:value-type="string">
            <text:p>Mushroom Cleric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79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6" office:value-type="string" calcext:value-type="string">
            <text:p><text:span text:style-name="T6">soul trinket 12</text:span></text:p>
          </table:table-cell>
          <table:table-cell table:formula="of:=IFERROR(IFERROR(VLOOKUP([.A380];[items_equipment.A$1:.B$1048576];2;0);VLOOKUP([.A380];[items_misc.A$1:.B$1048576];2;0));VLOOKUP([.A380];[items_consumable.A$1:.B$1048576];2;0))" office:value-type="string" office:string-value="Holy necklace" calcext:value-type="string">
            <text:p>Holy necklace</text:p>
          </table:table-cell>
          <table:table-cell office:value-type="string" calcext:value-type="string">
            <text:p><text:span text:style-name="T6">mushroom_cleric</text:span></text:p>
          </table:table-cell>
          <table:table-cell table:formula="of:=VLOOKUP([.C380];[enemies.A$1:.B$1048576];2;0)" office:value-type="string" office:string-value="Mushroom Cleric" calcext:value-type="string">
            <text:p>Mushroom Cleric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380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7" office:value-type="string" calcext:value-type="string">
            <text:p><text:span text:style-name="T6">grit weapon 12</text:span></text:p>
          </table:table-cell>
          <table:table-cell table:formula="of:=IFERROR(IFERROR(VLOOKUP([.A381];[items_equipment.A$1:.B$1048576];2;0);VLOOKUP([.A381];[items_misc.A$1:.B$1048576];2;0));VLOOKUP([.A381];[items_consumable.A$1:.B$1048576];2;0))" office:value-type="string" office:string-value="Halbert" calcext:value-type="string">
            <text:p>Halbert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81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81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8" office:value-type="string" calcext:value-type="string">
            <text:p><text:span text:style-name="T6">grit head 12</text:span></text:p>
          </table:table-cell>
          <table:table-cell table:formula="of:=IFERROR(IFERROR(VLOOKUP([.A382];[items_equipment.A$1:.B$1048576];2;0);VLOOKUP([.A382];[items_misc.A$1:.B$1048576];2;0));VLOOKUP([.A382];[items_consumable.A$1:.B$1048576];2;0))" office:value-type="string" office:string-value="Bucket helmet" calcext:value-type="string">
            <text:p>Bucket helmet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82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82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19" office:value-type="string" calcext:value-type="string">
            <text:p><text:span text:style-name="T6">grit body 12</text:span></text:p>
          </table:table-cell>
          <table:table-cell table:formula="of:=IFERROR(IFERROR(VLOOKUP([.A383];[items_equipment.A$1:.B$1048576];2;0);VLOOKUP([.A383];[items_misc.A$1:.B$1048576];2;0));VLOOKUP([.A383];[items_consumable.A$1:.B$1048576];2;0))" office:value-type="string" office:string-value="Plate armour" calcext:value-type="string">
            <text:p>Plate armour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83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83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0" office:value-type="string" calcext:value-type="string">
            <text:p><text:span text:style-name="T6">grit trinket a 12</text:span></text:p>
          </table:table-cell>
          <table:table-cell table:formula="of:=IFERROR(IFERROR(VLOOKUP([.A384];[items_equipment.A$1:.B$1048576];2;0);VLOOKUP([.A384];[items_misc.A$1:.B$1048576];2;0));VLOOKUP([.A384];[items_consumable.A$1:.B$1048576];2;0))" office:value-type="string" office:string-value="sword necklace" calcext:value-type="string">
            <text:p>sword necklace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84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84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1" office:value-type="string" calcext:value-type="string">
            <text:p><text:span text:style-name="T6">grit trinket b 12 </text:span></text:p>
          </table:table-cell>
          <table:table-cell table:formula="of:=IFERROR(IFERROR(VLOOKUP([.A385];[items_equipment.A$1:.B$1048576];2;0);VLOOKUP([.A385];[items_misc.A$1:.B$1048576];2;0));VLOOKUP([.A385];[items_consumable.A$1:.B$1048576];2;0))" office:value-type="string" office:string-value="sheild necklace" calcext:value-type="string">
            <text:p>sheild necklace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85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85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2" office:value-type="string" calcext:value-type="string">
            <text:p><text:span text:style-name="T6">flow weapon 12</text:span></text:p>
          </table:table-cell>
          <table:table-cell table:formula="of:=IFERROR(IFERROR(VLOOKUP([.A386];[items_equipment.A$1:.B$1048576];2;0);VLOOKUP([.A386];[items_misc.A$1:.B$1048576];2;0));VLOOKUP([.A386];[items_consumable.A$1:.B$1048576];2;0))" office:value-type="string" office:string-value="Scimitar" calcext:value-type="string">
            <text:p>Scimitar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86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86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3" office:value-type="string" calcext:value-type="string">
            <text:p><text:span text:style-name="T6">flow head 12</text:span></text:p>
          </table:table-cell>
          <table:table-cell table:formula="of:=IFERROR(IFERROR(VLOOKUP([.A387];[items_equipment.A$1:.B$1048576];2;0);VLOOKUP([.A387];[items_misc.A$1:.B$1048576];2;0));VLOOKUP([.A387];[items_consumable.A$1:.B$1048576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87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87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4" office:value-type="string" calcext:value-type="string">
            <text:p><text:span text:style-name="T6">flow body 12</text:span></text:p>
          </table:table-cell>
          <table:table-cell table:formula="of:=IFERROR(IFERROR(VLOOKUP([.A388];[items_equipment.A$1:.B$1048576];2;0);VLOOKUP([.A388];[items_misc.A$1:.B$1048576];2;0));VLOOKUP([.A388];[items_consumable.A$1:.B$1048576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88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88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5" office:value-type="string" calcext:value-type="string">
            <text:p><text:span text:style-name="T6">flow trinket 12</text:span></text:p>
          </table:table-cell>
          <table:table-cell table:formula="of:=IFERROR(IFERROR(VLOOKUP([.A389];[items_equipment.A$1:.B$1048576];2;0);VLOOKUP([.A389];[items_misc.A$1:.B$1048576];2;0));VLOOKUP([.A389];[items_consumable.A$1:.B$1048576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89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89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6" office:value-type="string" calcext:value-type="string">
            <text:p><text:span text:style-name="T6">mind weapon 12</text:span></text:p>
          </table:table-cell>
          <table:table-cell table:formula="of:=IFERROR(IFERROR(VLOOKUP([.A390];[items_equipment.A$1:.B$1048576];2;0);VLOOKUP([.A390];[items_misc.A$1:.B$1048576];2;0));VLOOKUP([.A390];[items_consumable.A$1:.B$1048576];2;0))" office:value-type="string" office:string-value="Staff" calcext:value-type="string">
            <text:p>Staff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90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0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7" office:value-type="string" calcext:value-type="string">
            <text:p><text:span text:style-name="T6">mind head 12</text:span></text:p>
          </table:table-cell>
          <table:table-cell table:formula="of:=IFERROR(IFERROR(VLOOKUP([.A391];[items_equipment.A$1:.B$1048576];2;0);VLOOKUP([.A391];[items_misc.A$1:.B$1048576];2;0));VLOOKUP([.A391];[items_consumable.A$1:.B$1048576];2;0))" office:value-type="string" office:string-value="Enchanted mage hat" calcext:value-type="string">
            <text:p>Enchanted mage hat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91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1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8" office:value-type="string" calcext:value-type="string">
            <text:p><text:span text:style-name="T6">mind body 12</text:span></text:p>
          </table:table-cell>
          <table:table-cell table:formula="of:=IFERROR(IFERROR(VLOOKUP([.A392];[items_equipment.A$1:.B$1048576];2;0);VLOOKUP([.A392];[items_misc.A$1:.B$1048576];2;0));VLOOKUP([.A392];[items_consumable.A$1:.B$1048576];2;0))" office:value-type="string" office:string-value="Enchanted mage suit" calcext:value-type="string">
            <text:p>Enchanted mage suit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92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2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29" office:value-type="string" calcext:value-type="string">
            <text:p><text:span text:style-name="T6">mind trinket 12</text:span></text:p>
          </table:table-cell>
          <table:table-cell table:formula="of:=IFERROR(IFERROR(VLOOKUP([.A393];[items_equipment.A$1:.B$1048576];2;0);VLOOKUP([.A393];[items_misc.A$1:.B$1048576];2;0));VLOOKUP([.A393];[items_consumable.A$1:.B$1048576];2;0))" office:value-type="string" office:string-value="Enchanted necklace" calcext:value-type="string">
            <text:p>Enchanted necklace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93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3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0" office:value-type="string" calcext:value-type="string">
            <text:p><text:span text:style-name="T6">soul weapon 12</text:span></text:p>
          </table:table-cell>
          <table:table-cell table:formula="of:=IFERROR(IFERROR(VLOOKUP([.A394];[items_equipment.A$1:.B$1048576];2;0);VLOOKUP([.A394];[items_misc.A$1:.B$1048576];2;0));VLOOKUP([.A394];[items_consumable.A$1:.B$1048576];2;0))" office:value-type="string" office:string-value="Holy mace" calcext:value-type="string">
            <text:p>Holy mace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94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4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1" office:value-type="string" calcext:value-type="string">
            <text:p><text:span text:style-name="T6">soul head 12</text:span></text:p>
          </table:table-cell>
          <table:table-cell table:formula="of:=IFERROR(IFERROR(VLOOKUP([.A395];[items_equipment.A$1:.B$1048576];2;0);VLOOKUP([.A395];[items_misc.A$1:.B$1048576];2;0));VLOOKUP([.A395];[items_consumable.A$1:.B$1048576];2;0))" office:value-type="string" office:string-value="Plastic halo" calcext:value-type="string">
            <text:p>Plastic halo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95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5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2" office:value-type="string" calcext:value-type="string">
            <text:p><text:span text:style-name="T6">soul body 12</text:span></text:p>
          </table:table-cell>
          <table:table-cell table:formula="of:=IFERROR(IFERROR(VLOOKUP([.A396];[items_equipment.A$1:.B$1048576];2;0);VLOOKUP([.A396];[items_misc.A$1:.B$1048576];2;0));VLOOKUP([.A396];[items_consumable.A$1:.B$1048576];2;0))" office:value-type="string" office:string-value="Plastic wings" calcext:value-type="string">
            <text:p>Plastic wings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96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6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3" office:value-type="string" calcext:value-type="string">
            <text:p><text:span text:style-name="T6">soul trinket 12</text:span></text:p>
          </table:table-cell>
          <table:table-cell table:formula="of:=IFERROR(IFERROR(VLOOKUP([.A397];[items_equipment.A$1:.B$1048576];2;0);VLOOKUP([.A397];[items_misc.A$1:.B$1048576];2;0));VLOOKUP([.A397];[items_consumable.A$1:.B$1048576];2;0))" office:value-type="string" office:string-value="Holy necklace" calcext:value-type="string">
            <text:p>Holy necklace</text:p>
          </table:table-cell>
          <table:table-cell office:value-type="string" calcext:value-type="string">
            <text:p><text:span text:style-name="T6">mushroom_zombie</text:span></text:p>
          </table:table-cell>
          <table:table-cell table:formula="of:=VLOOKUP([.C397];[enemies.A$1:.B$1048576];2;0)" office:value-type="string" office:string-value="Mushroom zombie" calcext:value-type="string">
            <text:p>Mushroom 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7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4" office:value-type="string" calcext:value-type="string">
            <text:p><text:span text:style-name="T6">grit weapon 12</text:span></text:p>
          </table:table-cell>
          <table:table-cell table:formula="of:=IFERROR(IFERROR(VLOOKUP([.A398];[items_equipment.A$1:.B$1048576];2;0);VLOOKUP([.A398];[items_misc.A$1:.B$1048576];2;0));VLOOKUP([.A398];[items_consumable.A$1:.B$1048576];2;0))" office:value-type="string" office:string-value="Halbert" calcext:value-type="string">
            <text:p>Halbert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398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8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5" office:value-type="string" calcext:value-type="string">
            <text:p><text:span text:style-name="T6">grit head 12</text:span></text:p>
          </table:table-cell>
          <table:table-cell table:formula="of:=IFERROR(IFERROR(VLOOKUP([.A399];[items_equipment.A$1:.B$1048576];2;0);VLOOKUP([.A399];[items_misc.A$1:.B$1048576];2;0));VLOOKUP([.A399];[items_consumable.A$1:.B$1048576];2;0))" office:value-type="string" office:string-value="Bucket helmet" calcext:value-type="string">
            <text:p>Bucket helmet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399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399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6" office:value-type="string" calcext:value-type="string">
            <text:p><text:span text:style-name="T6">grit body 12</text:span></text:p>
          </table:table-cell>
          <table:table-cell table:formula="of:=IFERROR(IFERROR(VLOOKUP([.A400];[items_equipment.A$1:.B$1048576];2;0);VLOOKUP([.A400];[items_misc.A$1:.B$1048576];2;0));VLOOKUP([.A400];[items_consumable.A$1:.B$1048576];2;0))" office:value-type="string" office:string-value="Plate armour" calcext:value-type="string">
            <text:p>Plate armour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0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0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7" office:value-type="string" calcext:value-type="string">
            <text:p><text:span text:style-name="T6">grit trinket a 12</text:span></text:p>
          </table:table-cell>
          <table:table-cell table:formula="of:=IFERROR(IFERROR(VLOOKUP([.A401];[items_equipment.A$1:.B$1048576];2;0);VLOOKUP([.A401];[items_misc.A$1:.B$1048576];2;0));VLOOKUP([.A401];[items_consumable.A$1:.B$1048576];2;0))" office:value-type="string" office:string-value="sword necklace" calcext:value-type="string">
            <text:p>sword necklace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1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1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8" office:value-type="string" calcext:value-type="string">
            <text:p><text:span text:style-name="T6">grit trinket b 12 </text:span></text:p>
          </table:table-cell>
          <table:table-cell table:formula="of:=IFERROR(IFERROR(VLOOKUP([.A402];[items_equipment.A$1:.B$1048576];2;0);VLOOKUP([.A402];[items_misc.A$1:.B$1048576];2;0));VLOOKUP([.A402];[items_consumable.A$1:.B$1048576];2;0))" office:value-type="string" office:string-value="sheild necklace" calcext:value-type="string">
            <text:p>sheild necklace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2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2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<text:span text:style-name="T6">flow weapon 12</text:span></text:p>
          </table:table-cell>
          <table:table-cell table:formula="of:=IFERROR(IFERROR(VLOOKUP([.A403];[items_equipment.A$1:.B$1048576];2;0);VLOOKUP([.A403];[items_misc.A$1:.B$1048576];2;0));VLOOKUP([.A403];[items_consumable.A$1:.B$1048576];2;0))" office:value-type="string" office:string-value="Scimitar" calcext:value-type="string">
            <text:p>Scimitar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3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3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0" office:value-type="string" calcext:value-type="string">
            <text:p><text:span text:style-name="T6">flow head 12</text:span></text:p>
          </table:table-cell>
          <table:table-cell table:formula="of:=IFERROR(IFERROR(VLOOKUP([.A404];[items_equipment.A$1:.B$1048576];2;0);VLOOKUP([.A404];[items_misc.A$1:.B$1048576];2;0));VLOOKUP([.A404];[items_consumable.A$1:.B$1048576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4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4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1" office:value-type="string" calcext:value-type="string">
            <text:p><text:span text:style-name="T6">flow body 12</text:span></text:p>
          </table:table-cell>
          <table:table-cell table:formula="of:=IFERROR(IFERROR(VLOOKUP([.A405];[items_equipment.A$1:.B$1048576];2;0);VLOOKUP([.A405];[items_misc.A$1:.B$1048576];2;0));VLOOKUP([.A405];[items_consumable.A$1:.B$1048576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5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5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2" office:value-type="string" calcext:value-type="string">
            <text:p><text:span text:style-name="T6">flow trinket 12</text:span></text:p>
          </table:table-cell>
          <table:table-cell table:formula="of:=IFERROR(IFERROR(VLOOKUP([.A406];[items_equipment.A$1:.B$1048576];2;0);VLOOKUP([.A406];[items_misc.A$1:.B$1048576];2;0));VLOOKUP([.A406];[items_consumable.A$1:.B$1048576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6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6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3" office:value-type="string" calcext:value-type="string">
            <text:p><text:span text:style-name="T6">mind weapon 12</text:span></text:p>
          </table:table-cell>
          <table:table-cell table:formula="of:=IFERROR(IFERROR(VLOOKUP([.A407];[items_equipment.A$1:.B$1048576];2;0);VLOOKUP([.A407];[items_misc.A$1:.B$1048576];2;0));VLOOKUP([.A407];[items_consumable.A$1:.B$1048576];2;0))" office:value-type="string" office:string-value="Staff" calcext:value-type="string">
            <text:p>Staff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7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7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4" office:value-type="string" calcext:value-type="string">
            <text:p><text:span text:style-name="T6">mind head 12</text:span></text:p>
          </table:table-cell>
          <table:table-cell table:formula="of:=IFERROR(IFERROR(VLOOKUP([.A408];[items_equipment.A$1:.B$1048576];2;0);VLOOKUP([.A408];[items_misc.A$1:.B$1048576];2;0));VLOOKUP([.A408];[items_consumable.A$1:.B$1048576];2;0))" office:value-type="string" office:string-value="Enchanted mage hat" calcext:value-type="string">
            <text:p>Enchanted mage hat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8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8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5" office:value-type="string" calcext:value-type="string">
            <text:p><text:span text:style-name="T6">mind body 12</text:span></text:p>
          </table:table-cell>
          <table:table-cell table:formula="of:=IFERROR(IFERROR(VLOOKUP([.A409];[items_equipment.A$1:.B$1048576];2;0);VLOOKUP([.A409];[items_misc.A$1:.B$1048576];2;0));VLOOKUP([.A409];[items_consumable.A$1:.B$1048576];2;0))" office:value-type="string" office:string-value="Enchanted mage suit" calcext:value-type="string">
            <text:p>Enchanted mage suit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09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09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6" office:value-type="string" calcext:value-type="string">
            <text:p><text:span text:style-name="T6">mind trinket 12</text:span></text:p>
          </table:table-cell>
          <table:table-cell table:formula="of:=IFERROR(IFERROR(VLOOKUP([.A410];[items_equipment.A$1:.B$1048576];2;0);VLOOKUP([.A410];[items_misc.A$1:.B$1048576];2;0));VLOOKUP([.A410];[items_consumable.A$1:.B$1048576];2;0))" office:value-type="string" office:string-value="Enchanted necklace" calcext:value-type="string">
            <text:p>Enchanted necklace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10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10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7" office:value-type="string" calcext:value-type="string">
            <text:p><text:span text:style-name="T6">soul weapon 12</text:span></text:p>
          </table:table-cell>
          <table:table-cell table:formula="of:=IFERROR(IFERROR(VLOOKUP([.A411];[items_equipment.A$1:.B$1048576];2;0);VLOOKUP([.A411];[items_misc.A$1:.B$1048576];2;0));VLOOKUP([.A411];[items_consumable.A$1:.B$1048576];2;0))" office:value-type="string" office:string-value="Holy mace" calcext:value-type="string">
            <text:p>Holy mace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11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11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8" office:value-type="string" calcext:value-type="string">
            <text:p><text:span text:style-name="T6">soul head 12</text:span></text:p>
          </table:table-cell>
          <table:table-cell table:formula="of:=IFERROR(IFERROR(VLOOKUP([.A412];[items_equipment.A$1:.B$1048576];2;0);VLOOKUP([.A412];[items_misc.A$1:.B$1048576];2;0));VLOOKUP([.A412];[items_consumable.A$1:.B$1048576];2;0))" office:value-type="string" office:string-value="Plastic halo" calcext:value-type="string">
            <text:p>Plastic halo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12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12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49" office:value-type="string" calcext:value-type="string">
            <text:p><text:span text:style-name="T6">soul body 12</text:span></text:p>
          </table:table-cell>
          <table:table-cell table:formula="of:=IFERROR(IFERROR(VLOOKUP([.A413];[items_equipment.A$1:.B$1048576];2;0);VLOOKUP([.A413];[items_misc.A$1:.B$1048576];2;0));VLOOKUP([.A413];[items_consumable.A$1:.B$1048576];2;0))" office:value-type="string" office:string-value="Plastic wings" calcext:value-type="string">
            <text:p>Plastic wings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13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13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0" office:value-type="string" calcext:value-type="string">
            <text:p><text:span text:style-name="T6">soul trinket 12</text:span></text:p>
          </table:table-cell>
          <table:table-cell table:formula="of:=IFERROR(IFERROR(VLOOKUP([.A414];[items_equipment.A$1:.B$1048576];2;0);VLOOKUP([.A414];[items_misc.A$1:.B$1048576];2;0));VLOOKUP([.A414];[items_consumable.A$1:.B$1048576];2;0))" office:value-type="string" office:string-value="Holy necklace" calcext:value-type="string">
            <text:p>Holy necklace</text:p>
          </table:table-cell>
          <table:table-cell office:value-type="string" calcext:value-type="string">
            <text:p><text:span text:style-name="T6">zombie</text:span></text:p>
          </table:table-cell>
          <table:table-cell table:formula="of:=VLOOKUP([.C414];[enemies.A$1:.B$1048576];2;0)" office:value-type="string" office:string-value="Zombie" calcext:value-type="string">
            <text:p>Zombie</text:p>
          </table:table-cell>
          <table:table-cell table:style-name="ce22" office:value-type="float" office:value="0.001" calcext:value-type="float">
            <text:p>0,00</text:p>
          </table:table-cell>
          <table:table-cell table:formula="of:=IFERROR(VLOOKUP([.C414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1" office:value-type="string" calcext:value-type="string">
            <text:p><text:span text:style-name="T6">grit weapon 12</text:span></text:p>
          </table:table-cell>
          <table:table-cell table:formula="of:=IFERROR(IFERROR(VLOOKUP([.A415];[items_equipment.A$1:.B$1048576];2;0);VLOOKUP([.A415];[items_misc.A$1:.B$1048576];2;0));VLOOKUP([.A415];[items_consumable.A$1:.B$1048576];2;0))" office:value-type="string" office:string-value="Halbert" calcext:value-type="string">
            <text:p>Halbert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15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15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2" office:value-type="string" calcext:value-type="string">
            <text:p><text:span text:style-name="T6">grit head 12</text:span></text:p>
          </table:table-cell>
          <table:table-cell table:formula="of:=IFERROR(IFERROR(VLOOKUP([.A416];[items_equipment.A$1:.B$1048576];2;0);VLOOKUP([.A416];[items_misc.A$1:.B$1048576];2;0));VLOOKUP([.A416];[items_consumable.A$1:.B$1048576];2;0))" office:value-type="string" office:string-value="Bucket helmet" calcext:value-type="string">
            <text:p>Bucket helmet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16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16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3" office:value-type="string" calcext:value-type="string">
            <text:p><text:span text:style-name="T6">grit body 12</text:span></text:p>
          </table:table-cell>
          <table:table-cell table:formula="of:=IFERROR(IFERROR(VLOOKUP([.A417];[items_equipment.A$1:.B$1048576];2;0);VLOOKUP([.A417];[items_misc.A$1:.B$1048576];2;0));VLOOKUP([.A417];[items_consumable.A$1:.B$1048576];2;0))" office:value-type="string" office:string-value="Plate armour" calcext:value-type="string">
            <text:p>Plate armour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17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17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4" office:value-type="string" calcext:value-type="string">
            <text:p><text:span text:style-name="T6">grit trinket a 12</text:span></text:p>
          </table:table-cell>
          <table:table-cell table:formula="of:=IFERROR(IFERROR(VLOOKUP([.A418];[items_equipment.A$1:.B$1048576];2;0);VLOOKUP([.A418];[items_misc.A$1:.B$1048576];2;0));VLOOKUP([.A418];[items_consumable.A$1:.B$1048576];2;0))" office:value-type="string" office:string-value="sword necklace" calcext:value-type="string">
            <text:p>sword necklace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18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18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5" office:value-type="string" calcext:value-type="string">
            <text:p><text:span text:style-name="T6">grit trinket b 12 </text:span></text:p>
          </table:table-cell>
          <table:table-cell table:formula="of:=IFERROR(IFERROR(VLOOKUP([.A419];[items_equipment.A$1:.B$1048576];2;0);VLOOKUP([.A419];[items_misc.A$1:.B$1048576];2;0));VLOOKUP([.A419];[items_consumable.A$1:.B$1048576];2;0))" office:value-type="string" office:string-value="sheild necklace" calcext:value-type="string">
            <text:p>sheild necklace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19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19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6" office:value-type="string" calcext:value-type="string">
            <text:p><text:span text:style-name="T6">flow weapon 12</text:span></text:p>
          </table:table-cell>
          <table:table-cell table:formula="of:=IFERROR(IFERROR(VLOOKUP([.A420];[items_equipment.A$1:.B$1048576];2;0);VLOOKUP([.A420];[items_misc.A$1:.B$1048576];2;0));VLOOKUP([.A420];[items_consumable.A$1:.B$1048576];2;0))" office:value-type="string" office:string-value="Scimitar" calcext:value-type="string">
            <text:p>Scimitar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0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0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7" office:value-type="string" calcext:value-type="string">
            <text:p><text:span text:style-name="T6">flow head 12</text:span></text:p>
          </table:table-cell>
          <table:table-cell table:formula="of:=IFERROR(IFERROR(VLOOKUP([.A421];[items_equipment.A$1:.B$1048576];2;0);VLOOKUP([.A421];[items_misc.A$1:.B$1048576];2;0));VLOOKUP([.A421];[items_consumable.A$1:.B$1048576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1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1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8" office:value-type="string" calcext:value-type="string">
            <text:p><text:span text:style-name="T6">flow body 12</text:span></text:p>
          </table:table-cell>
          <table:table-cell table:formula="of:=IFERROR(IFERROR(VLOOKUP([.A422];[items_equipment.A$1:.B$1048576];2;0);VLOOKUP([.A422];[items_misc.A$1:.B$1048576];2;0));VLOOKUP([.A422];[items_consumable.A$1:.B$1048576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2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2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59" office:value-type="string" calcext:value-type="string">
            <text:p><text:span text:style-name="T6">flow trinket 12</text:span></text:p>
          </table:table-cell>
          <table:table-cell table:formula="of:=IFERROR(IFERROR(VLOOKUP([.A423];[items_equipment.A$1:.B$1048576];2;0);VLOOKUP([.A423];[items_misc.A$1:.B$1048576];2;0));VLOOKUP([.A423];[items_consumable.A$1:.B$1048576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3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3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<text:span text:style-name="T6">mind weapon 12</text:span></text:p>
          </table:table-cell>
          <table:table-cell table:formula="of:=IFERROR(IFERROR(VLOOKUP([.A424];[items_equipment.A$1:.B$1048576];2;0);VLOOKUP([.A424];[items_misc.A$1:.B$1048576];2;0));VLOOKUP([.A424];[items_consumable.A$1:.B$1048576];2;0))" office:value-type="string" office:string-value="Staff" calcext:value-type="string">
            <text:p>Staff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4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4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1" office:value-type="string" calcext:value-type="string">
            <text:p><text:span text:style-name="T6">mind head 12</text:span></text:p>
          </table:table-cell>
          <table:table-cell table:formula="of:=IFERROR(IFERROR(VLOOKUP([.A425];[items_equipment.A$1:.B$1048576];2;0);VLOOKUP([.A425];[items_misc.A$1:.B$1048576];2;0));VLOOKUP([.A425];[items_consumable.A$1:.B$1048576];2;0))" office:value-type="string" office:string-value="Enchanted mage hat" calcext:value-type="string">
            <text:p>Enchanted mage hat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5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5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2" office:value-type="string" calcext:value-type="string">
            <text:p><text:span text:style-name="T6">mind body 12</text:span></text:p>
          </table:table-cell>
          <table:table-cell table:formula="of:=IFERROR(IFERROR(VLOOKUP([.A426];[items_equipment.A$1:.B$1048576];2;0);VLOOKUP([.A426];[items_misc.A$1:.B$1048576];2;0));VLOOKUP([.A426];[items_consumable.A$1:.B$1048576];2;0))" office:value-type="string" office:string-value="Enchanted mage suit" calcext:value-type="string">
            <text:p>Enchanted mage suit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6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6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3" office:value-type="string" calcext:value-type="string">
            <text:p><text:span text:style-name="T6">mind trinket 12</text:span></text:p>
          </table:table-cell>
          <table:table-cell table:formula="of:=IFERROR(IFERROR(VLOOKUP([.A427];[items_equipment.A$1:.B$1048576];2;0);VLOOKUP([.A427];[items_misc.A$1:.B$1048576];2;0));VLOOKUP([.A427];[items_consumable.A$1:.B$1048576];2;0))" office:value-type="string" office:string-value="Enchanted necklace" calcext:value-type="string">
            <text:p>Enchanted necklace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7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7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4" office:value-type="string" calcext:value-type="string">
            <text:p><text:span text:style-name="T6">soul weapon 12</text:span></text:p>
          </table:table-cell>
          <table:table-cell table:formula="of:=IFERROR(IFERROR(VLOOKUP([.A428];[items_equipment.A$1:.B$1048576];2;0);VLOOKUP([.A428];[items_misc.A$1:.B$1048576];2;0));VLOOKUP([.A428];[items_consumable.A$1:.B$1048576];2;0))" office:value-type="string" office:string-value="Holy mace" calcext:value-type="string">
            <text:p>Holy mace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8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8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5" office:value-type="string" calcext:value-type="string">
            <text:p><text:span text:style-name="T6">soul head 12</text:span></text:p>
          </table:table-cell>
          <table:table-cell table:formula="of:=IFERROR(IFERROR(VLOOKUP([.A429];[items_equipment.A$1:.B$1048576];2;0);VLOOKUP([.A429];[items_misc.A$1:.B$1048576];2;0));VLOOKUP([.A429];[items_consumable.A$1:.B$1048576];2;0))" office:value-type="string" office:string-value="Plastic halo" calcext:value-type="string">
            <text:p>Plastic halo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29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29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6" office:value-type="string" calcext:value-type="string">
            <text:p><text:span text:style-name="T6">soul body 12</text:span></text:p>
          </table:table-cell>
          <table:table-cell table:formula="of:=IFERROR(IFERROR(VLOOKUP([.A430];[items_equipment.A$1:.B$1048576];2;0);VLOOKUP([.A430];[items_misc.A$1:.B$1048576];2;0));VLOOKUP([.A430];[items_consumable.A$1:.B$1048576];2;0))" office:value-type="string" office:string-value="Plastic wings" calcext:value-type="string">
            <text:p>Plastic wings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30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30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7" office:value-type="string" calcext:value-type="string">
            <text:p><text:span text:style-name="T6">soul trinket 12</text:span></text:p>
          </table:table-cell>
          <table:table-cell table:formula="of:=IFERROR(IFERROR(VLOOKUP([.A431];[items_equipment.A$1:.B$1048576];2;0);VLOOKUP([.A431];[items_misc.A$1:.B$1048576];2;0));VLOOKUP([.A431];[items_consumable.A$1:.B$1048576];2;0))" office:value-type="string" office:string-value="Holy necklace" calcext:value-type="string">
            <text:p>Holy necklace</text:p>
          </table:table-cell>
          <table:table-cell office:value-type="string" calcext:value-type="string">
            <text:p><text:span text:style-name="T6">crocodile</text:span></text:p>
          </table:table-cell>
          <table:table-cell table:formula="of:=VLOOKUP([.C431];[enemies.A$1:.B$1048576];2;0)" office:value-type="string" office:string-value="Crocodile" calcext:value-type="string">
            <text:p>Crocodile</text:p>
          </table:table-cell>
          <table:table-cell table:style-name="ce22" office:value-type="float" office:value="0.007" calcext:value-type="float">
            <text:p>0,01</text:p>
          </table:table-cell>
          <table:table-cell table:formula="of:=IFERROR(VLOOKUP([.C431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8" office:value-type="string" calcext:value-type="string">
            <text:p><text:span text:style-name="T6">grit weapon 12</text:span></text:p>
          </table:table-cell>
          <table:table-cell table:formula="of:=IFERROR(IFERROR(VLOOKUP([.A432];[items_equipment.A$1:.B$1048576];2;0);VLOOKUP([.A432];[items_misc.A$1:.B$1048576];2;0));VLOOKUP([.A432];[items_consumable.A$1:.B$1048576];2;0))" office:value-type="string" office:string-value="Halbert" calcext:value-type="string">
            <text:p>Halbert</text:p>
          </table:table-cell>
          <table:table-cell office:value-type="string" calcext:value-type="string">
            <text:p><text:span text:style-name="T6">skeleton_soldier</text:span></text:p>
          </table:table-cell>
          <table:table-cell table:formula="of:=VLOOKUP([.C432];[enemies.A$1:.B$1048576];2;0)" office:value-type="string" office:string-value="Skeleton Soldier" calcext:value-type="string">
            <text:p>Skeleton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32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69" office:value-type="string" calcext:value-type="string">
            <text:p><text:span text:style-name="T6">grit head 12</text:span></text:p>
          </table:table-cell>
          <table:table-cell table:formula="of:=IFERROR(IFERROR(VLOOKUP([.A433];[items_equipment.A$1:.B$1048576];2;0);VLOOKUP([.A433];[items_misc.A$1:.B$1048576];2;0));VLOOKUP([.A433];[items_consumable.A$1:.B$1048576];2;0))" office:value-type="string" office:string-value="Bucket helmet" calcext:value-type="string">
            <text:p>Bucket helmet</text:p>
          </table:table-cell>
          <table:table-cell office:value-type="string" calcext:value-type="string">
            <text:p><text:span text:style-name="T6">skeleton_soldier</text:span></text:p>
          </table:table-cell>
          <table:table-cell table:formula="of:=VLOOKUP([.C433];[enemies.A$1:.B$1048576];2;0)" office:value-type="string" office:string-value="Skeleton Soldier" calcext:value-type="string">
            <text:p>Skeleton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33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0" office:value-type="string" calcext:value-type="string">
            <text:p><text:span text:style-name="T6">grit body 12</text:span></text:p>
          </table:table-cell>
          <table:table-cell table:formula="of:=IFERROR(IFERROR(VLOOKUP([.A434];[items_equipment.A$1:.B$1048576];2;0);VLOOKUP([.A434];[items_misc.A$1:.B$1048576];2;0));VLOOKUP([.A434];[items_consumable.A$1:.B$1048576];2;0))" office:value-type="string" office:string-value="Plate armour" calcext:value-type="string">
            <text:p>Plate armour</text:p>
          </table:table-cell>
          <table:table-cell office:value-type="string" calcext:value-type="string">
            <text:p><text:span text:style-name="T6">skeleton_soldier</text:span></text:p>
          </table:table-cell>
          <table:table-cell table:formula="of:=VLOOKUP([.C434];[enemies.A$1:.B$1048576];2;0)" office:value-type="string" office:string-value="Skeleton Soldier" calcext:value-type="string">
            <text:p>Skeleton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34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1" office:value-type="string" calcext:value-type="string">
            <text:p><text:span text:style-name="T6">grit trinket a 12</text:span></text:p>
          </table:table-cell>
          <table:table-cell table:formula="of:=IFERROR(IFERROR(VLOOKUP([.A435];[items_equipment.A$1:.B$1048576];2;0);VLOOKUP([.A435];[items_misc.A$1:.B$1048576];2;0));VLOOKUP([.A435];[items_consumable.A$1:.B$1048576];2;0))" office:value-type="string" office:string-value="sword necklace" calcext:value-type="string">
            <text:p>sword necklace</text:p>
          </table:table-cell>
          <table:table-cell office:value-type="string" calcext:value-type="string">
            <text:p><text:span text:style-name="T6">skeleton_soldier</text:span></text:p>
          </table:table-cell>
          <table:table-cell table:formula="of:=VLOOKUP([.C435];[enemies.A$1:.B$1048576];2;0)" office:value-type="string" office:string-value="Skeleton Soldier" calcext:value-type="string">
            <text:p>Skeleton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35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2" office:value-type="string" calcext:value-type="string">
            <text:p><text:span text:style-name="T6">grit trinket b 12 </text:span></text:p>
          </table:table-cell>
          <table:table-cell table:formula="of:=IFERROR(IFERROR(VLOOKUP([.A436];[items_equipment.A$1:.B$1048576];2;0);VLOOKUP([.A436];[items_misc.A$1:.B$1048576];2;0));VLOOKUP([.A436];[items_consumable.A$1:.B$1048576];2;0))" office:value-type="string" office:string-value="sheild necklace" calcext:value-type="string">
            <text:p>sheild necklace</text:p>
          </table:table-cell>
          <table:table-cell office:value-type="string" calcext:value-type="string">
            <text:p><text:span text:style-name="T6">skeleton_soldier</text:span></text:p>
          </table:table-cell>
          <table:table-cell table:formula="of:=VLOOKUP([.C436];[enemies.A$1:.B$1048576];2;0)" office:value-type="string" office:string-value="Skeleton Soldier" calcext:value-type="string">
            <text:p>Skeleton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36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3" office:value-type="string" calcext:value-type="string">
            <text:p><text:span text:style-name="T6">flow weapon 12</text:span></text:p>
          </table:table-cell>
          <table:table-cell table:formula="of:=IFERROR(IFERROR(VLOOKUP([.A437];[items_equipment.A$1:.B$1048576];2;0);VLOOKUP([.A437];[items_misc.A$1:.B$1048576];2;0));VLOOKUP([.A437];[items_consumable.A$1:.B$1048576];2;0))" office:value-type="string" office:string-value="Scimitar" calcext:value-type="string">
            <text:p>Scimitar</text:p>
          </table:table-cell>
          <table:table-cell office:value-type="string" calcext:value-type="string">
            <text:p><text:span text:style-name="T6">skeleton_soldier</text:span></text:p>
          </table:table-cell>
          <table:table-cell table:formula="of:=VLOOKUP([.C437];[enemies.A$1:.B$1048576];2;0)" office:value-type="string" office:string-value="Skeleton Soldier" calcext:value-type="string">
            <text:p>Skeleton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37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4" office:value-type="string" calcext:value-type="string">
            <text:p><text:span text:style-name="T6">flow head 12</text:span></text:p>
          </table:table-cell>
          <table:table-cell table:formula="of:=IFERROR(IFERROR(VLOOKUP([.A438];[items_equipment.A$1:.B$1048576];2;0);VLOOKUP([.A438];[items_misc.A$1:.B$1048576];2;0));VLOOKUP([.A438];[items_consumable.A$1:.B$1048576];2;0))" office:value-type="string" office:string-value="Night cloth hood" calcext:value-type="string">
            <text:p>Night cloth hood</text:p>
          </table:table-cell>
          <table:table-cell office:value-type="string" calcext:value-type="string">
            <text:p><text:span text:style-name="T6">skeleton_soldier</text:span></text:p>
          </table:table-cell>
          <table:table-cell table:formula="of:=VLOOKUP([.C438];[enemies.A$1:.B$1048576];2;0)" office:value-type="string" office:string-value="Skeleton Soldier" calcext:value-type="string">
            <text:p>Skeleton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38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5" office:value-type="string" calcext:value-type="string">
            <text:p><text:span text:style-name="T6">flow body 12</text:span></text:p>
          </table:table-cell>
          <table:table-cell table:formula="of:=IFERROR(IFERROR(VLOOKUP([.A439];[items_equipment.A$1:.B$1048576];2;0);VLOOKUP([.A439];[items_misc.A$1:.B$1048576];2;0));VLOOKUP([.A439];[items_consumable.A$1:.B$1048576];2;0))" office:value-type="string" office:string-value="Night cloth uniform" calcext:value-type="string">
            <text:p>Night cloth uniform</text:p>
          </table:table-cell>
          <table:table-cell office:value-type="string" calcext:value-type="string">
            <text:p><text:span text:style-name="T6">skeleton_soldier</text:span></text:p>
          </table:table-cell>
          <table:table-cell table:formula="of:=VLOOKUP([.C439];[enemies.A$1:.B$1048576];2;0)" office:value-type="string" office:string-value="Skeleton Soldier" calcext:value-type="string">
            <text:p>Skeleton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39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6" office:value-type="string" calcext:value-type="string">
            <text:p><text:span text:style-name="T6">flow trinket 12</text:span></text:p>
          </table:table-cell>
          <table:table-cell table:formula="of:=IFERROR(IFERROR(VLOOKUP([.A440];[items_equipment.A$1:.B$1048576];2;0);VLOOKUP([.A440];[items_misc.A$1:.B$1048576];2;0));VLOOKUP([.A440];[items_consumable.A$1:.B$1048576];2;0))" office:value-type="string" office:string-value="Dagger necklace" calcext:value-type="string">
            <text:p>Dagger necklace</text:p>
          </table:table-cell>
          <table:table-cell office:value-type="string" calcext:value-type="string">
            <text:p><text:span text:style-name="T6">skeleton_soldier</text:span></text:p>
          </table:table-cell>
          <table:table-cell table:formula="of:=VLOOKUP([.C440];[enemies.A$1:.B$1048576];2;0)" office:value-type="string" office:string-value="Skeleton Soldier" calcext:value-type="string">
            <text:p>Skeleton Soldier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40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7" office:value-type="string" calcext:value-type="string">
            <text:p><text:span text:style-name="T6">mind weapon 12</text:span></text:p>
          </table:table-cell>
          <table:table-cell table:formula="of:=IFERROR(IFERROR(VLOOKUP([.A441];[items_equipment.A$1:.B$1048576];2;0);VLOOKUP([.A441];[items_misc.A$1:.B$1048576];2;0));VLOOKUP([.A441];[items_consumable.A$1:.B$1048576];2;0))" office:value-type="string" office:string-value="Staff" calcext:value-type="string">
            <text:p>Staff</text:p>
          </table:table-cell>
          <table:table-cell table:style-name="ce19" office:value-type="string" calcext:value-type="string">
            <text:p><text:span text:style-name="T6">fairy</text:span></text:p>
          </table:table-cell>
          <table:table-cell table:formula="of:=VLOOKUP([.C441];[enemies.A$1:.B$1048576];2;0)" office:value-type="string" office:string-value="Fariy" calcext:value-type="string">
            <text:p>Fariy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41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8" office:value-type="string" calcext:value-type="string">
            <text:p><text:span text:style-name="T6">mind head 12</text:span></text:p>
          </table:table-cell>
          <table:table-cell table:formula="of:=IFERROR(IFERROR(VLOOKUP([.A442];[items_equipment.A$1:.B$1048576];2;0);VLOOKUP([.A442];[items_misc.A$1:.B$1048576];2;0));VLOOKUP([.A442];[items_consumable.A$1:.B$1048576];2;0))" office:value-type="string" office:string-value="Enchanted mage hat" calcext:value-type="string">
            <text:p>Enchanted mage hat</text:p>
          </table:table-cell>
          <table:table-cell table:style-name="ce19" office:value-type="string" calcext:value-type="string">
            <text:p><text:span text:style-name="T6">fairy</text:span></text:p>
          </table:table-cell>
          <table:table-cell table:formula="of:=VLOOKUP([.C442];[enemies.A$1:.B$1048576];2;0)" office:value-type="string" office:string-value="Fariy" calcext:value-type="string">
            <text:p>Fariy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42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79" office:value-type="string" calcext:value-type="string">
            <text:p><text:span text:style-name="T6">mind body 12</text:span></text:p>
          </table:table-cell>
          <table:table-cell table:formula="of:=IFERROR(IFERROR(VLOOKUP([.A443];[items_equipment.A$1:.B$1048576];2;0);VLOOKUP([.A443];[items_misc.A$1:.B$1048576];2;0));VLOOKUP([.A443];[items_consumable.A$1:.B$1048576];2;0))" office:value-type="string" office:string-value="Enchanted mage suit" calcext:value-type="string">
            <text:p>Enchanted mage suit</text:p>
          </table:table-cell>
          <table:table-cell table:style-name="ce19" office:value-type="string" calcext:value-type="string">
            <text:p><text:span text:style-name="T6">fairy</text:span></text:p>
          </table:table-cell>
          <table:table-cell table:formula="of:=VLOOKUP([.C443];[enemies.A$1:.B$1048576];2;0)" office:value-type="string" office:string-value="Fariy" calcext:value-type="string">
            <text:p>Fariy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43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80" office:value-type="string" calcext:value-type="string">
            <text:p><text:span text:style-name="T6">mind trinket 12</text:span></text:p>
          </table:table-cell>
          <table:table-cell table:formula="of:=IFERROR(IFERROR(VLOOKUP([.A444];[items_equipment.A$1:.B$1048576];2;0);VLOOKUP([.A444];[items_misc.A$1:.B$1048576];2;0));VLOOKUP([.A444];[items_consumable.A$1:.B$1048576];2;0))" office:value-type="string" office:string-value="Enchanted necklace" calcext:value-type="string">
            <text:p>Enchanted necklace</text:p>
          </table:table-cell>
          <table:table-cell table:style-name="ce19" office:value-type="string" calcext:value-type="string">
            <text:p><text:span text:style-name="T6">fairy</text:span></text:p>
          </table:table-cell>
          <table:table-cell table:formula="of:=VLOOKUP([.C444];[enemies.A$1:.B$1048576];2;0)" office:value-type="string" office:string-value="Fariy" calcext:value-type="string">
            <text:p>Fariy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44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81" office:value-type="string" calcext:value-type="string">
            <text:p><text:span text:style-name="T6">soul weapon 12</text:span></text:p>
          </table:table-cell>
          <table:table-cell table:formula="of:=IFERROR(IFERROR(VLOOKUP([.A445];[items_equipment.A$1:.B$1048576];2;0);VLOOKUP([.A445];[items_misc.A$1:.B$1048576];2;0));VLOOKUP([.A445];[items_consumable.A$1:.B$1048576];2;0))" office:value-type="string" office:string-value="Holy mace" calcext:value-type="string">
            <text:p>Holy mace</text:p>
          </table:table-cell>
          <table:table-cell table:style-name="ce19" office:value-type="string" calcext:value-type="string">
            <text:p><text:span text:style-name="T6">fairy</text:span></text:p>
          </table:table-cell>
          <table:table-cell table:formula="of:=VLOOKUP([.C445];[enemies.A$1:.B$1048576];2;0)" office:value-type="string" office:string-value="Fariy" calcext:value-type="string">
            <text:p>Fariy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45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82" office:value-type="string" calcext:value-type="string">
            <text:p><text:span text:style-name="T6">soul head 12</text:span></text:p>
          </table:table-cell>
          <table:table-cell table:formula="of:=IFERROR(IFERROR(VLOOKUP([.A446];[items_equipment.A$1:.B$1048576];2;0);VLOOKUP([.A446];[items_misc.A$1:.B$1048576];2;0));VLOOKUP([.A446];[items_consumable.A$1:.B$1048576];2;0))" office:value-type="string" office:string-value="Plastic halo" calcext:value-type="string">
            <text:p>Plastic halo</text:p>
          </table:table-cell>
          <table:table-cell table:style-name="ce19" office:value-type="string" calcext:value-type="string">
            <text:p><text:span text:style-name="T6">fairy</text:span></text:p>
          </table:table-cell>
          <table:table-cell table:formula="of:=VLOOKUP([.C446];[enemies.A$1:.B$1048576];2;0)" office:value-type="string" office:string-value="Fariy" calcext:value-type="string">
            <text:p>Fariy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46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83" office:value-type="string" calcext:value-type="string">
            <text:p><text:span text:style-name="T6">soul body 12</text:span></text:p>
          </table:table-cell>
          <table:table-cell table:formula="of:=IFERROR(IFERROR(VLOOKUP([.A447];[items_equipment.A$1:.B$1048576];2;0);VLOOKUP([.A447];[items_misc.A$1:.B$1048576];2;0));VLOOKUP([.A447];[items_consumable.A$1:.B$1048576];2;0))" office:value-type="string" office:string-value="Plastic wings" calcext:value-type="string">
            <text:p>Plastic wings</text:p>
          </table:table-cell>
          <table:table-cell table:style-name="ce19" office:value-type="string" calcext:value-type="string">
            <text:p><text:span text:style-name="T6">fairy</text:span></text:p>
          </table:table-cell>
          <table:table-cell table:formula="of:=VLOOKUP([.C447];[enemies.A$1:.B$1048576];2;0)" office:value-type="string" office:string-value="Fariy" calcext:value-type="string">
            <text:p>Fariy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47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ce284" office:value-type="string" calcext:value-type="string">
            <text:p><text:span text:style-name="T6">soul trinket 12</text:span></text:p>
          </table:table-cell>
          <table:table-cell table:formula="of:=IFERROR(IFERROR(VLOOKUP([.A448];[items_equipment.A$1:.B$1048576];2;0);VLOOKUP([.A448];[items_misc.A$1:.B$1048576];2;0));VLOOKUP([.A448];[items_consumable.A$1:.B$1048576];2;0))" office:value-type="string" office:string-value="Holy necklace" calcext:value-type="string">
            <text:p>Holy necklace</text:p>
          </table:table-cell>
          <table:table-cell table:style-name="ce19" office:value-type="string" calcext:value-type="string">
            <text:p><text:span text:style-name="T6">fairy</text:span></text:p>
          </table:table-cell>
          <table:table-cell table:formula="of:=VLOOKUP([.C448];[enemies.A$1:.B$1048576];2;0)" office:value-type="string" office:string-value="Fariy" calcext:value-type="string">
            <text:p>Fariy</text:p>
          </table:table-cell>
          <table:table-cell table:style-name="ce22" office:value-type="float" office:value="0.01" calcext:value-type="float">
            <text:p>0,01</text:p>
          </table:table-cell>
          <table:table-cell table:formula="of:=IFERROR(VLOOKUP([.C448];[enemies.A$1:.L$1048576];12;0);&quot;&quot;)" office:value-type="float" office:value="12" calcext:value-type="float">
            <text:p>12</text:p>
          </table:table-cell>
          <table:table-cell table:number-columns-repeated="1018"/>
        </table:table-row>
        <table:table-row table:style-name="ro7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7">
          <table:table-cell table:style-name="Default" table:number-columns-repeated="2"/>
          <table:table-cell table:style-name="ce19"/>
          <table:table-cell table:style-name="Default"/>
          <table:table-cell table:style-name="ce22"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calcext:conditional-formats>
          <calcext:conditional-format calcext:target-range-address="overlook.A351:overlook.A354 overlook.A344:overlook.A349">
            <calcext:condition calcext:apply-style-name="" calcext:value="formula-is(ISEVEN(ROW()))" calcext:base-cell-address="overlook.A344"/>
          </calcext:conditional-format>
          <calcext:conditional-format calcext:target-range-address="overlook.A356:overlook.A361">
            <calcext:condition calcext:apply-style-name="" calcext:value="formula-is(ISEVEN(ROW()))" calcext:base-cell-address="overlook.A356"/>
          </calcext:conditional-format>
          <calcext:conditional-format calcext:target-range-address="overlook.A364:overlook.A380">
            <calcext:condition calcext:apply-style-name="" calcext:value="formula-is(ISEVEN(ROW()))" calcext:base-cell-address="overlook.A364"/>
          </calcext:conditional-format>
          <calcext:conditional-format calcext:target-range-address="overlook.A364:overlook.A364">
            <calcext:condition calcext:apply-style-name="" calcext:value="formula-is(ISEVEN(ROW()))" calcext:base-cell-address="overlook.A364"/>
          </calcext:conditional-format>
          <calcext:conditional-format calcext:target-range-address="overlook.A365:overlook.A365">
            <calcext:condition calcext:apply-style-name="" calcext:value="formula-is(ISEVEN(ROW()))" calcext:base-cell-address="overlook.A365"/>
          </calcext:conditional-format>
          <calcext:conditional-format calcext:target-range-address="overlook.A366:overlook.A366">
            <calcext:condition calcext:apply-style-name="" calcext:value="formula-is(ISEVEN(ROW()))" calcext:base-cell-address="overlook.A366"/>
          </calcext:conditional-format>
          <calcext:conditional-format calcext:target-range-address="overlook.A367:overlook.A367">
            <calcext:condition calcext:apply-style-name="" calcext:value="formula-is(ISEVEN(ROW()))" calcext:base-cell-address="overlook.A367"/>
          </calcext:conditional-format>
          <calcext:conditional-format calcext:target-range-address="overlook.A369:overlook.A372">
            <calcext:condition calcext:apply-style-name="" calcext:value="formula-is(ISEVEN(ROW()))" calcext:base-cell-address="overlook.A369"/>
          </calcext:conditional-format>
          <calcext:conditional-format calcext:target-range-address="overlook.A369:overlook.A369">
            <calcext:condition calcext:apply-style-name="" calcext:value="formula-is(ISEVEN(ROW()))" calcext:base-cell-address="overlook.A369"/>
          </calcext:conditional-format>
          <calcext:conditional-format calcext:target-range-address="overlook.A370:overlook.A370">
            <calcext:condition calcext:apply-style-name="" calcext:value="formula-is(ISEVEN(ROW()))" calcext:base-cell-address="overlook.A370"/>
          </calcext:conditional-format>
          <calcext:conditional-format calcext:target-range-address="overlook.A371:overlook.A371">
            <calcext:condition calcext:apply-style-name="" calcext:value="formula-is(ISEVEN(ROW()))" calcext:base-cell-address="overlook.A371"/>
          </calcext:conditional-format>
          <calcext:conditional-format calcext:target-range-address="overlook.A372:overlook.A372">
            <calcext:condition calcext:apply-style-name="" calcext:value="formula-is(ISEVEN(ROW()))" calcext:base-cell-address="overlook.A372"/>
          </calcext:conditional-format>
          <calcext:conditional-format calcext:target-range-address="overlook.A373:overlook.A376">
            <calcext:condition calcext:apply-style-name="" calcext:value="formula-is(ISEVEN(ROW()))" calcext:base-cell-address="overlook.A373"/>
          </calcext:conditional-format>
          <calcext:conditional-format calcext:target-range-address="overlook.A373:overlook.A373">
            <calcext:condition calcext:apply-style-name="" calcext:value="formula-is(ISEVEN(ROW()))" calcext:base-cell-address="overlook.A373"/>
          </calcext:conditional-format>
          <calcext:conditional-format calcext:target-range-address="overlook.A374:overlook.A374">
            <calcext:condition calcext:apply-style-name="" calcext:value="formula-is(ISEVEN(ROW()))" calcext:base-cell-address="overlook.A374"/>
          </calcext:conditional-format>
          <calcext:conditional-format calcext:target-range-address="overlook.A375:overlook.A375">
            <calcext:condition calcext:apply-style-name="" calcext:value="formula-is(ISEVEN(ROW()))" calcext:base-cell-address="overlook.A375"/>
          </calcext:conditional-format>
          <calcext:conditional-format calcext:target-range-address="overlook.A376:overlook.A376">
            <calcext:condition calcext:apply-style-name="" calcext:value="formula-is(ISEVEN(ROW()))" calcext:base-cell-address="overlook.A376"/>
          </calcext:conditional-format>
          <calcext:conditional-format calcext:target-range-address="overlook.A377:overlook.A380">
            <calcext:condition calcext:apply-style-name="" calcext:value="formula-is(ISEVEN(ROW()))" calcext:base-cell-address="overlook.A377"/>
          </calcext:conditional-format>
          <calcext:conditional-format calcext:target-range-address="overlook.A377:overlook.A377">
            <calcext:condition calcext:apply-style-name="" calcext:value="formula-is(ISEVEN(ROW()))" calcext:base-cell-address="overlook.A377"/>
          </calcext:conditional-format>
          <calcext:conditional-format calcext:target-range-address="overlook.A378:overlook.A378">
            <calcext:condition calcext:apply-style-name="" calcext:value="formula-is(ISEVEN(ROW()))" calcext:base-cell-address="overlook.A378"/>
          </calcext:conditional-format>
          <calcext:conditional-format calcext:target-range-address="overlook.A379:overlook.A379">
            <calcext:condition calcext:apply-style-name="" calcext:value="formula-is(ISEVEN(ROW()))" calcext:base-cell-address="overlook.A379"/>
          </calcext:conditional-format>
          <calcext:conditional-format calcext:target-range-address="overlook.A380:overlook.A380">
            <calcext:condition calcext:apply-style-name="" calcext:value="formula-is(ISEVEN(ROW()))" calcext:base-cell-address="overlook.A380"/>
          </calcext:conditional-format>
          <calcext:conditional-format calcext:target-range-address="overlook.A368:overlook.A368">
            <calcext:condition calcext:apply-style-name="" calcext:value="formula-is(ISEVEN(ROW()))" calcext:base-cell-address="overlook.A368"/>
          </calcext:conditional-format>
          <calcext:conditional-format calcext:target-range-address="overlook.A368:overlook.A368">
            <calcext:condition calcext:apply-style-name="" calcext:value="formula-is(ISEVEN(ROW()))" calcext:base-cell-address="overlook.A368"/>
          </calcext:conditional-format>
          <calcext:conditional-format calcext:target-range-address="overlook.A381:overlook.A397">
            <calcext:condition calcext:apply-style-name="" calcext:value="formula-is(ISEVEN(ROW()))" calcext:base-cell-address="overlook.A381"/>
          </calcext:conditional-format>
          <calcext:conditional-format calcext:target-range-address="overlook.A381:overlook.A381">
            <calcext:condition calcext:apply-style-name="" calcext:value="formula-is(ISEVEN(ROW()))" calcext:base-cell-address="overlook.A381"/>
          </calcext:conditional-format>
          <calcext:conditional-format calcext:target-range-address="overlook.A382:overlook.A382">
            <calcext:condition calcext:apply-style-name="" calcext:value="formula-is(ISEVEN(ROW()))" calcext:base-cell-address="overlook.A382"/>
          </calcext:conditional-format>
          <calcext:conditional-format calcext:target-range-address="overlook.A383:overlook.A383">
            <calcext:condition calcext:apply-style-name="" calcext:value="formula-is(ISEVEN(ROW()))" calcext:base-cell-address="overlook.A383"/>
          </calcext:conditional-format>
          <calcext:conditional-format calcext:target-range-address="overlook.A384:overlook.A384">
            <calcext:condition calcext:apply-style-name="" calcext:value="formula-is(ISEVEN(ROW()))" calcext:base-cell-address="overlook.A384"/>
          </calcext:conditional-format>
          <calcext:conditional-format calcext:target-range-address="overlook.A386:overlook.A389">
            <calcext:condition calcext:apply-style-name="" calcext:value="formula-is(ISEVEN(ROW()))" calcext:base-cell-address="overlook.A386"/>
          </calcext:conditional-format>
          <calcext:conditional-format calcext:target-range-address="overlook.A386:overlook.A386">
            <calcext:condition calcext:apply-style-name="" calcext:value="formula-is(ISEVEN(ROW()))" calcext:base-cell-address="overlook.A386"/>
          </calcext:conditional-format>
          <calcext:conditional-format calcext:target-range-address="overlook.A387:overlook.A387">
            <calcext:condition calcext:apply-style-name="" calcext:value="formula-is(ISEVEN(ROW()))" calcext:base-cell-address="overlook.A387"/>
          </calcext:conditional-format>
          <calcext:conditional-format calcext:target-range-address="overlook.A388:overlook.A388">
            <calcext:condition calcext:apply-style-name="" calcext:value="formula-is(ISEVEN(ROW()))" calcext:base-cell-address="overlook.A388"/>
          </calcext:conditional-format>
          <calcext:conditional-format calcext:target-range-address="overlook.A389:overlook.A389">
            <calcext:condition calcext:apply-style-name="" calcext:value="formula-is(ISEVEN(ROW()))" calcext:base-cell-address="overlook.A389"/>
          </calcext:conditional-format>
          <calcext:conditional-format calcext:target-range-address="overlook.A390:overlook.A393">
            <calcext:condition calcext:apply-style-name="" calcext:value="formula-is(ISEVEN(ROW()))" calcext:base-cell-address="overlook.A390"/>
          </calcext:conditional-format>
          <calcext:conditional-format calcext:target-range-address="overlook.A390:overlook.A390">
            <calcext:condition calcext:apply-style-name="" calcext:value="formula-is(ISEVEN(ROW()))" calcext:base-cell-address="overlook.A390"/>
          </calcext:conditional-format>
          <calcext:conditional-format calcext:target-range-address="overlook.A391:overlook.A391">
            <calcext:condition calcext:apply-style-name="" calcext:value="formula-is(ISEVEN(ROW()))" calcext:base-cell-address="overlook.A391"/>
          </calcext:conditional-format>
          <calcext:conditional-format calcext:target-range-address="overlook.A392:overlook.A392">
            <calcext:condition calcext:apply-style-name="" calcext:value="formula-is(ISEVEN(ROW()))" calcext:base-cell-address="overlook.A392"/>
          </calcext:conditional-format>
          <calcext:conditional-format calcext:target-range-address="overlook.A393:overlook.A393">
            <calcext:condition calcext:apply-style-name="" calcext:value="formula-is(ISEVEN(ROW()))" calcext:base-cell-address="overlook.A393"/>
          </calcext:conditional-format>
          <calcext:conditional-format calcext:target-range-address="overlook.A394:overlook.A397">
            <calcext:condition calcext:apply-style-name="" calcext:value="formula-is(ISEVEN(ROW()))" calcext:base-cell-address="overlook.A394"/>
          </calcext:conditional-format>
          <calcext:conditional-format calcext:target-range-address="overlook.A394:overlook.A394">
            <calcext:condition calcext:apply-style-name="" calcext:value="formula-is(ISEVEN(ROW()))" calcext:base-cell-address="overlook.A394"/>
          </calcext:conditional-format>
          <calcext:conditional-format calcext:target-range-address="overlook.A395:overlook.A395">
            <calcext:condition calcext:apply-style-name="" calcext:value="formula-is(ISEVEN(ROW()))" calcext:base-cell-address="overlook.A395"/>
          </calcext:conditional-format>
          <calcext:conditional-format calcext:target-range-address="overlook.A396:overlook.A396">
            <calcext:condition calcext:apply-style-name="" calcext:value="formula-is(ISEVEN(ROW()))" calcext:base-cell-address="overlook.A396"/>
          </calcext:conditional-format>
          <calcext:conditional-format calcext:target-range-address="overlook.A397:overlook.A397">
            <calcext:condition calcext:apply-style-name="" calcext:value="formula-is(ISEVEN(ROW()))" calcext:base-cell-address="overlook.A397"/>
          </calcext:conditional-format>
          <calcext:conditional-format calcext:target-range-address="overlook.A385:overlook.A385">
            <calcext:condition calcext:apply-style-name="" calcext:value="formula-is(ISEVEN(ROW()))" calcext:base-cell-address="overlook.A385"/>
          </calcext:conditional-format>
          <calcext:conditional-format calcext:target-range-address="overlook.A385:overlook.A385">
            <calcext:condition calcext:apply-style-name="" calcext:value="formula-is(ISEVEN(ROW()))" calcext:base-cell-address="overlook.A385"/>
          </calcext:conditional-format>
          <calcext:conditional-format calcext:target-range-address="overlook.A398:overlook.A414">
            <calcext:condition calcext:apply-style-name="" calcext:value="formula-is(ISEVEN(ROW()))" calcext:base-cell-address="overlook.A398"/>
          </calcext:conditional-format>
          <calcext:conditional-format calcext:target-range-address="overlook.A398:overlook.A398">
            <calcext:condition calcext:apply-style-name="" calcext:value="formula-is(ISEVEN(ROW()))" calcext:base-cell-address="overlook.A398"/>
          </calcext:conditional-format>
          <calcext:conditional-format calcext:target-range-address="overlook.A399:overlook.A399">
            <calcext:condition calcext:apply-style-name="" calcext:value="formula-is(ISEVEN(ROW()))" calcext:base-cell-address="overlook.A399"/>
          </calcext:conditional-format>
          <calcext:conditional-format calcext:target-range-address="overlook.A400:overlook.A400">
            <calcext:condition calcext:apply-style-name="" calcext:value="formula-is(ISEVEN(ROW()))" calcext:base-cell-address="overlook.A400"/>
          </calcext:conditional-format>
          <calcext:conditional-format calcext:target-range-address="overlook.A401:overlook.A401">
            <calcext:condition calcext:apply-style-name="" calcext:value="formula-is(ISEVEN(ROW()))" calcext:base-cell-address="overlook.A401"/>
          </calcext:conditional-format>
          <calcext:conditional-format calcext:target-range-address="overlook.A403:overlook.A406">
            <calcext:condition calcext:apply-style-name="" calcext:value="formula-is(ISEVEN(ROW()))" calcext:base-cell-address="overlook.A403"/>
          </calcext:conditional-format>
          <calcext:conditional-format calcext:target-range-address="overlook.A403:overlook.A403">
            <calcext:condition calcext:apply-style-name="" calcext:value="formula-is(ISEVEN(ROW()))" calcext:base-cell-address="overlook.A403"/>
          </calcext:conditional-format>
          <calcext:conditional-format calcext:target-range-address="overlook.A404:overlook.A404">
            <calcext:condition calcext:apply-style-name="" calcext:value="formula-is(ISEVEN(ROW()))" calcext:base-cell-address="overlook.A404"/>
          </calcext:conditional-format>
          <calcext:conditional-format calcext:target-range-address="overlook.A405:overlook.A405">
            <calcext:condition calcext:apply-style-name="" calcext:value="formula-is(ISEVEN(ROW()))" calcext:base-cell-address="overlook.A405"/>
          </calcext:conditional-format>
          <calcext:conditional-format calcext:target-range-address="overlook.A406:overlook.A406">
            <calcext:condition calcext:apply-style-name="" calcext:value="formula-is(ISEVEN(ROW()))" calcext:base-cell-address="overlook.A406"/>
          </calcext:conditional-format>
          <calcext:conditional-format calcext:target-range-address="overlook.A407:overlook.A410">
            <calcext:condition calcext:apply-style-name="" calcext:value="formula-is(ISEVEN(ROW()))" calcext:base-cell-address="overlook.A407"/>
          </calcext:conditional-format>
          <calcext:conditional-format calcext:target-range-address="overlook.A407:overlook.A407">
            <calcext:condition calcext:apply-style-name="" calcext:value="formula-is(ISEVEN(ROW()))" calcext:base-cell-address="overlook.A407"/>
          </calcext:conditional-format>
          <calcext:conditional-format calcext:target-range-address="overlook.A408:overlook.A408">
            <calcext:condition calcext:apply-style-name="" calcext:value="formula-is(ISEVEN(ROW()))" calcext:base-cell-address="overlook.A408"/>
          </calcext:conditional-format>
          <calcext:conditional-format calcext:target-range-address="overlook.A409:overlook.A409">
            <calcext:condition calcext:apply-style-name="" calcext:value="formula-is(ISEVEN(ROW()))" calcext:base-cell-address="overlook.A409"/>
          </calcext:conditional-format>
          <calcext:conditional-format calcext:target-range-address="overlook.A410:overlook.A410">
            <calcext:condition calcext:apply-style-name="" calcext:value="formula-is(ISEVEN(ROW()))" calcext:base-cell-address="overlook.A410"/>
          </calcext:conditional-format>
          <calcext:conditional-format calcext:target-range-address="overlook.A411:overlook.A414">
            <calcext:condition calcext:apply-style-name="" calcext:value="formula-is(ISEVEN(ROW()))" calcext:base-cell-address="overlook.A411"/>
          </calcext:conditional-format>
          <calcext:conditional-format calcext:target-range-address="overlook.A411:overlook.A411">
            <calcext:condition calcext:apply-style-name="" calcext:value="formula-is(ISEVEN(ROW()))" calcext:base-cell-address="overlook.A411"/>
          </calcext:conditional-format>
          <calcext:conditional-format calcext:target-range-address="overlook.A412:overlook.A412">
            <calcext:condition calcext:apply-style-name="" calcext:value="formula-is(ISEVEN(ROW()))" calcext:base-cell-address="overlook.A412"/>
          </calcext:conditional-format>
          <calcext:conditional-format calcext:target-range-address="overlook.A413:overlook.A413">
            <calcext:condition calcext:apply-style-name="" calcext:value="formula-is(ISEVEN(ROW()))" calcext:base-cell-address="overlook.A413"/>
          </calcext:conditional-format>
          <calcext:conditional-format calcext:target-range-address="overlook.A414:overlook.A414">
            <calcext:condition calcext:apply-style-name="" calcext:value="formula-is(ISEVEN(ROW()))" calcext:base-cell-address="overlook.A414"/>
          </calcext:conditional-format>
          <calcext:conditional-format calcext:target-range-address="overlook.A402:overlook.A402">
            <calcext:condition calcext:apply-style-name="" calcext:value="formula-is(ISEVEN(ROW()))" calcext:base-cell-address="overlook.A402"/>
          </calcext:conditional-format>
          <calcext:conditional-format calcext:target-range-address="overlook.A402:overlook.A402">
            <calcext:condition calcext:apply-style-name="" calcext:value="formula-is(ISEVEN(ROW()))" calcext:base-cell-address="overlook.A402"/>
          </calcext:conditional-format>
          <calcext:conditional-format calcext:target-range-address="overlook.A415:overlook.A431">
            <calcext:condition calcext:apply-style-name="" calcext:value="formula-is(ISEVEN(ROW()))" calcext:base-cell-address="overlook.A415"/>
          </calcext:conditional-format>
          <calcext:conditional-format calcext:target-range-address="overlook.A415:overlook.A415">
            <calcext:condition calcext:apply-style-name="" calcext:value="formula-is(ISEVEN(ROW()))" calcext:base-cell-address="overlook.A415"/>
          </calcext:conditional-format>
          <calcext:conditional-format calcext:target-range-address="overlook.A416:overlook.A416">
            <calcext:condition calcext:apply-style-name="" calcext:value="formula-is(ISEVEN(ROW()))" calcext:base-cell-address="overlook.A416"/>
          </calcext:conditional-format>
          <calcext:conditional-format calcext:target-range-address="overlook.A417:overlook.A417">
            <calcext:condition calcext:apply-style-name="" calcext:value="formula-is(ISEVEN(ROW()))" calcext:base-cell-address="overlook.A417"/>
          </calcext:conditional-format>
          <calcext:conditional-format calcext:target-range-address="overlook.A418:overlook.A418">
            <calcext:condition calcext:apply-style-name="" calcext:value="formula-is(ISEVEN(ROW()))" calcext:base-cell-address="overlook.A418"/>
          </calcext:conditional-format>
          <calcext:conditional-format calcext:target-range-address="overlook.A420:overlook.A423">
            <calcext:condition calcext:apply-style-name="" calcext:value="formula-is(ISEVEN(ROW()))" calcext:base-cell-address="overlook.A420"/>
          </calcext:conditional-format>
          <calcext:conditional-format calcext:target-range-address="overlook.A420:overlook.A420">
            <calcext:condition calcext:apply-style-name="" calcext:value="formula-is(ISEVEN(ROW()))" calcext:base-cell-address="overlook.A420"/>
          </calcext:conditional-format>
          <calcext:conditional-format calcext:target-range-address="overlook.A421:overlook.A421">
            <calcext:condition calcext:apply-style-name="" calcext:value="formula-is(ISEVEN(ROW()))" calcext:base-cell-address="overlook.A421"/>
          </calcext:conditional-format>
          <calcext:conditional-format calcext:target-range-address="overlook.A422:overlook.A422">
            <calcext:condition calcext:apply-style-name="" calcext:value="formula-is(ISEVEN(ROW()))" calcext:base-cell-address="overlook.A422"/>
          </calcext:conditional-format>
          <calcext:conditional-format calcext:target-range-address="overlook.A423:overlook.A423">
            <calcext:condition calcext:apply-style-name="" calcext:value="formula-is(ISEVEN(ROW()))" calcext:base-cell-address="overlook.A423"/>
          </calcext:conditional-format>
          <calcext:conditional-format calcext:target-range-address="overlook.A424:overlook.A427">
            <calcext:condition calcext:apply-style-name="" calcext:value="formula-is(ISEVEN(ROW()))" calcext:base-cell-address="overlook.A424"/>
          </calcext:conditional-format>
          <calcext:conditional-format calcext:target-range-address="overlook.A424:overlook.A424">
            <calcext:condition calcext:apply-style-name="" calcext:value="formula-is(ISEVEN(ROW()))" calcext:base-cell-address="overlook.A424"/>
          </calcext:conditional-format>
          <calcext:conditional-format calcext:target-range-address="overlook.A425:overlook.A425">
            <calcext:condition calcext:apply-style-name="" calcext:value="formula-is(ISEVEN(ROW()))" calcext:base-cell-address="overlook.A425"/>
          </calcext:conditional-format>
          <calcext:conditional-format calcext:target-range-address="overlook.A426:overlook.A426">
            <calcext:condition calcext:apply-style-name="" calcext:value="formula-is(ISEVEN(ROW()))" calcext:base-cell-address="overlook.A426"/>
          </calcext:conditional-format>
          <calcext:conditional-format calcext:target-range-address="overlook.A427:overlook.A427">
            <calcext:condition calcext:apply-style-name="" calcext:value="formula-is(ISEVEN(ROW()))" calcext:base-cell-address="overlook.A427"/>
          </calcext:conditional-format>
          <calcext:conditional-format calcext:target-range-address="overlook.A428:overlook.A431">
            <calcext:condition calcext:apply-style-name="" calcext:value="formula-is(ISEVEN(ROW()))" calcext:base-cell-address="overlook.A428"/>
          </calcext:conditional-format>
          <calcext:conditional-format calcext:target-range-address="overlook.A428:overlook.A428">
            <calcext:condition calcext:apply-style-name="" calcext:value="formula-is(ISEVEN(ROW()))" calcext:base-cell-address="overlook.A428"/>
          </calcext:conditional-format>
          <calcext:conditional-format calcext:target-range-address="overlook.A429:overlook.A429">
            <calcext:condition calcext:apply-style-name="" calcext:value="formula-is(ISEVEN(ROW()))" calcext:base-cell-address="overlook.A429"/>
          </calcext:conditional-format>
          <calcext:conditional-format calcext:target-range-address="overlook.A430:overlook.A430">
            <calcext:condition calcext:apply-style-name="" calcext:value="formula-is(ISEVEN(ROW()))" calcext:base-cell-address="overlook.A430"/>
          </calcext:conditional-format>
          <calcext:conditional-format calcext:target-range-address="overlook.A431:overlook.A431">
            <calcext:condition calcext:apply-style-name="" calcext:value="formula-is(ISEVEN(ROW()))" calcext:base-cell-address="overlook.A431"/>
          </calcext:conditional-format>
          <calcext:conditional-format calcext:target-range-address="overlook.A419:overlook.A419">
            <calcext:condition calcext:apply-style-name="" calcext:value="formula-is(ISEVEN(ROW()))" calcext:base-cell-address="overlook.A419"/>
          </calcext:conditional-format>
          <calcext:conditional-format calcext:target-range-address="overlook.A419:overlook.A419">
            <calcext:condition calcext:apply-style-name="" calcext:value="formula-is(ISEVEN(ROW()))" calcext:base-cell-address="overlook.A419"/>
          </calcext:conditional-format>
          <calcext:conditional-format calcext:target-range-address="overlook.A432:overlook.A436">
            <calcext:condition calcext:apply-style-name="" calcext:value="formula-is(ISEVEN(ROW()))" calcext:base-cell-address="overlook.A432"/>
          </calcext:conditional-format>
          <calcext:conditional-format calcext:target-range-address="overlook.A432:overlook.A432">
            <calcext:condition calcext:apply-style-name="" calcext:value="formula-is(ISEVEN(ROW()))" calcext:base-cell-address="overlook.A432"/>
          </calcext:conditional-format>
          <calcext:conditional-format calcext:target-range-address="overlook.A433:overlook.A433">
            <calcext:condition calcext:apply-style-name="" calcext:value="formula-is(ISEVEN(ROW()))" calcext:base-cell-address="overlook.A433"/>
          </calcext:conditional-format>
          <calcext:conditional-format calcext:target-range-address="overlook.A434:overlook.A434">
            <calcext:condition calcext:apply-style-name="" calcext:value="formula-is(ISEVEN(ROW()))" calcext:base-cell-address="overlook.A434"/>
          </calcext:conditional-format>
          <calcext:conditional-format calcext:target-range-address="overlook.A435:overlook.A435">
            <calcext:condition calcext:apply-style-name="" calcext:value="formula-is(ISEVEN(ROW()))" calcext:base-cell-address="overlook.A435"/>
          </calcext:conditional-format>
          <calcext:conditional-format calcext:target-range-address="overlook.A436:overlook.A436">
            <calcext:condition calcext:apply-style-name="" calcext:value="formula-is(ISEVEN(ROW()))" calcext:base-cell-address="overlook.A436"/>
          </calcext:conditional-format>
          <calcext:conditional-format calcext:target-range-address="overlook.A436:overlook.A436">
            <calcext:condition calcext:apply-style-name="" calcext:value="formula-is(ISEVEN(ROW()))" calcext:base-cell-address="overlook.A436"/>
          </calcext:conditional-format>
          <calcext:conditional-format calcext:target-range-address="overlook.A437:overlook.A440">
            <calcext:condition calcext:apply-style-name="" calcext:value="formula-is(ISEVEN(ROW()))" calcext:base-cell-address="overlook.A437"/>
          </calcext:conditional-format>
          <calcext:conditional-format calcext:target-range-address="overlook.A437:overlook.A440">
            <calcext:condition calcext:apply-style-name="" calcext:value="formula-is(ISEVEN(ROW()))" calcext:base-cell-address="overlook.A437"/>
          </calcext:conditional-format>
          <calcext:conditional-format calcext:target-range-address="overlook.A437:overlook.A437">
            <calcext:condition calcext:apply-style-name="" calcext:value="formula-is(ISEVEN(ROW()))" calcext:base-cell-address="overlook.A437"/>
          </calcext:conditional-format>
          <calcext:conditional-format calcext:target-range-address="overlook.A438:overlook.A438">
            <calcext:condition calcext:apply-style-name="" calcext:value="formula-is(ISEVEN(ROW()))" calcext:base-cell-address="overlook.A438"/>
          </calcext:conditional-format>
          <calcext:conditional-format calcext:target-range-address="overlook.A439:overlook.A439">
            <calcext:condition calcext:apply-style-name="" calcext:value="formula-is(ISEVEN(ROW()))" calcext:base-cell-address="overlook.A439"/>
          </calcext:conditional-format>
          <calcext:conditional-format calcext:target-range-address="overlook.A440:overlook.A440">
            <calcext:condition calcext:apply-style-name="" calcext:value="formula-is(ISEVEN(ROW()))" calcext:base-cell-address="overlook.A440"/>
          </calcext:conditional-format>
          <calcext:conditional-format calcext:target-range-address="overlook.A441:overlook.A448">
            <calcext:condition calcext:apply-style-name="" calcext:value="formula-is(ISEVEN(ROW()))" calcext:base-cell-address="overlook.A441"/>
          </calcext:conditional-format>
          <calcext:conditional-format calcext:target-range-address="overlook.A441:overlook.A444">
            <calcext:condition calcext:apply-style-name="" calcext:value="formula-is(ISEVEN(ROW()))" calcext:base-cell-address="overlook.A441"/>
          </calcext:conditional-format>
          <calcext:conditional-format calcext:target-range-address="overlook.A441:overlook.A441">
            <calcext:condition calcext:apply-style-name="" calcext:value="formula-is(ISEVEN(ROW()))" calcext:base-cell-address="overlook.A441"/>
          </calcext:conditional-format>
          <calcext:conditional-format calcext:target-range-address="overlook.A442:overlook.A442">
            <calcext:condition calcext:apply-style-name="" calcext:value="formula-is(ISEVEN(ROW()))" calcext:base-cell-address="overlook.A442"/>
          </calcext:conditional-format>
          <calcext:conditional-format calcext:target-range-address="overlook.A443:overlook.A443">
            <calcext:condition calcext:apply-style-name="" calcext:value="formula-is(ISEVEN(ROW()))" calcext:base-cell-address="overlook.A443"/>
          </calcext:conditional-format>
          <calcext:conditional-format calcext:target-range-address="overlook.A444:overlook.A444">
            <calcext:condition calcext:apply-style-name="" calcext:value="formula-is(ISEVEN(ROW()))" calcext:base-cell-address="overlook.A444"/>
          </calcext:conditional-format>
          <calcext:conditional-format calcext:target-range-address="overlook.A445:overlook.A448">
            <calcext:condition calcext:apply-style-name="" calcext:value="formula-is(ISEVEN(ROW()))" calcext:base-cell-address="overlook.A445"/>
          </calcext:conditional-format>
          <calcext:conditional-format calcext:target-range-address="overlook.A445:overlook.A445">
            <calcext:condition calcext:apply-style-name="" calcext:value="formula-is(ISEVEN(ROW()))" calcext:base-cell-address="overlook.A445"/>
          </calcext:conditional-format>
          <calcext:conditional-format calcext:target-range-address="overlook.A446:overlook.A446">
            <calcext:condition calcext:apply-style-name="" calcext:value="formula-is(ISEVEN(ROW()))" calcext:base-cell-address="overlook.A446"/>
          </calcext:conditional-format>
          <calcext:conditional-format calcext:target-range-address="overlook.A447:overlook.A447">
            <calcext:condition calcext:apply-style-name="" calcext:value="formula-is(ISEVEN(ROW()))" calcext:base-cell-address="overlook.A447"/>
          </calcext:conditional-format>
          <calcext:conditional-format calcext:target-range-address="overlook.A448:overlook.A448">
            <calcext:condition calcext:apply-style-name="" calcext:value="formula-is(ISEVEN(ROW()))" calcext:base-cell-address="overlook.A448"/>
          </calcext:conditional-format>
          <calcext:conditional-format calcext:target-range-address="overlook.A351:overlook.A354 overlook.A344:overlook.A349">
            <calcext:condition calcext:apply-style-name="" calcext:value="formula-is(ISEVEN(ROW(())))" calcext:base-cell-address="overlook.A344"/>
          </calcext:conditional-format>
          <calcext:conditional-format calcext:target-range-address="overlook.A356:overlook.A361">
            <calcext:condition calcext:apply-style-name="" calcext:value="formula-is(ISEVEN(ROW(())))" calcext:base-cell-address="overlook.A356"/>
          </calcext:conditional-format>
          <calcext:conditional-format calcext:target-range-address="overlook.A364:overlook.A380">
            <calcext:condition calcext:apply-style-name="" calcext:value="formula-is(ISEVEN(ROW(())))" calcext:base-cell-address="overlook.A364"/>
          </calcext:conditional-format>
          <calcext:conditional-format calcext:target-range-address="overlook.A364:overlook.A364">
            <calcext:condition calcext:apply-style-name="" calcext:value="formula-is(ISEVEN(ROW(())))" calcext:base-cell-address="overlook.A364"/>
          </calcext:conditional-format>
          <calcext:conditional-format calcext:target-range-address="overlook.A365:overlook.A365">
            <calcext:condition calcext:apply-style-name="" calcext:value="formula-is(ISEVEN(ROW(())))" calcext:base-cell-address="overlook.A365"/>
          </calcext:conditional-format>
          <calcext:conditional-format calcext:target-range-address="overlook.A366:overlook.A366">
            <calcext:condition calcext:apply-style-name="" calcext:value="formula-is(ISEVEN(ROW(())))" calcext:base-cell-address="overlook.A366"/>
          </calcext:conditional-format>
          <calcext:conditional-format calcext:target-range-address="overlook.A367:overlook.A367">
            <calcext:condition calcext:apply-style-name="" calcext:value="formula-is(ISEVEN(ROW(())))" calcext:base-cell-address="overlook.A367"/>
          </calcext:conditional-format>
          <calcext:conditional-format calcext:target-range-address="overlook.A369:overlook.A372">
            <calcext:condition calcext:apply-style-name="" calcext:value="formula-is(ISEVEN(ROW(())))" calcext:base-cell-address="overlook.A369"/>
          </calcext:conditional-format>
          <calcext:conditional-format calcext:target-range-address="overlook.A369:overlook.A369">
            <calcext:condition calcext:apply-style-name="" calcext:value="formula-is(ISEVEN(ROW(())))" calcext:base-cell-address="overlook.A369"/>
          </calcext:conditional-format>
          <calcext:conditional-format calcext:target-range-address="overlook.A370:overlook.A370">
            <calcext:condition calcext:apply-style-name="" calcext:value="formula-is(ISEVEN(ROW(())))" calcext:base-cell-address="overlook.A370"/>
          </calcext:conditional-format>
          <calcext:conditional-format calcext:target-range-address="overlook.A371:overlook.A371">
            <calcext:condition calcext:apply-style-name="" calcext:value="formula-is(ISEVEN(ROW(())))" calcext:base-cell-address="overlook.A371"/>
          </calcext:conditional-format>
          <calcext:conditional-format calcext:target-range-address="overlook.A372:overlook.A372">
            <calcext:condition calcext:apply-style-name="" calcext:value="formula-is(ISEVEN(ROW(())))" calcext:base-cell-address="overlook.A372"/>
          </calcext:conditional-format>
          <calcext:conditional-format calcext:target-range-address="overlook.A373:overlook.A376">
            <calcext:condition calcext:apply-style-name="" calcext:value="formula-is(ISEVEN(ROW(())))" calcext:base-cell-address="overlook.A373"/>
          </calcext:conditional-format>
          <calcext:conditional-format calcext:target-range-address="overlook.A373:overlook.A373">
            <calcext:condition calcext:apply-style-name="" calcext:value="formula-is(ISEVEN(ROW(())))" calcext:base-cell-address="overlook.A373"/>
          </calcext:conditional-format>
          <calcext:conditional-format calcext:target-range-address="overlook.A374:overlook.A374">
            <calcext:condition calcext:apply-style-name="" calcext:value="formula-is(ISEVEN(ROW(())))" calcext:base-cell-address="overlook.A374"/>
          </calcext:conditional-format>
          <calcext:conditional-format calcext:target-range-address="overlook.A375:overlook.A375">
            <calcext:condition calcext:apply-style-name="" calcext:value="formula-is(ISEVEN(ROW(())))" calcext:base-cell-address="overlook.A375"/>
          </calcext:conditional-format>
          <calcext:conditional-format calcext:target-range-address="overlook.A376:overlook.A376">
            <calcext:condition calcext:apply-style-name="" calcext:value="formula-is(ISEVEN(ROW(())))" calcext:base-cell-address="overlook.A376"/>
          </calcext:conditional-format>
          <calcext:conditional-format calcext:target-range-address="overlook.A377:overlook.A380">
            <calcext:condition calcext:apply-style-name="" calcext:value="formula-is(ISEVEN(ROW(())))" calcext:base-cell-address="overlook.A377"/>
          </calcext:conditional-format>
          <calcext:conditional-format calcext:target-range-address="overlook.A377:overlook.A377">
            <calcext:condition calcext:apply-style-name="" calcext:value="formula-is(ISEVEN(ROW(())))" calcext:base-cell-address="overlook.A377"/>
          </calcext:conditional-format>
          <calcext:conditional-format calcext:target-range-address="overlook.A378:overlook.A378">
            <calcext:condition calcext:apply-style-name="" calcext:value="formula-is(ISEVEN(ROW(())))" calcext:base-cell-address="overlook.A378"/>
          </calcext:conditional-format>
          <calcext:conditional-format calcext:target-range-address="overlook.A379:overlook.A379">
            <calcext:condition calcext:apply-style-name="" calcext:value="formula-is(ISEVEN(ROW(())))" calcext:base-cell-address="overlook.A379"/>
          </calcext:conditional-format>
          <calcext:conditional-format calcext:target-range-address="overlook.A380:overlook.A380">
            <calcext:condition calcext:apply-style-name="" calcext:value="formula-is(ISEVEN(ROW(())))" calcext:base-cell-address="overlook.A380"/>
          </calcext:conditional-format>
          <calcext:conditional-format calcext:target-range-address="overlook.A368:overlook.A368">
            <calcext:condition calcext:apply-style-name="" calcext:value="formula-is(ISEVEN(ROW(())))" calcext:base-cell-address="overlook.A368"/>
          </calcext:conditional-format>
          <calcext:conditional-format calcext:target-range-address="overlook.A368:overlook.A368">
            <calcext:condition calcext:apply-style-name="" calcext:value="formula-is(ISEVEN(ROW(())))" calcext:base-cell-address="overlook.A368"/>
          </calcext:conditional-format>
          <calcext:conditional-format calcext:target-range-address="overlook.A381:overlook.A397">
            <calcext:condition calcext:apply-style-name="" calcext:value="formula-is(ISEVEN(ROW(())))" calcext:base-cell-address="overlook.A381"/>
          </calcext:conditional-format>
          <calcext:conditional-format calcext:target-range-address="overlook.A381:overlook.A381">
            <calcext:condition calcext:apply-style-name="" calcext:value="formula-is(ISEVEN(ROW(())))" calcext:base-cell-address="overlook.A381"/>
          </calcext:conditional-format>
          <calcext:conditional-format calcext:target-range-address="overlook.A382:overlook.A382">
            <calcext:condition calcext:apply-style-name="" calcext:value="formula-is(ISEVEN(ROW(())))" calcext:base-cell-address="overlook.A382"/>
          </calcext:conditional-format>
          <calcext:conditional-format calcext:target-range-address="overlook.A383:overlook.A383">
            <calcext:condition calcext:apply-style-name="" calcext:value="formula-is(ISEVEN(ROW(())))" calcext:base-cell-address="overlook.A383"/>
          </calcext:conditional-format>
          <calcext:conditional-format calcext:target-range-address="overlook.A384:overlook.A384">
            <calcext:condition calcext:apply-style-name="" calcext:value="formula-is(ISEVEN(ROW(())))" calcext:base-cell-address="overlook.A384"/>
          </calcext:conditional-format>
          <calcext:conditional-format calcext:target-range-address="overlook.A386:overlook.A389">
            <calcext:condition calcext:apply-style-name="" calcext:value="formula-is(ISEVEN(ROW(())))" calcext:base-cell-address="overlook.A386"/>
          </calcext:conditional-format>
          <calcext:conditional-format calcext:target-range-address="overlook.A386:overlook.A386">
            <calcext:condition calcext:apply-style-name="" calcext:value="formula-is(ISEVEN(ROW(())))" calcext:base-cell-address="overlook.A386"/>
          </calcext:conditional-format>
          <calcext:conditional-format calcext:target-range-address="overlook.A387:overlook.A387">
            <calcext:condition calcext:apply-style-name="" calcext:value="formula-is(ISEVEN(ROW(())))" calcext:base-cell-address="overlook.A387"/>
          </calcext:conditional-format>
          <calcext:conditional-format calcext:target-range-address="overlook.A388:overlook.A388">
            <calcext:condition calcext:apply-style-name="" calcext:value="formula-is(ISEVEN(ROW(())))" calcext:base-cell-address="overlook.A388"/>
          </calcext:conditional-format>
          <calcext:conditional-format calcext:target-range-address="overlook.A389:overlook.A389">
            <calcext:condition calcext:apply-style-name="" calcext:value="formula-is(ISEVEN(ROW(())))" calcext:base-cell-address="overlook.A389"/>
          </calcext:conditional-format>
          <calcext:conditional-format calcext:target-range-address="overlook.A390:overlook.A393">
            <calcext:condition calcext:apply-style-name="" calcext:value="formula-is(ISEVEN(ROW(())))" calcext:base-cell-address="overlook.A390"/>
          </calcext:conditional-format>
          <calcext:conditional-format calcext:target-range-address="overlook.A390:overlook.A390">
            <calcext:condition calcext:apply-style-name="" calcext:value="formula-is(ISEVEN(ROW(())))" calcext:base-cell-address="overlook.A390"/>
          </calcext:conditional-format>
          <calcext:conditional-format calcext:target-range-address="overlook.A391:overlook.A391">
            <calcext:condition calcext:apply-style-name="" calcext:value="formula-is(ISEVEN(ROW(())))" calcext:base-cell-address="overlook.A391"/>
          </calcext:conditional-format>
          <calcext:conditional-format calcext:target-range-address="overlook.A392:overlook.A392">
            <calcext:condition calcext:apply-style-name="" calcext:value="formula-is(ISEVEN(ROW(())))" calcext:base-cell-address="overlook.A392"/>
          </calcext:conditional-format>
          <calcext:conditional-format calcext:target-range-address="overlook.A393:overlook.A393">
            <calcext:condition calcext:apply-style-name="" calcext:value="formula-is(ISEVEN(ROW(())))" calcext:base-cell-address="overlook.A393"/>
          </calcext:conditional-format>
          <calcext:conditional-format calcext:target-range-address="overlook.A394:overlook.A397">
            <calcext:condition calcext:apply-style-name="" calcext:value="formula-is(ISEVEN(ROW(())))" calcext:base-cell-address="overlook.A394"/>
          </calcext:conditional-format>
          <calcext:conditional-format calcext:target-range-address="overlook.A394:overlook.A394">
            <calcext:condition calcext:apply-style-name="" calcext:value="formula-is(ISEVEN(ROW(())))" calcext:base-cell-address="overlook.A394"/>
          </calcext:conditional-format>
          <calcext:conditional-format calcext:target-range-address="overlook.A395:overlook.A395">
            <calcext:condition calcext:apply-style-name="" calcext:value="formula-is(ISEVEN(ROW(())))" calcext:base-cell-address="overlook.A395"/>
          </calcext:conditional-format>
          <calcext:conditional-format calcext:target-range-address="overlook.A396:overlook.A396">
            <calcext:condition calcext:apply-style-name="" calcext:value="formula-is(ISEVEN(ROW(())))" calcext:base-cell-address="overlook.A396"/>
          </calcext:conditional-format>
          <calcext:conditional-format calcext:target-range-address="overlook.A397:overlook.A397">
            <calcext:condition calcext:apply-style-name="" calcext:value="formula-is(ISEVEN(ROW(())))" calcext:base-cell-address="overlook.A397"/>
          </calcext:conditional-format>
          <calcext:conditional-format calcext:target-range-address="overlook.A385:overlook.A385">
            <calcext:condition calcext:apply-style-name="" calcext:value="formula-is(ISEVEN(ROW(())))" calcext:base-cell-address="overlook.A385"/>
          </calcext:conditional-format>
          <calcext:conditional-format calcext:target-range-address="overlook.A385:overlook.A385">
            <calcext:condition calcext:apply-style-name="" calcext:value="formula-is(ISEVEN(ROW(())))" calcext:base-cell-address="overlook.A385"/>
          </calcext:conditional-format>
          <calcext:conditional-format calcext:target-range-address="overlook.A398:overlook.A414">
            <calcext:condition calcext:apply-style-name="" calcext:value="formula-is(ISEVEN(ROW(())))" calcext:base-cell-address="overlook.A398"/>
          </calcext:conditional-format>
          <calcext:conditional-format calcext:target-range-address="overlook.A398:overlook.A398">
            <calcext:condition calcext:apply-style-name="" calcext:value="formula-is(ISEVEN(ROW(())))" calcext:base-cell-address="overlook.A398"/>
          </calcext:conditional-format>
          <calcext:conditional-format calcext:target-range-address="overlook.A399:overlook.A399">
            <calcext:condition calcext:apply-style-name="" calcext:value="formula-is(ISEVEN(ROW(())))" calcext:base-cell-address="overlook.A399"/>
          </calcext:conditional-format>
          <calcext:conditional-format calcext:target-range-address="overlook.A400:overlook.A400">
            <calcext:condition calcext:apply-style-name="" calcext:value="formula-is(ISEVEN(ROW(())))" calcext:base-cell-address="overlook.A400"/>
          </calcext:conditional-format>
          <calcext:conditional-format calcext:target-range-address="overlook.A401:overlook.A401">
            <calcext:condition calcext:apply-style-name="" calcext:value="formula-is(ISEVEN(ROW(())))" calcext:base-cell-address="overlook.A401"/>
          </calcext:conditional-format>
          <calcext:conditional-format calcext:target-range-address="overlook.A403:overlook.A406">
            <calcext:condition calcext:apply-style-name="" calcext:value="formula-is(ISEVEN(ROW(())))" calcext:base-cell-address="overlook.A403"/>
          </calcext:conditional-format>
          <calcext:conditional-format calcext:target-range-address="overlook.A403:overlook.A403">
            <calcext:condition calcext:apply-style-name="" calcext:value="formula-is(ISEVEN(ROW(())))" calcext:base-cell-address="overlook.A403"/>
          </calcext:conditional-format>
          <calcext:conditional-format calcext:target-range-address="overlook.A404:overlook.A404">
            <calcext:condition calcext:apply-style-name="" calcext:value="formula-is(ISEVEN(ROW(())))" calcext:base-cell-address="overlook.A404"/>
          </calcext:conditional-format>
          <calcext:conditional-format calcext:target-range-address="overlook.A405:overlook.A405">
            <calcext:condition calcext:apply-style-name="" calcext:value="formula-is(ISEVEN(ROW(())))" calcext:base-cell-address="overlook.A405"/>
          </calcext:conditional-format>
          <calcext:conditional-format calcext:target-range-address="overlook.A406:overlook.A406">
            <calcext:condition calcext:apply-style-name="" calcext:value="formula-is(ISEVEN(ROW(())))" calcext:base-cell-address="overlook.A406"/>
          </calcext:conditional-format>
          <calcext:conditional-format calcext:target-range-address="overlook.A407:overlook.A410">
            <calcext:condition calcext:apply-style-name="" calcext:value="formula-is(ISEVEN(ROW(())))" calcext:base-cell-address="overlook.A407"/>
          </calcext:conditional-format>
          <calcext:conditional-format calcext:target-range-address="overlook.A407:overlook.A407">
            <calcext:condition calcext:apply-style-name="" calcext:value="formula-is(ISEVEN(ROW(())))" calcext:base-cell-address="overlook.A407"/>
          </calcext:conditional-format>
          <calcext:conditional-format calcext:target-range-address="overlook.A408:overlook.A408">
            <calcext:condition calcext:apply-style-name="" calcext:value="formula-is(ISEVEN(ROW(())))" calcext:base-cell-address="overlook.A408"/>
          </calcext:conditional-format>
          <calcext:conditional-format calcext:target-range-address="overlook.A409:overlook.A409">
            <calcext:condition calcext:apply-style-name="" calcext:value="formula-is(ISEVEN(ROW(())))" calcext:base-cell-address="overlook.A409"/>
          </calcext:conditional-format>
          <calcext:conditional-format calcext:target-range-address="overlook.A410:overlook.A410">
            <calcext:condition calcext:apply-style-name="" calcext:value="formula-is(ISEVEN(ROW(())))" calcext:base-cell-address="overlook.A410"/>
          </calcext:conditional-format>
          <calcext:conditional-format calcext:target-range-address="overlook.A411:overlook.A414">
            <calcext:condition calcext:apply-style-name="" calcext:value="formula-is(ISEVEN(ROW(())))" calcext:base-cell-address="overlook.A411"/>
          </calcext:conditional-format>
          <calcext:conditional-format calcext:target-range-address="overlook.A411:overlook.A411">
            <calcext:condition calcext:apply-style-name="" calcext:value="formula-is(ISEVEN(ROW(())))" calcext:base-cell-address="overlook.A411"/>
          </calcext:conditional-format>
          <calcext:conditional-format calcext:target-range-address="overlook.A412:overlook.A412">
            <calcext:condition calcext:apply-style-name="" calcext:value="formula-is(ISEVEN(ROW(())))" calcext:base-cell-address="overlook.A412"/>
          </calcext:conditional-format>
          <calcext:conditional-format calcext:target-range-address="overlook.A413:overlook.A413">
            <calcext:condition calcext:apply-style-name="" calcext:value="formula-is(ISEVEN(ROW(())))" calcext:base-cell-address="overlook.A413"/>
          </calcext:conditional-format>
          <calcext:conditional-format calcext:target-range-address="overlook.A414:overlook.A414">
            <calcext:condition calcext:apply-style-name="" calcext:value="formula-is(ISEVEN(ROW(())))" calcext:base-cell-address="overlook.A414"/>
          </calcext:conditional-format>
          <calcext:conditional-format calcext:target-range-address="overlook.A402:overlook.A402">
            <calcext:condition calcext:apply-style-name="" calcext:value="formula-is(ISEVEN(ROW(())))" calcext:base-cell-address="overlook.A402"/>
          </calcext:conditional-format>
          <calcext:conditional-format calcext:target-range-address="overlook.A402:overlook.A402">
            <calcext:condition calcext:apply-style-name="" calcext:value="formula-is(ISEVEN(ROW(())))" calcext:base-cell-address="overlook.A402"/>
          </calcext:conditional-format>
          <calcext:conditional-format calcext:target-range-address="overlook.A415:overlook.A431">
            <calcext:condition calcext:apply-style-name="" calcext:value="formula-is(ISEVEN(ROW(())))" calcext:base-cell-address="overlook.A415"/>
          </calcext:conditional-format>
          <calcext:conditional-format calcext:target-range-address="overlook.A415:overlook.A415">
            <calcext:condition calcext:apply-style-name="" calcext:value="formula-is(ISEVEN(ROW(())))" calcext:base-cell-address="overlook.A415"/>
          </calcext:conditional-format>
          <calcext:conditional-format calcext:target-range-address="overlook.A416:overlook.A416">
            <calcext:condition calcext:apply-style-name="" calcext:value="formula-is(ISEVEN(ROW(())))" calcext:base-cell-address="overlook.A416"/>
          </calcext:conditional-format>
          <calcext:conditional-format calcext:target-range-address="overlook.A417:overlook.A417">
            <calcext:condition calcext:apply-style-name="" calcext:value="formula-is(ISEVEN(ROW(())))" calcext:base-cell-address="overlook.A417"/>
          </calcext:conditional-format>
          <calcext:conditional-format calcext:target-range-address="overlook.A418:overlook.A418">
            <calcext:condition calcext:apply-style-name="" calcext:value="formula-is(ISEVEN(ROW(())))" calcext:base-cell-address="overlook.A418"/>
          </calcext:conditional-format>
          <calcext:conditional-format calcext:target-range-address="overlook.A420:overlook.A423">
            <calcext:condition calcext:apply-style-name="" calcext:value="formula-is(ISEVEN(ROW(())))" calcext:base-cell-address="overlook.A420"/>
          </calcext:conditional-format>
          <calcext:conditional-format calcext:target-range-address="overlook.A420:overlook.A420">
            <calcext:condition calcext:apply-style-name="" calcext:value="formula-is(ISEVEN(ROW(())))" calcext:base-cell-address="overlook.A420"/>
          </calcext:conditional-format>
          <calcext:conditional-format calcext:target-range-address="overlook.A421:overlook.A421">
            <calcext:condition calcext:apply-style-name="" calcext:value="formula-is(ISEVEN(ROW(())))" calcext:base-cell-address="overlook.A421"/>
          </calcext:conditional-format>
          <calcext:conditional-format calcext:target-range-address="overlook.A422:overlook.A422">
            <calcext:condition calcext:apply-style-name="" calcext:value="formula-is(ISEVEN(ROW(())))" calcext:base-cell-address="overlook.A422"/>
          </calcext:conditional-format>
          <calcext:conditional-format calcext:target-range-address="overlook.A423:overlook.A423">
            <calcext:condition calcext:apply-style-name="" calcext:value="formula-is(ISEVEN(ROW(())))" calcext:base-cell-address="overlook.A423"/>
          </calcext:conditional-format>
          <calcext:conditional-format calcext:target-range-address="overlook.A424:overlook.A427">
            <calcext:condition calcext:apply-style-name="" calcext:value="formula-is(ISEVEN(ROW(())))" calcext:base-cell-address="overlook.A424"/>
          </calcext:conditional-format>
          <calcext:conditional-format calcext:target-range-address="overlook.A424:overlook.A424">
            <calcext:condition calcext:apply-style-name="" calcext:value="formula-is(ISEVEN(ROW(())))" calcext:base-cell-address="overlook.A424"/>
          </calcext:conditional-format>
          <calcext:conditional-format calcext:target-range-address="overlook.A425:overlook.A425">
            <calcext:condition calcext:apply-style-name="" calcext:value="formula-is(ISEVEN(ROW(())))" calcext:base-cell-address="overlook.A425"/>
          </calcext:conditional-format>
          <calcext:conditional-format calcext:target-range-address="overlook.A426:overlook.A426">
            <calcext:condition calcext:apply-style-name="" calcext:value="formula-is(ISEVEN(ROW(())))" calcext:base-cell-address="overlook.A426"/>
          </calcext:conditional-format>
          <calcext:conditional-format calcext:target-range-address="overlook.A427:overlook.A427">
            <calcext:condition calcext:apply-style-name="" calcext:value="formula-is(ISEVEN(ROW(())))" calcext:base-cell-address="overlook.A427"/>
          </calcext:conditional-format>
          <calcext:conditional-format calcext:target-range-address="overlook.A428:overlook.A431">
            <calcext:condition calcext:apply-style-name="" calcext:value="formula-is(ISEVEN(ROW(())))" calcext:base-cell-address="overlook.A428"/>
          </calcext:conditional-format>
          <calcext:conditional-format calcext:target-range-address="overlook.A428:overlook.A428">
            <calcext:condition calcext:apply-style-name="" calcext:value="formula-is(ISEVEN(ROW(())))" calcext:base-cell-address="overlook.A428"/>
          </calcext:conditional-format>
          <calcext:conditional-format calcext:target-range-address="overlook.A429:overlook.A429">
            <calcext:condition calcext:apply-style-name="" calcext:value="formula-is(ISEVEN(ROW(())))" calcext:base-cell-address="overlook.A429"/>
          </calcext:conditional-format>
          <calcext:conditional-format calcext:target-range-address="overlook.A430:overlook.A430">
            <calcext:condition calcext:apply-style-name="" calcext:value="formula-is(ISEVEN(ROW(())))" calcext:base-cell-address="overlook.A430"/>
          </calcext:conditional-format>
          <calcext:conditional-format calcext:target-range-address="overlook.A431:overlook.A431">
            <calcext:condition calcext:apply-style-name="" calcext:value="formula-is(ISEVEN(ROW(())))" calcext:base-cell-address="overlook.A431"/>
          </calcext:conditional-format>
          <calcext:conditional-format calcext:target-range-address="overlook.A419:overlook.A419">
            <calcext:condition calcext:apply-style-name="" calcext:value="formula-is(ISEVEN(ROW(())))" calcext:base-cell-address="overlook.A419"/>
          </calcext:conditional-format>
          <calcext:conditional-format calcext:target-range-address="overlook.A419:overlook.A419">
            <calcext:condition calcext:apply-style-name="" calcext:value="formula-is(ISEVEN(ROW(())))" calcext:base-cell-address="overlook.A419"/>
          </calcext:conditional-format>
          <calcext:conditional-format calcext:target-range-address="overlook.A432:overlook.A436">
            <calcext:condition calcext:apply-style-name="" calcext:value="formula-is(ISEVEN(ROW(())))" calcext:base-cell-address="overlook.A432"/>
          </calcext:conditional-format>
          <calcext:conditional-format calcext:target-range-address="overlook.A432:overlook.A432">
            <calcext:condition calcext:apply-style-name="" calcext:value="formula-is(ISEVEN(ROW(())))" calcext:base-cell-address="overlook.A432"/>
          </calcext:conditional-format>
          <calcext:conditional-format calcext:target-range-address="overlook.A433:overlook.A433">
            <calcext:condition calcext:apply-style-name="" calcext:value="formula-is(ISEVEN(ROW(())))" calcext:base-cell-address="overlook.A433"/>
          </calcext:conditional-format>
          <calcext:conditional-format calcext:target-range-address="overlook.A434:overlook.A434">
            <calcext:condition calcext:apply-style-name="" calcext:value="formula-is(ISEVEN(ROW(())))" calcext:base-cell-address="overlook.A434"/>
          </calcext:conditional-format>
          <calcext:conditional-format calcext:target-range-address="overlook.A435:overlook.A435">
            <calcext:condition calcext:apply-style-name="" calcext:value="formula-is(ISEVEN(ROW(())))" calcext:base-cell-address="overlook.A435"/>
          </calcext:conditional-format>
          <calcext:conditional-format calcext:target-range-address="overlook.A436:overlook.A436">
            <calcext:condition calcext:apply-style-name="" calcext:value="formula-is(ISEVEN(ROW(())))" calcext:base-cell-address="overlook.A436"/>
          </calcext:conditional-format>
          <calcext:conditional-format calcext:target-range-address="overlook.A436:overlook.A436">
            <calcext:condition calcext:apply-style-name="" calcext:value="formula-is(ISEVEN(ROW(())))" calcext:base-cell-address="overlook.A436"/>
          </calcext:conditional-format>
          <calcext:conditional-format calcext:target-range-address="overlook.A437:overlook.A440">
            <calcext:condition calcext:apply-style-name="" calcext:value="formula-is(ISEVEN(ROW(())))" calcext:base-cell-address="overlook.A437"/>
          </calcext:conditional-format>
          <calcext:conditional-format calcext:target-range-address="overlook.A437:overlook.A440">
            <calcext:condition calcext:apply-style-name="" calcext:value="formula-is(ISEVEN(ROW(())))" calcext:base-cell-address="overlook.A437"/>
          </calcext:conditional-format>
          <calcext:conditional-format calcext:target-range-address="overlook.A437:overlook.A437">
            <calcext:condition calcext:apply-style-name="" calcext:value="formula-is(ISEVEN(ROW(())))" calcext:base-cell-address="overlook.A437"/>
          </calcext:conditional-format>
          <calcext:conditional-format calcext:target-range-address="overlook.A438:overlook.A438">
            <calcext:condition calcext:apply-style-name="" calcext:value="formula-is(ISEVEN(ROW(())))" calcext:base-cell-address="overlook.A438"/>
          </calcext:conditional-format>
          <calcext:conditional-format calcext:target-range-address="overlook.A439:overlook.A439">
            <calcext:condition calcext:apply-style-name="" calcext:value="formula-is(ISEVEN(ROW(())))" calcext:base-cell-address="overlook.A439"/>
          </calcext:conditional-format>
          <calcext:conditional-format calcext:target-range-address="overlook.A440:overlook.A440">
            <calcext:condition calcext:apply-style-name="" calcext:value="formula-is(ISEVEN(ROW(())))" calcext:base-cell-address="overlook.A440"/>
          </calcext:conditional-format>
          <calcext:conditional-format calcext:target-range-address="overlook.A441:overlook.A448">
            <calcext:condition calcext:apply-style-name="" calcext:value="formula-is(ISEVEN(ROW(())))" calcext:base-cell-address="overlook.A441"/>
          </calcext:conditional-format>
          <calcext:conditional-format calcext:target-range-address="overlook.A441:overlook.A444">
            <calcext:condition calcext:apply-style-name="" calcext:value="formula-is(ISEVEN(ROW(())))" calcext:base-cell-address="overlook.A441"/>
          </calcext:conditional-format>
          <calcext:conditional-format calcext:target-range-address="overlook.A441:overlook.A441">
            <calcext:condition calcext:apply-style-name="" calcext:value="formula-is(ISEVEN(ROW(())))" calcext:base-cell-address="overlook.A441"/>
          </calcext:conditional-format>
          <calcext:conditional-format calcext:target-range-address="overlook.A442:overlook.A442">
            <calcext:condition calcext:apply-style-name="" calcext:value="formula-is(ISEVEN(ROW(())))" calcext:base-cell-address="overlook.A442"/>
          </calcext:conditional-format>
          <calcext:conditional-format calcext:target-range-address="overlook.A443:overlook.A443">
            <calcext:condition calcext:apply-style-name="" calcext:value="formula-is(ISEVEN(ROW(())))" calcext:base-cell-address="overlook.A443"/>
          </calcext:conditional-format>
          <calcext:conditional-format calcext:target-range-address="overlook.A444:overlook.A444">
            <calcext:condition calcext:apply-style-name="" calcext:value="formula-is(ISEVEN(ROW(())))" calcext:base-cell-address="overlook.A444"/>
          </calcext:conditional-format>
          <calcext:conditional-format calcext:target-range-address="overlook.A445:overlook.A448">
            <calcext:condition calcext:apply-style-name="" calcext:value="formula-is(ISEVEN(ROW(())))" calcext:base-cell-address="overlook.A445"/>
          </calcext:conditional-format>
          <calcext:conditional-format calcext:target-range-address="overlook.A445:overlook.A445">
            <calcext:condition calcext:apply-style-name="" calcext:value="formula-is(ISEVEN(ROW(())))" calcext:base-cell-address="overlook.A445"/>
          </calcext:conditional-format>
          <calcext:conditional-format calcext:target-range-address="overlook.A446:overlook.A446">
            <calcext:condition calcext:apply-style-name="" calcext:value="formula-is(ISEVEN(ROW(())))" calcext:base-cell-address="overlook.A446"/>
          </calcext:conditional-format>
          <calcext:conditional-format calcext:target-range-address="overlook.A447:overlook.A447">
            <calcext:condition calcext:apply-style-name="" calcext:value="formula-is(ISEVEN(ROW(())))" calcext:base-cell-address="overlook.A447"/>
          </calcext:conditional-format>
          <calcext:conditional-format calcext:target-range-address="overlook.A448:overlook.A448">
            <calcext:condition calcext:apply-style-name="" calcext:value="formula-is(ISEVEN(ROW(())))" calcext:base-cell-address="overlook.A448"/>
          </calcext:conditional-format>
        </calcext:conditional-formats>
      </table:table>
      <table:table table:name="enemies" table:style-name="ta7"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07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<text:span text:style-name="T6">enemy_id</text:span></text:p>
          </table:table-cell>
          <table:table-cell office:value-type="string" calcext:value-type="string">
            <text:p><text:span text:style-name="T6">name</text:span></text:p>
          </table:table-cell>
          <table:table-cell office:value-type="string" calcext:value-type="string">
            <text:p><text:span text:style-name="T6">hp_max</text:span></text:p>
          </table:table-cell>
          <table:table-cell office:value-type="string" calcext:value-type="string">
            <text:p><text:span text:style-name="T6">mp_max</text:span></text:p>
          </table:table-cell>
          <table:table-cell office:value-type="string" calcext:value-type="string">
            <text:p><text:span text:style-name="T6">grit</text:span></text:p>
          </table:table-cell>
          <table:table-cell office:value-type="string" calcext:value-type="string">
            <text:p><text:span text:style-name="T6">flow</text:span></text:p>
          </table:table-cell>
          <table:table-cell office:value-type="string" calcext:value-type="string">
            <text:p><text:span text:style-name="T6">mind</text:span></text:p>
          </table:table-cell>
          <table:table-cell office:value-type="string" calcext:value-type="string">
            <text:p><text:span text:style-name="T6">soul</text:span></text:p>
          </table:table-cell>
          <table:table-cell office:value-type="string" calcext:value-type="string">
            <text:p><text:span text:style-name="T6">armor</text:span></text:p>
          </table:table-cell>
          <table:table-cell office:value-type="string" calcext:value-type="string">
            <text:p><text:span text:style-name="T6">marmor</text:span></text:p>
          </table:table-cell>
          <table:table-cell office:value-type="string" calcext:value-type="string">
            <text:p><text:span text:style-name="T6">exp</text:span></text:p>
          </table:table-cell>
          <table:table-cell office:value-type="string" calcext:value-type="string">
            <text:p><text:span text:style-name="T6">lvl</text:span></text:p>
          </table:table-cell>
          <table:table-cell table:style-name="ce12" office:value-type="string" calcext:value-type="string">
            <text:p><text:span text:style-name="T6">LOOT</text:span></text:p>
            <text:p>AMOUT</text:p>
          </table:table-cell>
          <table:table-cell table:style-name="ce12" office:value-type="string" calcext:value-type="string">
            <text:p><text:span text:style-name="T6">COMBAT</text:span></text:p>
            <text:p>LOOP</text:p>
            <text:p>AMOUT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tutorial_enemy_1</text:span></text:p>
          </table:table-cell>
          <table:table-cell office:value-type="string" calcext:value-type="string">
            <text:p><text:span text:style-name="T6">Tiny mouse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COUNTIF([loot.C$1:.C$1048576];[.A2])" office:value-type="float" office:value="1" calcext:value-type="float">
            <text:p>1</text:p>
          </table:table-cell>
          <table:table-cell table:style-name="ce7" table:formula="of:=COUNTIF([enemy_combat_loop.A$1:.A$1048576];[.A2])" office:value-type="float" office:value="1" calcext:value-type="float">
            <text:p>1</text:p>
          </table:table-cell>
          <table:table-cell office:value-type="string" calcext:value-type="string">
            <text:p><text:span text:style-name="T6">Such a tiny cute creature has to die huh?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hroom</text:span></text:p>
          </table:table-cell>
          <table:table-cell office:value-type="string" calcext:value-type="string">
            <text:p><text:span text:style-name="T6">Shroom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.C$1048576];[.A3])" office:value-type="float" office:value="18" calcext:value-type="float">
            <text:p>18</text:p>
          </table:table-cell>
          <table:table-cell table:style-name="ce7" table:formula="of:=COUNTIF([enemy_combat_loop.A$1:.A$1048576];[.A3])" office:value-type="float" office:value="1" calcext:value-type="float">
            <text:p>1</text:p>
          </table:table-cell>
          <table:table-cell office:value-type="string" calcext:value-type="string">
            <text:p><text:span text:style-name="T6">A tiny orange mushroom. How cute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rat</text:span></text:p>
          </table:table-cell>
          <table:table-cell office:value-type="string" calcext:value-type="string">
            <text:p><text:span text:style-name="T6">Rat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.C$1048576];[.A4])" office:value-type="float" office:value="18" calcext:value-type="float">
            <text:p>18</text:p>
          </table:table-cell>
          <table:table-cell table:style-name="ce7" table:formula="of:=COUNTIF([enemy_combat_loop.A$1:.A$1048576];[.A4])" office:value-type="float" office:value="1" calcext:value-type="float">
            <text:p>1</text:p>
          </table:table-cell>
          <table:table-cell office:value-type="string" calcext:value-type="string">
            <text:p><text:span text:style-name="T6">A small stinky rat. Ew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pore</text:span></text:p>
          </table:table-cell>
          <table:table-cell office:value-type="string" calcext:value-type="string">
            <text:p><text:span text:style-name="T6">Spore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.C$1048576];[.A5])" office:value-type="float" office:value="18" calcext:value-type="float">
            <text:p>18</text:p>
          </table:table-cell>
          <table:table-cell table:style-name="ce7" table:formula="of:=COUNTIF([enemy_combat_loop.A$1:.A$1048576];[.A5])" office:value-type="float" office:value="1" calcext:value-type="float">
            <text:p>1</text:p>
          </table:table-cell>
          <table:table-cell office:value-type="string" calcext:value-type="string">
            <text:p><text:span text:style-name="T6">A ball of fluff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wood_stump</text:span></text:p>
          </table:table-cell>
          <table:table-cell office:value-type="string" calcext:value-type="string">
            <text:p><text:span text:style-name="T6">Wood Stump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.C$1048576];[.A6])" office:value-type="float" office:value="18" calcext:value-type="float">
            <text:p>18</text:p>
          </table:table-cell>
          <table:table-cell table:style-name="ce7" table:formula="of:=COUNTIF([enemy_combat_loop.A$1:.A$1048576];[.A6])" office:value-type="float" office:value="1" calcext:value-type="float">
            <text:p>1</text:p>
          </table:table-cell>
          <table:table-cell office:value-type="string" calcext:value-type="string">
            <text:p><text:span text:style-name="T6">A moving table?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nail</text:span></text:p>
          </table:table-cell>
          <table:table-cell office:value-type="string" calcext:value-type="string">
            <text:p><text:span text:style-name="T6">Snail</text:span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COUNTIF([loot.C$1:.C$1048576];[.A7])" office:value-type="float" office:value="18" calcext:value-type="float">
            <text:p>18</text:p>
          </table:table-cell>
          <table:table-cell table:style-name="ce7" table:formula="of:=COUNTIF([enemy_combat_loop.A$1:.A$1048576];[.A7])" office:value-type="float" office:value="1" calcext:value-type="float">
            <text:p>1</text:p>
          </table:table-cell>
          <table:table-cell office:value-type="string" calcext:value-type="string">
            <text:p><text:span text:style-name="T6">A slow moving house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orange_mushroom</text:span></text:p>
          </table:table-cell>
          <table:table-cell office:value-type="string" calcext:value-type="string">
            <text:p><text:span text:style-name="T6">Orange Mushroom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.C$1048576];[.A8])" office:value-type="float" office:value="18" calcext:value-type="float">
            <text:p>18</text:p>
          </table:table-cell>
          <table:table-cell table:style-name="ce7" table:formula="of:=COUNTIF([enemy_combat_loop.A$1:.A$1048576];[.A8])" office:value-type="float" office:value="1" calcext:value-type="float">
            <text:p>1</text:p>
          </table:table-cell>
          <table:table-cell office:value-type="string" calcext:value-type="string">
            <text:p><text:span text:style-name="T6">A larger orange mushroom, this one is feisty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green_slime</text:span></text:p>
          </table:table-cell>
          <table:table-cell office:value-type="string" calcext:value-type="string">
            <text:p><text:span text:style-name="T6">Green Slime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.C$1048576];[.A9])" office:value-type="float" office:value="18" calcext:value-type="float">
            <text:p>18</text:p>
          </table:table-cell>
          <table:table-cell table:style-name="ce7" table:formula="of:=COUNTIF([enemy_combat_loop.A$1:.A$1048576];[.A9])" office:value-type="float" office:value="1" calcext:value-type="float">
            <text:p>1</text:p>
          </table:table-cell>
          <table:table-cell office:value-type="string" calcext:value-type="string">
            <text:p><text:span text:style-name="T6">A small glob of goo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pider</text:span></text:p>
          </table:table-cell>
          <table:table-cell office:value-type="string" calcext:value-type="string">
            <text:p><text:span text:style-name="T6">Spider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.C$1048576];[.A10])" office:value-type="float" office:value="18" calcext:value-type="float">
            <text:p>18</text:p>
          </table:table-cell>
          <table:table-cell table:style-name="ce7" table:formula="of:=COUNTIF([enemy_combat_loop.A$1:.A$1048576];[.A10])" office:value-type="float" office:value="1" calcext:value-type="float">
            <text:p>1</text:p>
          </table:table-cell>
          <table:table-cell office:value-type="string" calcext:value-type="string">
            <text:p><text:span text:style-name="T6">A eight eyed, eight legged creature. What more to say?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wandering_rock</text:span></text:p>
          </table:table-cell>
          <table:table-cell office:value-type="string" calcext:value-type="string">
            <text:p><text:span text:style-name="T6">Wandering Rock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.C$1048576];[.A11])" office:value-type="float" office:value="18" calcext:value-type="float">
            <text:p>18</text:p>
          </table:table-cell>
          <table:table-cell table:style-name="ce7" table:formula="of:=COUNTIF([enemy_combat_loop.A$1:.A$1048576];[.A11])" office:value-type="float" office:value="1" calcext:value-type="float">
            <text:p>1</text:p>
          </table:table-cell>
          <table:table-cell office:value-type="string" calcext:value-type="string">
            <text:p><text:span text:style-name="T6">A pile of rocks seemingly glued together. Wait its moving?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pig</text:span></text:p>
          </table:table-cell>
          <table:table-cell office:value-type="string" calcext:value-type="string">
            <text:p><text:span text:style-name="T6">Pig</text:span>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COUNTIF([loot.C$1:.C$1048576];[.A12])" office:value-type="float" office:value="18" calcext:value-type="float">
            <text:p>18</text:p>
          </table:table-cell>
          <table:table-cell table:style-name="ce7" table:formula="of:=COUNTIF([enemy_combat_loop.A$1:.A$1048576];[.A12])" office:value-type="float" office:value="1" calcext:value-type="float">
            <text:p>1</text:p>
          </table:table-cell>
          <table:table-cell office:value-type="string" calcext:value-type="string">
            <text:p><text:span text:style-name="T6">A pink rotunt dog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blue_mushroom</text:span></text:p>
          </table:table-cell>
          <table:table-cell office:value-type="string" calcext:value-type="string">
            <text:p><text:span text:style-name="T6">Blue Mushroom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.C$1048576];[.A13])" office:value-type="float" office:value="18" calcext:value-type="float">
            <text:p>18</text:p>
          </table:table-cell>
          <table:table-cell table:style-name="ce7" table:formula="of:=COUNTIF([enemy_combat_loop.A$1:.A$1048576];[.A13])" office:value-type="float" office:value="1" calcext:value-type="float">
            <text:p>1</text:p>
          </table:table-cell>
          <table:table-cell office:value-type="string" calcext:value-type="string">
            <text:p><text:span text:style-name="T6">A bulky blue mushroom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octopus</text:span></text:p>
          </table:table-cell>
          <table:table-cell office:value-type="string" calcext:value-type="string">
            <text:p><text:span text:style-name="T6">Octopus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.C$1048576];[.A14])" office:value-type="float" office:value="18" calcext:value-type="float">
            <text:p>18</text:p>
          </table:table-cell>
          <table:table-cell table:style-name="ce7" table:formula="of:=COUNTIF([enemy_combat_loop.A$1:.A$1048576];[.A14])" office:value-type="float" office:value="1" calcext:value-type="float">
            <text:p>1</text:p>
          </table:table-cell>
          <table:table-cell office:value-type="string" calcext:value-type="string">
            <text:p><text:span text:style-name="T6">A big slimy floating octopus, atleast you are 50% certain its not a beholder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blue_slime</text:span></text:p>
          </table:table-cell>
          <table:table-cell office:value-type="string" calcext:value-type="string">
            <text:p><text:span text:style-name="T6">Blue Slime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.C$1048576];[.A15])" office:value-type="float" office:value="18" calcext:value-type="float">
            <text:p>18</text:p>
          </table:table-cell>
          <table:table-cell table:style-name="ce7" table:formula="of:=COUNTIF([enemy_combat_loop.A$1:.A$1048576];[.A15])" office:value-type="float" office:value="1" calcext:value-type="float">
            <text:p>1</text:p>
          </table:table-cell>
          <table:table-cell office:value-type="string" calcext:value-type="string">
            <text:p><text:span text:style-name="T6">A slimy blue glob stinks of sewage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red_slime</text:span></text:p>
          </table:table-cell>
          <table:table-cell office:value-type="string" calcext:value-type="string">
            <text:p><text:span text:style-name="T6">Red Slime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.C$1048576];[.A16])" office:value-type="float" office:value="18" calcext:value-type="float">
            <text:p>18</text:p>
          </table:table-cell>
          <table:table-cell table:style-name="ce7" table:formula="of:=COUNTIF([enemy_combat_loop.A$1:.A$1048576];[.A16])" office:value-type="float" office:value="1" calcext:value-type="float">
            <text:p>1</text:p>
          </table:table-cell>
          <table:table-cell office:value-type="string" calcext:value-type="string">
            <text:p><text:span text:style-name="T6">A red glob of heat. Is it on fire?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red_cap</text:span></text:p>
          </table:table-cell>
          <table:table-cell office:value-type="string" calcext:value-type="string">
            <text:p><text:span text:style-name="T6">Red Cap</text:span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table:formula="of:=COUNTIF([loot.C$1:.C$1048576];[.A17])" office:value-type="float" office:value="18" calcext:value-type="float">
            <text:p>18</text:p>
          </table:table-cell>
          <table:table-cell table:style-name="ce7" table:formula="of:=COUNTIF([enemy_combat_loop.A$1:.A$1048576];[.A17])" office:value-type="float" office:value="1" calcext:value-type="float">
            <text:p>1</text:p>
          </table:table-cell>
          <table:table-cell office:value-type="string" calcext:value-type="string">
            <text:p><text:span text:style-name="T6">Is this a reskin of orange mushroom?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evil_eye</text:span></text:p>
          </table:table-cell>
          <table:table-cell office:value-type="string" calcext:value-type="string">
            <text:p><text:span text:style-name="T6">Evil Eye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7" table:formula="of:=COUNTIF([loot.C$1:.C$1048576];[.A18])" office:value-type="float" office:value="18" calcext:value-type="float">
            <text:p>18</text:p>
          </table:table-cell>
          <table:table-cell table:style-name="ce7" table:formula="of:=COUNTIF([enemy_combat_loop.A$1:.A$1048576];[.A18])" office:value-type="float" office:value="1" calcext:value-type="float">
            <text:p>1</text:p>
          </table:table-cell>
          <table:table-cell office:value-type="string" calcext:value-type="string">
            <text:p><text:span text:style-name="T6">A one eyed snake with two arms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thief</text:span></text:p>
          </table:table-cell>
          <table:table-cell office:value-type="string" calcext:value-type="string">
            <text:p><text:span text:style-name="T6">Thief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7" table:formula="of:=COUNTIF([loot.C$1:.C$1048576];[.A19])" office:value-type="float" office:value="18" calcext:value-type="float">
            <text:p>18</text:p>
          </table:table-cell>
          <table:table-cell table:style-name="ce7" table:formula="of:=COUNTIF([enemy_combat_loop.A$1:.A$1048576];[.A19])" office:value-type="float" office:value="1" calcext:value-type="float">
            <text:p>1</text:p>
          </table:table-cell>
          <table:table-cell office:value-type="string" calcext:value-type="string">
            <text:p><text:span text:style-name="T6">A ragged man with a dull knife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horned_mushroom</text:span></text:p>
          </table:table-cell>
          <table:table-cell office:value-type="string" calcext:value-type="string">
            <text:p><text:span text:style-name="T6">Horned Mushroom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7" table:formula="of:=COUNTIF([loot.C$1:.C$1048576];[.A20])" office:value-type="float" office:value="18" calcext:value-type="float">
            <text:p>18</text:p>
          </table:table-cell>
          <table:table-cell table:style-name="ce7" table:formula="of:=COUNTIF([enemy_combat_loop.A$1:.A$1048576];[.A20])" office:value-type="float" office:value="1" calcext:value-type="float">
            <text:p>1</text:p>
          </table:table-cell>
          <table:table-cell office:value-type="string" calcext:value-type="string">
            <text:p><text:span text:style-name="T6">A big mushroom with spiky horns growing out of its blue cap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keleton_1</text:span></text:p>
          </table:table-cell>
          <table:table-cell office:value-type="string" calcext:value-type="string">
            <text:p><text:span text:style-name="T6">Skeleton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7" table:formula="of:=COUNTIF([loot.C$1:.C$1048576];[.A21])" office:value-type="float" office:value="24" calcext:value-type="float">
            <text:p>24</text:p>
          </table:table-cell>
          <table:table-cell table:style-name="ce7" table:formula="of:=COUNTIF([enemy_combat_loop.A$1:.A$1048576];[.A21])" office:value-type="float" office:value="1" calcext:value-type="float">
            <text:p>1</text:p>
          </table:table-cell>
          <table:table-cell office:value-type="string" calcext:value-type="string">
            <text:p><text:span text:style-name="T6">The moving skeletal remains of some humanoid creature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keleton_mage</text:span></text:p>
          </table:table-cell>
          <table:table-cell office:value-type="string" calcext:value-type="string">
            <text:p><text:span text:style-name="T6">Skeletal Sourcerer</text:span>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7" table:formula="of:=COUNTIF([loot.C$1:.C$1048576];[.A22])" office:value-type="float" office:value="13" calcext:value-type="float">
            <text:p>13</text:p>
          </table:table-cell>
          <table:table-cell table:style-name="ce7" table:formula="of:=COUNTIF([enemy_combat_loop.A$1:.A$1048576];[.A22])" office:value-type="float" office:value="2" calcext:value-type="float">
            <text:p>2</text:p>
          </table:table-cell>
          <table:table-cell office:value-type="string" calcext:value-type="string">
            <text:p><text:span text:style-name="T6">The moving skeletal remains of some humanoid creature, dressed in a robe this time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mushroom_soldier</text:span></text:p>
          </table:table-cell>
          <table:table-cell office:value-type="string" calcext:value-type="string">
            <text:p><text:span text:style-name="T6">Mushroom Soldier</text:span>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" table:formula="of:=COUNTIF([loot.C$1:.C$1048576];[.A23])" office:value-type="float" office:value="5" calcext:value-type="float">
            <text:p>5</text:p>
          </table:table-cell>
          <table:table-cell table:style-name="ce7" table:formula="of:=COUNTIF([enemy_combat_loop.A$1:.A$1048576];[.A23])" office:value-type="float" office:value="1" calcext:value-type="float">
            <text:p>1</text:p>
          </table:table-cell>
          <table:table-cell office:value-type="string" calcext:value-type="string">
            <text:p><text:span text:style-name="T6">A red cap mushroom with a sword and shield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mushroom_thief</text:span></text:p>
          </table:table-cell>
          <table:table-cell office:value-type="string" calcext:value-type="string">
            <text:p><text:span text:style-name="T6">Mushroom Thief</text:span>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" table:formula="of:=COUNTIF([loot.C$1:.C$1048576];[.A24])" office:value-type="float" office:value="4" calcext:value-type="float">
            <text:p>4</text:p>
          </table:table-cell>
          <table:table-cell table:style-name="ce7" table:formula="of:=COUNTIF([enemy_combat_loop.A$1:.A$1048576];[.A24])" office:value-type="float" office:value="1" calcext:value-type="float">
            <text:p>1</text:p>
          </table:table-cell>
          <table:table-cell office:value-type="string" calcext:value-type="string">
            <text:p><text:span text:style-name="T6">A purple cap mushroom with a dagger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mushroom_mage</text:span></text:p>
          </table:table-cell>
          <table:table-cell office:value-type="string" calcext:value-type="string">
            <text:p><text:span text:style-name="T6">Mushroom Mage</text:span>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" table:formula="of:=COUNTIF([loot.C$1:.C$1048576];[.A25])" office:value-type="float" office:value="4" calcext:value-type="float">
            <text:p>4</text:p>
          </table:table-cell>
          <table:table-cell table:style-name="ce7" table:formula="of:=COUNTIF([enemy_combat_loop.A$1:.A$1048576];[.A25])" office:value-type="float" office:value="1" calcext:value-type="float">
            <text:p>1</text:p>
          </table:table-cell>
          <table:table-cell office:value-type="string" calcext:value-type="string">
            <text:p><text:span text:style-name="T6">A blue cap mushroom with a wand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mushroom_cleric</text:span></text:p>
          </table:table-cell>
          <table:table-cell office:value-type="string" calcext:value-type="string">
            <text:p><text:span text:style-name="T6">Mushroom Cleric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" table:formula="of:=COUNTIF([loot.C$1:.C$1048576];[.A26])" office:value-type="float" office:value="4" calcext:value-type="float">
            <text:p>4</text:p>
          </table:table-cell>
          <table:table-cell table:style-name="ce7" table:formula="of:=COUNTIF([enemy_combat_loop.A$1:.A$1048576];[.A26])" office:value-type="float" office:value="1" calcext:value-type="float">
            <text:p>1</text:p>
          </table:table-cell>
          <table:table-cell office:value-type="string" calcext:value-type="string">
            <text:p><text:span text:style-name="T6">A yellow cap mushroom with a mace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mushroom_zombie</text:span></text:p>
          </table:table-cell>
          <table:table-cell office:value-type="string" calcext:value-type="string">
            <text:p><text:span text:style-name="T6">Mushroom zombie</text:span>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" table:formula="of:=COUNTIF([loot.C$1:.C$1048576];[.A27])" office:value-type="float" office:value="17" calcext:value-type="float">
            <text:p>17</text:p>
          </table:table-cell>
          <table:table-cell table:style-name="ce7" table:formula="of:=COUNTIF([enemy_combat_loop.A$1:.A$1048576];[.A27])" office:value-type="float" office:value="1" calcext:value-type="float">
            <text:p>1</text:p>
          </table:table-cell>
          <table:table-cell office:value-type="string" calcext:value-type="string">
            <text:p><text:span text:style-name="T6">A greenish-bronze cap mushroom smells rotten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zombie</text:span></text:p>
          </table:table-cell>
          <table:table-cell office:value-type="string" calcext:value-type="string">
            <text:p><text:span text:style-name="T6">Zombie</text:span>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" table:formula="of:=COUNTIF([loot.C$1:.C$1048576];[.A28])" office:value-type="float" office:value="17" calcext:value-type="float">
            <text:p>17</text:p>
          </table:table-cell>
          <table:table-cell table:style-name="ce7" table:formula="of:=COUNTIF([enemy_combat_loop.A$1:.A$1048576];[.A28])" office:value-type="float" office:value="1" calcext:value-type="float">
            <text:p>1</text:p>
          </table:table-cell>
          <table:table-cell office:value-type="string" calcext:value-type="string">
            <text:p><text:span text:style-name="T6">A rotting corps. It moves! kill it again!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crocodile</text:span></text:p>
          </table:table-cell>
          <table:table-cell office:value-type="string" calcext:value-type="string">
            <text:p><text:span text:style-name="T6">Crocodile</text:span>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" table:formula="of:=COUNTIF([loot.C$1:.C$1048576];[.A29])" office:value-type="float" office:value="17" calcext:value-type="float">
            <text:p>17</text:p>
          </table:table-cell>
          <table:table-cell table:style-name="ce7" table:formula="of:=COUNTIF([enemy_combat_loop.A$1:.A$1048576];[.A29])" office:value-type="float" office:value="1" calcext:value-type="float">
            <text:p>1</text:p>
          </table:table-cell>
          <table:table-cell office:value-type="string" calcext:value-type="string">
            <text:p><text:span text:style-name="T6">A overgrown lizard with the bite force of 1,680 kg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skeleton_soldier</text:span></text:p>
          </table:table-cell>
          <table:table-cell office:value-type="string" calcext:value-type="string">
            <text:p><text:span text:style-name="T6">Skeleton Soldier</text:span>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" table:formula="of:=COUNTIF([loot.C$1:.C$1048576];[.A30])" office:value-type="float" office:value="9" calcext:value-type="float">
            <text:p>9</text:p>
          </table:table-cell>
          <table:table-cell table:style-name="ce7" table:formula="of:=COUNTIF([enemy_combat_loop.A$1:.A$1048576];[.A30])" office:value-type="float" office:value="0" calcext:value-type="float">
            <text:p>0</text:p>
          </table:table-cell>
          <table:table-cell office:value-type="string" calcext:value-type="string">
            <text:p><text:span text:style-name="T6">The moving skeletal remains of some humanoid creature, with a sword.</text:span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pan text:style-name="T6">fairy</text:span></text:p>
          </table:table-cell>
          <table:table-cell office:value-type="string" calcext:value-type="string">
            <text:p><text:span text:style-name="T6">Fariy</text:span>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7" table:formula="of:=COUNTIF([loot.C$1:.C$1048576];[.A31])" office:value-type="float" office:value="8" calcext:value-type="float">
            <text:p>8</text:p>
          </table:table-cell>
          <table:table-cell table:style-name="ce7" table:formula="of:=COUNTIF([enemy_combat_loop.A$1:.A$1048576];[.A31])" office:value-type="float" office:value="0" calcext:value-type="float">
            <text:p>0</text:p>
          </table:table-cell>
          <table:table-cell office:value-type="string" calcext:value-type="string">
            <text:p><text:span text:style-name="T6">A ball of light. Wait is that not what a pixie is?</text:span></text:p>
          </table:table-cell>
          <table:table-cell table:number-columns-repeated="1009"/>
        </table:table-row>
        <table:table-row table:style-name="ro7">
          <table:table-cell table:number-columns-repeated="1024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my_skills" table:style-name="ta8">
        <table:table-column table:style-name="co46" table:default-cell-style-name="Default"/>
        <table:table-column table:style-name="co34" table:default-cell-style-name="ce13"/>
        <table:table-column table:style-name="co11" table:default-cell-style-name="Default"/>
        <table:table-column table:style-name="co47" table:default-cell-style-name="Default"/>
        <table:table-column table:style-name="co28" table:default-cell-style-name="ce13"/>
        <table:table-column table:style-name="co1" table:number-columns-repeated="10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enemy_id</text:span></text:p>
          </table:table-cell>
          <table:table-cell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LVL</text:span></text:p>
          </table:table-cell>
          <table:table-cell table:style-name="ce13" office:value-type="string" calcext:value-type="string">
            <text:p><text:span text:style-name="T6">skill_id</text:span></text:p>
          </table:table-cell>
          <table:table-cell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practic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hroom</text:span></text:p>
          </table:table-cell>
          <table:table-cell table:formula="of:=VLOOKUP([.A2];[enemies.A$1:.B$1048576];2;0)" office:value-type="string" office:string-value="Shroom" calcext:value-type="string">
            <text:p>Shroom</text:p>
          </table:table-cell>
          <table:table-cell table:style-name="ce13" table:formula="of:=VLOOKUP([.A2];[enemies.A$1:.L$1048576];12;FALSE()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2];[skills.A$1:.B$1048576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at</text:span></text:p>
          </table:table-cell>
          <table:table-cell table:formula="of:=VLOOKUP([.A3];[enemies.A$1:.B$1048576];2;0)" office:value-type="string" office:string-value="Rat" calcext:value-type="string">
            <text:p>Rat</text:p>
          </table:table-cell>
          <table:table-cell table:style-name="ce13" table:formula="of:=VLOOKUP([.A3];[enemies.A$1:.L$1048576];12;FALSE()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3];[skills.A$1:.B$1048576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pore</text:span></text:p>
          </table:table-cell>
          <table:table-cell table:formula="of:=VLOOKUP([.A4];[enemies.A$1:.B$1048576];2;0)" office:value-type="string" office:string-value="Spore" calcext:value-type="string">
            <text:p>Spore</text:p>
          </table:table-cell>
          <table:table-cell table:style-name="ce13" table:formula="of:=VLOOKUP([.A4];[enemies.A$1:.L$1048576];12;FALSE()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4];[skills.A$1:.B$1048576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wood_stump</text:span></text:p>
          </table:table-cell>
          <table:table-cell table:formula="of:=VLOOKUP([.A5];[enemies.A$1:.B$1048576];2;0)" office:value-type="string" office:string-value="Wood Stump" calcext:value-type="string">
            <text:p>Wood Stump</text:p>
          </table:table-cell>
          <table:table-cell table:style-name="ce13" table:formula="of:=VLOOKUP([.A5];[enemies.A$1:.L$1048576];12;FALSE()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5];[skills.A$1:.B$1048576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nail</text:span></text:p>
          </table:table-cell>
          <table:table-cell table:formula="of:=VLOOKUP([.A6];[enemies.A$1:.B$1048576];2;0)" office:value-type="string" office:string-value="Snail" calcext:value-type="string">
            <text:p>Snail</text:p>
          </table:table-cell>
          <table:table-cell table:style-name="ce13" table:formula="of:=VLOOKUP([.A6];[enemies.A$1:.L$1048576];12;FALSE())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6];[skills.A$1:.B$1048576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orange_mushroom</text:span></text:p>
          </table:table-cell>
          <table:table-cell table:formula="of:=VLOOKUP([.A7];[enemies.A$1:.B$1048576];2;0)" office:value-type="string" office:string-value="Orange Mushroom" calcext:value-type="string">
            <text:p>Orange Mushroom</text:p>
          </table:table-cell>
          <table:table-cell table:style-name="ce13" table:formula="of:=VLOOKUP([.A7];[enemies.A$1:.L$1048576];12;FALSE())"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7];[skills.A$1:.B$1048576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een_slime</text:span></text:p>
          </table:table-cell>
          <table:table-cell table:formula="of:=VLOOKUP([.A8];[enemies.A$1:.B$1048576];2;0)" office:value-type="string" office:string-value="Green Slime" calcext:value-type="string">
            <text:p>Green Slime</text:p>
          </table:table-cell>
          <table:table-cell table:style-name="ce13" table:formula="of:=VLOOKUP([.A8];[enemies.A$1:.L$1048576];12;FALSE())"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8];[skills.A$1:.B$1048576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pider</text:span></text:p>
          </table:table-cell>
          <table:table-cell table:formula="of:=VLOOKUP([.A9];[enemies.A$1:.B$1048576];2;0)" office:value-type="string" office:string-value="Spider" calcext:value-type="string">
            <text:p>Spider</text:p>
          </table:table-cell>
          <table:table-cell table:style-name="ce13" table:formula="of:=VLOOKUP([.A9];[enemies.A$1:.L$1048576];12;FALSE())"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9];[skills.A$1:.B$1048576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wandering_rock</text:span></text:p>
          </table:table-cell>
          <table:table-cell table:formula="of:=VLOOKUP([.A10];[enemies.A$1:.B$1048576];2;0)" office:value-type="string" office:string-value="Wandering Rock" calcext:value-type="string">
            <text:p>Wandering Rock</text:p>
          </table:table-cell>
          <table:table-cell table:style-name="ce13" table:formula="of:=VLOOKUP([.A10];[enemies.A$1:.L$1048576];12;FALSE())"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0];[skills.A$1:.B$1048576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pig</text:span></text:p>
          </table:table-cell>
          <table:table-cell table:formula="of:=VLOOKUP([.A11];[enemies.A$1:.B$1048576];2;0)" office:value-type="string" office:string-value="Pig" calcext:value-type="string">
            <text:p>Pig</text:p>
          </table:table-cell>
          <table:table-cell table:style-name="ce13" table:formula="of:=VLOOKUP([.A11];[enemies.A$1:.L$1048576];12;FALSE())" office:value-type="float" office:value="3" calcext:value-type="float">
            <text:p>3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1];[skills.A$1:.B$1048576];2;0)" office:value-type="string" office:string-value="Nudge" calcext:value-type="string">
            <text:p>Nudg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tutorial_enemy_1</text:span></text:p>
          </table:table-cell>
          <table:table-cell table:formula="of:=VLOOKUP([.A12];[enemies.A$1:.B$1048576];2;0)" office:value-type="string" office:string-value="Tiny mouse" calcext:value-type="string">
            <text:p>Tiny mouse</text:p>
          </table:table-cell>
          <table:table-cell table:style-name="ce13" table:formula="of:=VLOOKUP([.A12];[enemies.A$1:.L$1048576];12;FALSE())"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2];[skills.A$1:.B$1048576];2;0)" office:value-type="string" office:string-value="Nudge" calcext:value-type="string">
            <text:p>Nudg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_mushroom</text:span></text:p>
          </table:table-cell>
          <table:table-cell table:formula="of:=VLOOKUP([.A13];[enemies.A$1:.B$1048576];2;0)" office:value-type="string" office:string-value="Blue Mushroom" calcext:value-type="string">
            <text:p>Blue Mushroom</text:p>
          </table:table-cell>
          <table:table-cell table:style-name="ce13" table:formula="of:=VLOOKUP([.A13];[enemies.A$1:.L$1048576];12;FALSE())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3];[skills.A$1:.B$1048576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octopus</text:span></text:p>
          </table:table-cell>
          <table:table-cell table:formula="of:=VLOOKUP([.A14];[enemies.A$1:.B$1048576];2;0)" office:value-type="string" office:string-value="Octopus" calcext:value-type="string">
            <text:p>Octopus</text:p>
          </table:table-cell>
          <table:table-cell table:style-name="ce13" table:formula="of:=VLOOKUP([.A14];[enemies.A$1:.L$1048576];12;FALSE())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4];[skills.A$1:.B$1048576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_slime</text:span></text:p>
          </table:table-cell>
          <table:table-cell table:formula="of:=VLOOKUP([.A15];[enemies.A$1:.B$1048576];2;0)" office:value-type="string" office:string-value="Blue Slime" calcext:value-type="string">
            <text:p>Blue Slime</text:p>
          </table:table-cell>
          <table:table-cell table:style-name="ce13" table:formula="of:=VLOOKUP([.A15];[enemies.A$1:.L$1048576];12;FALSE())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5];[skills.A$1:.B$1048576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_slime</text:span></text:p>
          </table:table-cell>
          <table:table-cell table:formula="of:=VLOOKUP([.A16];[enemies.A$1:.B$1048576];2;0)" office:value-type="string" office:string-value="Red Slime" calcext:value-type="string">
            <text:p>Red Slime</text:p>
          </table:table-cell>
          <table:table-cell table:style-name="ce13" table:formula="of:=VLOOKUP([.A16];[enemies.A$1:.L$1048576];12;FALSE())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6];[skills.A$1:.B$1048576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_cap</text:span></text:p>
          </table:table-cell>
          <table:table-cell table:formula="of:=VLOOKUP([.A17];[enemies.A$1:.B$1048576];2;0)" office:value-type="string" office:string-value="Red Cap" calcext:value-type="string">
            <text:p>Red Cap</text:p>
          </table:table-cell>
          <table:table-cell table:style-name="ce13" table:formula="of:=VLOOKUP([.A17];[enemies.A$1:.L$1048576];12;FALSE())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7];[skills.A$1:.B$1048576];2;0)" office:value-type="string" office:string-value="Nudge" calcext:value-type="string">
            <text:p>Nud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evil_eye</text:span></text:p>
          </table:table-cell>
          <table:table-cell table:formula="of:=VLOOKUP([.A18];[enemies.A$1:.B$1048576];2;0)" office:value-type="string" office:string-value="Evil Eye" calcext:value-type="string">
            <text:p>Evil Eye</text:p>
          </table:table-cell>
          <table:table-cell table:style-name="ce13" table:formula="of:=VLOOKUP([.A18];[enemies.A$1:.L$1048576];12;FALSE())" office:value-type="float" office:value="9" calcext:value-type="float">
            <text:p>9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8];[skills.A$1:.B$1048576];2;0)" office:value-type="string" office:string-value="Nudge" calcext:value-type="string">
            <text:p>Nudg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thief</text:span></text:p>
          </table:table-cell>
          <table:table-cell table:formula="of:=VLOOKUP([.A19];[enemies.A$1:.B$1048576];2;0)" office:value-type="string" office:string-value="Thief" calcext:value-type="string">
            <text:p>Thief</text:p>
          </table:table-cell>
          <table:table-cell table:style-name="ce13" table:formula="of:=VLOOKUP([.A19];[enemies.A$1:.L$1048576];12;FALSE())" office:value-type="float" office:value="9" calcext:value-type="float">
            <text:p>9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19];[skills.A$1:.B$1048576];2;0)" office:value-type="string" office:string-value="Nudge" calcext:value-type="string">
            <text:p>Nudg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horned_mushroom</text:span></text:p>
          </table:table-cell>
          <table:table-cell table:formula="of:=VLOOKUP([.A20];[enemies.A$1:.B$1048576];2;0)" office:value-type="string" office:string-value="Horned Mushroom" calcext:value-type="string">
            <text:p>Horned Mushroom</text:p>
          </table:table-cell>
          <table:table-cell table:style-name="ce13" table:formula="of:=VLOOKUP([.A20];[enemies.A$1:.L$1048576];12;FALSE())" office:value-type="float" office:value="9" calcext:value-type="float">
            <text:p>9</text:p>
          </table:table-cell>
          <table:table-cell table:style-name="ce13" office:value-type="string" calcext:value-type="string">
            <text:p><text:span text:style-name="T6">nudge</text:span></text:p>
          </table:table-cell>
          <table:table-cell table:formula="of:=VLOOKUP([.D20];[skills.A$1:.B$1048576];2;0)" office:value-type="string" office:string-value="Nudge" calcext:value-type="string">
            <text:p>Nudg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keleton_1</text:span></text:p>
          </table:table-cell>
          <table:table-cell table:formula="of:=VLOOKUP([.A21];[enemies.A$1:.B$1048576];2;0)" office:value-type="string" office:string-value="Skeleton" calcext:value-type="string">
            <text:p>Skeleton</text:p>
          </table:table-cell>
          <table:table-cell table:style-name="ce13" table:formula="of:=VLOOKUP([.A21];[enemies.A$1:.L$1048576];12;FALSE())" office:value-type="float" office:value="9" calcext:value-type="float">
            <text:p>9</text:p>
          </table:table-cell>
          <table:table-cell table:style-name="ce13" office:value-type="string" calcext:value-type="string">
            <text:p><text:span text:style-name="T6">swing</text:span></text:p>
          </table:table-cell>
          <table:table-cell table:formula="of:=VLOOKUP([.D21];[skills.A$1:.B$1048576];2;0)" office:value-type="string" office:string-value="Swing" calcext:value-type="string">
            <text:p>Sw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keleton_mage</text:span></text:p>
          </table:table-cell>
          <table:table-cell table:formula="of:=VLOOKUP([.A22];[enemies.A$1:.B$1048576];2;0)" office:value-type="string" office:string-value="Skeletal Sourcerer" calcext:value-type="string">
            <text:p>Skeletal Sourcerer</text:p>
          </table:table-cell>
          <table:table-cell table:style-name="ce13" table:formula="of:=VLOOKUP([.A22];[enemies.A$1:.L$1048576];12;FALSE())" office:value-type="float" office:value="9" calcext:value-type="float">
            <text:p>9</text:p>
          </table:table-cell>
          <table:table-cell table:style-name="ce13" office:value-type="string" calcext:value-type="string">
            <text:p><text:span text:style-name="T6">magic missile</text:span></text:p>
          </table:table-cell>
          <table:table-cell table:formula="of:=VLOOKUP([.D22];[skills.A$1:.B$1048576];2;0)" office:value-type="string" office:string-value="Magic Missile" calcext:value-type="string">
            <text:p>Magic Missil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keleton_soldier</text:span></text:p>
          </table:table-cell>
          <table:table-cell table:formula="of:=VLOOKUP([.A23];[enemies.A$1:.B$1048576];2;0)" office:value-type="string" office:string-value="Skeleton Soldier" calcext:value-type="string">
            <text:p>Skeleton Soldier</text:p>
          </table:table-cell>
          <table:table-cell table:style-name="ce13" table:formula="of:=VLOOKUP([.A23];[enemies.A$1:.L$1048576];12;FALSE())" office:value-type="float" office:value="12" calcext:value-type="float">
            <text:p>12</text:p>
          </table:table-cell>
          <table:table-cell office:value-type="string" calcext:value-type="string">
            <text:p><text:span text:style-name="T6">swing</text:span></text:p>
          </table:table-cell>
          <table:table-cell table:formula="of:=VLOOKUP([.D23];[skills.A$1:.B$1048576];2;0)" office:value-type="string" office:string-value="Swing" calcext:value-type="string">
            <text:p>Sw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soldier</text:span></text:p>
          </table:table-cell>
          <table:table-cell table:formula="of:=VLOOKUP([.A24];[enemies.A$1:.B$1048576];2;0)" office:value-type="string" office:string-value="Mushroom Soldier" calcext:value-type="string">
            <text:p>Mushroom Soldier</text:p>
          </table:table-cell>
          <table:table-cell table:style-name="ce13" table:formula="of:=VLOOKUP([.A24];[enemies.A$1:.L$1048576];12;FALSE())" office:value-type="float" office:value="12" calcext:value-type="float">
            <text:p>12</text:p>
          </table:table-cell>
          <table:table-cell table:style-name="ce16" office:value-type="string" calcext:value-type="string">
            <text:p><text:span text:style-name="T6">heavy hit</text:span></text:p>
          </table:table-cell>
          <table:table-cell table:formula="of:=VLOOKUP([.D24];[skills.A$1:.B$1048576];2;0)" office:value-type="string" office:string-value="Heavy Hit" calcext:value-type="string">
            <text:p>Heavy Hi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thief</text:span></text:p>
          </table:table-cell>
          <table:table-cell table:formula="of:=VLOOKUP([.A25];[enemies.A$1:.B$1048576];2;0)" office:value-type="string" office:string-value="Mushroom Thief" calcext:value-type="string">
            <text:p>Mushroom Thief</text:p>
          </table:table-cell>
          <table:table-cell table:style-name="ce13" table:formula="of:=VLOOKUP([.A25];[enemies.A$1:.L$1048576];12;FALSE())" office:value-type="float" office:value="12" calcext:value-type="float">
            <text:p>12</text:p>
          </table:table-cell>
          <table:table-cell table:style-name="ce13" office:value-type="string" calcext:value-type="string">
            <text:p><text:span text:style-name="T6">double whack</text:span></text:p>
          </table:table-cell>
          <table:table-cell table:formula="of:=VLOOKUP([.D25];[skills.A$1:.B$1048576];2;0)" office:value-type="string" office:string-value="Double Whack" calcext:value-type="string">
            <text:p>Double Whac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mage</text:span></text:p>
          </table:table-cell>
          <table:table-cell table:formula="of:=VLOOKUP([.A26];[enemies.A$1:.B$1048576];2;0)" office:value-type="string" office:string-value="Mushroom Mage" calcext:value-type="string">
            <text:p>Mushroom Mage</text:p>
          </table:table-cell>
          <table:table-cell table:style-name="ce13" table:formula="of:=VLOOKUP([.A26];[enemies.A$1:.L$1048576];12;FALSE())" office:value-type="float" office:value="12" calcext:value-type="float">
            <text:p>12</text:p>
          </table:table-cell>
          <table:table-cell office:value-type="string" calcext:value-type="string">
            <text:p><text:span text:style-name="T6">mana bolt</text:span></text:p>
          </table:table-cell>
          <table:table-cell table:formula="of:=VLOOKUP([.D26];[skills.A$1:.B$1048576];2;0)" office:value-type="string" office:string-value="Mana Bolt" calcext:value-type="string">
            <text:p>Mana Bol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cleric</text:span></text:p>
          </table:table-cell>
          <table:table-cell table:formula="of:=VLOOKUP([.A27];[enemies.A$1:.B$1048576];2;0)" office:value-type="string" office:string-value="Mushroom Cleric" calcext:value-type="string">
            <text:p>Mushroom Cleric</text:p>
          </table:table-cell>
          <table:table-cell table:style-name="ce13" table:formula="of:=VLOOKUP([.A27];[enemies.A$1:.L$1048576];12;FALSE())" office:value-type="float" office:value="12" calcext:value-type="float">
            <text:p>12</text:p>
          </table:table-cell>
          <table:table-cell office:value-type="string" calcext:value-type="string">
            <text:p><text:span text:style-name="T6">holy arrow</text:span></text:p>
          </table:table-cell>
          <table:table-cell table:formula="of:=VLOOKUP([.D27];[skills.A$1:.B$1048576];2;0)" office:value-type="string" office:string-value="Holy Arrow" calcext:value-type="string">
            <text:p>Holy Arro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zombie</text:span></text:p>
          </table:table-cell>
          <table:table-cell table:formula="of:=VLOOKUP([.A28];[enemies.A$1:.B$1048576];2;0)" office:value-type="string" office:string-value="Mushroom zombie" calcext:value-type="string">
            <text:p>Mushroom zombie</text:p>
          </table:table-cell>
          <table:table-cell table:style-name="ce13" table:formula="of:=VLOOKUP([.A28];[enemies.A$1:.L$1048576];12;FALSE())" office:value-type="float" office:value="12" calcext:value-type="float">
            <text:p>12</text:p>
          </table:table-cell>
          <table:table-cell table:style-name="ce13" office:value-type="string" calcext:value-type="string">
            <text:p><text:span text:style-name="T6">bite</text:span></text:p>
          </table:table-cell>
          <table:table-cell table:formula="of:=VLOOKUP([.D28];[skills.A$1:.B$1048576];2;0)" office:value-type="string" office:string-value="Bite" calcext:value-type="string">
            <text:p>Bit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zombie</text:span></text:p>
          </table:table-cell>
          <table:table-cell table:formula="of:=VLOOKUP([.A29];[enemies.A$1:.B$1048576];2;0)" office:value-type="string" office:string-value="Zombie" calcext:value-type="string">
            <text:p>Zombie</text:p>
          </table:table-cell>
          <table:table-cell table:style-name="ce13" table:formula="of:=VLOOKUP([.A29];[enemies.A$1:.L$1048576];12;FALSE())" office:value-type="float" office:value="12" calcext:value-type="float">
            <text:p>12</text:p>
          </table:table-cell>
          <table:table-cell table:style-name="ce13" office:value-type="string" calcext:value-type="string">
            <text:p><text:span text:style-name="T6">bite</text:span></text:p>
          </table:table-cell>
          <table:table-cell table:formula="of:=VLOOKUP([.D29];[skills.A$1:.B$1048576];2;0)" office:value-type="string" office:string-value="Bite" calcext:value-type="string">
            <text:p>Bit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crocodile</text:span></text:p>
          </table:table-cell>
          <table:table-cell table:formula="of:=VLOOKUP([.A30];[enemies.A$1:.B$1048576];2;0)" office:value-type="string" office:string-value="Crocodile" calcext:value-type="string">
            <text:p>Crocodile</text:p>
          </table:table-cell>
          <table:table-cell table:style-name="ce13" table:formula="of:=VLOOKUP([.A30];[enemies.A$1:.L$1048576];12;FALSE())" office:value-type="float" office:value="12" calcext:value-type="float">
            <text:p>12</text:p>
          </table:table-cell>
          <table:table-cell table:style-name="ce13" office:value-type="string" calcext:value-type="string">
            <text:p><text:span text:style-name="T6">bite</text:span></text:p>
          </table:table-cell>
          <table:table-cell table:formula="of:=VLOOKUP([.D30];[skills.A$1:.B$1048576];2;0)" office:value-type="string" office:string-value="Bite" calcext:value-type="string">
            <text:p>Bit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airy</text:span></text:p>
          </table:table-cell>
          <table:table-cell table:formula="of:=VLOOKUP([.A31];[enemies.A$1:.B$1048576];2;0)" office:value-type="string" office:string-value="Fariy" calcext:value-type="string">
            <text:p>Fariy</text:p>
          </table:table-cell>
          <table:table-cell table:style-name="ce13" table:formula="of:=VLOOKUP([.A31];[enemies.A$1:.L$1048576];12;FALSE())" office:value-type="float" office:value="12" calcext:value-type="float">
            <text:p>12</text:p>
          </table:table-cell>
          <table:table-cell office:value-type="string" calcext:value-type="string">
            <text:p><text:span text:style-name="T6">mana bolt</text:span></text:p>
          </table:table-cell>
          <table:table-cell table:formula="of:=VLOOKUP([.D31];[skills.A$1:.B$1048576];2;0)" office:value-type="string" office:string-value="Mana Bolt" calcext:value-type="string">
            <text:p>Mana Bol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airy</text:span></text:p>
          </table:table-cell>
          <table:table-cell table:formula="of:=VLOOKUP([.A32];[enemies.A$1:.B$1048576];2;0)" office:value-type="string" office:string-value="Fariy" calcext:value-type="string">
            <text:p>Fariy</text:p>
          </table:table-cell>
          <table:table-cell table:style-name="ce13" table:formula="of:=VLOOKUP([.A32];[enemies.A$1:.L$1048576];12;FALSE())" office:value-type="float" office:value="12" calcext:value-type="float">
            <text:p>12</text:p>
          </table:table-cell>
          <table:table-cell table:style-name="ce13" office:value-type="string" calcext:value-type="string">
            <text:p><text:span text:style-name="T6">cure light wounds</text:span></text:p>
          </table:table-cell>
          <table:table-cell table:formula="of:=VLOOKUP([.D32];[skills.A$1:.B$1048576];2;0)" office:value-type="string" office:string-value="Cure Light Wounds" calcext:value-type="string">
            <text:p>Cure Light Wou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fairy</text:span></text:p>
          </table:table-cell>
          <table:table-cell table:formula="of:=VLOOKUP([.A33];[enemies.A$1:.B$1048576];2;0)" office:value-type="string" office:string-value="Fariy" calcext:value-type="string">
            <text:p>Fariy</text:p>
          </table:table-cell>
          <table:table-cell table:style-name="ce13" table:formula="of:=VLOOKUP([.A33];[enemies.A$1:.L$1048576];12;FALSE())" office:value-type="float" office:value="12" calcext:value-type="float">
            <text:p>12</text:p>
          </table:table-cell>
          <table:table-cell office:value-type="string" calcext:value-type="string">
            <text:p><text:span text:style-name="T6">leech</text:span></text:p>
          </table:table-cell>
          <table:table-cell table:formula="of:=VLOOKUP([.D33];[skills.A$1:.B$1048576];2;0)" office:value-type="string" office:string-value="Leech" calcext:value-type="string">
            <text:p>Leec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6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6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6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6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 table:number-rows-repeated="17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</table:table>
      <table:table table:name="enemy_combat_loop" table:style-name="ta9"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1" table:number-columns-repeated="10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enemy_id</text:span></text:p>
          </table:table-cell>
          <table:table-cell table:style-name="ce7"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skill_id</text:span></text:p>
          </table:table-cell>
          <table:table-cell table:style-name="ce7"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target</text:span></text:p>
          </table:table-cell>
          <table:table-cell office:value-type="string" calcext:value-type="string">
            <text:p><text:span text:style-name="T6">order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_mushroom</text:span></text:p>
          </table:table-cell>
          <table:table-cell table:style-name="ce7" table:formula="of:=VLOOKUP([.A2];[enemies.A$1:.B$1048576];2;0)" office:value-type="string" office:string-value="Blue Mushroom" calcext:value-type="string">
            <text:p>Blue Mushroom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blue_slime</text:span></text:p>
          </table:table-cell>
          <table:table-cell table:style-name="ce7" table:formula="of:=VLOOKUP([.A3];[enemies.A$1:.B$1048576];2;0)" office:value-type="string" office:string-value="Blue Slime" calcext:value-type="string">
            <text:p>Blue Slim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3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evil_eye</text:span></text:p>
          </table:table-cell>
          <table:table-cell table:style-name="ce7" table:formula="of:=VLOOKUP([.A4];[enemies.A$1:.B$1048576];2;0)" office:value-type="string" office:string-value="Evil Eye" calcext:value-type="string">
            <text:p>Evil Ey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4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green_slime</text:span></text:p>
          </table:table-cell>
          <table:table-cell table:style-name="ce7" table:formula="of:=VLOOKUP([.A5];[enemies.A$1:.B$1048576];2;0)" office:value-type="string" office:string-value="Green Slime" calcext:value-type="string">
            <text:p>Green Slim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5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horned_mushroom</text:span></text:p>
          </table:table-cell>
          <table:table-cell table:style-name="ce7" table:formula="of:=VLOOKUP([.A6];[enemies.A$1:.B$1048576];2;0)" office:value-type="string" office:string-value="Horned Mushroom" calcext:value-type="string">
            <text:p>Horned Mushroom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6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octopus</text:span></text:p>
          </table:table-cell>
          <table:table-cell table:style-name="ce7" table:formula="of:=VLOOKUP([.A7];[enemies.A$1:.B$1048576];2;0)" office:value-type="string" office:string-value="Octopus" calcext:value-type="string">
            <text:p>Octopus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7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orange_mushroom</text:span></text:p>
          </table:table-cell>
          <table:table-cell table:style-name="ce7" table:formula="of:=VLOOKUP([.A8];[enemies.A$1:.B$1048576];2;0)" office:value-type="string" office:string-value="Orange Mushroom" calcext:value-type="string">
            <text:p>Orange Mushroom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8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pig</text:span></text:p>
          </table:table-cell>
          <table:table-cell table:style-name="ce7" table:formula="of:=VLOOKUP([.A9];[enemies.A$1:.B$1048576];2;0)" office:value-type="string" office:string-value="Pig" calcext:value-type="string">
            <text:p>Pig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9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at</text:span></text:p>
          </table:table-cell>
          <table:table-cell table:style-name="ce7" table:formula="of:=VLOOKUP([.A10];[enemies.A$1:.B$1048576];2;0)" office:value-type="string" office:string-value="Rat" calcext:value-type="string">
            <text:p>Rat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_cap</text:span></text:p>
          </table:table-cell>
          <table:table-cell table:style-name="ce7" table:formula="of:=VLOOKUP([.A11];[enemies.A$1:.B$1048576];2;0)" office:value-type="string" office:string-value="Red Cap" calcext:value-type="string">
            <text:p>Red Cap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1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red_slime</text:span></text:p>
          </table:table-cell>
          <table:table-cell table:style-name="ce7" table:formula="of:=VLOOKUP([.A12];[enemies.A$1:.B$1048576];2;0)" office:value-type="string" office:string-value="Red Slime" calcext:value-type="string">
            <text:p>Red Slim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2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hroom</text:span></text:p>
          </table:table-cell>
          <table:table-cell table:style-name="ce7" table:formula="of:=VLOOKUP([.A13];[enemies.A$1:.B$1048576];2;0)" office:value-type="string" office:string-value="Shroom" calcext:value-type="string">
            <text:p>Shroom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3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nail</text:span></text:p>
          </table:table-cell>
          <table:table-cell table:style-name="ce7" table:formula="of:=VLOOKUP([.A14];[enemies.A$1:.B$1048576];2;0)" office:value-type="string" office:string-value="Snail" calcext:value-type="string">
            <text:p>Snail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4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pider</text:span></text:p>
          </table:table-cell>
          <table:table-cell table:style-name="ce7" table:formula="of:=VLOOKUP([.A15];[enemies.A$1:.B$1048576];2;0)" office:value-type="string" office:string-value="Spider" calcext:value-type="string">
            <text:p>Spider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5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pore</text:span></text:p>
          </table:table-cell>
          <table:table-cell table:style-name="ce7" table:formula="of:=VLOOKUP([.A16];[enemies.A$1:.B$1048576];2;0)" office:value-type="string" office:string-value="Spore" calcext:value-type="string">
            <text:p>Spor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6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thief</text:span></text:p>
          </table:table-cell>
          <table:table-cell table:style-name="ce7" table:formula="of:=VLOOKUP([.A17];[enemies.A$1:.B$1048576];2;0)" office:value-type="string" office:string-value="Thief" calcext:value-type="string">
            <text:p>Thief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7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tutorial_enemy_1</text:span></text:p>
          </table:table-cell>
          <table:table-cell table:style-name="ce7" table:formula="of:=VLOOKUP([.A18];[enemies.A$1:.B$1048576];2;0)" office:value-type="string" office:string-value="Tiny mouse" calcext:value-type="string">
            <text:p>Tiny mouse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8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wandering_rock</text:span></text:p>
          </table:table-cell>
          <table:table-cell table:style-name="ce7" table:formula="of:=VLOOKUP([.A19];[enemies.A$1:.B$1048576];2;0)" office:value-type="string" office:string-value="Wandering Rock" calcext:value-type="string">
            <text:p>Wandering Rock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19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wood_stump</text:span></text:p>
          </table:table-cell>
          <table:table-cell table:style-name="ce7" table:formula="of:=VLOOKUP([.A20];[enemies.A$1:.B$1048576];2;0)" office:value-type="string" office:string-value="Wood Stump" calcext:value-type="string">
            <text:p>Wood Stump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C20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keleton_1</text:span></text:p>
          </table:table-cell>
          <table:table-cell table:style-name="ce7" table:formula="of:=VLOOKUP([.A21];[enemies.A$1:.B$1048576];2;0)" office:value-type="string" office:string-value="Skeleton" calcext:value-type="string">
            <text:p>Skeleton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7" table:formula="of:=VLOOKUP([.C21];[skills.A$1: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keleton_mage</text:span></text:p>
          </table:table-cell>
          <table:table-cell table:style-name="ce7" table:formula="of:=VLOOKUP([.A22];[enemies.A$1:.B$1048576];2;0)" office:value-type="string" office:string-value="Skeletal Sourcerer" calcext:value-type="string">
            <text:p>Skeletal Sourcerer</text:p>
          </table:table-cell>
          <table:table-cell office:value-type="string" calcext:value-type="string">
            <text:p><text:span text:style-name="T6">magic missile</text:span></text:p>
          </table:table-cell>
          <table:table-cell table:style-name="ce7" table:formula="of:=VLOOKUP([.C22];[skills.A$1: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6">skeleton_mage</text:span></text:p>
          </table:table-cell>
          <table:table-cell table:style-name="ce7" table:formula="of:=VLOOKUP([.A23];[enemies.A$1:.B$1048576];2;0)" office:value-type="string" office:string-value="Skeletal Sourcerer" calcext:value-type="string">
            <text:p>Skeletal Sourcerer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7" table:formula="of:=VLOOKUP([.C23];[skills.A$1: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soldier</text:span></text:p>
          </table:table-cell>
          <table:table-cell table:style-name="ce7" table:formula="of:=VLOOKUP([.A24];[enemies.A$1:.B$1048576];2;0)" office:value-type="string" office:string-value="Mushroom Soldier" calcext:value-type="string">
            <text:p>Mushroom Soldier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7" table:formula="of:=VLOOKUP([.C24];[skills.A$1: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thief</text:span></text:p>
          </table:table-cell>
          <table:table-cell table:style-name="ce7" table:formula="of:=VLOOKUP([.A25];[enemies.A$1:.B$1048576];2;0)" office:value-type="string" office:string-value="Mushroom Thief" calcext:value-type="string">
            <text:p>Mushroom Thief</text:p>
          </table:table-cell>
          <table:table-cell office:value-type="string" calcext:value-type="string">
            <text:p><text:span text:style-name="T6">double whack</text:span></text:p>
          </table:table-cell>
          <table:table-cell table:style-name="ce7" table:formula="of:=VLOOKUP([.C25];[skills.A$1: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mage</text:span></text:p>
          </table:table-cell>
          <table:table-cell table:style-name="ce7" table:formula="of:=VLOOKUP([.A26];[enemies.A$1:.B$1048576];2;0)" office:value-type="string" office:string-value="Mushroom Mage" calcext:value-type="string">
            <text:p>Mushroom Mage</text:p>
          </table:table-cell>
          <table:table-cell office:value-type="string" calcext:value-type="string">
            <text:p><text:span text:style-name="T6">magic missile</text:span></text:p>
          </table:table-cell>
          <table:table-cell table:style-name="ce7" table:formula="of:=VLOOKUP([.C26];[skills.A$1: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cleric</text:span></text:p>
          </table:table-cell>
          <table:table-cell table:style-name="ce7" table:formula="of:=VLOOKUP([.A27];[enemies.A$1:.B$1048576];2;0)" office:value-type="string" office:string-value="Mushroom Cleric" calcext:value-type="string">
            <text:p>Mushroom Cleric</text:p>
          </table:table-cell>
          <table:table-cell office:value-type="string" calcext:value-type="string">
            <text:p><text:span text:style-name="T6">smite</text:span></text:p>
          </table:table-cell>
          <table:table-cell table:style-name="ce7" table:formula="of:=VLOOKUP([.C27];[skills.A$1: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mushroom_zombie</text:span></text:p>
          </table:table-cell>
          <table:table-cell table:style-name="ce7" table:formula="of:=VLOOKUP([.A28];[enemies.A$1:.B$1048576];2;0)" office:value-type="string" office:string-value="Mushroom zombie" calcext:value-type="string">
            <text:p>Mushroom zombie</text:p>
          </table:table-cell>
          <table:table-cell office:value-type="string" calcext:value-type="string">
            <text:p><text:span text:style-name="T6">bite</text:span></text:p>
          </table:table-cell>
          <table:table-cell table:style-name="ce7" table:formula="of:=VLOOKUP([.C28];[skills.A$1:.B$1048576];2;0)" office:value-type="string" office:string-value="Bite" calcext:value-type="string">
            <text:p>Bit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zombie</text:span></text:p>
          </table:table-cell>
          <table:table-cell table:style-name="ce7" table:formula="of:=VLOOKUP([.A29];[enemies.A$1:.B$1048576];2;0)" office:value-type="string" office:string-value="Zombie" calcext:value-type="string">
            <text:p>Zombie</text:p>
          </table:table-cell>
          <table:table-cell office:value-type="string" calcext:value-type="string">
            <text:p><text:span text:style-name="T6">bite</text:span></text:p>
          </table:table-cell>
          <table:table-cell table:style-name="ce7" table:formula="of:=VLOOKUP([.C29];[skills.A$1:.B$1048576];2;0)" office:value-type="string" office:string-value="Bite" calcext:value-type="string">
            <text:p>Bit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<text:span text:style-name="T6">crocodile</text:span></text:p>
          </table:table-cell>
          <table:table-cell table:style-name="ce7" table:formula="of:=VLOOKUP([.A30];[enemies.A$1:.B$1048576];2;0)" office:value-type="string" office:string-value="Crocodile" calcext:value-type="string">
            <text:p>Crocodile</text:p>
          </table:table-cell>
          <table:table-cell office:value-type="string" calcext:value-type="string">
            <text:p><text:span text:style-name="T6">bite</text:span></text:p>
          </table:table-cell>
          <table:table-cell table:style-name="ce7" table:formula="of:=VLOOKUP([.C30];[skills.A$1:.B$1048576];2;0)" office:value-type="string" office:string-value="Bite" calcext:value-type="string">
            <text:p>Bite</text:p>
          </table:table-cell>
          <table:table-cell office:value-type="string" calcext:value-type="string">
            <text:p><text:span text:style-name="T6">EHT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1">
          <table:table-cell table:style-name="ce1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" table:style-name="ta10">
        <table:table-column table:style-name="co53" table:default-cell-style-name="Default"/>
        <table:table-column table:style-name="co54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5" table:default-cell-style-name="Default"/>
        <table:table-column table:style-name="co64" table:default-cell-style-name="Default"/>
        <table:table-column table:style-name="co1" table:number-columns-repeated="100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skill_id</text:span></text:p>
          </table:table-cell>
          <table:table-cell office:value-type="string" calcext:value-type="string">
            <text:p><text:span text:style-name="T6">name</text:span></text:p>
          </table:table-cell>
          <table:table-cell office:value-type="string" calcext:value-type="string">
            <text:p><text:span text:style-name="T6">script_to_run</text:span></text:p>
          </table:table-cell>
          <table:table-cell office:value-type="string" calcext:value-type="string">
            <text:p><text:span text:style-name="T6">is_offensive</text:span></text:p>
          </table:table-cell>
          <table:table-cell office:value-type="string" calcext:value-type="string">
            <text:p><text:span text:style-name="T6">weight_low_hp_ally</text:span></text:p>
          </table:table-cell>
          <table:table-cell office:value-type="string" calcext:value-type="string">
            <text:p><text:span text:style-name="T6">weight_high_hp_ally</text:span></text:p>
          </table:table-cell>
          <table:table-cell office:value-type="string" calcext:value-type="string">
            <text:p><text:span text:style-name="T6">weight_low_hp_enemy</text:span></text:p>
          </table:table-cell>
          <table:table-cell office:value-type="string" calcext:value-type="string">
            <text:p><text:span text:style-name="T6">weight_high_hp_enemy</text:span></text:p>
          </table:table-cell>
          <table:table-cell office:value-type="string" calcext:value-type="string">
            <text:p><text:span text:style-name="T6">target_self_is_valid</text:span></text:p>
          </table:table-cell>
          <table:table-cell office:value-type="string" calcext:value-type="string">
            <text:p><text:span text:style-name="T6">target_others_is_valid</text:span></text:p>
          </table:table-cell>
          <table:table-cell office:value-type="string" calcext:value-type="string">
            <text:p><text:span text:style-name="T6">must_be_fighting</text:span></text:p>
          </table:table-cell>
          <table:table-cell office:value-type="string" calcext:value-type="string">
            <text:p><text:span text:style-name="T6">can_be_practiced</text:span></text:p>
          </table:table-cell>
          <table:table-cell office:value-type="string" calcext:value-type="string">
            <text:p><text:span text:style-name="T6">level_req</text:span></text:p>
          </table:table-cell>
          <table:table-cell office:value-type="string" calcext:value-type="string">
            <text:p><text:span text:style-name="T6">use_perspectives</text:span></text:p>
          </table:table-cell>
          <table:table-cell table:style-name="ce7" office:value-type="string" calcext:value-type="string">
            <text:p><text:span text:style-name="T6">FOUND</text:span></text:p>
          </table:table-cell>
          <table:table-cell office:value-type="string" calcext:value-type="string">
            <text:p><text:span text:style-name="T6">description</text:span>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<text:span text:style-name="T7">swing</text:span></text:p>
          </table:table-cell>
          <table:table-cell table:style-name="ce23" office:value-type="string" calcext:value-type="string">
            <text:p><text:span text:style-name="T7">Swing</text:span></text:p>
          </table:table-cell>
          <table:table-cell table:style-name="ce23" office:value-type="string" calcext:value-type="string">
            <text:p><text:span text:style-name="T7">Swing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7" table:formula="of:=VLOOKUP([.N2];[use_perspectives.A$1:.B$1048576];2;0)" office:value-type="string" office:string-value="use_swing" calcext:value-type="string">
            <text:p>use_swing</text:p>
          </table:table-cell>
          <table:table-cell office:value-type="string" calcext:value-type="string">
            <text:p>Deal physical damage based on the highest stat between your grit or flow.#END#</text:p>
          </table:table-cell>
          <table:table-cell table:number-columns-repeated="1008"/>
        </table:table-row>
        <table:table-row table:style-name="ro1">
          <table:table-cell table:style-name="ce24" office:value-type="string" calcext:value-type="string">
            <text:p><text:span text:style-name="T8">ethereal</text:span></text:p>
          </table:table-cell>
          <table:table-cell table:style-name="ce24" office:value-type="string" calcext:value-type="string">
            <text:p><text:span text:style-name="T8">Become Ethereal</text:span></text:p>
          </table:table-cell>
          <table:table-cell table:style-name="ce24" office:value-type="string" calcext:value-type="string">
            <text:p><text:span text:style-name="T8">BecomeEthereal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6">ethereal</text:span></text:p>
          </table:table-cell>
          <table:table-cell table:style-name="ce7" table:formula="of:=VLOOKUP([.N3];[use_perspectives.A$1:.B$1048576];2;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, unable to be attacked physically.#END#But take amplified magical damage.#END#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<text:span text:style-name="T9">cure light wounds</text:span></text:p>
          </table:table-cell>
          <table:table-cell table:style-name="ce25" office:value-type="string" calcext:value-type="string">
            <text:p><text:span text:style-name="T9">Cure Light Wounds</text:span></text:p>
          </table:table-cell>
          <table:table-cell table:style-name="ce25" office:value-type="string" calcext:value-type="string">
            <text:p><text:span text:style-name="T9">CureLightWounds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-1" calcext:value-type="float">
            <text:p>-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pan text:style-name="T6">cure light wounds</text:span></text:p>
          </table:table-cell>
          <table:table-cell table:style-name="ce7" table:formula="of:=VLOOKUP([.N4];[use_perspectives.A$1:.B$1048576];2;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self or an ally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Bash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6">bash</text:span></text:p>
          </table:table-cell>
          <table:table-cell table:style-name="ce7" table:formula="of:=VLOOKUP([.N5];[use_perspectives.A$1:.B$1048576];2;0)" office:value-type="string" office:string-value="use_bash" calcext:value-type="string">
            <text:p>use_bash</text:p>
          </table:table-cell>
          <table:table-cell office:value-type="string" calcext:value-type="string">
            <text:p>Deal physcal damage based on your grit.#END#If you deal any damage, stun the target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DoubleWhack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double whack</text:span></text:p>
          </table:table-cell>
          <table:table-cell table:style-name="ce7" table:formula="of:=VLOOKUP([.N6];[use_perspectives.A$1:.B$1048576];2;0)" office:value-type="string" office:string-value="use_double_whack" calcext:value-type="string">
            <text:p>use_double_whack</text:p>
          </table:table-cell>
          <table:table-cell table:style-name="ce292" office:value-type="string" calcext:value-type="string">
            <text:p>Deal physical damage based on Flow.#END# Then do it again!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DamageBySoul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pan text:style-name="T6">smite</text:span></text:p>
          </table:table-cell>
          <table:table-cell table:style-name="ce7" table:formula="of:=VLOOKUP([.N7];[use_perspectives.A$1:.B$1048576];2;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, dealing Magical damage based on soul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MageArmor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pan text:style-name="T6">mage armor</text:span></text:p>
          </table:table-cell>
          <table:table-cell table:style-name="ce7" table:formula="of:=VLOOKUP([.N8];[use_perspectives.A$1:.B$1048576];2;0)" office:value-type="string" office:string-value="use_mage_armor" calcext:value-type="string">
            <text:p>use_mage_armor</text:p>
          </table:table-cell>
          <table:table-cell table:style-name="ce292" office:value-type="string" calcext:value-type="string">
            <text:p>Convert a percentage of damage received to mana drain instead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DamageByMind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pan text:style-name="T6">magic missile</text:span></text:p>
          </table:table-cell>
          <table:table-cell table:style-name="ce7" table:formula="of:=VLOOKUP([.N9];[use_perspectives.A$1:.B$1048576];2;0)" office:value-type="string" office:string-value="use_magic_missile" calcext:value-type="string">
            <text:p>use_magic_missile</text:p>
          </table:table-cell>
          <table:table-cell table:style-name="ce292" office:value-type="string" calcext:value-type="string">
            <text:p>Deal magical damage based on mind.#END#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<text:span text:style-name="T7">nudge</text:span></text:p>
          </table:table-cell>
          <table:table-cell table:style-name="ce23" office:value-type="string" calcext:value-type="string">
            <text:p><text:span text:style-name="T7">Nudge</text:span></text:p>
          </table:table-cell>
          <table:table-cell table:style-name="ce23" office:value-type="string" calcext:value-type="string">
            <text:p><text:span text:style-name="T7">Swing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nudge</text:span></text:p>
          </table:table-cell>
          <table:table-cell table:style-name="ce7" table:formula="of:=VLOOKUP([.N10];[use_perspectives.A$1:.B$1048576];2;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.#END#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<text:span text:style-name="T9">regen_hp30</text:span></text:p>
          </table:table-cell>
          <table:table-cell table:style-name="ce25" office:value-type="string" calcext:value-type="string">
            <text:p><text:span text:style-name="T9">Minor Health Regen</text:span></text:p>
          </table:table-cell>
          <table:table-cell table:style-name="ce25" office:value-type="string" calcext:value-type="string">
            <text:p><text:span text:style-name="T9">RegenHP30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cure light wounds</text:span></text:p>
          </table:table-cell>
          <table:table-cell table:style-name="ce7" table:formula="of:=VLOOKUP([.N11];[use_perspectives.A$1:.B$1048576];2;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Health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regen_mp30</text:span></text:p>
          </table:table-cell>
          <table:table-cell office:value-type="string" calcext:value-type="string">
            <text:p><text:span text:style-name="T6">Minor Magicka Regen</text:span></text:p>
          </table:table-cell>
          <table:table-cell office:value-type="string" calcext:value-type="string">
            <text:p><text:span text:style-name="T6">RegenMP30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cure light wounds</text:span></text:p>
          </table:table-cell>
          <table:table-cell table:style-name="ce7" table:formula="of:=VLOOKUP([.N12];[use_perspectives.A$1:.B$1048576];2;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Magicka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heavy hit</text:span></text:p>
          </table:table-cell>
          <table:table-cell office:value-type="string" calcext:value-type="string">
            <text:p><text:span text:style-name="T6">Heavy Hit</text:span></text:p>
          </table:table-cell>
          <table:table-cell office:value-type="string" calcext:value-type="string">
            <text:p><text:span text:style-name="T6">DamageByGri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7" table:formula="of:=VLOOKUP([.N13];[use_perspectives.A$1:.B$1048576];2;0)" office:value-type="string" office:string-value="use_swing" calcext:value-type="string">
            <text:p>use_swing</text:p>
          </table:table-cell>
          <table:table-cell office:value-type="string" calcext:value-type="string">
            <text:p>Deal physcal damage based on your grit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fast strike</text:span></text:p>
          </table:table-cell>
          <table:table-cell office:value-type="string" calcext:value-type="string">
            <text:p><text:span text:style-name="T6">Fast Strike</text:span></text:p>
          </table:table-cell>
          <table:table-cell office:value-type="string" calcext:value-type="string">
            <text:p><text:span text:style-name="T6">DamageByFlow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<text:span text:style-name="T6">swing</text:span></text:p>
          </table:table-cell>
          <table:table-cell table:style-name="ce7" table:formula="of:=VLOOKUP([.N14];[use_perspectives.A$1:.B$1048576];2;0)" office:value-type="string" office:string-value="use_swing" calcext:value-type="string">
            <text:p>use_swing</text:p>
          </table:table-cell>
          <table:table-cell office:value-type="string" calcext:value-type="string">
            <text:p>Deal physcal damage based on your flow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holy arrow</text:span></text:p>
          </table:table-cell>
          <table:table-cell office:value-type="string" calcext:value-type="string">
            <text:p><text:span text:style-name="T6">Holy Arrow</text:span></text:p>
          </table:table-cell>
          <table:table-cell office:value-type="string" calcext:value-type="string">
            <text:p><text:span text:style-name="T6">DamageBySoul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<text:span text:style-name="T6">holy arrow</text:span></text:p>
          </table:table-cell>
          <table:table-cell table:style-name="ce7" table:formula="of:=VLOOKUP([.N15];[use_perspectives.A$1:.B$1048576];2;0)" office:value-type="string" office:string-value="use_holy_arrow" calcext:value-type="string">
            <text:p>use_holy_arrow</text:p>
          </table:table-cell>
          <table:table-cell office:value-type="string" calcext:value-type="string">
            <text:p>Deal magical damage based on your soul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mana bolt</text:span></text:p>
          </table:table-cell>
          <table:table-cell office:value-type="string" calcext:value-type="string">
            <text:p><text:span text:style-name="T6">Mana Bolt</text:span></text:p>
          </table:table-cell>
          <table:table-cell office:value-type="string" calcext:value-type="string">
            <text:p><text:span text:style-name="T6">DamageByMind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<text:span text:style-name="T6">mana bolt</text:span></text:p>
          </table:table-cell>
          <table:table-cell table:style-name="ce7" table:formula="of:=VLOOKUP([.N16];[use_perspectives.A$1:.B$1048576];2;0)" office:value-type="string" office:string-value="use_mana_bolt" calcext:value-type="string">
            <text:p>use_mana_bolt</text:p>
          </table:table-cell>
          <table:table-cell office:value-type="string" calcext:value-type="string">
            <text:p>Deal magical damage based on your mind.#END#</text:p>
          </table:table-cell>
          <table:table-cell table:number-columns-repeated="1008"/>
        </table:table-row>
        <table:table-row table:style-name="ro11">
          <table:table-cell table:style-name="ce24" office:value-type="string" calcext:value-type="string">
            <text:p><text:span text:style-name="T8">enrage</text:span></text:p>
          </table:table-cell>
          <table:table-cell table:style-name="ce24" office:value-type="string" calcext:value-type="string">
            <text:p><text:span text:style-name="T8">Enrage</text:span></text:p>
          </table:table-cell>
          <table:table-cell table:style-name="ce24" office:value-type="string" calcext:value-type="string">
            <text:p><text:span text:style-name="T8">Enrage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2" calcext:value-type="float">
            <text:p>0,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6">ethereal</text:span></text:p>
          </table:table-cell>
          <table:table-cell table:style-name="ce7" table:formula="of:=VLOOKUP([.N17];[use_perspectives.A$1:.B$1048576];2;0)" office:value-type="string" office:string-value="use_ethereal" calcext:value-type="string">
            <text:p>use_ethereal</text:p>
          </table:table-cell>
          <table:table-cell office:value-type="string" calcext:value-type="string">
            <text:p>Become enraged, gaining max health based on your max health.#END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6">bite</text:span></text:p>
          </table:table-cell>
          <table:table-cell office:value-type="string" calcext:value-type="string">
            <text:p><text:span text:style-name="T6">Bite</text:span></text:p>
          </table:table-cell>
          <table:table-cell office:value-type="string" calcext:value-type="string">
            <text:p><text:span text:style-name="T6">Swing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6">bite</text:span></text:p>
          </table:table-cell>
          <table:table-cell table:style-name="ce7" table:formula="of:=VLOOKUP([.N18];[use_perspectives.A$1:.B$1048576];2;0)" office:value-type="string" office:string-value="use_bite" calcext:value-type="string">
            <text:p>use_bite</text:p>
          </table:table-cell>
          <table:table-cell office:value-type="string" calcext:value-type="string">
            <text:p>Bite your target.#END#</text:p>
          </table:table-cell>
          <table:table-cell table:number-columns-repeated="1008"/>
        </table:table-row>
        <table:table-row table:style-name="ro11">
          <table:table-cell table:style-name="ce25" office:value-type="string" calcext:value-type="string">
            <text:p><text:span text:style-name="T9">leech</text:span></text:p>
          </table:table-cell>
          <table:table-cell table:style-name="ce25" office:value-type="string" calcext:value-type="string">
            <text:p><text:span text:style-name="T9">Leech</text:span></text:p>
          </table:table-cell>
          <table:table-cell table:style-name="ce25" office:value-type="string" calcext:value-type="string">
            <text:p><text:span text:style-name="T9">Leech</text:span>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6" calcext:value-type="float">
            <text:p>0,6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6">bite</text:span></text:p>
          </table:table-cell>
          <table:table-cell table:style-name="ce7" table:formula="of:=VLOOKUP([.N19];[use_perspectives.A$1:.B$1048576];2;0)" office:value-type="string" office:string-value="use_bite" calcext:value-type="string">
            <text:p>use_bite</text:p>
          </table:table-cell>
          <table:table-cell office:value-type="string" calcext:value-type="string">
            <text:p>Become blood thirsty, converting a percentage of physical damage dealt#END#to self healing.#END#</text:p>
          </table:table-cell>
          <table:table-cell table:number-columns-repeated="1008"/>
        </table:table-row>
        <table:table-row table:style-name="ro11">
          <table:table-cell table:style-name="ce24" office:value-type="string" calcext:value-type="string">
            <text:p><text:span text:style-name="T8">thorns</text:span></text:p>
          </table:table-cell>
          <table:table-cell table:style-name="ce24" office:value-type="string" calcext:value-type="string">
            <text:p><text:span text:style-name="T8">Thorns</text:span></text:p>
          </table:table-cell>
          <table:table-cell table:style-name="ce24" office:value-type="string" calcext:value-type="string">
            <text:p><text:span text:style-name="T8">Thorns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6">bite</text:span></text:p>
          </table:table-cell>
          <table:table-cell table:style-name="ce7" table:formula="of:=VLOOKUP([.N20];[use_perspectives.A$1:.B$1048576];2;0)" office:value-type="string" office:string-value="use_bite" calcext:value-type="string">
            <text:p>use_bite</text:p>
          </table:table-cell>
          <table:table-cell office:value-type="string" calcext:value-type="string">
            <text:p>Reflect a percentage of physical damage received back.#END#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2" table:number-rows-repeated="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_script_values" table:style-name="ta11">
        <table:table-column table:style-name="co65" table:default-cell-style-name="ce26"/>
        <table:table-column table:style-name="co66" table:default-cell-style-name="ce27"/>
        <table:table-column table:style-name="co67" table:default-cell-style-name="ce26"/>
        <table:table-column table:style-name="co1" table:number-columns-repeated="6" table:default-cell-style-name="ce28"/>
        <table:table-column table:style-name="co1" table:number-columns-repeated="1014" table:default-cell-style-name="Default"/>
        <table:table-column table:style-name="co2" table:default-cell-style-name="Default"/>
        <table:table-row table:style-name="ro1">
          <table:table-cell table:style-name="ce18" office:value-type="string" calcext:value-type="string">
            <text:p><text:span text:style-name="T6">skill_id</text:span></text:p>
          </table:table-cell>
          <table:table-cell table:style-name="ce18" office:value-type="string" calcext:value-type="string">
            <text:p><text:span text:style-name="T6">FOUND</text:span></text:p>
          </table:table-cell>
          <table:table-cell table:style-name="ce18" office:value-type="string" calcext:value-type="string">
            <text:p><text:span text:style-name="T6">value_name</text:span></text:p>
          </table:table-cell>
          <table:table-cell table:style-name="ce18" office:value-type="string" calcext:value-type="string">
            <text:p><text:span text:style-name="T6">value0</text:span></text:p>
          </table:table-cell>
          <table:table-cell table:style-name="ce18" office:value-type="string" calcext:value-type="string">
            <text:p><text:span text:style-name="T6">value1</text:span></text:p>
          </table:table-cell>
          <table:table-cell table:style-name="ce18" office:value-type="string" calcext:value-type="string">
            <text:p><text:span text:style-name="T6">value2</text:span></text:p>
          </table:table-cell>
          <table:table-cell table:style-name="ce18" office:value-type="string" calcext:value-type="string">
            <text:p><text:span text:style-name="T6">value3</text:span></text:p>
          </table:table-cell>
          <table:table-cell table:style-name="ce18" office:value-type="string" calcext:value-type="string">
            <text:p><text:span text:style-name="T6">value4</text:span></text:p>
          </table:table-cell>
          <table:table-cell table:style-name="ce18" office:value-type="string" calcext:value-type="string">
            <text:p><text:span text:style-name="T6">value5</text:span></text:p>
          </table:table-cell>
          <table:table-cell office:value-type="string" calcext:value-type="string">
            <text:p><text:span text:style-name="T6">value6</text:span></text:p>
          </table:table-cell>
          <table:table-cell table:style-name="ce16" office:value-type="string" calcext:value-type="string">
            <text:p><text:span text:style-name="T6">value7</text:span></text:p>
          </table:table-cell>
          <table:table-cell office:value-type="string" calcext:value-type="string">
            <text:p><text:span text:style-name="T6">value8</text:span></text:p>
          </table:table-cell>
          <table:table-cell office:value-type="string" calcext:value-type="string">
            <text:p><text:span text:style-name="T6">value9</text:span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table:formula="of:=VLOOKUP([.A2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table:formula="of:=VLOOKUP([.A3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table:formula="of:=VLOOKUP([.A4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<text:span text:style-name="T6">damage</text:span>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table:formula="of:=VLOOKUP([.A5];[skills.A$1:.B$1048576];2;0)" office:value-type="string" office:string-value="Nudge" calcext:value-type="string">
            <text:p>Nudge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65</text:span></text:p>
          </table:table-cell>
          <table:table-cell office:value-type="string" calcext:value-type="string">
            <text:p><text:span text:style-name="T6">0,70</text:span></text:p>
          </table:table-cell>
          <table:table-cell office:value-type="string" calcext:value-type="string">
            <text:p><text:span text:style-name="T6">0,75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table:style-name="ce28" office:value-type="string" calcext:value-type="string">
            <text:p><text:span text:style-name="T6">0,90</text:span></text:p>
          </table:table-cell>
          <table:table-cell table:style-name="ce28" office:value-type="string" calcext:value-type="string">
            <text:p><text:span text:style-name="T6">0,90</text:span></text:p>
          </table:table-cell>
          <table:table-cell table:style-name="ce28" office:value-type="string" calcext:value-type="string">
            <text:p><text:span text:style-name="T6">0,90</text:span></text:p>
          </table:table-cell>
          <table:table-cell table:style-name="ce28" office:value-type="string" calcext:value-type="string">
            <text:p><text:span text:style-name="T6">0,90</text:span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6];[skills.A$1: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7];[skills.A$1:.B$1048576];2;0)" office:value-type="string" office:string-value="Bash" calcext:value-type="string">
            <text:p>Bash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60</text:span></text:p>
          </table:table-cell>
          <table:table-cell office:value-type="string" calcext:value-type="string">
            <text:p><text:span text:style-name="T6">0,65</text:span></text:p>
          </table:table-cell>
          <table:table-cell office:value-type="string" calcext:value-type="string">
            <text:p><text:span text:style-name="T6">0,65</text:span></text:p>
          </table:table-cell>
          <table:table-cell office:value-type="string" calcext:value-type="string">
            <text:p><text:span text:style-name="T6">0,75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8];[skills.A$1: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damage</text:span>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9];[skills.A$1: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duration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10];[skills.A$1: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table:formula="of:=VLOOKUP([.A11];[skills.A$1:.B$1048576];2;0)" office:value-type="string" office:string-value="Bash" calcext:value-type="string">
            <text:p>Bash</text:p>
          </table:table-cell>
          <table:table-cell office:value-type="string" calcext:value-type="string">
            <text:p><text:span text:style-name="T6">mp_cost</text:span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ite</text:span></text:p>
          </table:table-cell>
          <table:table-cell table:formula="of:=VLOOKUP([.A12];[skills.A$1:.B$1048576];2;0)" office:value-type="string" office:string-value="Bite" calcext:value-type="string">
            <text:p>Bite</text:p>
          </table:table-cell>
          <table:table-cell office:value-type="string" calcext:value-type="string">
            <text:p><text:span text:style-name="T6">cooldown</text:span></text:p>
          </table:table-cell>
          <table:table-cell office:value-type="string" calcext:value-type="string">
            <text:p><text:span text:style-name="T6">0,1</text:span></text:p>
          </table:table-cell>
          <table:table-cell office:value-type="string" calcext:value-type="string">
            <text:p><text:span text:style-name="T6">0,12</text:span></text:p>
          </table:table-cell>
          <table:table-cell office:value-type="string" calcext:value-type="string">
            <text:p><text:span text:style-name="T6">0,14</text:span></text:p>
          </table:table-cell>
          <table:table-cell office:value-type="string" calcext:value-type="string">
            <text:p><text:span text:style-name="T6">0,16</text:span></text:p>
          </table:table-cell>
          <table:table-cell office:value-type="string" calcext:value-type="string">
            <text:p><text:span text:style-name="T6">0,18</text:span></text:p>
          </table:table-cell>
          <table:table-cell office:value-type="string" calcext:value-type="string">
            <text:p><text:span text:style-name="T6">0,20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ite</text:span></text:p>
          </table:table-cell>
          <table:table-cell table:formula="of:=VLOOKUP([.A13];[skills.A$1:.B$1048576];2;0)" office:value-type="string" office:string-value="Bite" calcext:value-type="string">
            <text:p>Bite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65</text:span></text:p>
          </table:table-cell>
          <table:table-cell office:value-type="string" calcext:value-type="string">
            <text:p><text:span text:style-name="T6">0,70</text:span></text:p>
          </table:table-cell>
          <table:table-cell office:value-type="string" calcext:value-type="string">
            <text:p><text:span text:style-name="T6">0,75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ite</text:span></text:p>
          </table:table-cell>
          <table:table-cell table:formula="of:=VLOOKUP([.A14];[skills.A$1:.B$1048576];2;0)" office:value-type="string" office:string-value="Bite" calcext:value-type="string">
            <text:p>Bite</text:p>
          </table:table-cell>
          <table:table-cell office:value-type="string" calcext:value-type="string">
            <text:p><text:span text:style-name="T6">damage</text:span>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bite</text:span></text:p>
          </table:table-cell>
          <table:table-cell table:formula="of:=VLOOKUP([.A15];[skills.A$1:.B$1048576];2;0)" office:value-type="string" office:string-value="Bite" calcext:value-type="string">
            <text:p>Bite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16];[skills.A$1:.B$1048576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17];[skills.A$1:.B$1048576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70</text:span></text:p>
          </table:table-cell>
          <table:table-cell office:value-type="string" calcext:value-type="string">
            <text:p><text:span text:style-name="T6">0,75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table:style-name="ce2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18];[skills.A$1:.B$1048576];2;0)" office:value-type="string" office:string-value="Cure Light Wounds" calcext:value-type="string">
            <text:p>Cure Light Wounds</text:p>
          </table:table-cell>
          <table:table-cell table:style-name="Default" office:value-type="string" calcext:value-type="string">
            <text:p><text:span text:style-name="T6">damage</text:span>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19];[skills.A$1:.B$1048576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table:formula="of:=VLOOKUP([.A20];[skills.A$1:.B$1048576];2;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<text:span text:style-name="T6">mp_cost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table:formula="of:=VLOOKUP([.A21];[skills.A$1: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table:formula="of:=VLOOKUP([.A22];[skills.A$1: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70</text:span></text:p>
          </table:table-cell>
          <table:table-cell office:value-type="string" calcext:value-type="string">
            <text:p><text:span text:style-name="T6">0,75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table:formula="of:=VLOOKUP([.A23];[skills.A$1: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damage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table:formula="of:=VLOOKUP([.A24];[skills.A$1: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table:formula="of:=VLOOKUP([.A25];[skills.A$1:.B$1048576];2;0)" office:value-type="string" office:string-value="Double Whack" calcext:value-type="string">
            <text:p>Double Whack</text:p>
          </table:table-cell>
          <table:table-cell office:value-type="string" calcext:value-type="string">
            <text:p><text:span text:style-name="T6">mp_cost</text:span>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rage</text:p>
          </table:table-cell>
          <table:table-cell table:formula="of:=VLOOKUP([.A26];[skills.A$1:.B$1048576];2;0)" office:value-type="string" office:string-value="Enrage" calcext:value-type="string">
            <text:p>Enrage</text:p>
          </table:table-cell>
          <table:table-cell office:value-type="string" calcext:value-type="string">
            <text:p>bonus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nrage</text:span></text:p>
          </table:table-cell>
          <table:table-cell table:formula="of:=VLOOKUP([.A27];[skills.A$1:.B$1048576];2;0)" office:value-type="string" office:string-value="Enrage" calcext:value-type="string">
            <text:p>Enrage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nrage</text:span></text:p>
          </table:table-cell>
          <table:table-cell table:formula="of:=VLOOKUP([.A28];[skills.A$1:.B$1048576];2;0)" office:value-type="string" office:string-value="Enrage" calcext:value-type="string">
            <text:p>Enrage</text:p>
          </table:table-cell>
          <table:table-cell office:value-type="string" calcext:value-type="string">
            <text:p><text:span text:style-name="T6">duration</text:span>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nrage</text:span></text:p>
          </table:table-cell>
          <table:table-cell table:formula="of:=VLOOKUP([.A29];[skills.A$1:.B$1048576];2;0)" office:value-type="string" office:string-value="Enrage" calcext:value-type="string">
            <text:p>Enrage</text:p>
          </table:table-cell>
          <table:table-cell office:value-type="string" calcext:value-type="string">
            <text:p><text:span text:style-name="T6">hp_cost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nrage</text:span></text:p>
          </table:table-cell>
          <table:table-cell table:formula="of:=VLOOKUP([.A30];[skills.A$1:.B$1048576];2;0)" office:value-type="string" office:string-value="Enrage" calcext:value-type="string">
            <text:p>Enrage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31];[skills.A$1: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bonus</text:span></text:p>
          </table:table-cell>
          <table:table-cell office:value-type="string" calcext:value-type="string">
            <text:p><text:span text:style-name="T6">3,00</text:span></text:p>
          </table:table-cell>
          <table:table-cell office:value-type="string" calcext:value-type="string">
            <text:p><text:span text:style-name="T6">2,50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6">1,50</text:span></text:p>
          </table:table-cell>
          <table:table-cell table:style-name="ce29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32];[skills.A$1: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33];[skills.A$1: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duration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34];[skills.A$1: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table:formula="of:=VLOOKUP([.A35];[skills.A$1:.B$1048576];2;0)" office:value-type="string" office:string-value="Become Ethereal" calcext:value-type="string">
            <text:p>Become Ethereal</text:p>
          </table:table-cell>
          <table:table-cell office:value-type="string" calcext:value-type="string">
            <text:p><text:span text:style-name="T6">mp_cost</text:span>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fast strike</text:span></text:p>
          </table:table-cell>
          <table:table-cell table:formula="of:=VLOOKUP([.A36];[skills.A$1:.B$1048576];2;0)" office:value-type="string" office:string-value="Fast Strike" calcext:value-type="string">
            <text:p>Fast Strike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fast strike</text:span></text:p>
          </table:table-cell>
          <table:table-cell table:formula="of:=VLOOKUP([.A37];[skills.A$1:.B$1048576];2;0)" office:value-type="string" office:string-value="Fast Strike" calcext:value-type="string">
            <text:p>Fast Strike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office:value-type="string" calcext:value-type="string">
            <text:p><text:span text:style-name="T6">0,95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fast strike</text:span></text:p>
          </table:table-cell>
          <table:table-cell table:formula="of:=VLOOKUP([.A38];[skills.A$1:.B$1048576];2;0)" office:value-type="string" office:string-value="Fast Strike" calcext:value-type="string">
            <text:p>Fast Strike</text:p>
          </table:table-cell>
          <table:table-cell office:value-type="string" calcext:value-type="string">
            <text:p><text:span text:style-name="T6">damage</text:span>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fast strike</text:span></text:p>
          </table:table-cell>
          <table:table-cell table:formula="of:=VLOOKUP([.A39];[skills.A$1:.B$1048576];2;0)" office:value-type="string" office:string-value="Fast Strike" calcext:value-type="string">
            <text:p>Fast Strike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heavy hit</text:span></text:p>
          </table:table-cell>
          <table:table-cell table:formula="of:=VLOOKUP([.A40];[skills.A$1:.B$1048576];2;0)" office:value-type="string" office:string-value="Heavy Hit" calcext:value-type="string">
            <text:p>Heavy Hit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heavy hit</text:span></text:p>
          </table:table-cell>
          <table:table-cell table:formula="of:=VLOOKUP([.A41];[skills.A$1:.B$1048576];2;0)" office:value-type="string" office:string-value="Heavy Hit" calcext:value-type="string">
            <text:p>Heavy Hit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office:value-type="string" calcext:value-type="string">
            <text:p><text:span text:style-name="T6">0,95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heavy hit</text:span></text:p>
          </table:table-cell>
          <table:table-cell table:formula="of:=VLOOKUP([.A42];[skills.A$1:.B$1048576];2;0)" office:value-type="string" office:string-value="Heavy Hit" calcext:value-type="string">
            <text:p>Heavy Hit</text:p>
          </table:table-cell>
          <table:table-cell office:value-type="string" calcext:value-type="string">
            <text:p><text:span text:style-name="T6">damage</text:span>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heavy hit</text:span></text:p>
          </table:table-cell>
          <table:table-cell table:formula="of:=VLOOKUP([.A43];[skills.A$1:.B$1048576];2;0)" office:value-type="string" office:string-value="Heavy Hit" calcext:value-type="string">
            <text:p>Heavy Hit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holy arrow</text:span></text:p>
          </table:table-cell>
          <table:table-cell table:formula="of:=VLOOKUP([.A44];[skills.A$1:.B$1048576];2;0)" office:value-type="string" office:string-value="Holy Arrow" calcext:value-type="string">
            <text:p>Holy Arrow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holy arrow</text:span></text:p>
          </table:table-cell>
          <table:table-cell table:formula="of:=VLOOKUP([.A45];[skills.A$1:.B$1048576];2;0)" office:value-type="string" office:string-value="Holy Arrow" calcext:value-type="string">
            <text:p>Holy Arrow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office:value-type="string" calcext:value-type="string">
            <text:p><text:span text:style-name="T6">0,95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holy arrow</text:span></text:p>
          </table:table-cell>
          <table:table-cell table:formula="of:=VLOOKUP([.A46];[skills.A$1:.B$1048576];2;0)" office:value-type="string" office:string-value="Holy Arrow" calcext:value-type="string">
            <text:p>Holy Arrow</text:p>
          </table:table-cell>
          <table:table-cell office:value-type="string" calcext:value-type="string">
            <text:p><text:span text:style-name="T6">damage</text:span>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number-columns-repeated="2" table:style-name="ce30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holy arrow</text:span></text:p>
          </table:table-cell>
          <table:table-cell table:formula="of:=VLOOKUP([.A47];[skills.A$1:.B$1048576];2;0)" office:value-type="string" office:string-value="Holy Arrow" calcext:value-type="string">
            <text:p>Holy Arrow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holy arrow</text:span></text:p>
          </table:table-cell>
          <table:table-cell table:formula="of:=VLOOKUP([.A48];[skills.A$1:.B$1048576];2;0)" office:value-type="string" office:string-value="Holy Arrow" calcext:value-type="string">
            <text:p>Holy Arrow</text:p>
          </table:table-cell>
          <table:table-cell office:value-type="string" calcext:value-type="string">
            <text:p><text:span text:style-name="T6">mp_cost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<text:span text:style-name="T6">leech</text:span></text:p>
          </table:table-cell>
          <table:table-cell table:formula="of:=VLOOKUP([.A49];[skills.A$1:.B$1048576];2;0)" office:value-type="string" office:string-value="Leech" calcext:value-type="string">
            <text:p>Leech</text:p>
          </table:table-cell>
          <table:table-cell table:style-name="Default" office:value-type="string" calcext:value-type="string">
            <text:p><text:span text:style-name="T6">bonus</text:span>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office:value-type="string" calcext:value-type="string">
            <text:p><text:span text:style-name="T6">leech</text:span></text:p>
          </table:table-cell>
          <table:table-cell table:formula="of:=VLOOKUP([.A50];[skills.A$1:.B$1048576];2;0)" office:value-type="string" office:string-value="Leech" calcext:value-type="string">
            <text:p>Leech</text:p>
          </table:table-cell>
          <table:table-cell table:style-name="Default" office:value-type="string" calcext:value-type="string">
            <text:p><text:span text:style-name="T6">cooldown</text:span>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office:value-type="string" calcext:value-type="string">
            <text:p><text:span text:style-name="T6">leech</text:span></text:p>
          </table:table-cell>
          <table:table-cell table:formula="of:=VLOOKUP([.A51];[skills.A$1:.B$1048576];2;0)" office:value-type="string" office:string-value="Leech" calcext:value-type="string">
            <text:p>Leech</text:p>
          </table:table-cell>
          <table:table-cell table:style-name="Default" office:value-type="string" calcext:value-type="string">
            <text:p><text:span text:style-name="T6">duration</text:span>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office:value-type="string" calcext:value-type="string">
            <text:p><text:span text:style-name="T6">leech</text:span></text:p>
          </table:table-cell>
          <table:table-cell table:formula="of:=VLOOKUP([.A52];[skills.A$1:.B$1048576];2;0)" office:value-type="string" office:string-value="Leech" calcext:value-type="string">
            <text:p>Leech</text:p>
          </table:table-cell>
          <table:table-cell table:style-name="Default" office:value-type="string" calcext:value-type="string">
            <text:p><text:span text:style-name="T6">levels</text:span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53];[skills.A$1: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bonus</text:span></text:p>
          </table:table-cell>
          <table:table-cell office:value-type="string" calcext:value-type="string">
            <text:p><text:span text:style-name="T6">0,50</text:span></text:p>
          </table:table-cell>
          <table:table-cell office:value-type="string" calcext:value-type="string">
            <text:p><text:span text:style-name="T6">0,70</text:span></text:p>
          </table:table-cell>
          <table:table-cell office:value-type="string" calcext:value-type="string">
            <text:p><text:span text:style-name="T6">0,80</text:span></text:p>
          </table:table-cell>
          <table:table-cell table:style-name="ce29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54];[skills.A$1: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cooldown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55];[skills.A$1: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duration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6">
          <table:table-cell office:value-type="string" calcext:value-type="string">
            <text:p><text:span text:style-name="T6">mage armor</text:span></text:p>
          </table:table-cell>
          <table:table-cell table:formula="of:=VLOOKUP([.A56];[skills.A$1: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table:formula="of:=VLOOKUP([.A57];[skills.A$1:.B$1048576];2;0)" office:value-type="string" office:string-value="Mage Armor" calcext:value-type="string">
            <text:p>Mage Armor</text:p>
          </table:table-cell>
          <table:table-cell office:value-type="string" calcext:value-type="string">
            <text:p><text:span text:style-name="T6">mp_cost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58];[skills.A$1: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59];[skills.A$1: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75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office:value-type="string" calcext:value-type="string">
            <text:p><text:span text:style-name="T6">0,95</text:span></text:p>
          </table:table-cell>
          <table:table-cell office:value-type="string" calcext:value-type="string">
            <text:p><text:span text:style-name="T6">1,00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60];[skills.A$1: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damage</text:span>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61];[skills.A$1: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table:formula="of:=VLOOKUP([.A62];[skills.A$1:.B$1048576];2;0)" office:value-type="string" office:string-value="Magic Missile" calcext:value-type="string">
            <text:p>Magic Missile</text:p>
          </table:table-cell>
          <table:table-cell office:value-type="string" calcext:value-type="string">
            <text:p><text:span text:style-name="T6">mp_cost</text:span>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na bolt</text:span></text:p>
          </table:table-cell>
          <table:table-cell table:formula="of:=VLOOKUP([.A63];[skills.A$1:.B$1048576];2;0)" office:value-type="string" office:string-value="Mana Bolt" calcext:value-type="string">
            <text:p>Mana Bolt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na bolt</text:span></text:p>
          </table:table-cell>
          <table:table-cell table:formula="of:=VLOOKUP([.A64];[skills.A$1:.B$1048576];2;0)" office:value-type="string" office:string-value="Mana Bolt" calcext:value-type="string">
            <text:p>Mana Bolt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office:value-type="string" calcext:value-type="string">
            <text:p><text:span text:style-name="T6">0,95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na bolt</text:span></text:p>
          </table:table-cell>
          <table:table-cell table:formula="of:=VLOOKUP([.A65];[skills.A$1:.B$1048576];2;0)" office:value-type="string" office:string-value="Mana Bolt" calcext:value-type="string">
            <text:p>Mana Bolt</text:p>
          </table:table-cell>
          <table:table-cell office:value-type="string" calcext:value-type="string">
            <text:p><text:span text:style-name="T6">damage</text:span>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na bolt</text:span></text:p>
          </table:table-cell>
          <table:table-cell table:formula="of:=VLOOKUP([.A66];[skills.A$1:.B$1048576];2;0)" office:value-type="string" office:string-value="Mana Bolt" calcext:value-type="string">
            <text:p>Mana Bolt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mana bolt</text:span></text:p>
          </table:table-cell>
          <table:table-cell table:formula="of:=VLOOKUP([.A67];[skills.A$1:.B$1048576];2;0)" office:value-type="string" office:string-value="Mana Bolt" calcext:value-type="string">
            <text:p>Mana Bolt</text:p>
          </table:table-cell>
          <table:table-cell office:value-type="string" calcext:value-type="string">
            <text:p><text:span text:style-name="T6">mp_cos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regen_hp30</text:span></text:p>
          </table:table-cell>
          <table:table-cell table:formula="of:=VLOOKUP([.A68];[skills.A$1:.B$1048576];2;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<text:span text:style-name="T6">cooldown</text:span>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regen_hp30</text:span></text:p>
          </table:table-cell>
          <table:table-cell table:formula="of:=VLOOKUP([.A69];[skills.A$1:.B$1048576];2;0)" office:value-type="string" office:string-value="Minor Health Regen" calcext:value-type="string">
            <text:p>Minor Health Regen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regen_mp30</text:span></text:p>
          </table:table-cell>
          <table:table-cell table:formula="of:=VLOOKUP([.A70];[skills.A$1:.B$1048576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<text:span text:style-name="T6">cooldown</text:span>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regen_mp30</text:span></text:p>
          </table:table-cell>
          <table:table-cell table:formula="of:=VLOOKUP([.A71];[skills.A$1:.B$1048576];2;0)" office:value-type="string" office:string-value="Minor Magicka Regen" calcext:value-type="string">
            <text:p>Minor Magicka Regen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72];[skills.A$1: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73];[skills.A$1:.B$1048576];2;0)" office:value-type="string" office:string-value="Smite" calcext:value-type="string">
            <text:p>Smite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75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office:value-type="string" calcext:value-type="string">
            <text:p><text:span text:style-name="T6">0,95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74];[skills.A$1: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damage</text:span>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75];[skills.A$1: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table:formula="of:=VLOOKUP([.A76];[skills.A$1:.B$1048576];2;0)" office:value-type="string" office:string-value="Smite" calcext:value-type="string">
            <text:p>Smite</text:p>
          </table:table-cell>
          <table:table-cell office:value-type="string" calcext:value-type="string">
            <text:p><text:span text:style-name="T6">mp_cost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table:formula="of:=VLOOKUP([.A77];[skills.A$1: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cooldown</text:span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table:formula="of:=VLOOKUP([.A78];[skills.A$1:.B$1048576];2;0)" office:value-type="string" office:string-value="Swing" calcext:value-type="string">
            <text:p>Swing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<text:span text:style-name="T6">0,75</text:span></text:p>
          </table:table-cell>
          <table:table-cell office:value-type="string" calcext:value-type="string">
            <text:p><text:span text:style-name="T6">0,75</text:span></text:p>
          </table:table-cell>
          <table:table-cell office:value-type="string" calcext:value-type="string">
            <text:p><text:span text:style-name="T6">0,80</text:span></text:p>
          </table:table-cell>
          <table:table-cell office:value-type="string" calcext:value-type="string">
            <text:p><text:span text:style-name="T6">0,85</text:span></text:p>
          </table:table-cell>
          <table:table-cell office:value-type="string" calcext:value-type="string">
            <text:p><text:span text:style-name="T6">0,90</text:span></text:p>
          </table:table-cell>
          <table:table-cell office:value-type="string" calcext:value-type="string">
            <text:p><text:span text:style-name="T6">0,95</text:span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table:formula="of:=VLOOKUP([.A79];[skills.A$1: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damage</text:span>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table:formula="of:=VLOOKUP([.A80];[skills.A$1:.B$1048576];2;0)" office:value-type="string" office:string-value="Swing" calcext:value-type="string">
            <text:p>Swing</text:p>
          </table:table-cell>
          <table:table-cell office:value-type="string" calcext:value-type="string">
            <text:p><text:span text:style-name="T6">levels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6">thorns</text:span></text:p>
          </table:table-cell>
          <table:table-cell table:formula="of:=VLOOKUP([.A81];[skills.A$1:.B$1048576];2;0)" office:value-type="string" office:string-value="Thorns" calcext:value-type="string">
            <text:p>Thorns</text:p>
          </table:table-cell>
          <table:table-cell table:style-name="ce16" office:value-type="string" calcext:value-type="string">
            <text:p><text:span text:style-name="T6">bonus</text:span>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0.95" calcext:value-type="float">
            <text:p>0,95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6">thorns</text:span></text:p>
          </table:table-cell>
          <table:table-cell table:formula="of:=VLOOKUP([.A82];[skills.A$1:.B$1048576];2;0)" office:value-type="string" office:string-value="Thorns" calcext:value-type="string">
            <text:p>Thorns</text:p>
          </table:table-cell>
          <table:table-cell table:style-name="ce16" office:value-type="string" calcext:value-type="string">
            <text:p><text:span text:style-name="T6">cooldown</text:span>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6">thorns</text:span></text:p>
          </table:table-cell>
          <table:table-cell table:formula="of:=VLOOKUP([.A83];[skills.A$1:.B$1048576];2;0)" office:value-type="string" office:string-value="Thorns" calcext:value-type="string">
            <text:p>Thorns</text:p>
          </table:table-cell>
          <table:table-cell table:style-name="ce16" office:value-type="string" calcext:value-type="string">
            <text:p><text:span text:style-name="T6">duration</text:span>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6">thorns</text:span></text:p>
          </table:table-cell>
          <table:table-cell table:formula="of:=VLOOKUP([.A84];[skills.A$1:.B$1048576];2;0)" office:value-type="string" office:string-value="Thorns" calcext:value-type="string">
            <text:p>Thorns</text:p>
          </table:table-cell>
          <table:table-cell table:style-name="ce16" office:value-type="string" calcext:value-type="string">
            <text:p><text:span text:style-name="T6">levels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/>
          <table:table-cell table:style-name="Default" table:number-columns-repeated="2"/>
          <table:table-cell table:number-columns-repeated="1015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6"/>
          <table:table-cell/>
          <table:table-cell table:style-name="ce16" table:number-columns-repeated="4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6">
          <table:table-cell table:style-name="Default" table:number-columns-repeated="9"/>
          <table:table-cell table:number-columns-repeated="1015"/>
        </table:table-row>
        <table:table-row table:style-name="ro7">
          <table:table-cell table:style-name="Default" table:number-columns-repeated="9"/>
          <table:table-cell table:number-columns-repeated="1015"/>
        </table:table-row>
      </table:table>
      <table:table table:name="use_perspectives" table:style-name="ta12">
        <table:table-column table:style-name="co35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24" table:number-columns-repeated="9" table:default-cell-style-name="Default"/>
        <table:table-column table:style-name="co1" table:number-columns-repeated="10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6">use_case_id</text:span></text:p>
          </table:table-cell>
          <table:table-cell office:value-type="string" calcext:value-type="string">
            <text:p><text:span text:style-name="T6">use_case_name</text:span></text:p>
          </table:table-cell>
          <table:table-cell office:value-type="string" calcext:value-type="string">
            <text:p><text:span text:style-name="T6">key</text:span></text:p>
          </table:table-cell>
          <table:table-cell office:value-type="string" calcext:value-type="string">
            <text:p><text:span text:style-name="T6">valu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swing and hit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swing and hi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swings and hits themselves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swings and hit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swings and hit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oting while swinging at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oting while swinging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oting while swinging at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oting while swinging at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wing</text:span></text:p>
          </table:table-cell>
          <table:table-cell office:value-type="string" calcext:value-type="string">
            <text:p><text:span text:style-name="T6">use_swing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oting while swinging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focus, and begin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focus, and #OTHER# begins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focuses, and begins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focuses, and you begin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focuses, and #OTHER# begins to fad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cu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cus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cu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cus on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ethereal</text:span></text:p>
          </table:table-cell>
          <table:table-cell office:value-type="string" calcext:value-type="string">
            <text:p><text:span text:style-name="T6">use_ethereal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cus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bash yourself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bash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bashes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bashes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bashe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ail to bash yourself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ail to bash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ails to bash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ails to bash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bash</text:span></text:p>
          </table:table-cell>
          <table:table-cell office:value-type="string" calcext:value-type="string">
            <text:p><text:span text:style-name="T6">use_bash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ails to bash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whack and hit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whack and hi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whacks and hits themselves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whacks and hit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whacks and hit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oting while whacking at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oting while whacking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oting while whacking at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oting while whacking at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double whack</text:span></text:p>
          </table:table-cell>
          <table:table-cell office:value-type="string" calcext:value-type="string">
            <text:p><text:span text:style-name="T6">use_double_whack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oting while whacking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smite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smit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smites themselves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smite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smite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ail to smite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ail to smit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ails to smites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ails to smite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mite</text:span></text:p>
          </table:table-cell>
          <table:table-cell office:value-type="string" calcext:value-type="string">
            <text:p><text:span text:style-name="T6">use_smite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ails to smite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pray for yourself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pray for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prays for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prays for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prays for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concentration while praying for yourself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concentration while praying for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concentration while praying for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concentration while praying for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cure light wounds</text:span></text:p>
          </table:table-cell>
          <table:table-cell office:value-type="string" calcext:value-type="string">
            <text:p><text:span text:style-name="T6">use_cure_light_wounds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concentration while praying for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focus a layer of magicka surrounds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focus and a layer of magicka surround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focuses and a layer of magicka surrounds them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focuses and a layer of magicka surrounds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focuses and a layer of magicka surround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focu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focus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focu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focus on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e armor</text:span></text:p>
          </table:table-cell>
          <table:table-cell office:value-type="string" calcext:value-type="string">
            <text:p><text:span text:style-name="T6">use_mage_armor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focus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point at yourself and fire a magical missile straight to your forehead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point at #OTHER# and fire a magical missile into their chest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points at themselves and fires a magical missile straight into their forehead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points at you and fires a magical missile straight into your chest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points at #OTHER# and fires a magical missile straight into their chest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lose your concentration while gathering energy to shoot yourself in the fac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lose your concentration while gathering energy to fire a magical missile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loses their concentration while gathering energy to fire a magical missile at themselves?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loses their concentration while attempting to fire a magical missile at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magic missile</text:span></text:p>
          </table:table-cell>
          <table:table-cell office:value-type="string" calcext:value-type="string">
            <text:p><text:span text:style-name="T6">use_magic_missile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loses their concentration while attempting to fire a magical missile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nudge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nudg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nudges themselves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nudges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nudges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ails to nudge yourself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ails to nudg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ails to nudge themselve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ails to nudge you!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nudge</text:span></text:p>
          </table:table-cell>
          <table:table-cell office:value-type="string" calcext:value-type="string">
            <text:p><text:span text:style-name="T6">use_nudge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ails to nudge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drink the vile liqui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splash the vile liquid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drinks the vile liqui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splashes the vile liquid on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splashes the vile liquid on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fumble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fumble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fumbles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fumbles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potion</text:span></text:p>
          </table:table-cell>
          <table:table-cell office:value-type="string" calcext:value-type="string">
            <text:p><text:span text:style-name="T6">use_potion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fumbles and the vile liquid splashes onto the groun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you</text:span></text:p>
          </table:table-cell>
          <table:table-cell office:value-type="string" calcext:value-type="string">
            <text:p><text:span text:style-name="T6">You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other</text:span></text:p>
          </table:table-cell>
          <table:table-cell office:value-type="string" calcext:value-type="string">
            <text:p><text:span text:style-name="T6">You recite the scroll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user</text:span></text:p>
          </table:table-cell>
          <table:table-cell office:value-type="string" calcext:value-type="string">
            <text:p><text:span text:style-name="T6">#USER# recites a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you</text:span></text:p>
          </table:table-cell>
          <table:table-cell office:value-type="string" calcext:value-type="string">
            <text:p><text:span text:style-name="T6">#USER# recites a scroll at you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other</text:span></text:p>
          </table:table-cell>
          <table:table-cell office:value-type="string" calcext:value-type="string">
            <text:p><text:span text:style-name="T6">#USER# recites the scroll at #OTHER#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you fail</text:span></text:p>
          </table:table-cell>
          <table:table-cell office:value-type="string" calcext:value-type="string">
            <text:p><text:span text:style-name="T6">You choke on your words as you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you on other fail</text:span></text:p>
          </table:table-cell>
          <table:table-cell office:value-type="string" calcext:value-type="string">
            <text:p><text:span text:style-name="T6">You choke on your words as you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user fail</text:span></text:p>
          </table:table-cell>
          <table:table-cell office:value-type="string" calcext:value-type="string">
            <text:p><text:span text:style-name="T6">#USER# chokes on their words as they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you fail</text:span></text:p>
          </table:table-cell>
          <table:table-cell office:value-type="string" calcext:value-type="string">
            <text:p><text:span text:style-name="T6">#USER# chokes on their words as they recite the scroll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6">scroll</text:span></text:p>
          </table:table-cell>
          <table:table-cell office:value-type="string" calcext:value-type="string">
            <text:p><text:span text:style-name="T6">use_scroll</text:span></text:p>
          </table:table-cell>
          <table:table-cell office:value-type="string" calcext:value-type="string">
            <text:p><text:span text:style-name="T6">user on other fail</text:span></text:p>
          </table:table-cell>
          <table:table-cell office:value-type="string" calcext:value-type="string">
            <text:p><text:span text:style-name="T6">#USER# chokes on their words as they recite the scroll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you on you</text:span></text:p>
          </table:table-cell>
          <table:table-cell table:style-name="ce16" office:value-type="string" calcext:value-type="string">
            <text:p><text:span text:style-name="T6">You conjure a bow of holy flames, you fire straight down shooting yourself in the foot!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you on other</text:span></text:p>
          </table:table-cell>
          <table:table-cell table:style-name="ce16" office:value-type="string" calcext:value-type="string">
            <text:p><text:span text:style-name="T6">You conjure a bow of holy flames, you aim and hit #OTHER#!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user on user</text:span></text:p>
          </table:table-cell>
          <table:table-cell table:style-name="ce16" office:value-type="string" calcext:value-type="string">
            <text:p><text:span text:style-name="T6">#USER# conjures a bow of holy flames, they fire straight down and shoot themselves in the foot!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user on you</text:span></text:p>
          </table:table-cell>
          <table:table-cell table:style-name="ce16" office:value-type="string" calcext:value-type="string">
            <text:p><text:span text:style-name="T6">#USER# conjures a bow of holy flames, they aim and hit you!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user on other</text:span></text:p>
          </table:table-cell>
          <table:table-cell table:style-name="ce16" office:value-type="string" calcext:value-type="string">
            <text:p><text:span text:style-name="T6">#USER# conjures a bow of holy flames, they aim and hit #OTHER#!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you on you fail</text:span></text:p>
          </table:table-cell>
          <table:table-cell table:style-name="ce16" office:value-type="string" calcext:value-type="string">
            <text:p><text:span text:style-name="T6">You mimic the movements of an archer, but nothing happens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you on other fail</text:span></text:p>
          </table:table-cell>
          <table:table-cell table:style-name="ce16" office:value-type="string" calcext:value-type="string">
            <text:p><text:span text:style-name="T6">You mimic the movements of an archer, but nothing happens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user on user fail</text:span></text:p>
          </table:table-cell>
          <table:table-cell table:style-name="ce16" office:value-type="string" calcext:value-type="string">
            <text:p><text:span text:style-name="T6">#USER# mimics the movements of an archer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user on you fail</text:span></text:p>
          </table:table-cell>
          <table:table-cell table:style-name="ce16" office:value-type="string" calcext:value-type="string">
            <text:p><text:span text:style-name="T6">#USER# mimics the movements of an archer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holy arrow</text:span></text:p>
          </table:table-cell>
          <table:table-cell table:style-name="ce16" office:value-type="string" calcext:value-type="string">
            <text:p><text:span text:style-name="T6">use_holy_arrow</text:span></text:p>
          </table:table-cell>
          <table:table-cell table:style-name="ce16" office:value-type="string" calcext:value-type="string">
            <text:p><text:span text:style-name="T6">user on other fail</text:span></text:p>
          </table:table-cell>
          <table:table-cell table:style-name="ce16" office:value-type="string" calcext:value-type="string">
            <text:p><text:span text:style-name="T6">#USER# mimics the movements of an archer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you on you</text:span></text:p>
          </table:table-cell>
          <table:table-cell table:style-name="ce16" office:value-type="string" calcext:value-type="string">
            <text:p><text:span text:style-name="T6">You fire a mana bolt and hit yourself!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you on other</text:span></text:p>
          </table:table-cell>
          <table:table-cell table:style-name="ce16" office:value-type="string" calcext:value-type="string">
            <text:p><text:span text:style-name="T6">You fire a mana bolt and hit #OTHER#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user on user</text:span></text:p>
          </table:table-cell>
          <table:table-cell table:style-name="ce16" office:value-type="string" calcext:value-type="string">
            <text:p><text:span text:style-name="T6">#USER# fires a mana bolt and hits themselves!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user on you</text:span></text:p>
          </table:table-cell>
          <table:table-cell table:style-name="ce16" office:value-type="string" calcext:value-type="string">
            <text:p><text:span text:style-name="T6">#USER# fires a mana bolt and hits you!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user on other</text:span></text:p>
          </table:table-cell>
          <table:table-cell table:style-name="ce16" office:value-type="string" calcext:value-type="string">
            <text:p><text:span text:style-name="T6">#USER# fires a mana bolt and hits #OTHER#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you on you fail</text:span></text:p>
          </table:table-cell>
          <table:table-cell table:style-name="ce16" office:value-type="string" calcext:value-type="string">
            <text:p><text:span text:style-name="T6">You lose your concentration while gathering energy to shoot yourself in the face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you on other fail</text:span></text:p>
          </table:table-cell>
          <table:table-cell table:style-name="ce16" office:value-type="string" calcext:value-type="string">
            <text:p><text:span text:style-name="T6">You lose your concentration while gathering energy to fire a mana bolt at #OTHER#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user on user fail</text:span></text:p>
          </table:table-cell>
          <table:table-cell table:style-name="ce16" office:value-type="string" calcext:value-type="string">
            <text:p><text:span text:style-name="T6">#USER# loses their concentration while gathering energy to something at themselves?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user on you fail</text:span></text:p>
          </table:table-cell>
          <table:table-cell table:style-name="ce16" office:value-type="string" calcext:value-type="string">
            <text:p><text:span text:style-name="T6">#USER# loses their concentration while attempting something</text:span>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<text:span text:style-name="T6">mana bolt</text:span></text:p>
          </table:table-cell>
          <table:table-cell table:style-name="ce16" office:value-type="string" calcext:value-type="string">
            <text:p><text:span text:style-name="T6">use_mana_bolt</text:span></text:p>
          </table:table-cell>
          <table:table-cell table:style-name="ce16" office:value-type="string" calcext:value-type="string">
            <text:p><text:span text:style-name="T6">user on other fail</text:span></text:p>
          </table:table-cell>
          <table:table-cell table:style-name="ce16" office:value-type="string" calcext:value-type="string">
            <text:p><text:span text:style-name="T6">#USER# loses their concentration while attempting something? at #OTHER#</text:span>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you on you</text:span></text:p>
          </table:table-cell>
          <table:table-cell table:style-name="ce16" office:value-type="string" calcext:value-type="string">
            <text:p><text:span text:style-name="T6">You bite yourself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you on other</text:span></text:p>
          </table:table-cell>
          <table:table-cell table:style-name="ce16" office:value-type="string" calcext:value-type="string">
            <text:p><text:span text:style-name="T6">You bite #OTHER#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user on user</text:span></text:p>
          </table:table-cell>
          <table:table-cell table:style-name="ce16" office:value-type="string" calcext:value-type="string">
            <text:p><text:span text:style-name="T6">#USER# bites themselves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user on you</text:span></text:p>
          </table:table-cell>
          <table:table-cell table:style-name="ce16" office:value-type="string" calcext:value-type="string">
            <text:p><text:span text:style-name="T6">#USER# bites you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user on other</text:span></text:p>
          </table:table-cell>
          <table:table-cell table:style-name="ce16" office:value-type="string" calcext:value-type="string">
            <text:p><text:span text:style-name="T6">#USER# bites #OTHER#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you on you fail</text:span></text:p>
          </table:table-cell>
          <table:table-cell table:style-name="ce16" office:value-type="string" calcext:value-type="string">
            <text:p><text:span text:style-name="T6">You fail to bite yourself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you on other fail</text:span></text:p>
          </table:table-cell>
          <table:table-cell table:style-name="ce16" office:value-type="string" calcext:value-type="string">
            <text:p><text:span text:style-name="T6">You fail to bite #OTHER#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user on user fail</text:span></text:p>
          </table:table-cell>
          <table:table-cell table:style-name="ce16" office:value-type="string" calcext:value-type="string">
            <text:p><text:span text:style-name="T6">#USER# fails to bite #USER#.</text:span></text:p>
          </table:table-cell>
          <table:table-cell table:style-name="ce16"/>
          <table:table-cell table:number-columns-repeated="1019"/>
        </table:table-row>
        <table:table-row table:style-name="ro5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user on you fail</text:span></text:p>
          </table:table-cell>
          <table:table-cell table:style-name="ce16" office:value-type="string" calcext:value-type="string">
            <text:p><text:span text:style-name="T6">#USER# fails to bite you.</text:span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6" office:value-type="string" calcext:value-type="string">
            <text:p><text:span text:style-name="T6">bite</text:span></text:p>
          </table:table-cell>
          <table:table-cell table:style-name="ce16" office:value-type="string" calcext:value-type="string">
            <text:p><text:span text:style-name="T6">use_bite</text:span></text:p>
          </table:table-cell>
          <table:table-cell table:style-name="ce16" office:value-type="string" calcext:value-type="string">
            <text:p><text:span text:style-name="T6">user on other fail</text:span></text:p>
          </table:table-cell>
          <table:table-cell table:style-name="ce16" office:value-type="string" calcext:value-type="string">
            <text:p><text:span text:style-name="T6">#USER# fails to bite #OTHER#.</text:span></text:p>
          </table:table-cell>
          <table:table-cell table:style-name="ce16"/>
          <table:table-cell table:number-columns-repeated="1019"/>
        </table:table-row>
        <table:table-row table:style-name="ro1" table:number-rows-repeated="6">
          <table:table-cell table:style-name="ce16"/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__Anonymous_Sheet_DB__5" table:base-cell-address="$loot.$A$1" table:cell-range-address="loot.A$1:loot.F$1048576"/>
        <table:named-range table:name="__Anonymous_Sheet_DB__6" table:base-cell-address="$enemies.$A$1" table:cell-range-address="enemies.A$1:enemies.M$1048576"/>
        <table:named-range table:name="__Anonymous_Sheet_DB__8" table:base-cell-address="$enemy_combat_loop.$A$1" table:cell-range-address="enemy_combat_loop.A$1:enemy_combat_loop.F$1048576"/>
      </table:named-expressions>
      <table:database-ranges>
        <table:database-range table:name="__Anonymous_Sheet_DB__1" table:target-range-address="items_equipment.A1:items_equipment.Y1048576"/>
        <table:database-range table:name="__Anonymous_Sheet_DB__10" table:target-range-address="skill_script_values.A1:skill_script_values.M1048576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3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4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5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6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7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8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9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10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1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12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09T21:12:28.911109815</dc:date>
    <meta:editing-duration>PT52M50S</meta:editing-duration>
    <meta:editing-cycles>20</meta:editing-cycles>
    <meta:document-statistic meta:table-count="12" meta:cell-count="82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auto-position="true" chart:auto-size="true" chart:series-source="rows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start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svg:stroke-color="#355a86" draw:fill-color="#355a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fill="none" draw:fill-color="#ffffff"/>
    </style:style>
    <style:style style:name="ch11" style:family="chart">
      <style:graphic-properties draw:fill="none" draw:fill-color="#d9d9d9"/>
    </style:style>
  </office:automatic-styles>
  <office:body>
    <office:chart>
      <chart:chart svg:width="7.766cm" svg:height="4.067cm" xlink:href=".." xlink:type="simple" chart:class="chart:circle" chart:style-name="ch1">
        <chart:legend chart:legend-position="end" svg:x="5.106cm" svg:y="1.236cm" style:legend-expansion="high" chart:style-name="ch2"/>
        <chart:plot-area chart:style-name="ch3" table:cell-range-address="overlook.A2:overlook.C3" chart:data-source-has-labels="row" svg:x="0.155cm" svg:y="0.081cm" svg:width="4.796cm" svg:height="3.905cm">
          <chart:coordinate-region svg:x="0.601cm" svg:y="0.082cm" svg:width="3.904cm" svg:height="3.904cm"/>
          <chart:axis chart:dimension="x" chart:name="primary-x" chart:style-name="ch4" chartooo:axis-type="text">
            <chart:categories table:cell-range-address="overlook.A2:overlook.C2"/>
          </chart:axis>
          <chart:axis chart:dimension="y" chart:name="primary-y" chart:style-name="ch5"/>
          <chart:series chart:style-name="ch6" chart:values-cell-range-address="overlook.A3:overlook.C3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4">
                <text:p>114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